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meta.xml"/>
  <manifest:file-entry manifest:media-type="application/vnd.oasis.opendocument.chart" manifest:full-path="Object 40/"/>
  <manifest:file-entry manifest:media-type="text/xml" manifest:full-path="styles.xml"/>
  <manifest:file-entry manifest:media-type="text/xml" manifest:full-path="Object 41/content.xml"/>
  <manifest:file-entry manifest:media-type="" manifest:full-path="Object 41/Pictures/200000120000033E0000030D880989A8.svm"/>
  <manifest:file-entry manifest:media-type="text/xml" manifest:full-path="Object 41/styles.xml"/>
  <manifest:file-entry manifest:media-type="text/xml" manifest:full-path="Object 41/meta.xml"/>
  <manifest:file-entry manifest:media-type="application/vnd.oasis.opendocument.chart" manifest:full-path="Object 41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meta.xml"/>
  <manifest:file-entry manifest:media-type="application/vnd.oasis.opendocument.chart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meta.xml"/>
  <manifest:file-entry manifest:media-type="application/vnd.oasis.opendocument.chart" manifest:full-path="Object 43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meta.xml"/>
  <manifest:file-entry manifest:media-type="application/vnd.oasis.opendocument.chart" manifest:full-path="Object 44/"/>
  <manifest:file-entry manifest:media-type="text/xml" manifest:full-path="content.xml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meta.xml"/>
  <manifest:file-entry manifest:media-type="application/vnd.oasis.opendocument.chart" manifest:full-path="Object 45/"/>
  <manifest:file-entry manifest:media-type="text/xml" manifest:full-path="Object 46/content.xml"/>
  <manifest:file-entry manifest:media-type="" manifest:full-path="Object 46/Pictures/2000003E00000D480000023FD2191207.svm"/>
  <manifest:file-entry manifest:media-type="text/xml" manifest:full-path="Object 46/styles.xml"/>
  <manifest:file-entry manifest:media-type="text/xml" manifest:full-path="Object 46/meta.xml"/>
  <manifest:file-entry manifest:media-type="application/vnd.oasis.opendocument.chart" manifest:full-path="Object 46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meta.xml"/>
  <manifest:file-entry manifest:media-type="application/vnd.oasis.opendocument.chart" manifest:full-path="Object 47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meta.xml"/>
  <manifest:file-entry manifest:media-type="application/vnd.oasis.opendocument.chart" manifest:full-path="Object 48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meta.xml"/>
  <manifest:file-entry manifest:media-type="application/vnd.oasis.opendocument.chart" manifest:full-path="Object 49/"/>
  <manifest:file-entry manifest:media-type="text/xml" manifest:full-path="meta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" manifest:full-path="Object 16/Pictures/2000003E0000093B0000024087DADEB8.svm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30/content.xml"/>
  <manifest:file-entry manifest:media-type="" manifest:full-path="Object 30/Pictures/2000003E00000D480000023FD2191207.svm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Object 2/content.xml"/>
  <manifest:file-entry manifest:media-type="" manifest:full-path="Object 2/Pictures/2000003E0000093B0000024087DADEB8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meta.xml"/>
  <manifest:file-entry manifest:media-type="application/vnd.oasis.opendocument.chart" manifest:full-path="Object 3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meta.xml"/>
  <manifest:file-entry manifest:media-type="application/vnd.oasis.opendocument.chart" manifest:full-path="Object 3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36/content.xml"/>
  <manifest:file-entry manifest:media-type="" manifest:full-path="Object 36/Pictures/2000003E0000093B0000024087DADEB8.svm"/>
  <manifest:file-entry manifest:media-type="text/xml" manifest:full-path="Object 36/styles.xml"/>
  <manifest:file-entry manifest:media-type="text/xml" manifest:full-path="Object 36/meta.xml"/>
  <manifest:file-entry manifest:media-type="application/vnd.oasis.opendocument.chart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meta.xml"/>
  <manifest:file-entry manifest:media-type="application/vnd.oasis.opendocument.chart" manifest:full-path="Object 3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meta.xml"/>
  <manifest:file-entry manifest:media-type="application/vnd.oasis.opendocument.chart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Object 50/content.xml"/>
  <manifest:file-entry manifest:media-type="" manifest:full-path="Object 50/Pictures/2000003E00000D480000023FD2191207.svm"/>
  <manifest:file-entry manifest:media-type="text/xml" manifest:full-path="Object 50/styles.xml"/>
  <manifest:file-entry manifest:media-type="text/xml" manifest:full-path="Object 50/meta.xml"/>
  <manifest:file-entry manifest:media-type="application/vnd.oasis.opendocument.chart" manifest:full-path="Object 50/"/>
  <manifest:file-entry manifest:media-type="text/xml" manifest:full-path="Object 51/content.xml"/>
  <manifest:file-entry manifest:media-type="text/xml" manifest:full-path="Object 51/styles.xml"/>
  <manifest:file-entry manifest:media-type="text/xml" manifest:full-path="Object 51/meta.xml"/>
  <manifest:file-entry manifest:media-type="application/vnd.oasis.opendocument.chart" manifest:full-path="Object 51/"/>
  <manifest:file-entry manifest:media-type="text/xml" manifest:full-path="settings.xml"/>
  <manifest:file-entry manifest:media-type="text/xml" manifest:full-path="Object 53/content.xml"/>
  <manifest:file-entry manifest:media-type="" manifest:full-path="Object 53/Pictures/2000001C000009230000030D0AFDC6D8.svm"/>
  <manifest:file-entry manifest:media-type="text/xml" manifest:full-path="Object 53/styles.xml"/>
  <manifest:file-entry manifest:media-type="text/xml" manifest:full-path="Object 53/meta.xml"/>
  <manifest:file-entry manifest:media-type="application/vnd.oasis.opendocument.chart" manifest:full-path="Object 53/"/>
  <manifest:file-entry manifest:media-type="text/xml" manifest:full-path="Object 54/content.xml"/>
  <manifest:file-entry manifest:media-type="text/xml" manifest:full-path="Object 54/styles.xml"/>
  <manifest:file-entry manifest:media-type="text/xml" manifest:full-path="Object 54/meta.xml"/>
  <manifest:file-entry manifest:media-type="application/vnd.oasis.opendocument.chart" manifest:full-path="Object 54/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" manifest:full-path="Object 25/Pictures/200000120000033E0000030D880989A8.svm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3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083cm"/>
    </style:style>
    <style:style style:name="co4" style:family="table-column">
      <style:table-column-properties fo:break-before="auto" style:column-width="3.281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2.889cm"/>
    </style:style>
    <style:style style:name="co8" style:family="table-column">
      <style:table-column-properties fo:break-before="auto" style:column-width="2.371cm"/>
    </style:style>
    <style:style style:name="co9" style:family="table-column">
      <style:table-column-properties fo:break-before="auto" style:column-width="3.976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496cm"/>
    </style:style>
    <style:style style:name="co12" style:family="table-column">
      <style:table-column-properties fo:break-before="auto" style:column-width="3.411cm"/>
    </style:style>
    <style:style style:name="co13" style:family="table-column">
      <style:table-column-properties fo:break-before="auto" style:column-width="3.71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0.82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ext-properties fo:color="#0000ff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color="#0000cc"/>
    </style:style>
    <style:style style:name="ce7" style:family="table-cell" style:parent-style-name="Default" style:data-style-name="N0">
      <style:text-properties fo:color="#000000"/>
    </style:style>
    <style:style style:name="ce8" style:family="table-cell" style:parent-style-name="Default" style:data-style-name="N0">
      <style:text-properties style:use-window-font-color="true"/>
    </style:style>
    <style:style style:name="ce9" style:family="table-cell" style:parent-style-name="Default" style:data-style-name="N0">
      <style:table-cell-properties fo:background-color="#ffff00"/>
      <style:text-properties fo:color="#ff0000"/>
    </style:style>
    <style:style style:name="ce10" style:family="table-cell" style:parent-style-name="Default" style:data-style-name="N0">
      <style:table-cell-properties fo:background-color="#ff6600"/>
      <style:text-properties style:use-window-font-color="tru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ff3333"/>
    </style:style>
    <style:style style:name="ce14" style:family="table-cell" style:parent-style-name="Default" style:data-style-name="N0">
      <style:text-properties fo:color="#ffff00"/>
    </style:style>
    <style:style style:name="ce15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fo:background-color="#33ff99"/>
    </style:style>
    <style:style style:name="ce18" style:family="table-cell" style:parent-style-name="Default" style:data-style-name="N0">
      <style:table-cell-properties fo:background-color="#99ff66"/>
    </style:style>
    <style:style style:name="ce19" style:family="table-cell" style:parent-style-name="Default" style:data-style-name="N0">
      <style:text-properties fo:color="#ff6600"/>
    </style:style>
    <style:style style:name="ce20" style:family="table-cell" style:parent-style-name="Default" style:data-style-name="N0">
      <style:text-properties fo:color="#ff9900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33ff99"/>
    </style:style>
    <style:style style:name="ce23" style:family="table-cell" style:parent-style-name="Default">
      <style:table-cell-properties fo:background-color="#99ff66"/>
    </style:style>
    <style:style style:name="ce24" style:family="table-cell" style:parent-style-name="Default" style:data-style-name="N0">
      <style:text-properties fo:color="#ff3333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0">
      <style:text-properties style:font-name="Segoe UI" fo:font-weight="bold" style:font-weight-asian="bold" style:font-weight-complex="bold"/>
    </style:style>
    <style:style style:name="ce28" style:family="table-cell" style:parent-style-name="Default" style:data-style-name="N0">
      <style:text-properties style:font-name="Segoe UI"/>
    </style:style>
    <style:style style:name="ce29" style:family="table-cell" style:parent-style-name="Default">
      <style:table-cell-properties fo:background-color="#ffff00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3333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33ff99"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/>
      <table:table table:name="Optimisa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1015" table:default-cell-style-name="ce2"/>
        <table:table-column table:style-name="co8" table:default-cell-style-name="ce2"/>
        <table:table-row table:style-name="ro1">
          <table:table-cell table:style-name="ce1" office:value-type="string">
            <text:p>Reference Valu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>
            <text:p>Conversion</text:p>
          </table:table-cell>
          <table:table-cell office:value-type="float" office:value="27.2113845">
            <text:p>27.2113845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office:value-type="string">
            <text:p>pz</text:p>
          </table:table-cell>
          <table:table-cell office:value-type="string">
            <text:p><text:s text:c="10"/>-3.2679600 <text:s text:c="3"/>1 <text:s text:c="10"/>0.2950000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>
            <text:p>HF def-SV(P) au</text:p>
          </table:table-cell>
          <table:table-cell table:number-columns-repeated="1022"/>
        </table:table-row>
        <table:table-row table:style-name="ro1">
          <table:table-cell office:value-type="string">
            <text:p>Singlet</text:p>
          </table:table-cell>
          <table:table-cell office:value-type="float" office:value="-77.9658487205">
            <text:p>-77.9658487205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>
            <text:p>Triplet</text:p>
          </table:table-cell>
          <table:table-cell office:value-type="float" office:value="-77.7136590318">
            <text:p>-77.7136590318</text:p>
          </table:table-cell>
          <table:table-cell table:number-columns-repeated="1022"/>
        </table:table-row>
        <table:table-row table:style-name="ro1">
          <table:table-cell/>
          <table:table-cell table:style-name="ce1" table:formula="of:=[.B6]-[.B7]" office:value-type="float" office:value="-0.2521896887">
            <text:p>-0.2521896887</text:p>
          </table:table-cell>
          <table:table-cell table:style-name="ce1" table:formula="of:=[.B8]*h2ev" office:value-type="float" office:value="-6.862430586151">
            <text:p>-6.862430586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ation</text:p>
          </table:table-cell>
          <table:table-cell office:value-type="float" office:value="-77.6317554745">
            <text:p>-77.6317554745</text:p>
          </table:table-cell>
          <table:table-cell table:number-columns-repeated="1022"/>
        </table:table-row>
        <table:table-row table:style-name="ro1">
          <table:table-cell/>
          <table:table-cell table:formula="of:=[.B6] -[.B10]" office:value-type="float" office:value="-0.334093246000009">
            <text:p>-0.334093246</text:p>
          </table:table-cell>
          <table:table-cell table:formula="of:=[.B11]*h2ev" office:value-type="float" office:value="-9.09113977575933">
            <text:p>-9.0911397758</text:p>
          </table:table-cell>
          <table:table-cell office:value-type="string">
            <text:p>q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odify s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office:value-type="string">
            <text:p>Pseudo C2H4</text:p>
          </table:table-cell>
          <table:table-cell/>
          <table:table-cell office:value-type="string">
            <text:p>H</text:p>
          </table:table-cell>
          <table:table-cell office:value-type="string">
            <text:p>e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>
            <text:p>Optimised for CH3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-14.061 eV</text:p>
          </table:table-cell>
          <table:table-cell table:number-columns-repeated="1020"/>
        </table:table-row>
        <table:table-row table:style-name="ro1">
          <table:table-cell office:value-type="string">
            <text:p>Exp 10</text:p>
          </table:table-cell>
          <table:table-cell office:value-type="string">
            <text:p>Singlet</text:p>
          </table:table-cell>
          <table:table-cell office:value-type="float" office:value="-0.9975797855">
            <text:p>-0.9975797855</text:p>
          </table:table-cell>
          <table:table-cell table:number-columns-repeated="1021"/>
        </table:table-row>
        <table:table-row table:style-name="ro3">
          <table:table-cell office:value-type="string">
            <text:p>coeff 10.381044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Triplet 1 b2g (same as ref)</text:p>
          </table:table-cell>
          <table:table-cell office:value-type="float" office:value="-0.6589735134">
            <text:p>-0.658973513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table:formula="of:=[.C16]-[.C18]" office:value-type="float" office:value="-0.3386062721">
            <text:p>-0.3386062721</text:p>
          </table:table-cell>
          <table:table-cell table:style-name="ce1" table:formula="of:=[.C19]*h2ev" office:value-type="float" office:value="-9.21394546422472">
            <text:p>-9.21394546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4823197749">
            <text:p>-0.482319774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16]-[.C21]" office:value-type="float" office:value="-0.5152600106">
            <text:p>-0.5152600106</text:p>
          </table:table-cell>
          <table:table-cell table:formula="of:=[.C22]*h2ev" office:value-type="float" office:value="-14.0209382659107">
            <text:p>-14.020938265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0.6954923525">
            <text:p>-0.6954923525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office:value-type="string">
            <text:p>Triplet 1 b2g (same as ref)</text:p>
          </table:table-cell>
          <table:table-cell office:value-type="float" office:value="-0.405877158">
            <text:p>-0.405877158</text:p>
          </table:table-cell>
          <table:table-cell table:number-columns-repeated="1021"/>
        </table:table-row>
        <table:table-row table:style-name="ro3">
          <table:table-cell office:value-type="string">
            <text:p>Coeff 15.9954804244</text:p>
          </table:table-cell>
          <table:table-cell/>
          <table:table-cell table:style-name="ce1" table:formula="of:=[.C25]-[.C27]" office:value-type="float" office:value="-0.2896151945">
            <text:p>-0.2896151945</text:p>
          </table:table-cell>
          <table:table-cell table:style-name="ce1" table:formula="of:=[.C28]*h2ev" office:value-type="float" office:value="-7.88083041458179">
            <text:p>-7.88083041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3148985933">
            <text:p>-0.314898593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25]-[.C30]" office:value-type="float" office:value="-0.3805937592">
            <text:p>-0.3805937592</text:p>
          </table:table-cell>
          <table:table-cell table:formula="of:=[.C31]*h2ev" office:value-type="float" office:value="-10.3564831198916">
            <text:p>-10.356483119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-10.363 eV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0.7096856829">
            <text:p>-0.7096856829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Optimised for b1u singlet E</text:p>
          </table:table-cell>
          <table:table-cell table:number-columns-repeated="1023"/>
        </table:table-row>
        <table:table-row table:style-name="ro1">
          <table:table-cell office:value-type="string">
            <text:p>Exp 1.0</text:p>
          </table:table-cell>
          <table:table-cell office:value-type="string">
            <text:p>Triplet 1 b2g (same as ref)</text:p>
          </table:table-cell>
          <table:table-cell office:value-type="float" office:value="-0.418298555">
            <text:p>-0.418298555</text:p>
          </table:table-cell>
          <table:table-cell table:number-columns-repeated="1021"/>
        </table:table-row>
        <table:table-row table:style-name="ro3">
          <table:table-cell office:value-type="string">
            <text:p>Coeff 4.33508275132</text:p>
          </table:table-cell>
          <table:table-cell/>
          <table:table-cell table:style-name="ce1" table:formula="of:=[.C35]-[.C37]" office:value-type="float" office:value="-0.2913871279">
            <text:p>-0.2913871279</text:p>
          </table:table-cell>
          <table:table-cell table:style-name="ce1" table:formula="of:=[.C38]*h2ev" office:value-type="float" office:value="-7.92904717563758">
            <text:p>-7.929047175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3296973943">
            <text:p>-0.329697394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35]-[.C40]" office:value-type="float" office:value="-0.3799882886">
            <text:p>-0.3799882886</text:p>
          </table:table-cell>
          <table:table-cell table:formula="of:=[.C41]*h2ev" office:value-type="float" office:value="-10.3400074265916">
            <text:p>-10.340007426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089">
            <text:p>-14.089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0236815742">
            <text:p>-1.0236815742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.0</text:p>
          </table:table-cell>
          <table:table-cell office:value-type="string">
            <text:p>Triplet 1 b2g (same as ref)</text:p>
          </table:table-cell>
          <table:table-cell office:value-type="float" office:value="-0.7052882455">
            <text:p>-0.7052882455</text:p>
          </table:table-cell>
          <table:table-cell table:number-columns-repeated="1021"/>
        </table:table-row>
        <table:table-row table:style-name="ro3">
          <table:table-cell office:value-type="string">
            <text:p>Coeff</text:p>
          </table:table-cell>
          <table:table-cell/>
          <table:table-cell table:style-name="ce1" table:formula="of:=[.C47]-[.C49]" office:value-type="float" office:value="-0.3183933287">
            <text:p>-0.3183933287</text:p>
          </table:table-cell>
          <table:table-cell table:style-name="ce1" table:formula="of:=[.C50]*h2ev" office:value-type="float" office:value="-8.66392328949059">
            <text:p>-8.6639232895</text:p>
          </table:table-cell>
          <table:table-cell table:number-columns-repeated="1020"/>
        </table:table-row>
        <table:table-row table:style-name="ro1">
          <table:table-cell table:style-name="ce5" office:value-type="float" office:value="2.63976517004">
            <text:p>2.63976517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092421762">
            <text:p>-0.509242176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47]-[.C52]" office:value-type="float" office:value="-0.514439398">
            <text:p>-0.514439398</text:p>
          </table:table-cell>
          <table:table-cell table:formula="of:=[.C53]*h2ev" office:value-type="float" office:value="-13.9986082609265">
            <text:p>-13.998608260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593">
            <text:p>-15.593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3415840772">
            <text:p>-1.1341584077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5.0</text:p>
          </table:table-cell>
          <table:table-cell office:value-type="string">
            <text:p>Triplet 1 b2g (same as ref)</text:p>
          </table:table-cell>
          <table:table-cell office:value-type="float" office:value="-0.79151215161">
            <text:p>-0.7915121516</text:p>
          </table:table-cell>
          <table:table-cell table:number-columns-repeated="1021"/>
        </table:table-row>
        <table:table-row table:style-name="ro3">
          <table:table-cell office:value-type="string">
            <text:p>Coeff</text:p>
          </table:table-cell>
          <table:table-cell/>
          <table:table-cell table:style-name="ce1" table:formula="of:=[.C57]-[.C59]" office:value-type="float" office:value="-0.34264625611">
            <text:p>-0.3426462561</text:p>
          </table:table-cell>
          <table:table-cell table:style-name="ce1" table:formula="of:=[.C60]*h2ev" office:value-type="float" office:value="-9.32387902249469">
            <text:p>-9.3238790225</text:p>
          </table:table-cell>
          <table:table-cell table:number-columns-repeated="1020"/>
        </table:table-row>
        <table:table-row table:style-name="ro1">
          <table:table-cell table:style-name="ce5"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641480912">
            <text:p>-0.564148091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57]-[.C62]" office:value-type="float" office:value="-0.57001031652">
            <text:p>-0.5700103165</text:p>
          </table:table-cell>
          <table:table-cell table:formula="of:=[.C63]*h2ev" office:value-type="float" office:value="-15.5107698917924">
            <text:p>-15.510769891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74">
            <text:p>-15.974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6309489795">
            <text:p>-1.163094898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p 10.0</text:p>
          </table:table-cell>
          <table:table-cell office:value-type="string">
            <text:p>Triplet 1 b2g (same as ref)</text:p>
          </table:table-cell>
          <table:table-cell office:value-type="float" office:value="-0.81578004022">
            <text:p>-0.8157800402</text:p>
          </table:table-cell>
          <table:table-cell table:number-columns-repeated="1021"/>
        </table:table-row>
        <table:table-row table:style-name="ro3">
          <table:table-cell office:value-type="string">
            <text:p>Coeff</text:p>
          </table:table-cell>
          <table:table-cell/>
          <table:table-cell table:style-name="ce1" table:formula="of:=[.C67]-[.C69]" office:value-type="float" office:value="-0.34731485773">
            <text:p>-0.3473148577</text:p>
          </table:table-cell>
          <table:table-cell table:style-name="ce1" table:formula="of:=[.C70]*h2ev" office:value-type="float" office:value="-9.45091813625383">
            <text:p>-9.4509181363</text:p>
          </table:table-cell>
          <table:table-cell table:number-columns-repeated="1020"/>
        </table:table-row>
        <table:table-row table:style-name="ro1">
          <table:table-cell table:style-name="ce5" office:value-type="float" office:value="7.72572609998">
            <text:p>7.7257261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790146672">
            <text:p>-0.579014667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67]-[.C72]" office:value-type="float" office:value="-0.58408023075">
            <text:p>-0.5840802308</text:p>
          </table:table-cell>
          <table:table-cell table:formula="of:=[.C73]*h2ev" office:value-type="float" office:value="-15.893631737787">
            <text:p>-15.893631737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98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1.18011113251">
            <text:p>-1.180111132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Exp 20.0</text:p>
          </table:table-cell>
          <table:table-cell office:value-type="string">
            <text:p>Triplet 1 b2g (same as ref)</text:p>
          </table:table-cell>
          <table:table-cell office:value-type="float" office:value="-0.83021383429">
            <text:p>-0.8302138343</text:p>
          </table:table-cell>
          <table:table-cell table:number-columns-repeated="1021"/>
        </table:table-row>
        <table:table-row table:style-name="ro3">
          <table:table-cell office:value-type="string">
            <text:p>Coeff</text:p>
          </table:table-cell>
          <table:table-cell/>
          <table:table-cell table:style-name="ce1" table:formula="of:=[.C77]-[.C79]" office:value-type="float" office:value="-0.34989729822">
            <text:p>-0.3498972982</text:p>
          </table:table-cell>
          <table:table-cell table:style-name="ce1" table:formula="of:=[.C80]*h2ev" office:value-type="float" office:value="-9.52118991737559">
            <text:p>-9.5211899174</text:p>
          </table:table-cell>
          <table:table-cell table:number-columns-repeated="1020"/>
        </table:table-row>
        <table:table-row table:style-name="ro1">
          <table:table-cell table:style-name="ce5" office:value-type="float" office:value="13.4259621506">
            <text:p>13.4259621506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ation</text:p>
          </table:table-cell>
          <table:table-cell office:value-type="float" office:value="-0.5878043286">
            <text:p>-0.5878043286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.C77]-[.C82]" office:value-type="float" office:value="-0.59230680391">
            <text:p>-0.5923068039</text:p>
          </table:table-cell>
          <table:table-cell table:formula="of:=[.C83]*h2ev" office:value-type="float" office:value="-16.1174881831611">
            <text:p>-16.1174881832</text:p>
          </table:table-cell>
          <table:table-cell table:number-columns-repeated="1020"/>
        </table:table-row>
        <table:table-row table:style-name="ro1" table:number-rows-repeated="2">
          <table:table-cell table:style-name="ce3" table:number-columns-repeated="5"/>
          <table:table-cell table:style-name="ce14" table:number-columns-repeated="1019"/>
        </table:table-row>
        <table:table-row table:style-name="ro3">
          <table:table-cell table:style-name="ce1" office:value-type="string">
            <text:p>Minimised for singlet-triple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98">
            <text:p>-16.198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Singlet</text:p>
          </table:table-cell>
          <table:table-cell office:value-type="float" office:value="-2.96032191689">
            <text:p>-2.9603219169</text:p>
          </table:table-cell>
          <table:table-cell table:number-columns-repeated="1021"/>
        </table:table-row>
        <table:table-row table:style-name="ro3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2.23659871631">
            <text:p>-2.2365987163</text:p>
          </table:table-cell>
          <table:table-cell table:number-columns-repeated="1021"/>
        </table:table-row>
        <table:table-row table:style-name="ro1">
          <table:table-cell table:style-name="ce4" office:value-type="float" office:value="0.1">
            <text:p>0.1</text:p>
          </table:table-cell>
          <table:table-cell/>
          <table:table-cell table:style-name="ce1" table:formula="of:=[.C87]-[.C89]" office:value-type="float" office:value="-0.72372320058">
            <text:p>-0.7237232006</text:p>
          </table:table-cell>
          <table:table-cell table:style-name="ce1" table:formula="of:=[.C90]*h2ev" office:value-type="float" office:value="-19.693510282553">
            <text:p>-19.6935102826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-3.71248123502169">
            <text:p>-3.712481235</text:p>
          </table:table-cell>
          <table:table-cell office:value-type="string">
            <text:p>cation</text:p>
          </table:table-cell>
          <table:table-cell office:value-type="float" office:value="-1.4924421205">
            <text:p>-1.492442120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87]-[.C92]" office:value-type="float" office:value="-1.46787979639">
            <text:p>-1.4678797964</text:p>
          </table:table-cell>
          <table:table-cell table:formula="of:=[.C93]*h2ev" office:value-type="float" office:value="-39.94304153935">
            <text:p>-39.9430415394</text:p>
          </table:table-cell>
          <table:table-cell table:number-columns-repeated="1020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4.90809857453">
            <text:p>4.9080985745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7.583">
            <text:p>-27.58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inimised for singlet-triplet</text:p>
          </table:table-cell>
          <table:table-cell office:value-type="string">
            <text:p>Singlet</text:p>
          </table:table-cell>
          <table:table-cell office:value-type="float" office:value="-2.05507296705">
            <text:p>-2.05507296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57316229929">
            <text:p>-1.5731622993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98]-[.C100]" office:value-type="float" office:value="-0.48191066776">
            <text:p>-0.4819106678</text:p>
          </table:table-cell>
          <table:table-cell table:style-name="ce1" table:formula="of:=[.C101]*h2ev" office:value-type="float" office:value="-13.1134564750691">
            <text:p>-13.1134564751</text:p>
          </table:table-cell>
          <table:table-cell table:number-columns-repeated="1020"/>
        </table:table-row>
        <table:table-row table:style-name="ro1">
          <table:table-cell table:style-name="ce4" office:value-type="float" office:value="0.2">
            <text:p>0.2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0459088495">
            <text:p>-1.0459088495</text:p>
          </table:table-cell>
          <table:table-cell table:number-columns-repeated="1021"/>
        </table:table-row>
        <table:table-row table:style-name="ro1">
          <table:table-cell table:style-name="ce5" office:value-type="float" office:value="-3.75905653485424">
            <text:p>-3.7590565349</text:p>
          </table:table-cell>
          <table:table-cell/>
          <table:table-cell table:formula="of:=[.C98]-[.C103]" office:value-type="float" office:value="-1.00916411755">
            <text:p>-1.0091641176</text:p>
          </table:table-cell>
          <table:table-cell table:formula="of:=[.C104]*h2ev" office:value-type="float" office:value="-27.4607528262563">
            <text:p>-27.4607528263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3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0.547">
            <text:p>-20.54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Minimised for singlet-triplet</text:p>
          </table:table-cell>
          <table:table-cell office:value-type="string">
            <text:p>Singlet</text:p>
          </table:table-cell>
          <table:table-cell office:value-type="float" office:value="-1.53540286836">
            <text:p>-1.535402868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17138666296">
            <text:p>-1.171386663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10]-[.C112]" office:value-type="float" office:value="-0.3640162054">
            <text:p>-0.3640162054</text:p>
          </table:table-cell>
          <table:table-cell table:style-name="ce1" table:formula="of:=[.C113]*h2ev" office:value-type="float" office:value="-9.90538492937037">
            <text:p>-9.9053849294</text:p>
          </table:table-cell>
          <table:table-cell table:number-columns-repeated="1020"/>
        </table:table-row>
        <table:table-row table:style-name="ro1">
          <table:table-cell table:style-name="ce4" office:value-type="float" office:value="0.295">
            <text:p>0.295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851767354">
            <text:p>-0.7851767354</text:p>
          </table:table-cell>
          <table:table-cell table:number-columns-repeated="1021"/>
        </table:table-row>
        <table:table-row table:style-name="ro1">
          <table:table-cell table:style-name="ce5" office:value-type="float" office:value="-3.84319854043646">
            <text:p>-3.8431985404</text:p>
          </table:table-cell>
          <table:table-cell/>
          <table:table-cell table:formula="of:=[.C110]-[.C115]" office:value-type="float" office:value="-0.75022613296">
            <text:p>-0.750226133</text:p>
          </table:table-cell>
          <table:table-cell table:formula="of:=[.C486]*h2ev" office:value-type="float" office:value="0">
            <text:p>0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7.852">
            <text:p>-27.85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Optimised for singlet-triplet</text:p>
          </table:table-cell>
          <table:table-cell office:value-type="string">
            <text:p>Singlet</text:p>
          </table:table-cell>
          <table:table-cell office:value-type="float" office:value="-2.04696451038">
            <text:p>-2.046964510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48239655569">
            <text:p>-1.482396555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24]-[.C126]" office:value-type="float" office:value="-0.56456795469">
            <text:p>-0.5645679547</text:p>
          </table:table-cell>
          <table:table-cell table:style-name="ce1" table:formula="of:=[.C127]*h2ev" office:value-type="float" office:value="-15.3626756914482">
            <text:p>-15.3626756914</text:p>
          </table:table-cell>
          <table:table-cell table:number-columns-repeated="1020"/>
        </table:table-row>
        <table:table-row table:style-name="ro1">
          <table:table-cell table:style-name="ce5" office:value-type="float" office:value="0.149275103230995">
            <text:p>0.1492751032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0265837326">
            <text:p>-1.0265837326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>
            <text:p>-3.326</text:p>
          </table:table-cell>
          <table:table-cell/>
          <table:table-cell table:formula="of:=[.C124]-[.C129]" office:value-type="float" office:value="-1.02038077778">
            <text:p>-1.0203807778</text:p>
          </table:table-cell>
          <table:table-cell table:formula="of:=[.C130]*h2ev" office:value-type="float" office:value="-27.7659736805806">
            <text:p>-27.7659736806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>
            <text:p>reoptimising dZ for the exponent above = 3.8813989370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35.097">
            <text:p>-35.09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615344495">
            <text:p>-2.6153444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2.0365399377">
            <text:p>-2.036539937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40]-[.C142]" office:value-type="float" office:value="-0.5788045573">
            <text:p>-0.5788045573</text:p>
          </table:table-cell>
          <table:table-cell table:style-name="ce1" table:formula="of:=[.C143]*h2ev" office:value-type="float" office:value="-15.7500733590426">
            <text:p>-15.750073359</text:p>
          </table:table-cell>
          <table:table-cell table:number-columns-repeated="1020"/>
        </table:table-row>
        <table:table-row table:style-name="ro1">
          <table:table-cell table:style-name="ce4" office:value-type="float" office:value="0.149275103230995">
            <text:p>0.1492751032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3300354691">
            <text:p>-1.3300354691</text:p>
          </table:table-cell>
          <table:table-cell table:number-columns-repeated="1021"/>
        </table:table-row>
        <table:table-row table:style-name="ro1">
          <table:table-cell table:style-name="ce4" office:value-type="float" office:value="-3.326">
            <text:p>-3.326</text:p>
          </table:table-cell>
          <table:table-cell/>
          <table:table-cell table:formula="of:=[.C140]-[.C145]" office:value-type="float" office:value="-1.2853090259">
            <text:p>-1.2853090259</text:p>
          </table:table-cell>
          <table:table-cell table:formula="of:=[.C146]*h2ev" office:value-type="float" office:value="-34.9750381050854">
            <text:p>-34.9750381051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3">
          <table:table-cell office:value-type="string">
            <text:p>coeff-exp linked op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34.273">
            <text:p>-34.27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55525772308">
            <text:p>-2.55525772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9906897684">
            <text:p>-1.9906897684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56]-[.C158]" office:value-type="float" office:value="-0.56456795468">
            <text:p>-0.5645679547</text:p>
          </table:table-cell>
          <table:table-cell table:style-name="ce1" table:formula="of:=[.C159]*h2ev" office:value-type="float" office:value="-15.3626756911761">
            <text:p>-15.3626756912</text:p>
          </table:table-cell>
          <table:table-cell table:number-columns-repeated="1020"/>
        </table:table-row>
        <table:table-row table:style-name="ro1">
          <table:table-cell table:style-name="ce4" office:value-type="float" office:value="0.155551518515301">
            <text:p>0.1555515185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1.3002762768">
            <text:p>-1.3002762768</text:p>
          </table:table-cell>
          <table:table-cell table:number-columns-repeated="1021"/>
        </table:table-row>
        <table:table-row table:style-name="ro1">
          <table:table-cell table:style-name="ce4" office:value-type="float" office:value="-3.88139893705">
            <text:p>-3.8813989371</text:p>
          </table:table-cell>
          <table:table-cell/>
          <table:table-cell table:formula="of:=[.C156]-[.C161]" office:value-type="float" office:value="-1.25498144628">
            <text:p>-1.2549814463</text:p>
          </table:table-cell>
          <table:table-cell table:formula="of:=[.C162]*h2ev" office:value-type="float" office:value="-34.1497826750912">
            <text:p>-34.1497826751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3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cnhn check c2h4 new reference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372">
            <text:p>-14.37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04220232911">
            <text:p>-1.04220232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72067232911">
            <text:p>-0.7206723291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72]-[.C174]" office:value-type="float" office:value="-0.32153">
            <text:p>-0.32153</text:p>
          </table:table-cell>
          <table:table-cell table:style-name="ce1" table:formula="of:=[.C175]*h2ev" office:value-type="float" office:value="-8.749276458285">
            <text:p>-8.7492764583</text:p>
          </table:table-cell>
          <table:table-cell table:number-columns-repeated="1020"/>
        </table:table-row>
        <table:table-row table:style-name="ro1">
          <table:table-cell table:style-name="ce4" office:value-type="float" office:value="0.319482866124273">
            <text:p>0.3194828661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5169905159">
            <text:p>-0.5169905159</text:p>
          </table:table-cell>
          <table:table-cell table:number-columns-repeated="1021"/>
        </table:table-row>
        <table:table-row table:style-name="ro1">
          <table:table-cell table:style-name="ce4" office:value-type="float" office:value="-3.27497119373">
            <text:p>-3.2749711937</text:p>
          </table:table-cell>
          <table:table-cell/>
          <table:table-cell table:formula="of:=[.C172]-[.C177]" office:value-type="float" office:value="-0.52521181321">
            <text:p>-0.5252118132</text:p>
          </table:table-cell>
          <table:table-cell table:formula="of:=[.C178]*h2ev" office:value-type="float" office:value="-14.2917405931995">
            <text:p>-14.2917405932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office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office:value-type="float" office:value="4.90809857453">
            <text:p>4.908098574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s opt new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office:value-type="string">
            <text:p>opt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9.185">
            <text:p>-19.18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447281056">
            <text:p>-1.4472810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12575105603">
            <text:p>-1.125751056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188]-[.C190]" office:value-type="float" office:value="-0.32152999997">
            <text:p>-0.32153</text:p>
          </table:table-cell>
          <table:table-cell table:style-name="ce1" table:formula="of:=[.C191]*h2ev" office:value-type="float" office:value="-8.74927645746866">
            <text:p>-8.7492764575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>
            <text:p>0.295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479991004">
            <text:p>-0.7479991004</text:p>
          </table:table-cell>
          <table:table-cell table:number-columns-repeated="1021"/>
        </table:table-row>
        <table:table-row table:style-name="ro1">
          <table:table-cell table:style-name="ce7" office:value-type="float" office:value="-3.26796">
            <text:p>-3.26796</text:p>
          </table:table-cell>
          <table:table-cell/>
          <table:table-cell table:formula="of:=[.C188]-[.C193]" office:value-type="float" office:value="-0.6992819556">
            <text:p>-0.6992819556</text:p>
          </table:table-cell>
          <table:table-cell table:formula="of:=[.C194]*h2ev" office:value-type="float" office:value="-19.0284301677435">
            <text:p>-19.0284301677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0.0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5.2440728851492">
            <text:p>5.244072885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>
            <text:p>opt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8.494">
            <text:p>-18.49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39071357254">
            <text:p>-1.390713572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1.06918357252">
            <text:p>-1.0691835725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02]-[.C204]" office:value-type="float" office:value="-0.32153000002">
            <text:p>-0.32153</text:p>
          </table:table-cell>
          <table:table-cell table:style-name="ce1" table:formula="of:=[.C205]*h2ev" office:value-type="float" office:value="-8.74927645882923">
            <text:p>-8.7492764588</text:p>
          </table:table-cell>
          <table:table-cell table:number-columns-repeated="1020"/>
        </table:table-row>
        <table:table-row table:style-name="ro1">
          <table:table-cell table:style-name="ce7" office:value-type="float" office:value="0.295">
            <text:p>0.295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7166655513">
            <text:p>-0.7166655513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02]-[.C207]" office:value-type="float" office:value="-0.67404802124">
            <text:p>-0.6740480212</text:p>
          </table:table-cell>
          <table:table-cell table:formula="of:=[.C208]*h2ev" office:value-type="float" office:value="-18.3417798774258">
            <text:p>-18.3417798774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5.0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48415541572674">
            <text:p>3.4841554157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4.084">
            <text:p>-14.08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02328852821">
            <text:p>-1.023288528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70500479976">
            <text:p>-0.7050047998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16]-[.C218]" office:value-type="float" office:value="-0.31828372845">
            <text:p>-0.3182837285</text:p>
          </table:table-cell>
          <table:table-cell table:style-name="ce1" table:formula="of:=[.C219]*h2ev" office:value-type="float" office:value="-8.66094091494654">
            <text:p>-8.6609409149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5090472202">
            <text:p>-0.5090472202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16]-[.C221]" office:value-type="float" office:value="-0.51424130801">
            <text:p>-0.514241308</text:p>
          </table:table-cell>
          <table:table-cell table:formula="of:=[.C222]*h2ev" office:value-type="float" office:value="-13.993217958043">
            <text:p>-13.993217958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1.0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63941886715">
            <text:p>2.639418867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3.473">
            <text:p>-13.47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98236658571">
            <text:p>-0.982366585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68000519906">
            <text:p>-0.6800051991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30]-[.C232]" office:value-type="float" office:value="-0.30236138665">
            <text:p>-0.3023613867</text:p>
          </table:table-cell>
          <table:table-cell table:style-name="ce1" table:formula="of:=[.C233]*h2ev" office:value-type="float" office:value="-8.22767195008631">
            <text:p>-8.2276719501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4909385139">
            <text:p>-0.4909385139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30]-[.C235]" office:value-type="float" office:value="-0.49142807181">
            <text:p>-0.4914280718</text:p>
          </table:table-cell>
          <table:table-cell table:formula="of:=[.C236]*h2ev" office:value-type="float" office:value="-13.3724382161155">
            <text:p>-13.3724382161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0.5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1109796629819">
            <text:p>2.311097966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office:value-type="string">
            <text:p>minimised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2.937">
            <text:p>-12.937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95644996731">
            <text:p>-0.956449967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68106379853">
            <text:p>-0.6810637985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44]-[.C246]" office:value-type="float" office:value="-0.27538616878">
            <text:p>-0.2753861688</text:p>
          </table:table-cell>
          <table:table-cell table:style-name="ce1" table:formula="of:=[.C247]*h2ev" office:value-type="float" office:value="-7.49363892465448">
            <text:p>-7.4936389247</text:p>
          </table:table-cell>
          <table:table-cell table:number-columns-repeated="1020"/>
        </table:table-row>
        <table:table-row table:style-name="ro1">
          <table:table-cell table:style-name="ce8" office:value-type="float" office:value="0.295">
            <text:p>0.295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4856161088">
            <text:p>-0.4856161088</text:p>
          </table:table-cell>
          <table:table-cell table:number-columns-repeated="1021"/>
        </table:table-row>
        <table:table-row table:style-name="ro1">
          <table:table-cell table:style-name="ce8" office:value-type="float" office:value="-3.26796">
            <text:p>-3.26796</text:p>
          </table:table-cell>
          <table:table-cell/>
          <table:table-cell table:formula="of:=[.C244]-[.C249]" office:value-type="float" office:value="-0.47083385851">
            <text:p>-0.4708338585</text:p>
          </table:table-cell>
          <table:table-cell table:formula="of:=[.C250]*h2ev" office:value-type="float" office:value="-12.8120411595342">
            <text:p>-12.8120411595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Exp 0.1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96958284844924">
            <text:p>1.969582848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string">
            <text:p>opt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172">
            <text:p>-16.17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0236946172">
            <text:p>-1.202369461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pz</text:p>
          </table:table-cell>
          <table:table-cell office:value-type="string">
            <text:p>Triplet 1 b2g (same as ref)</text:p>
          </table:table-cell>
          <table:table-cell office:value-type="float" office:value="-0.88083946166">
            <text:p>-0.8808394617</text:p>
          </table:table-cell>
          <table:table-cell table:number-columns-repeated="1021"/>
        </table:table-row>
        <table:table-row table:style-name="ro1">
          <table:table-cell office:value-type="string">
            <text:p>Exp</text:p>
          </table:table-cell>
          <table:table-cell/>
          <table:table-cell table:style-name="ce1" table:formula="of:=[.C260]-[.C262]" office:value-type="float" office:value="-0.32153000006">
            <text:p>-0.3215300001</text:p>
          </table:table-cell>
          <table:table-cell table:style-name="ce1" table:formula="of:=[.C263]*h2ev" office:value-type="float" office:value="-8.74927645991769">
            <text:p>-8.7492764599</text:p>
          </table:table-cell>
          <table:table-cell table:number-columns-repeated="1020"/>
        </table:table-row>
        <table:table-row table:style-name="ro1">
          <table:table-cell table:style-name="ce4" office:value-type="float" office:value="0.248915515576892">
            <text:p>0.2489155156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office:value-type="string">
            <text:p>cation</text:p>
          </table:table-cell>
          <table:table-cell office:value-type="float" office:value="-0.6128956398">
            <text:p>-0.6128956398</text:p>
          </table:table-cell>
          <table:table-cell table:number-columns-repeated="1021"/>
        </table:table-row>
        <table:table-row table:style-name="ro1">
          <table:table-cell table:style-name="ce4" office:value-type="float" office:value="-3.30128765761">
            <text:p>-3.3012876576</text:p>
          </table:table-cell>
          <table:table-cell/>
          <table:table-cell table:formula="of:=[.C260]-[.C265]" office:value-type="float" office:value="-0.58947382192">
            <text:p>-0.5894738219</text:p>
          </table:table-cell>
          <table:table-cell table:formula="of:=[.C266]*h2ev" office:value-type="float" office:value="-16.0403988209496">
            <text:p>-16.0403988209</text:p>
          </table:table-cell>
          <table:table-cell table:number-columns-repeated="1020"/>
        </table:table-row>
        <table:table-row table:style-name="ro1">
          <table:table-cell office:value-type="string">
            <text:p>s</text:p>
          </table:table-cell>
          <table:table-cell table:number-columns-repeated="1023"/>
        </table:table-row>
        <table:table-row table:style-name="ro1">
          <table:table-cell table:style-name="ce8" office:value-type="string">
            <text:p>Exp 0.1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.96958284844924">
            <text:p>1.969582848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1">
          <table:table-cell table:style-name="ce3" office:value-type="string">
            <text:p>s opt new pi-pi refere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69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2197363127">
            <text:p>-1.2219736313</text:p>
          </table:table-cell>
          <table:table-cell table:number-columns-repeated="1021"/>
        </table:table-row>
        <table:table-row table:style-name="ro3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0.96978395114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277]-[.C279]" office:value-type="float" office:value="-0.25218968013">
            <text:p>-0.2521896801</text:p>
          </table:table-cell>
          <table:table-cell table:style-name="ce1" table:formula="of:=[.C280]*h2ev" office:value-type="float" office:value="-6.86243035294944">
            <text:p>-6.8624303529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418900956">
            <text:p>-0.641890095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277]-[.C282]" office:value-type="float" office:value="-0.58008353567">
            <text:p>-0.5800835357</text:p>
          </table:table-cell>
          <table:table-cell table:formula="of:=[.C283]*h2ev" office:value-type="float" office:value="-15.7848761312358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01">
            <text:p>0.01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862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9254025901">
            <text:p>-1.292540259</text:p>
          </table:table-cell>
          <table:table-cell table:number-columns-repeated="1021"/>
        </table:table-row>
        <table:table-row table:style-name="ro3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04035057908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290]-[.C292]" office:value-type="float" office:value="-0.25218967993">
            <text:p>-0.2521896799</text:p>
          </table:table-cell>
          <table:table-cell table:style-name="ce1" table:formula="of:=[.C293]*h2ev" office:value-type="float" office:value="-6.86243034750716">
            <text:p>-6.8624303475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798927795">
            <text:p>-0.679892779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290]-[.C295]" office:value-type="float" office:value="-0.61264747951">
            <text:p>-0.6126474795</text:p>
          </table:table-cell>
          <table:table-cell table:formula="of:=[.C296]*h2ev" office:value-type="float" office:value="-16.6709861279025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>
            <text:p>1.438660964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9.994">
            <text:p>-19.99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54072229124">
            <text:p>-1.5407222912</text:p>
          </table:table-cell>
          <table:table-cell table:number-columns-repeated="1021"/>
        </table:table-row>
        <table:table-row table:style-name="ro3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28853261145">
            <text:p>-1.28853261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03]-[.C305]" office:value-type="float" office:value="-0.25218967979">
            <text:p>-0.2521896798</text:p>
          </table:table-cell>
          <table:table-cell table:style-name="ce1" table:formula="of:=[.C306]*h2ev" office:value-type="float" office:value="-6.86243034369757">
            <text:p>-6.8624303437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8133097067">
            <text:p>-0.8133097067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03]-[.C308]" office:value-type="float" office:value="-0.72741258454">
            <text:p>-0.7274125845</text:p>
          </table:table-cell>
          <table:table-cell table:formula="of:=[.C309]*h2ev" office:value-type="float" office:value="-19.7939035280567">
            <text:p>-19.793903528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819834889907">
            <text:p>1.481983489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3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254">
            <text:p>-22.254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2090460127">
            <text:p>-1.7209046013</text:p>
          </table:table-cell>
          <table:table-cell table:number-columns-repeated="1021"/>
        </table:table-row>
        <table:table-row table:style-name="ro3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46871492146">
            <text:p>-1.4687149215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16]-[.C318]" office:value-type="float" office:value="-0.25218967981">
            <text:p>-0.2521896798</text:p>
          </table:table-cell>
          <table:table-cell table:style-name="ce1" table:formula="of:=[.C319]*h2ev" office:value-type="float" office:value="-6.8624303442418">
            <text:p>-6.8624303442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33002784">
            <text:p>-0.933002784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16]-[.C321]" office:value-type="float" office:value="-0.78790181727">
            <text:p>-0.7879018173</text:p>
          </table:table-cell>
          <table:table-cell table:formula="of:=[.C322]*h2ev" office:value-type="float" office:value="-21.4398992979827">
            <text:p>-21.439899298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34860315037431">
            <text:p>2.348603150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786">
            <text:p>-22.78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6331802757">
            <text:p>-1.7633180276</text:p>
          </table:table-cell>
          <table:table-cell table:number-columns-repeated="1021"/>
        </table:table-row>
        <table:table-row table:style-name="ro3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51112834765">
            <text:p>-1.5111283477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29]-[.C331]" office:value-type="float" office:value="-0.25218967992">
            <text:p>-0.2521896799</text:p>
          </table:table-cell>
          <table:table-cell table:style-name="ce1" table:formula="of:=[.C332]*h2ev" office:value-type="float" office:value="-6.86243034723505">
            <text:p>-6.8624303472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33002784">
            <text:p>-0.933002784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29]-[.C334]" office:value-type="float" office:value="-0.83031524357">
            <text:p>-0.8303152436</text:p>
          </table:table-cell>
          <table:table-cell table:formula="of:=[.C335]*h2ev" office:value-type="float" office:value="-22.5940273489944">
            <text:p>-22.59402734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0">
            <text:p>10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3.55834635851115">
            <text:p>3.5583463585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9"/>
          <table:table-cell table:style-name="ce3" table:number-columns-repeated="4"/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3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6.862">
            <text:p>-16.86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9254025901">
            <text:p>-1.292540259</text:p>
          </table:table-cell>
          <table:table-cell table:number-columns-repeated="1021"/>
        </table:table-row>
        <table:table-row table:style-name="ro3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04035057908">
            <text:p>-1.040350579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44]-[.C346]" office:value-type="float" office:value="-0.25218967993">
            <text:p>-0.2521896799</text:p>
          </table:table-cell>
          <table:table-cell table:style-name="ce1" table:formula="of:=[.C347]*h2ev" office:value-type="float" office:value="-6.86243034750716">
            <text:p>-6.8624303475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798927795">
            <text:p>-0.6798927795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44]-[.C349]" office:value-type="float" office:value="-0.61264747951">
            <text:p>-0.6126474795</text:p>
          </table:table-cell>
          <table:table-cell table:formula="of:=[.C350]*h2ev" office:value-type="float" office:value="-16.6709861279025">
            <text:p>-16.670986127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3866096428202">
            <text:p>1.4386609643</text:p>
          </table:table-cell>
          <table:table-cell table:number-columns-repeated="1023"/>
        </table:table-row>
        <table:table-row table:style-name="ro1" table:number-rows-repeated="4">
          <table:table-cell table:style-name="ce5"/>
          <table:table-cell table:number-columns-repeated="1023"/>
        </table:table-row>
        <table:table-row table:style-name="ro3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22.926">
            <text:p>-22.926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77569674945">
            <text:p>-1.7756967495</text:p>
          </table:table-cell>
          <table:table-cell table:number-columns-repeated="1021"/>
        </table:table-row>
        <table:table-row table:style-name="ro3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1.52350706959">
            <text:p>-1.5235070696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60]-[.C362]" office:value-type="float" office:value="-0.25218967986">
            <text:p>-0.2521896799</text:p>
          </table:table-cell>
          <table:table-cell table:style-name="ce1" table:formula="of:=[.C363]*h2ev" office:value-type="float" office:value="-6.86243034560237">
            <text:p>-6.8624303456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9403738007">
            <text:p>-0.9403738007</text:p>
          </table:table-cell>
          <table:table-cell table:number-columns-repeated="2"/>
          <table:table-cell office:value-type="string">
            <text:p>l</text:p>
          </table:table-cell>
          <table:table-cell table:number-columns-repeated="1018"/>
        </table:table-row>
        <table:table-row table:style-name="ro1">
          <table:table-cell office:value-type="string">
            <text:p>s</text:p>
          </table:table-cell>
          <table:table-cell/>
          <table:table-cell table:formula="of:=[.C360]-[.C365]" office:value-type="float" office:value="-0.83532294875">
            <text:p>-0.8353229488</text:p>
          </table:table-cell>
          <table:table-cell table:formula="of:=[.C366]*h2ev" office:value-type="float" office:value="-22.73029394011">
            <text:p>-22.730293940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2.22226596230517">
            <text:p>2.2222659623</text:p>
          </table:table-cell>
          <table:table-cell table:number-columns-repeated="1023"/>
        </table:table-row>
        <table:table-row table:style-name="ro1" table:number-rows-repeated="13">
          <table:table-cell table:style-name="ce5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3" office:value-type="string">
            <text:p>Re-optimise pz again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office:value-type="float" office:value="-15.969">
            <text:p>-15.969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22197363127">
            <text:p>-1.2219736313</text:p>
          </table:table-cell>
          <table:table-cell table:number-columns-repeated="1021"/>
        </table:table-row>
        <table:table-row table:style-name="ro3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2g (same as ref)</text:p>
          </table:table-cell>
          <table:table-cell office:value-type="float" office:value="-0.96978395114">
            <text:p>-0.969783951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389]-[.C391]" office:value-type="float" office:value="-0.25218968013">
            <text:p>-0.2521896801</text:p>
          </table:table-cell>
          <table:table-cell table:style-name="ce1" table:formula="of:=[.C392]*h2ev" office:value-type="float" office:value="-6.86243035294944">
            <text:p>-6.8624303529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6418900956">
            <text:p>-0.641890095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389]-[.C394]" office:value-type="float" office:value="-0.58008353567">
            <text:p>-0.5800835357</text:p>
          </table:table-cell>
          <table:table-cell table:formula="of:=[.C395]*h2ev" office:value-type="float" office:value="-15.7848761312358">
            <text:p>-15.784876131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1.47576904182025">
            <text:p>1.47576904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table:number-columns-repeated="1024"/>
        </table:table-row>
        <table:table-row table:style-name="ro1">
          <table:table-cell table:style-name="ce10" office:value-type="string">
            <text:p>triplet pi pi* s opt</text:p>
          </table:table-cell>
          <table:table-cell table:style-name="ce10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9.722">
            <text:p>-29.722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33948554875">
            <text:p>-2.3394855488</text:p>
          </table:table-cell>
          <table:table-cell table:number-columns-repeated="1021"/>
        </table:table-row>
        <table:table-row table:style-name="ro3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office:value-type="float" office:value="-2.20965341131">
            <text:p>-2.2096534113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05]-[.C407]" office:value-type="float" office:value="-0.12983213744">
            <text:p>-0.1298321374</text:p>
          </table:table-cell>
          <table:table-cell table:style-name="ce1" table:formula="of:=[.C408]*h2ev" office:value-type="float" office:value="-3.53291221233668">
            <text:p>-3.5329122123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2523140523">
            <text:p>-1.2523140523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05]-[.C410]" office:value-type="float" office:value="-1.08717149645">
            <text:p>-1.0871714965</text:p>
          </table:table-cell>
          <table:table-cell table:formula="of:=[.C411]*h2ev" office:value-type="float" office:value="-29.5834416073413">
            <text:p>-29.5834416073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93591551768413">
            <text:p>0.935915517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8.395">
            <text:p>-28.395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23758666375">
            <text:p>-2.2375866638</text:p>
          </table:table-cell>
          <table:table-cell table:number-columns-repeated="1021"/>
        </table:table-row>
        <table:table-row table:style-name="ro3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office:value-type="float" office:value="-2.10775452643">
            <text:p>-2.1077545264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18]-[.C420]" office:value-type="float" office:value="-0.12983213732">
            <text:p>-0.1298321373</text:p>
          </table:table-cell>
          <table:table-cell table:style-name="ce1" table:formula="of:=[.C421]*h2ev" office:value-type="float" office:value="-3.53291220907133">
            <text:p>-3.5329122091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1995266866">
            <text:p>-1.199526686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18]-[.C423]" office:value-type="float" office:value="-1.03805997715">
            <text:p>-1.0380599772</text:p>
          </table:table-cell>
          <table:table-cell table:formula="of:=[.C424]*h2ev" office:value-type="float" office:value="-28.2470491722899">
            <text:p>-28.2470491723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1">
            <text:p>1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607541006923004">
            <text:p>0.6075410069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Optimised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7.31">
            <text:p>-27.3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15552007025">
            <text:p>-2.1555200703</text:p>
          </table:table-cell>
          <table:table-cell table:number-columns-repeated="1021"/>
        </table:table-row>
        <table:table-row table:style-name="ro3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2.02568793308">
            <text:p>-2.0256879331</text:p>
          </table:table-cell>
          <table:table-cell table:number-columns-repeated="1021"/>
        </table:table-row>
        <table:table-row table:style-name="ro1">
          <table:table-cell table:style-name="ce8" office:value-type="float" office:value="0.295">
            <text:p>0.295</text:p>
          </table:table-cell>
          <table:table-cell/>
          <table:table-cell table:style-name="ce1" table:formula="of:=[.C431]-[.C433]" office:value-type="float" office:value="-0.12983213717">
            <text:p>-0.1298321372</text:p>
          </table:table-cell>
          <table:table-cell table:style-name="ce1" table:formula="of:=[.C434]*h2ev" office:value-type="float" office:value="-3.53291220498962">
            <text:p>-3.532912205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1.1995266866">
            <text:p>-1.199526686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31]-[.C436]" office:value-type="float" office:value="-0.95599338365">
            <text:p>-0.9559933837</text:p>
          </table:table-cell>
          <table:table-cell table:formula="of:=[.C437]*h2ev" office:value-type="float" office:value="-26.0139035419562">
            <text:p>-26.013903542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4" office:value-type="float" office:value="0.1">
            <text:p>0.1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5" office:value-type="float" office:value="0.551652417399799">
            <text:p>0.551652417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>
            <text:p>Re-optimise pz again</text:p>
          </table:table-cell>
          <table:table-cell table:style-name="ce3"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S opt for CH3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.581">
            <text:p>-2.581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15134031615">
            <text:p>-0.1513403162</text:p>
          </table:table-cell>
          <table:table-cell table:number-columns-repeated="1021"/>
        </table:table-row>
        <table:table-row table:style-name="ro3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0.02150817872">
            <text:p>-0.0215081787</text:p>
          </table:table-cell>
          <table:table-cell table:number-columns-repeated="1021"/>
        </table:table-row>
        <table:table-row table:style-name="ro1">
          <table:table-cell table:style-name="ce4" office:value-type="float" office:value="2.23513197680436">
            <text:p>2.2351319768</text:p>
          </table:table-cell>
          <table:table-cell/>
          <table:table-cell table:style-name="ce1" table:formula="of:=[.C446]-[.C448]" office:value-type="float" office:value="-0.12983213743">
            <text:p>-0.1298321374</text:p>
          </table:table-cell>
          <table:table-cell table:style-name="ce1" table:formula="of:=[.C449]*h2ev" office:value-type="float" office:value="-3.53291221206457">
            <text:p>-3.5329122121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3.26796">
            <text:p>-3.26796</text:p>
          </table:table-cell>
          <table:table-cell office:value-type="string">
            <text:p>cation</text:p>
          </table:table-cell>
          <table:table-cell office:value-type="float" office:value="-0.0597398359">
            <text:p>-0.0597398359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46]-[.C451]" office:value-type="float" office:value="-0.09160048025">
            <text:p>-0.0916004803</text:p>
          </table:table-cell>
          <table:table-cell table:formula="of:=[.C452]*h2ev" office:value-type="float" office:value="-2.49257588846741">
            <text:p>-2.4925758885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ce8" office:value-type="float" office:value="10">
            <text:p>10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10.381044">
            <text:p>10.38104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S opt for b1u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1.598">
            <text:p>-1.598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05339248703">
            <text:p>-0.053392487</text:p>
          </table:table-cell>
          <table:table-cell table:number-columns-repeated="1021"/>
        </table:table-row>
        <table:table-row table:style-name="ro3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0.07643965032">
            <text:p>0.0764396503</text:p>
          </table:table-cell>
          <table:table-cell table:number-columns-repeated="1021"/>
        </table:table-row>
        <table:table-row table:style-name="ro1">
          <table:table-cell table:style-name="ce4" office:value-type="float" office:value="0.936246289600564">
            <text:p>0.9362462896</text:p>
          </table:table-cell>
          <table:table-cell/>
          <table:table-cell table:style-name="ce1" table:formula="of:=[.C459]-[.C461]" office:value-type="float" office:value="-0.12983213735">
            <text:p>-0.1298321374</text:p>
          </table:table-cell>
          <table:table-cell table:style-name="ce1" table:formula="of:=[.C462]*h2ev" office:value-type="float" office:value="-3.53291220988766">
            <text:p>-3.5329122099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4.92921244735">
            <text:p>-4.9292124474</text:p>
          </table:table-cell>
          <table:table-cell office:value-type="string">
            <text:p>cation</text:p>
          </table:table-cell>
          <table:table-cell office:value-type="float" office:value="0.0046649812">
            <text:p>0.0046649812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59]-[.C464]" office:value-type="float" office:value="-0.05805746823">
            <text:p>-0.0580574682</text:p>
          </table:table-cell>
          <table:table-cell table:formula="of:=[.C465]*h2ev" office:value-type="float" office:value="-1.57982409110306">
            <text:p>-1.5798240911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>
            <text:p>1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4.33508275132">
            <text:p>4.335082751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S opt for b1u, pz for s-t</text:p>
          </table:table-cell>
          <table:table-cell/>
          <table:table-cell office:value-type="string">
            <text:p>HF def-SV(P) au</text:p>
          </table:table-cell>
          <table:table-cell office:value-type="string">
            <text:p>b1u orbital eV</text:p>
          </table:table-cell>
          <table:table-cell table:style-name="ce12" office:value-type="float" office:value="-2.183">
            <text:p>-2.183</text:p>
          </table:table-cell>
          <table:table-cell table:number-columns-repeated="1019"/>
        </table:table-row>
        <table:table-row table:style-name="ro1"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1269727285">
            <text:p>-1.1269727285</text:p>
          </table:table-cell>
          <table:table-cell table:number-columns-repeated="1021"/>
        </table:table-row>
        <table:table-row table:style-name="ro3">
          <table:table-cell office:value-type="string">
            <text:p>pz</text:p>
          </table:table-cell>
          <table:table-cell table:number-columns-repeated="1023"/>
        </table:table-row>
        <table:table-row table:style-name="ro1">
          <table:table-cell office:value-type="string">
            <text:p>Exp</text:p>
          </table:table-cell>
          <table:table-cell office:value-type="string">
            <text:p>Triplet 1 b3g</text:p>
          </table:table-cell>
          <table:table-cell table:style-name="ce12" office:value-type="float" office:value="-0.7768118794">
            <text:p>-0.7768118794</text:p>
          </table:table-cell>
          <table:table-cell table:number-columns-repeated="1021"/>
        </table:table-row>
        <table:table-row table:style-name="ro1">
          <table:table-cell table:style-name="ce4" office:value-type="float" office:value="2.62352418974797">
            <text:p>2.6235241897</text:p>
          </table:table-cell>
          <table:table-cell/>
          <table:table-cell table:style-name="ce1" table:formula="of:=[.C472]-[.C474]" office:value-type="float" office:value="-0.3501608491">
            <text:p>-0.3501608491</text:p>
          </table:table-cell>
          <table:table-cell table:style-name="ce1" table:formula="of:=[.C475]*h2ev" office:value-type="float" office:value="-9.52836150170658">
            <text:p>-9.5283615017</text:p>
          </table:table-cell>
          <table:table-cell table:number-columns-repeated="1020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4" office:value-type="float" office:value="-12.7420186537">
            <text:p>-12.7420186537</text:p>
          </table:table-cell>
          <table:table-cell office:value-type="string">
            <text:p>cation</text:p>
          </table:table-cell>
          <table:table-cell office:value-type="float" office:value="-0.5585143526">
            <text:p>-0.5585143526</text:p>
          </table:table-cell>
          <table:table-cell table:number-columns-repeated="1021"/>
        </table:table-row>
        <table:table-row table:style-name="ro1">
          <table:table-cell office:value-type="string">
            <text:p>s</text:p>
          </table:table-cell>
          <table:table-cell/>
          <table:table-cell table:formula="of:=[.C472]-[.C477]" office:value-type="float" office:value="-0.5684583759">
            <text:p>-0.5684583759</text:p>
          </table:table-cell>
          <table:table-cell table:style-name="ce13" table:formula="of:=[.C478]*h2ev" office:value-type="float" office:value="-15.4685394388604">
            <text:p>-15.4685394389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Exp</text:p>
          </table:table-cell>
          <table:table-cell table:number-columns-repeated="1023"/>
        </table:table-row>
        <table:table-row table:style-name="ro1">
          <table:table-cell table:style-name="Default" office:value-type="float" office:value="20">
            <text:p>20</text:p>
          </table:table-cell>
          <table:table-cell table:number-columns-repeated="1023"/>
        </table:table-row>
        <table:table-row table:style-name="ro3">
          <table:table-cell office:value-type="string">
            <text:p>Coeff</text:p>
          </table:table-cell>
          <table:table-cell table:number-columns-repeated="1023"/>
        </table:table-row>
        <table:table-row table:style-name="ro1">
          <table:table-cell table:style-name="ce8" office:value-type="float" office:value="20">
            <text:p>2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>
            <text:p>Unoptimised</text:p>
          </table:table-cell>
          <table:table-cell table:style-name="Default"/>
          <table:table-cell table:style-name="Default"/>
          <table:table-cell table:style-name="Default"/>
          <table:table-cell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3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2.633">
            <text:p>-22.63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table:number-columns-repeated="2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3.859">
            <text:p>-13.859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table:number-columns-repeated="2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24">
            <text:p>-10.24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326">
            <text:p>-10.326</text:p>
          </table:table-cell>
          <table:table-cell table:number-columns-repeated="995"/>
        </table:table-row>
        <table:table-row table:style-name="ro3"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814386987">
            <text:p>-1.814386987</text:p>
          </table:table-cell>
          <table:table-cell table:style-name="Default"/>
          <table:table-cell/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0667427277">
            <text:p>-1.0667427277</text:p>
          </table:table-cell>
          <table:table-cell table:style-name="Default" table:number-columns-repeated="2"/>
          <table:table-cell table:style-name="ce15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/>
          <table:table-cell table:style-name="Default" table:number-columns-repeated="2"/>
          <table:table-cell table:style-name="ce15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125190093">
            <text:p>-0.7125190093</text:p>
          </table:table-cell>
          <table:table-cell table:style-name="Default"/>
          <table:table-cell/>
          <table:table-cell table:style-name="Default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161245218">
            <text:p>-0.7161245218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1.7329023479">
            <text:p>-1.7329023479</text:p>
          </table:table-cell>
          <table:table-cell table:style-name="Default"/>
          <table:table-cell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8540988431">
            <text:p>-0.8540988431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Triplet 1 b3g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4434131977">
            <text:p>-0.4434131977</text:p>
          </table:table-cell>
          <table:table-cell table:style-name="Default"/>
          <table:table-cell/>
          <table:table-cell table:style-name="Default" office:value-type="float" office:value="10">
            <text:p>10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0.4451506662">
            <text:p>-0.4451506662</text:p>
          </table:table-cell>
          <table:table-cell table:style-name="Default"/>
          <table:table-cell table:number-columns-repeated="995"/>
        </table:table-row>
        <table:table-row table:style-name="ro3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88]-[.C489]" office:value-type="float" office:value="-0.0814846390999999">
            <text:p>-0.0814846391</text:p>
          </table:table-cell>
          <table:table-cell table:style-name="ce11" table:formula="of:=[.C490]*h2ev" office:value-type="float" office:value="-2.21730984539383">
            <text:p>-2.217309845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H488]-[.H489]" office:value-type="float" office:value="0">
            <text:p>0</text:p>
          </table:table-cell>
          <table:table-cell table:style-name="ce11" table:formula="of:=[.H490]*h2ev" office:value-type="float" office:value="0">
            <text:p>0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488]-[.M489]" office:value-type="float" office:value="-0.2126438846">
            <text:p>-0.2126438846</text:p>
          </table:table-cell>
          <table:table-cell table:style-name="ce11" table:formula="of:=[.M490]*h2ev" office:value-type="float" office:value="-5.78633450542422">
            <text:p>-5.7863345054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488]-[.R489]" office:value-type="float" office:value="0">
            <text:p>0</text:p>
          </table:table-cell>
          <table:table-cell table:style-name="ce11" table:formula="of:=[.R490]*h2ev" office:value-type="float" office:value="0">
            <text:p>0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W488]-[.W489]" office:value-type="float" office:value="-0.2691058116">
            <text:p>-0.2691058116</text:p>
          </table:table-cell>
          <table:table-cell table:style-name="ce11" table:formula="of:=[.W490]*h2ev" office:value-type="float" office:value="-7.32274171063216">
            <text:p>-7.3227417106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B488]-[.AB489]" office:value-type="float" office:value="-0.2709738556">
            <text:p>-0.2709738556</text:p>
          </table:table-cell>
          <table:table-cell table:style-name="ce11" table:formula="of:=[.AB490]*h2ev" office:value-type="float" office:value="-7.37357377417908">
            <text:p>-7.3735737742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885609563">
            <text:p>-0.9885609563</text:p>
          </table:table-cell>
          <table:table-cell table:style-name="Default"/>
          <table:table-cell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5651393399">
            <text:p>-0.5651393399</text:p>
          </table:table-cell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/>
          <table:table-cell table:style-name="Default" table:number-columns-repeated="2"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3377973684">
            <text:p>-0.3377973684</text:p>
          </table:table-cell>
          <table:table-cell table:style-name="Default"/>
          <table:table-cell/>
          <table:table-cell table:style-name="Default" office:value-type="float" office:value="-3.37007587816">
            <text:p>-3.3700758782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3380009767">
            <text:p>-0.3380009767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C488]-[.C491]" office:value-type="float" office:value="-0.8258260307">
            <text:p>-0.8258260307</text:p>
          </table:table-cell>
          <table:table-cell table:style-name="Default" table:formula="of:=[.C492]*h2ev" office:value-type="float" office:value="-22.4718696514865">
            <text:p>-22.4718696515</text:p>
          </table:table-cell>
          <table:table-cell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H488]-[.H491]" office:value-type="float" office:value="0">
            <text:p>0</text:p>
          </table:table-cell>
          <table:table-cell table:style-name="Default" table:formula="of:=[.H492]*h2ev" office:value-type="float" office:value="0">
            <text:p>0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M488]-[.M491]" office:value-type="float" office:value="-0.5016033878">
            <text:p>-0.5016033878</text:p>
          </table:table-cell>
          <table:table-cell table:style-name="Default" table:formula="of:=[.M492]*h2ev" office:value-type="float" office:value="-13.6493226519284">
            <text:p>-13.6493226519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R488]-[.R491]" office:value-type="float" office:value="0">
            <text:p>0</text:p>
          </table:table-cell>
          <table:table-cell table:style-name="Default" table:formula="of:=[.R492]*h2ev" office:value-type="float" office:value="0">
            <text:p>0</text:p>
          </table:table-cell>
          <table:table-cell table:style-name="Default"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W488]-[.W491]" office:value-type="float" office:value="-0.3747216409">
            <text:p>-0.3747216409</text:p>
          </table:table-cell>
          <table:table-cell table:style-name="Default" table:formula="of:=[.W492]*h2ev" office:value-type="float" office:value="-10.1966946510008">
            <text:p>-10.196694651</text:p>
          </table:table-cell>
          <table:table-cell/>
          <table:table-cell table:style-name="Default" office:value-type="float" office:value="0.4">
            <text:p>0.4</text:p>
          </table:table-cell>
          <table:table-cell table:style-name="Default"/>
          <table:table-cell table:style-name="Default" table:formula="of:=[.AB488]-[.AB491]" office:value-type="float" office:value="-0.3781235451">
            <text:p>-0.3781235451</text:p>
          </table:table-cell>
          <table:table-cell table:style-name="Default" table:formula="of:=[.AB492]*h2ev" office:value-type="float" office:value="-10.2892651742192">
            <text:p>-10.2892651742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Default" table:number-columns-repeated="10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11" office:value-type="string">
            <text:p>Unoptimised</text:p>
          </table:table-cell>
          <table:table-cell table:style-name="Default" table:number-columns-repeated="3"/>
          <table:table-cell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table:number-columns-repeated="4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3"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/>
          <table:table-cell table:style-name="ce11" office:value-type="string">
            <text:p>Unoptimised</text:p>
          </table:table-cell>
          <table:table-cell table:style-name="Default" office:value-type="string">
            <text:p>s values from ch3</text:p>
          </table:table-cell>
          <table:table-cell table:style-name="Default" table:number-columns-repeated="2"/>
          <table:table-cell table:number-columns-repeated="995"/>
        </table:table-row>
        <table:table-row table:style-name="ro3"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0.631">
            <text:p>-20.63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21.539">
            <text:p>-21.539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1.63">
            <text:p>-11.63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7.63">
            <text:p>-7.63</text:p>
          </table:table-cell>
          <table:table-cell table:style-name="Default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8.198">
            <text:p>-8.198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8.299">
            <text:p>-8.299</text:p>
          </table:table-cell>
          <table:table-cell table:number-columns-repeated="995"/>
        </table:table-row>
        <table:table-row table:style-name="ro3"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6753671396">
            <text:p>-1.6753671396</text:p>
          </table:table-cell>
          <table:table-cell table:style-name="Default"/>
          <table:table-cell/>
          <table:table-cell table:style-name="Default" office:value-type="float" office:value="0.5516524">
            <text:p>0.55165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7453927139">
            <text:p>-1.7453927139</text:p>
          </table:table-cell>
          <table:table-cell table:style-name="Default" table:number-columns-repeated="2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9046478071">
            <text:p>-0.9046478071</text:p>
          </table:table-cell>
          <table:table-cell table:style-name="Default" table:number-columns-repeated="2"/>
          <table:table-cell table:style-name="ce15" office:value-type="float" office:value="2.77208409243">
            <text:p>2.772084092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312556708">
            <text:p>-0.5312556708</text:p>
          </table:table-cell>
          <table:table-cell table:style-name="Default" table:number-columns-repeated="2"/>
          <table:table-cell table:style-name="ce15" office:value-type="float" office:value="6.17324001968">
            <text:p>6.1732400197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600319127">
            <text:p>-0.5600319127</text:p>
          </table:table-cell>
          <table:table-cell table:style-name="Default"/>
          <table:table-cell/>
          <table:table-cell table:style-name="Default" office:value-type="float" office:value="10.381044">
            <text:p>10.381044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5649346486">
            <text:p>-0.564934648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1">
            <text:p>0.1</text:p>
          </table:table-cell>
          <table:table-cell table:style-name="Default" office:value-type="string">
            <text:p>Triplet 1 b3g (same as ref)</text:p>
          </table:table-cell>
          <table:table-cell table:style-name="Default" office:value-type="float" office:value="-1.6365634212">
            <text:p>-1.6365634212</text:p>
          </table:table-cell>
          <table:table-cell table:style-name="Default"/>
          <table:table-cell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1.7105079613">
            <text:p>-1.7105079613</text:p>
          </table:table-cell>
          <table:table-cell table:style-name="Default" table:number-columns-repeated="2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7330984802">
            <text:p>-0.7330984802</text:p>
          </table:table-cell>
          <table:table-cell table:style-name="Default" table:number-columns-repeated="2"/>
          <table:table-cell table:style-name="Default" office:value-type="float" office:value="1">
            <text:p>1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17624673">
            <text:p>-0.317624673</text:p>
          </table:table-cell>
          <table:table-cell table:style-name="Default" table:number-columns-repeated="2"/>
          <table:table-cell table:style-name="Default" office:value-type="float" office:value="5">
            <text:p>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294492921">
            <text:p>-0.3294492921</text:p>
          </table:table-cell>
          <table:table-cell table:style-name="Default"/>
          <table:table-cell/>
          <table:table-cell table:style-name="Default" office:value-type="float" office:value="10">
            <text:p>10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332356392">
            <text:p>-0.332356392</text:p>
          </table:table-cell>
          <table:table-cell table:style-name="Default"/>
          <table:table-cell table:number-columns-repeated="995"/>
        </table:table-row>
        <table:table-row table:style-name="ro3"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C496]-[.C497]" office:value-type="float" office:value="-0.0388037184000001">
            <text:p>-0.0388037184</text:p>
          </table:table-cell>
          <table:table-cell table:style-name="ce11" table:formula="of:=[.C498]*h2ev" office:value-type="float" office:value="-1.05590290141213">
            <text:p>-1.055902901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H496]-[.H497]" office:value-type="float" office:value="-0.0348847526">
            <text:p>-0.0348847526</text:p>
          </table:table-cell>
          <table:table-cell table:style-name="ce11" table:formula="of:=[.H498]*h2ev" office:value-type="float" office:value="-0.949262416185975">
            <text:p>-0.9492624162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496]-[.M497]" office:value-type="float" office:value="-0.1715493269">
            <text:p>-0.1715493269</text:p>
          </table:table-cell>
          <table:table-cell table:style-name="ce11" table:formula="of:=[.M498]*h2ev" office:value-type="float" office:value="-4.66809469499209">
            <text:p>-4.668094695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496]-[.R497]" office:value-type="float" office:value="-0.2136309978">
            <text:p>-0.2136309978</text:p>
          </table:table-cell>
          <table:table-cell table:style-name="ce11" table:formula="of:=[.R498]*h2ev" office:value-type="float" office:value="-5.81319522225445">
            <text:p>-5.8131952223</text:p>
          </table:table-cell>
          <table:table-cell table:style-name="Default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W496]-[.W497]" office:value-type="float" office:value="-0.2305826206">
            <text:p>-0.2305826206</text:p>
          </table:table-cell>
          <table:table-cell table:style-name="ce11" table:formula="of:=[.W498]*h2ev" office:value-type="float" office:value="-6.27447234816422">
            <text:p>-6.2744723482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B496]-[.AB497]" office:value-type="float" office:value="-0.2325782566">
            <text:p>-0.2325782566</text:p>
          </table:table-cell>
          <table:table-cell table:style-name="ce11" table:formula="of:=[.AB498]*h2ev" office:value-type="float" office:value="-6.32877636668226">
            <text:p>-6.3287763667</text:p>
          </table:table-cell>
          <table:table-cell table:number-columns-repeated="995"/>
        </table:table-row>
        <table:table-row table:style-name="ro1"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228890989">
            <text:p>-0.9228890989</text:p>
          </table:table-cell>
          <table:table-cell table:style-name="Default"/>
          <table:table-cell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9592955958">
            <text:p>-0.9592955958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856527728">
            <text:p>-0.4856527728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536210475">
            <text:p>-0.2536210475</text:p>
          </table:table-cell>
          <table:table-cell table:style-name="Default" table:number-columns-repeated="2"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603278434">
            <text:p>-0.2603278434</text:p>
          </table:table-cell>
          <table:table-cell table:style-name="Default"/>
          <table:table-cell/>
          <table:table-cell table:style-name="Default" office:value-type="float" office:value="-3.57756053614">
            <text:p>-3.5775605361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2612685066">
            <text:p>-0.2612685066</text:p>
          </table:table-cell>
          <table:table-cell table:style-name="Default"/>
          <table:table-cell table:number-columns-repeated="995"/>
        </table:table-row>
        <table:table-row table:style-name="ro1"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C496]-[.C499]" office:value-type="float" office:value="-0.7524780407">
            <text:p>-0.7524780407</text:p>
          </table:table-cell>
          <table:table-cell table:style-name="Default" table:formula="of:=[.C500]*h2ev" office:value-type="float" office:value="-20.4759692932944">
            <text:p>-20.4759692933</text:p>
          </table:table-cell>
          <table:table-cell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H496]-[.H499]" office:value-type="float" office:value="-0.7860971181">
            <text:p>-0.7860971181</text:p>
          </table:table-cell>
          <table:table-cell table:style-name="Default" table:formula="of:=[.H500]*h2ev" office:value-type="float" office:value="-21.390790934961">
            <text:p>-21.390790935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M496]-[.M499]" office:value-type="float" office:value="-0.4189950343">
            <text:p>-0.4189950343</text:p>
          </table:table-cell>
          <table:table-cell table:style-name="Default" table:formula="of:=[.M500]*h2ev" office:value-type="float" office:value="-11.401434981928">
            <text:p>-11.4014349819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R496]-[.R499]" office:value-type="float" office:value="-0.2776346233">
            <text:p>-0.2776346233</text:p>
          </table:table-cell>
          <table:table-cell table:style-name="Default" table:formula="of:=[.R500]*h2ev" office:value-type="float" office:value="-7.55482248512896">
            <text:p>-7.5548224851</text:p>
          </table:table-cell>
          <table:table-cell table:style-name="Default"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W496]-[.W499]" office:value-type="float" office:value="-0.2997040693">
            <text:p>-0.2997040693</text:p>
          </table:table-cell>
          <table:table-cell table:style-name="Default" table:formula="of:=[.W500]*h2ev" office:value-type="float" office:value="-8.15536266593695">
            <text:p>-8.1553626659</text:p>
          </table:table-cell>
          <table:table-cell/>
          <table:table-cell table:style-name="Default" office:value-type="float" office:value="0.5">
            <text:p>0.5</text:p>
          </table:table-cell>
          <table:table-cell table:style-name="Default"/>
          <table:table-cell table:style-name="Default" table:formula="of:=[.AB496]-[.AB499]" office:value-type="float" office:value="-0.303666142">
            <text:p>-0.303666142</text:p>
          </table:table-cell>
          <table:table-cell table:style-name="Default" table:formula="of:=[.AB500]*h2ev" office:value-type="float" office:value="-8.2631761495936">
            <text:p>-8.2631761496</text:p>
          </table:table-cell>
          <table:table-cell table:number-columns-repeated="995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11" office:value-type="string">
            <text:p>Unoptimised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301">
            <text:p>-10.30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8129441757">
            <text:p>-0.812944175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6753676264">
            <text:p>-0.6753676264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504]-[.M505]" office:value-type="float" office:value="-0.1375765493">
            <text:p>-0.1375765493</text:p>
          </table:table-cell>
          <table:table-cell table:style-name="ce11" table:formula="of:=[.M506]*h2ev" office:value-type="float" office:value="-3.7436483811855">
            <text:p>-3.74364838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83973363833">
            <text:p>-3.839733638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435734362">
            <text:p>-0.4435734362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">
            <text:p>0.6</text:p>
          </table:table-cell>
          <table:table-cell table:style-name="Default"/>
          <table:table-cell table:style-name="Default" table:formula="of:=[.M504]-[.M507]" office:value-type="float" office:value="-0.3693707395">
            <text:p>-0.3693707395</text:p>
          </table:table-cell>
          <table:table-cell table:style-name="Default" table:formula="of:=[.M508]*h2ev" office:value-type="float" office:value="-10.0510892155838">
            <text:p>-10.051089215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"/>
          <table:table-cell table:style-name="ce11" office:value-type="string">
            <text:p>Optimsed for s-t</text:p>
          </table:table-cell>
          <table:table-cell table:style-name="Default" table:number-columns-repeated="3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>
            <text:p>s coeff, exp</text:p>
          </table:table-cell>
          <table:table-cell table:style-name="Default"/>
          <table:table-cell table:style-name="Default" office:value-type="string">
            <text:p>b1u orbital eV</text:p>
          </table:table-cell>
          <table:table-cell table:style-name="Default" office:value-type="float" office:value="-10.062">
            <text:p>-10.06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9729193371">
            <text:p>-0.7972919337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5">
            <text:p>0.5</text:p>
          </table:table-cell>
          <table:table-cell table:style-name="Default" office:value-type="string">
            <text:p>Triplet 1 b3g</text:p>
          </table:table-cell>
          <table:table-cell table:style-name="Default" office:value-type="float" office:value="-0.66745979631">
            <text:p>-0.6674597963</text:p>
          </table:table-cell>
          <table:table-cell table:style-name="Default"/>
          <table:table-cell table:number-columns-repeated="1010"/>
        </table:table-row>
        <table:table-row table:style-name="ro3">
          <table:table-cell table:number-columns-repeated="10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M512]-[.M513]" office:value-type="float" office:value="-0.1298321374">
            <text:p>-0.1298321374</text:p>
          </table:table-cell>
          <table:table-cell table:style-name="ce11" table:formula="of:=[.M514]*h2ev" office:value-type="float" office:value="-3.53291221124823">
            <text:p>-3.5329122112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369154248">
            <text:p>-0.436915424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M512]-[.M515]" office:value-type="float" office:value="-0.36037650891">
            <text:p>-0.3603765089</text:p>
          </table:table-cell>
          <table:table-cell table:style-name="Default" table:formula="of:=[.M516]*h2ev" office:value-type="float" office:value="-9.80634374871769">
            <text:p>-9.80634374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>
            <text:p>reference</text:p>
          </table:table-cell>
          <table:table-cell table:number-columns-repeated="1013"/>
        </table:table-row>
        <table:table-row table:style-name="ro3">
          <table:table-cell table:number-columns-repeated="10"/>
          <table:table-cell office:value-type="string">
            <text:p>C2H4</text:p>
          </table:table-cell>
          <table:table-cell/>
          <table:table-cell office:value-type="string">
            <text:p>HF def-SV(P) au</text:p>
          </table:table-cell>
          <table:table-cell office:value-type="string">
            <text:p>1 a" orbital eV</text:p>
          </table:table-cell>
          <table:table-cell office:value-type="float" office:value="-10.363">
            <text:p>-10.363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4">
            <text:p>-77.965848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Triplet 2a”</text:p>
          </table:table-cell>
          <table:table-cell office:value-type="float" office:value="-77.8360150327">
            <text:p>-77.8360150327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5"/>
          <table:table-cell/>
          <table:table-cell table:style-name="ce1" table:formula="of:=[.M523]-[.M521]" office:value-type="float" office:value="0.129833707299994">
            <text:p>0.1298337073</text:p>
          </table:table-cell>
          <table:table-cell table:style-name="ce1" table:formula="of:=[.M524]*conv" office:value-type="float" office:value="3.5329549304006">
            <text:p>3.5329549304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12"/>
          <table:table-cell table:number-columns-repeated="1013"/>
        </table:table-row>
        <table:table-row table:style-name="ro1">
          <table:table-cell table:number-columns-repeated="10"/>
          <table:table-cell table:style-name="ce15"/>
          <table:table-cell office:value-type="string">
            <text:p>cation</text:p>
          </table:table-cell>
          <table:table-cell office:value-type="float" office:value="-77.6317562756">
            <text:p>-77.631756275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formula="of:=[.M526]-[.M521]" office:value-type="float" office:value="0.334092464400001">
            <text:p>0.3340924644</text:p>
          </table:table-cell>
          <table:table-cell table:formula="of:=[.M527]*conv" office:value-type="float" office:value="9.09111850734099">
            <text:p>9.0911185073</text:p>
          </table:table-cell>
          <table:table-cell table:number-columns-repeated="1010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ing Results" table:style-name="ta2" table:print="false">
        <table:table-column table:style-name="co9" table:default-cell-style-name="Default"/>
        <table:table-column table:style-name="co10" table:number-columns-repeated="1023" table:default-cell-style-name="Default"/>
        <table:table-row table:style-name="ro1" table:number-rows-repeated="2">
          <table:table-cell table:style-name="ce16" table:number-columns-repeated="3"/>
          <table:table-cell table:style-name="ce21"/>
          <table:table-cell table:style-name="ce16" table:number-columns-repeated="1020"/>
        </table:table-row>
        <table:table-row table:style-name="ro1">
          <table:table-cell table:style-name="ce16" table:number-columns-repeated="3"/>
          <table:table-cell table:style-name="ce21"/>
          <table:table-cell table:style-name="ce16" table:number-columns-repeated="1020"/>
        </table:table-row>
        <table:table-row table:style-name="ro1">
          <table:table-cell table:style-name="ce16" table:number-columns-repeated="3"/>
          <table:table-cell table:style-name="ce21"/>
          <table:table-cell table:style-name="ce16" table:number-columns-repeated="1020"/>
        </table:table-row>
        <table:table-row table:style-name="ro1">
          <table:table-cell table:style-name="ce17" table:number-columns-repeated="3"/>
          <table:table-cell table:style-name="ce22" office:value-type="string">
            <text:p>Reference rings</text:p>
          </table:table-cell>
          <table:table-cell table:style-name="ce17" table:number-columns-repeated="2"/>
          <table:table-cell table:style-name="ce17" office:value-type="string">
            <text:p>HF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₅₄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9.235">
            <text:p>-9.235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8.036">
            <text:p>-8.036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7.24">
            <text:p>-7.2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7.277">
            <text:p>-7.27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7.249">
            <text:p>-7.24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336">
            <text:p>-6.33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/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0.5181782147">
            <text:p>-230.5181782147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3.0506858249">
            <text:p>-383.050685824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5.5749982335">
            <text:p>-535.574998233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1.2865904622">
            <text:p>-611.286590462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15.2362523765">
            <text:p>-915.236252376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54.154876633">
            <text:p>-2054.154876633</text:p>
          </table:table-cell>
          <table:table-cell table:number-columns-repeated="4"/>
          <table:table-cell office:value-type="string">
            <text:p>Singlet</text:p>
          </table:table-cell>
          <table:table-cell/>
          <table:table-cell table:number-columns-repeated="2"/>
          <table:table-cell table:style-name="ce2" table:number-columns-repeated="13"/>
          <table:table-cell table:style-name="ce2">
            <draw:frame table:end-cell-address="'Ring Results'.BL20" table:end-x="0.742cm" table:end-y="0.333cm" draw:z-index="9" draw:style-name="gr1" draw:text-style-name="P1" svg:width="13cm" svg:height="5.908cm" svg:x="1.29cm" svg:y="0.351cm">
              <draw:object draw:notify-on-update-of-ranges="'Ring Results'.D5:'Ring Results'.D5 'Ring Results'.D14:'Ring Results'.D14"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0.3916217519">
            <text:p>-230.391621751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2.9319016094">
            <text:p>-382.931901609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5.4944753656">
            <text:p>-535.494475365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1.1994143705">
            <text:p>-611.199414370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15.1317996893">
            <text:p>-915.1317996893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54.141005961">
            <text:p>-2054.141005961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/>
          <table:table-cell table:number-columns-repeated="2"/>
          <table:table-cell table:style-name="ce2"/>
          <table:table-cell table:style-name="ce2">
            <draw:frame table:end-cell-address="'Ring Results'.AZ21" table:end-x="0.599cm" table:end-y="0.168cm" draw:z-index="15" draw:style-name="gr1" draw:text-style-name="P1" svg:width="13cm" svg:height="5.991cm" svg:x="1.148cm" svg:y="0.103cm">
              <draw:object draw:notify-on-update-of-ranges="'Ring Results'.D5:'Ring Results'.D5 'Ring Results'.D14:'Ring Results'.D14" xlink:href="./Object 51" xlink:type="simple" xlink:show="embed" xlink:actuate="onLoad">
                <text:p/>
              </draw:object>
              <draw:image xlink:href="./ObjectReplacements/Object 5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F21" table:end-x="1.034cm" table:end-y="0.008cm" draw:z-index="4" draw:style-name="gr1" draw:text-style-name="P1" svg:width="12.984cm" svg:height="5.918cm" svg:x="1.599cm" svg:y="0.016cm">
              <draw:object draw:notify-on-update-of-ranges="'Ring Results'.D5:'Ring Results'.D5 'Ring Results'.D14:'Ring Results'.D14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]-[.F8]" office:value-type="float" office:value="0.126556462799982">
            <text:p>0.1265564628</text:p>
          </table:table-cell>
          <table:table-cell table:style-name="ce11" table:formula="of:=[.F10]*conv" office:value-type="float" office:value="3.44377657021026">
            <text:p>3.4437765702</text:p>
          </table:table-cell>
          <table:table-cell table:style-name="ce2" table:number-columns-repeated="2"/>
          <table:table-cell table:number-columns-repeated="2"/>
          <table:table-cell table:style-name="ce11" table:formula="of:=[.L9]-[.L8]" office:value-type="float" office:value="0.1187842155">
            <text:p>0.1187842155</text:p>
          </table:table-cell>
          <table:table-cell table:style-name="ce11" table:formula="of:=[.L10]*conv" office:value-type="float" office:value="3.23228296050136">
            <text:p>3.2322829605</text:p>
          </table:table-cell>
          <table:table-cell table:style-name="ce11" table:number-columns-repeated="2"/>
          <table:table-cell table:number-columns-repeated="2"/>
          <table:table-cell table:style-name="ce11" table:formula="of:=[.R9]-[.R8]" office:value-type="float" office:value="0.0805228678999583">
            <text:p>0.0805228679</text:p>
          </table:table-cell>
          <table:table-cell table:style-name="ce11" table:formula="of:=[.R10]*conv" office:value-type="float" office:value="2.19113871946847">
            <text:p>2.1911387195</text:p>
          </table:table-cell>
          <table:table-cell table:style-name="ce11" table:number-columns-repeated="2"/>
          <table:table-cell table:number-columns-repeated="2"/>
          <table:table-cell table:style-name="ce11" table:formula="of:=[.X9]-[.X8]" office:value-type="float" office:value="0.0871760917000302">
            <text:p>0.0871760917</text:p>
          </table:table-cell>
          <table:table-cell table:style-name="ce11" table:formula="of:=[.X10]*conv" office:value-type="float" office:value="2.37218215045678">
            <text:p>2.3721821505</text:p>
          </table:table-cell>
          <table:table-cell table:number-columns-repeated="4"/>
          <table:table-cell table:style-name="ce11" table:formula="of:=[.AD9]-[.AD8]" office:value-type="float" office:value="0.104452687200023">
            <text:p>0.1044526872</text:p>
          </table:table-cell>
          <table:table-cell table:style-name="ce11" table:formula="of:=[.AD10]*conv" office:value-type="float" office:value="2.84230223345806">
            <text:p>2.8423022335</text:p>
          </table:table-cell>
          <table:table-cell table:number-columns-repeated="4"/>
          <table:table-cell table:style-name="ce11" table:formula="of:=[.AJ9]-[.AJ8]" office:value-type="float" office:value="0.0138706720003938">
            <text:p>0.013870672</text:p>
          </table:table-cell>
          <table:table-cell table:style-name="ce11" table:formula="of:=[.AJ10]*conv" office:value-type="float" office:value="0.377440189076101">
            <text:p>0.3774401891</text:p>
          </table:table-cell>
          <table:table-cell table:number-columns-repeated="4"/>
          <table:table-cell table:style-name="ce11" table:formula="of:=[.AP9]-[.AP8]" office:value-type="float" office:value="0">
            <text:p>0</text:p>
          </table:table-cell>
          <table:table-cell table:style-name="ce11" table:formula="of:=[.AP10]*conv" office:value-type="float" office:value="0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0.2221636116">
            <text:p>-230.2221636116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2.7880222877">
            <text:p>-382.788022287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5.3409171967">
            <text:p>-535.34091719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1.0561115272">
            <text:p>-611.056111527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5.0063860561">
            <text:p>-915.006386056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53.995296129">
            <text:p>-2053.995296129</text:p>
          </table:table-cell>
          <table:table-cell table:number-columns-repeated="4"/>
          <table:table-cell office:value-type="string">
            <text:p>cation</text:p>
          </table:table-cell>
          <table:table-cell/>
          <table:table-cell table:number-columns-repeated="2"/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11]-[.F8]" office:value-type="float" office:value="0.296014603099991">
            <text:p>0.2960146031</text:p>
          </table:table-cell>
          <table:table-cell table:formula="of:=[.F12]*conv" office:value-type="float" office:value="8.05496718256874">
            <text:p>8.0549671826</text:p>
          </table:table-cell>
          <table:table-cell table:style-name="ce2" table:number-columns-repeated="2"/>
          <table:table-cell table:number-columns-repeated="2"/>
          <table:table-cell table:formula="of:=[.L11]-[.L8]" office:value-type="float" office:value="0.262663537199955">
            <text:p>0.2626635372</text:p>
          </table:table-cell>
          <table:table-cell table:formula="of:=[.L12]*conv" office:value-type="float" office:value="7.14743850487804">
            <text:p>7.1474385049</text:p>
          </table:table-cell>
          <table:table-cell table:number-columns-repeated="4"/>
          <table:table-cell table:formula="of:=[.R11]-[.R8]" office:value-type="float" office:value="0.234081036799921">
            <text:p>0.2340810368</text:p>
          </table:table-cell>
          <table:table-cell table:formula="of:=[.R12]*conv" office:value-type="float" office:value="6.3696690965213">
            <text:p>6.3696690965</text:p>
          </table:table-cell>
          <table:table-cell table:number-columns-repeated="4"/>
          <table:table-cell table:formula="of:=[.X11]-[.X8]" office:value-type="float" office:value="0.230478935000065">
            <text:p>0.230478935</text:p>
          </table:table-cell>
          <table:table-cell table:formula="of:=[.X12]*conv" office:value-type="float" office:value="6.27165091943727">
            <text:p>6.2716509194</text:p>
          </table:table-cell>
          <table:table-cell table:number-columns-repeated="4"/>
          <table:table-cell table:formula="of:=[.AD11]-[.AD8]" office:value-type="float" office:value="0.229866320399992">
            <text:p>0.2298663204</text:p>
          </table:table-cell>
          <table:table-cell table:formula="of:=[.AD12]*conv" office:value-type="float" office:value="6.25498082800438">
            <text:p>6.254980828</text:p>
          </table:table-cell>
          <table:table-cell table:number-columns-repeated="4"/>
          <table:table-cell table:formula="of:=[.AJ11]-[.AJ8]" office:value-type="float" office:value="0.159580504000132">
            <text:p>0.159580504</text:p>
          </table:table-cell>
          <table:table-cell table:formula="of:=[.AJ12]*conv" office:value-type="float" office:value="4.34240645305139">
            <text:p>4.3424064531</text:p>
          </table:table-cell>
          <table:table-cell table:number-columns-repeated="4"/>
          <table:table-cell table:formula="of:=[.AP11]-[.AP8]" office:value-type="float" office:value="0">
            <text:p>0</text:p>
          </table:table-cell>
          <table:table-cell table:formula="of:=[.AP12]*conv" office:value-type="float" office:value="0">
            <text:p>0</text:p>
          </table:table-cell>
          <table:table-cell/>
          <table:table-cell table:style-name="ce2" table:number-columns-repeated="98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>
            <text:p>Pseudo-ring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8" office:value-type="string">
            <text:p>HF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₅₄H₁₈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 table:number-columns-repeated="981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9.331">
            <text:p>-9.331</text:p>
          </table:table-cell>
          <table:table-cell table:style-name="ce24" table:formula="of:=[.G7]-[.G16]" office:value-type="float" office:value="0.0960000000000001">
            <text:p>0.096</text:p>
          </table:table-cell>
          <table:table-cell table:style-name="ce24"/>
          <table:table-cell/>
          <table:table-cell table:style-name="ce2" office:value-type="string">
            <text:p>HOMO</text:p>
          </table:table-cell>
          <table:table-cell/>
          <table:table-cell office:value-type="float" office:value="-8.217">
            <text:p>-8.217</text:p>
          </table:table-cell>
          <table:table-cell table:style-name="ce24" table:formula="of:=[.M7]-[.M16]" office:value-type="float" office:value="0.181000000000001">
            <text:p>0.181</text:p>
          </table:table-cell>
          <table:table-cell table:style-name="ce24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489">
            <text:p>-7.489</text:p>
          </table:table-cell>
          <table:table-cell table:style-name="ce24" table:formula="of:=[.S7]-[.S16]" office:value-type="float" office:value="0.249">
            <text:p>0.249</text:p>
          </table:table-cell>
          <table:table-cell table:style-name="ce24"/>
          <table:table-cell/>
          <table:table-cell table:style-name="ce2" office:value-type="string">
            <text:p>HOMO</text:p>
          </table:table-cell>
          <table:table-cell/>
          <table:table-cell office:value-type="float" office:value="-7.572">
            <text:p>-7.572</text:p>
          </table:table-cell>
          <table:table-cell table:style-name="ce24" table:formula="of:=[.Y7]-[.Y16]" office:value-type="float" office:value="0.295">
            <text:p>0.295</text:p>
          </table:table-cell>
          <table:table-cell table:style-name="ce24"/>
          <table:table-cell/>
          <table:table-cell table:style-name="ce2" office:value-type="string">
            <text:p>HOMO</text:p>
          </table:table-cell>
          <table:table-cell/>
          <table:table-cell office:value-type="float" office:value="-7.737">
            <text:p>-7.737</text:p>
          </table:table-cell>
          <table:table-cell table:style-name="ce24" table:formula="of:=[.AE7]-[.AE16]" office:value-type="float" office:value="0.488">
            <text:p>0.48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7.028">
            <text:p>-7.028</text:p>
          </table:table-cell>
          <table:table-cell table:style-name="ce24" table:formula="of:=[.AK7]-[.AK16]" office:value-type="float" office:value="0.691999999999999">
            <text:p>0.69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/>
          <table:table-cell table:style-name="ce24" table:formula="of:=[.AQ7]-[.AQ16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17];[.N17];[.T17];[.Z17];[.AF17];[.AL17]);-MIN([.H17];[.N17];[.T17];[.Z17];[.AF17];[.AL17]))" office:value-type="float" office:value="9.84632896983494">
            <text:p>9.8463289698</text:p>
          </table:table-cell>
          <table:table-cell table:style-name="ce20" table:formula="of:=AVERAGE([.H17];[.N17];[.T17];[.Z17];[.AF17];[.AL17])" office:value-type="float" office:value="4.43434519012368">
            <text:p>4.434345190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3377936238">
            <text:p>-2.3377936238</text:p>
          </table:table-cell>
          <table:table-cell/>
          <table:table-cell table:style-name="ce20" table:formula="of:=ABS(([.H16]/[.G16])*100)" office:value-type="float" office:value="1.02882863573036">
            <text:p>1.0288286357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3.8642816382">
            <text:p>-3.8642816382</text:p>
          </table:table-cell>
          <table:table-cell/>
          <table:table-cell table:style-name="ce20" table:formula="of:=ABS(([.N16]/[.M16])*100)" office:value-type="float" office:value="2.20275039552149">
            <text:p>2.2027503955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5.3833753031">
            <text:p>-5.3833753031</text:p>
          </table:table-cell>
          <table:table-cell/>
          <table:table-cell table:style-name="ce20" table:formula="of:=ABS(([.T16]/[.S16])*100)" office:value-type="float" office:value="3.32487648551208">
            <text:p>3.3248764855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6.1420072813">
            <text:p>-6.1420072813</text:p>
          </table:table-cell>
          <table:table-cell/>
          <table:table-cell table:style-name="ce20" table:formula="of:=ABS(([.Z16]/[.Y16])*100)" office:value-type="float" office:value="3.8959323824617">
            <text:p>3.8959323825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9.1796419539">
            <text:p>-9.1796419539</text:p>
          </table:table-cell>
          <table:table-cell/>
          <table:table-cell table:style-name="ce20" table:formula="of:=ABS(([.AF16]/[.AE16])*100)" office:value-type="float" office:value="6.30735427168154">
            <text:p>6.307354271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0.5130563254">
            <text:p>-20.5130563254</text:p>
          </table:table-cell>
          <table:table-cell/>
          <table:table-cell table:style-name="ce20" table:formula="of:=ABS(([.AL16]/[.AK16])*100)" office:value-type="float" office:value="9.84632896983494">
            <text:p>9.8463289698</text:p>
          </table:table-cell>
          <table:table-cell table:number-columns-repeated="2"/>
          <table:table-cell office:value-type="string">
            <text:p>Singlet</text:p>
          </table:table-cell>
          <table:table-cell/>
          <table:table-cell/>
          <table:table-cell table:style-name="ce20" table:formula="of:=ABS(([.AR16]/[.AQ16])*100)" office:value-type="float" office:value="0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Triplet 2a”</text:p>
          </table:table-cell>
          <table:table-cell office:value-type="float" office:value="-2.2182328891">
            <text:p>-2.218232889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.7436482805">
            <text:p>-3.743648280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5.3030370955">
            <text:p>-5.303037095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5773967655">
            <text:p>-6.057739676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.0804579054">
            <text:p>-9.080457905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0.5627839163">
            <text:p>-20.562783916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/>
          <table:table-cell/>
          <table:table-cell table:style-name="ce2" table:number-columns-repeated="981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18]-[.F17]" office:value-type="float" office:value="0.1195607347">
            <text:p>0.1195607347</text:p>
          </table:table-cell>
          <table:table-cell table:style-name="ce11" table:formula="of:=[.F19]*conv" office:value-type="float" office:value="3.2534131230242">
            <text:p>3.253413123</text:p>
          </table:table-cell>
          <table:table-cell table:style-name="ce24" table:formula="of:=[.G10]-[.G19]" office:value-type="float" office:value="0.190363447186063">
            <text:p>0.1903634472</text:p>
          </table:table-cell>
          <table:table-cell table:style-name="ce24"/>
          <table:table-cell table:number-columns-repeated="2"/>
          <table:table-cell table:style-name="ce11" table:formula="of:=[.L18]-[.L17]" office:value-type="float" office:value="0.1206333577">
            <text:p>0.1206333577</text:p>
          </table:table-cell>
          <table:table-cell table:style-name="ce11" table:formula="of:=[.L19]*conv" office:value-type="float" office:value="3.28260067990074">
            <text:p>3.2826006799</text:p>
          </table:table-cell>
          <table:table-cell table:style-name="ce24" table:formula="of:=[.M10]-[.M19]" office:value-type="float" office:value="-0.0503177193993816">
            <text:p>-0.0503177194</text:p>
          </table:table-cell>
          <table:table-cell table:style-name="ce24"/>
          <table:table-cell table:number-columns-repeated="2"/>
          <table:table-cell table:style-name="ce11" table:formula="of:=[.R18]-[.R17]" office:value-type="float" office:value="0.0803382076000005">
            <text:p>0.0803382076</text:p>
          </table:table-cell>
          <table:table-cell table:style-name="ce11" table:formula="of:=[.R19]*conv" office:value-type="float" office:value="2.18611385704444">
            <text:p>2.186113857</text:p>
          </table:table-cell>
          <table:table-cell table:style-name="ce24" table:formula="of:=[.S10]-[.S19]" office:value-type="float" office:value="0.00502486242403677">
            <text:p>0.0050248624</text:p>
          </table:table-cell>
          <table:table-cell table:style-name="ce24"/>
          <table:table-cell table:number-columns-repeated="2"/>
          <table:table-cell table:style-name="ce11" table:formula="of:=[.X18]-[.X17]" office:value-type="float" office:value="0.08426760475">
            <text:p>0.0842676048</text:p>
          </table:table-cell>
          <table:table-cell table:style-name="ce11" table:formula="of:=[.X19]*conv" office:value-type="float" office:value="2.29303819374628">
            <text:p>2.2930381937</text:p>
          </table:table-cell>
          <table:table-cell table:style-name="ce24" table:formula="of:=[.Y10]-[.Y19]" office:value-type="float" office:value="0.0791439567105043">
            <text:p>0.0791439567</text:p>
          </table:table-cell>
          <table:table-cell table:style-name="ce24"/>
          <table:table-cell table:number-columns-repeated="2"/>
          <table:table-cell table:style-name="ce11" table:formula="of:=[.AD18]-[.AD17]" office:value-type="float" office:value="0.0991840484999997">
            <text:p>0.0991840485</text:p>
          </table:table-cell>
          <table:table-cell table:style-name="ce11" table:formula="of:=[.AD19]*conv" office:value-type="float" office:value="2.69893528000014">
            <text:p>2.69893528</text:p>
          </table:table-cell>
          <table:table-cell table:style-name="ce24" table:formula="of:=[.AE10]-[.AE19]" office:value-type="float" office:value="0.143366953457922">
            <text:p>0.1433669535</text:p>
          </table:table-cell>
          <table:table-cell table:number-columns-repeated="3"/>
          <table:table-cell table:style-name="ce11" table:formula="of:=[.AJ18]-[.AJ17]" office:value-type="float" office:value="-0.0497275908999981">
            <text:p>-0.0497275909</text:p>
          </table:table-cell>
          <table:table-cell table:style-name="ce11" table:formula="of:=[.AJ19]*conv" office:value-type="float" office:value="-1.35315659623855">
            <text:p>-1.3531565962</text:p>
          </table:table-cell>
          <table:table-cell table:style-name="ce24" table:formula="of:=[.AK10]-[.AK19]" office:value-type="float" office:value="1.73059678531465">
            <text:p>1.7305967853</text:p>
          </table:table-cell>
          <table:table-cell table:number-columns-repeated="3"/>
          <table:table-cell table:style-name="ce11" table:formula="of:=[.AP18]-[.AP17]" office:value-type="float" office:value="0">
            <text:p>0</text:p>
          </table:table-cell>
          <table:table-cell table:style-name="ce11" table:formula="of:=[.AP19]*conv" office:value-type="float" office:value="0">
            <text:p>0</text:p>
          </table:table-cell>
          <table:table-cell table:style-name="ce24" table:formula="of:=[.AQ10]-[.AQ19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20];[.N20];[.T20];[.Z20];[.AF20];[.AL20]);-MIN([.H20];[.N20];[.T20];[.Z20];[.AF20];[.AL20]))" office:value-type="float" office:value="127.893311840277">
            <text:p>127.8933118403</text:p>
          </table:table-cell>
          <table:table-cell table:style-name="ce20" table:formula="of:=AVERAGE([.H20];[.N20];[.T20];[.Z20];[.AF20];[.AL20])" office:value-type="float" office:value="24.0451149297353">
            <text:p>24.0451149297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0166944739">
            <text:p>-2.0166944739</text:p>
          </table:table-cell>
          <table:table-cell/>
          <table:table-cell table:style-name="ce20" table:formula="of:=ABS(([.H19]/[.G19])*100)" office:value-type="float" office:value="5.85119196326077">
            <text:p>5.8511919633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3.5813487354">
            <text:p>-3.5813487354</text:p>
          </table:table-cell>
          <table:table-cell/>
          <table:table-cell table:style-name="ce20" table:formula="of:=ABS(([.N19]/[.M19])*100)" office:value-type="float" office:value="1.53286142013786">
            <text:p>1.5328614201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5.1302909553">
            <text:p>-5.1302909553</text:p>
          </table:table-cell>
          <table:table-cell/>
          <table:table-cell table:style-name="ce20" table:formula="of:=ABS(([.T19]/[.S19])*100)" office:value-type="float" office:value="0.229853646819212">
            <text:p>0.2298536468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5.8940311138">
            <text:p>-5.8940311138</text:p>
          </table:table-cell>
          <table:table-cell/>
          <table:table-cell table:style-name="ce20" table:formula="of:=ABS(([.Z19]/[.Y19])*100)" office:value-type="float" office:value="3.45148881193305">
            <text:p>3.4514888119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8.9315223978">
            <text:p>-8.9315223978</text:p>
          </table:table-cell>
          <table:table-cell/>
          <table:table-cell table:style-name="ce20" table:formula="of:=ABS(([.AF19]/[.AE19])*100)" office:value-type="float" office:value="5.31198189598362">
            <text:p>5.31198189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0.3655222809">
            <text:p>-20.3655222809</text:p>
          </table:table-cell>
          <table:table-cell/>
          <table:table-cell table:style-name="ce20" table:formula="of:=ABS(([.AL19]/[.AK19])*100)" office:value-type="float" office:value="127.893311840277">
            <text:p>127.8933118403</text:p>
          </table:table-cell>
          <table:table-cell table:number-columns-repeated="2"/>
          <table:table-cell office:value-type="string">
            <text:p>cation</text:p>
          </table:table-cell>
          <table:table-cell/>
          <table:table-cell/>
          <table:table-cell table:style-name="ce20" table:formula="of:=ABS(([.AR19]/[.AQ19])*100)" office:value-type="float" office:value="0">
            <text:p>#DIV/0!</text:p>
          </table:table-cell>
          <table:table-cell table:style-name="ce2" table:number-columns-repeated="980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20]-[.F17]" office:value-type="float" office:value="0.3210991499">
            <text:p>0.3210991499</text:p>
          </table:table-cell>
          <table:table-cell table:formula="of:=[.F21]*conv" office:value-type="float" office:value="8.73755243055204">
            <text:p>8.7375524306</text:p>
          </table:table-cell>
          <table:table-cell table:style-name="ce24" table:formula="of:=[.G12]-[.G21]" office:value-type="float" office:value="-0.682585247983299">
            <text:p>-0.682585248</text:p>
          </table:table-cell>
          <table:table-cell table:style-name="ce24"/>
          <table:table-cell table:number-columns-repeated="2"/>
          <table:table-cell table:formula="of:=[.L20]-[.L17]" office:value-type="float" office:value="0.2829329028">
            <text:p>0.2829329028</text:p>
          </table:table-cell>
          <table:table-cell table:formula="of:=[.L21]*conv" office:value-type="float" office:value="7.69899600579193">
            <text:p>7.6989960058</text:p>
          </table:table-cell>
          <table:table-cell table:style-name="ce24" table:formula="of:=[.M12]-[.M21]" office:value-type="float" office:value="-0.551557500913892">
            <text:p>-0.5515575009</text:p>
          </table:table-cell>
          <table:table-cell table:style-name="ce24"/>
          <table:table-cell table:number-columns-repeated="2"/>
          <table:table-cell table:formula="of:=[.R20]-[.R17]" office:value-type="float" office:value="0.253084347800001">
            <text:p>0.2530843478</text:p>
          </table:table-cell>
          <table:table-cell table:formula="of:=[.R21]*conv" office:value-type="float" office:value="6.88677549891755">
            <text:p>6.8867754989</text:p>
          </table:table-cell>
          <table:table-cell table:style-name="ce24" table:formula="of:=[.S12]-[.S21]" office:value-type="float" office:value="-0.517106402396244">
            <text:p>-0.5171064024</text:p>
          </table:table-cell>
          <table:table-cell table:style-name="ce24"/>
          <table:table-cell table:number-columns-repeated="2"/>
          <table:table-cell table:formula="of:=[.X20]-[.X17]" office:value-type="float" office:value="0.2479761675">
            <text:p>0.2479761675</text:p>
          </table:table-cell>
          <table:table-cell table:formula="of:=[.X21]*conv" office:value-type="float" office:value="6.74777484067891">
            <text:p>6.7477748407</text:p>
          </table:table-cell>
          <table:table-cell table:style-name="ce24" table:formula="of:=[.Y12]-[.Y21]" office:value-type="float" office:value="-0.476123921241638">
            <text:p>-0.4761239212</text:p>
          </table:table-cell>
          <table:table-cell table:style-name="ce24"/>
          <table:table-cell table:number-columns-repeated="2"/>
          <table:table-cell table:formula="of:=[.AD20]-[.AD17]" office:value-type="float" office:value="0.248119556099999">
            <text:p>0.2481195561</text:p>
          </table:table-cell>
          <table:table-cell table:formula="of:=[.AD21]*conv" office:value-type="float" office:value="6.75167664300639">
            <text:p>6.751676643</text:p>
          </table:table-cell>
          <table:table-cell table:style-name="ce24" table:formula="of:=[.AE12]-[.AE21]" office:value-type="float" office:value="-0.496695815002009">
            <text:p>-0.496695815</text:p>
          </table:table-cell>
          <table:table-cell table:number-columns-repeated="3"/>
          <table:table-cell table:formula="of:=[.AJ20]-[.AJ17]" office:value-type="float" office:value="0.147534044500002">
            <text:p>0.1475340445</text:p>
          </table:table-cell>
          <table:table-cell table:formula="of:=[.AJ21]*conv" office:value-type="float" office:value="4.01460561172967">
            <text:p>4.0146056117</text:p>
          </table:table-cell>
          <table:table-cell table:style-name="ce24" table:formula="of:=[.AK12]-[.AK21]" office:value-type="float" office:value="0.32780084132172">
            <text:p>0.3278008413</text:p>
          </table:table-cell>
          <table:table-cell table:number-columns-repeated="3"/>
          <table:table-cell table:formula="of:=[.AP20]-[.AP17]" office:value-type="float" office:value="0">
            <text:p>0</text:p>
          </table:table-cell>
          <table:table-cell table:formula="of:=[.AP21]*conv" office:value-type="float" office:value="0">
            <text:p>0</text:p>
          </table:table-cell>
          <table:table-cell table:style-name="ce24" table:formula="of:=[.AQ12]-[.AQ21]" office:value-type="float" office:value="0">
            <text:p>0</text:p>
          </table:table-cell>
          <table:table-cell table:style-name="ce2" table:number-columns-repeated="980"/>
        </table:table-row>
        <table:table-row table:style-name="ro1">
          <table:table-cell table:style-name="ce19" table:formula="of:=MAX(MAX([.H22];[.N22];[.T22];[.Z22];[.AF22];[.AL22]);-MIN([.H22];[.N22];[.T22];[.Z22];[.AF22];[.AL22]))" office:value-type="float" office:value="8.16520657381557">
            <text:p>8.1652065738</text:p>
          </table:table-cell>
          <table:table-cell table:style-name="ce20" table:formula="of:=AVERAGE([.H22];[.N22];[.T22];[.Z22];[.AF22];[.AL22])" office:value-type="float" office:value="7.5104404056996">
            <text:p>7.5104404057</text:p>
          </table:table-cell>
          <table:table-cell table:number-columns-repeated="5"/>
          <table:table-cell table:style-name="ce20" table:formula="of:=ABS(([.H21]/[.G21])*100)" office:value-type="float" office:value="7.81208757725501">
            <text:p>7.8120875773</text:p>
          </table:table-cell>
          <table:table-cell table:style-name="ce20"/>
          <table:table-cell table:number-columns-repeated="4"/>
          <table:table-cell table:style-name="ce20" table:formula="of:=ABS(([.N21]/[.M21])*100)" office:value-type="float" office:value="7.16401853565005">
            <text:p>7.1640185357</text:p>
          </table:table-cell>
          <table:table-cell table:style-name="ce20"/>
          <table:table-cell table:number-columns-repeated="4"/>
          <table:table-cell table:style-name="ce20" table:formula="of:=ABS(([.T21]/[.S21])*100)" office:value-type="float" office:value="7.50868679366014">
            <text:p>7.5086867937</text:p>
          </table:table-cell>
          <table:table-cell table:style-name="ce20"/>
          <table:table-cell table:number-columns-repeated="4"/>
          <table:table-cell table:style-name="ce20" table:formula="of:=ABS(([.Z21]/[.Y21])*100)" office:value-type="float" office:value="7.05601375984463">
            <text:p>7.0560137598</text:p>
          </table:table-cell>
          <table:table-cell table:style-name="ce20"/>
          <table:table-cell table:number-columns-repeated="4"/>
          <table:table-cell table:style-name="ce20" table:formula="of:=ABS(([.AF21]/[.AE21])*100)" office:value-type="float" office:value="7.35662919397218">
            <text:p>7.356629194</text:p>
          </table:table-cell>
          <table:table-cell table:number-columns-repeated="5"/>
          <table:table-cell table:style-name="ce20" table:formula="of:=ABS(([.AL21]/[.AK21])*100)" office:value-type="float" office:value="8.16520657381557">
            <text:p>8.1652065738</text:p>
          </table:table-cell>
          <table:table-cell table:number-columns-repeated="5"/>
          <table:table-cell table:style-name="ce20" table:formula="of:=ABS(([.AR21]/[.AQ21])*100)" office:value-type="float" office:value="0">
            <text:p>#DIV/0!</text:p>
          </table:table-cell>
          <table:table-cell table:number-columns-repeated="980"/>
        </table:table-row>
        <table:table-row table:style-name="ro1">
          <table:table-cell table:style-name="ce17" table:number-columns-repeated="3"/>
          <table:table-cell table:style-name="ce22" office:value-type="string">
            <text:p>Reference rings</text:p>
          </table:table-cell>
          <table:table-cell table:style-name="ce17" table:number-columns-repeated="2"/>
          <table:table-cell table:style-name="ce17" office:value-type="string">
            <text:p>pbe0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7.26">
            <text:p>-7.26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6.304">
            <text:p>-6.304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5.72">
            <text:p>-5.72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823">
            <text:p>-5.82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957">
            <text:p>-5.95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423">
            <text:p>-5.423</text:p>
          </table:table-cell>
          <table:table-cell table:number-columns-repeated="2"/>
          <table:table-cell table:style-name="ce2"/>
          <table:table-cell/>
          <table:table-cell table:style-name="ce2" table:number-columns-repeated="10"/>
          <table:table-cell table:style-name="ce2">
            <draw:frame table:end-cell-address="'Ring Results'.BF37" table:end-x="1.115cm" table:end-y="0.352cm" draw:z-index="5" draw:style-name="gr1" draw:text-style-name="P1" svg:width="13cm" svg:height="5.996cm" svg:x="1.664cm" svg:y="0.281cm">
              <draw:object draw:notify-on-update-of-ranges="'Ring Results'.D23:'Ring Results'.D23 'Ring Results'.D32:'Ring Results'.D32"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style-name="ce2" table:number-columns-repeated="972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874983746">
            <text:p>-231.7874983746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403476698">
            <text:p>-385.140347669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867585841">
            <text:p>-538.486758584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929540934">
            <text:p>-614.592954093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153464116">
            <text:p>-920.15346411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5.099510246">
            <text:p>-2065.099510246</text:p>
          </table:table-cell>
          <table:table-cell table:number-columns-repeated="5"/>
          <table:table-cell table:style-name="ce2" table:number-columns-repeated="4"/>
          <table:table-cell table:style-name="ce2">
            <draw:frame table:end-cell-address="'Ring Results'.AZ38" table:end-x="1.379cm" table:end-y="0.236cm" draw:z-index="0" draw:style-name="gr1" draw:text-style-name="P1" svg:width="13cm" svg:height="5.922cm" svg:x="1.928cm" svg:y="0.239cm">
              <draw:object draw:notify-on-update-of-ranges="'Ring Results'.D23:'Ring Results'.D23 'Ring Results'.D32:'Ring Results'.D32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style-name="ce2" table:number-columns-repeated="11"/>
          <table:table-cell table:style-name="ce2">
            <draw:frame table:end-cell-address="'Ring Results'.BL38" table:end-x="1.111cm" table:end-y="0.073cm" draw:z-index="10" draw:style-name="gr1" draw:text-style-name="P1" svg:width="13cm" svg:height="5.991cm" svg:x="1.659cm" svg:y="0.007cm">
              <draw:object draw:notify-on-update-of-ranges="'Ring Results'.D23:'Ring Results'.D23 'Ring Results'.D32:'Ring Results'.D32"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table-cell table:style-name="ce2" table:number-columns-repeated="6"/>
          <table:table-cell table:style-name="ce2">
            <draw:frame table:end-cell-address="'Ring Results'.BR38" table:end-x="1.751cm" table:end-y="0.317cm" draw:z-index="16" draw:style-name="gr1" draw:text-style-name="P1" svg:width="13cm" svg:height="5.999cm" svg:x="0.041cm" svg:y="0.243cm">
              <draw:object draw:notify-on-update-of-ranges="'Ring Results'.D23:'Ring Results'.D23 'Ring Results'.D32:'Ring Results'.D32" xlink:href="./Object 54" xlink:type="simple" xlink:show="embed" xlink:actuate="onLoad">
                <text:p/>
              </draw:object>
              <draw:image xlink:href="./ObjectReplacements/Object 54" xlink:type="simple" xlink:show="embed" xlink:actuate="onLoad"/>
            </draw:frame>
          </table:table-cell>
          <table:table-cell table:style-name="ce2" table:number-columns-repeated="959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6273551151">
            <text:p>-231.627355115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0253092175">
            <text:p>-385.0253092175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4092608364">
            <text:p>-538.409260836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5039953293">
            <text:p>-614.503995329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0.0471435232">
            <text:p>-920.047143523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5.024500018">
            <text:p>-2065.024500018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27]-[.F26]" office:value-type="float" office:value="0.160143259500018">
            <text:p>0.1601432595</text:p>
          </table:table-cell>
          <table:table-cell table:style-name="ce11" table:formula="of:=[.F28]*conv" office:value-type="float" office:value="4.35771980933826">
            <text:p>4.3577198093</text:p>
          </table:table-cell>
          <table:table-cell table:style-name="ce2" table:number-columns-repeated="2"/>
          <table:table-cell table:number-columns-repeated="2"/>
          <table:table-cell table:style-name="ce11" table:formula="of:=[.L27]-[.L26]" office:value-type="float" office:value="0.115038452299984">
            <text:p>0.1150384523</text:p>
          </table:table-cell>
          <table:table-cell table:style-name="ce11" table:formula="of:=[.L28]*conv" office:value-type="float" office:value="3.13035555781978">
            <text:p>3.1303555578</text:p>
          </table:table-cell>
          <table:table-cell table:style-name="ce11" table:number-columns-repeated="2"/>
          <table:table-cell table:number-columns-repeated="2"/>
          <table:table-cell table:style-name="ce11" table:formula="of:=[.R27]-[.R26]" office:value-type="float" office:value="0.077497747700022">
            <text:p>0.0774977477</text:p>
          </table:table-cell>
          <table:table-cell table:style-name="ce11" table:formula="of:=[.R28]*conv" office:value-type="float" office:value="2.10882101054929">
            <text:p>2.1088210105</text:p>
          </table:table-cell>
          <table:table-cell table:style-name="ce11" table:number-columns-repeated="2"/>
          <table:table-cell table:number-columns-repeated="2"/>
          <table:table-cell table:style-name="ce11" table:formula="of:=[.X27]-[.X26]" office:value-type="float" office:value="0.0889587640999707">
            <text:p>0.0889587641</text:p>
          </table:table-cell>
          <table:table-cell table:style-name="ce11" table:formula="of:=[.X28]*conv" office:value-type="float" office:value="2.4206911345691">
            <text:p>2.4206911346</text:p>
          </table:table-cell>
          <table:table-cell table:number-columns-repeated="4"/>
          <table:table-cell table:style-name="ce11" table:formula="of:=[.AD27]-[.AD26]" office:value-type="float" office:value="0.106320592799989">
            <text:p>0.1063205928</text:p>
          </table:table-cell>
          <table:table-cell table:style-name="ce11" table:formula="of:=[.AD28]*conv" office:value-type="float" office:value="2.89313053094843">
            <text:p>2.8931305309</text:p>
          </table:table-cell>
          <table:table-cell table:number-columns-repeated="4"/>
          <table:table-cell table:style-name="ce11" table:formula="of:=[.AJ27]-[.AJ26]" office:value-type="float" office:value="0.0750102280003375">
            <text:p>0.075010228</text:p>
          </table:table-cell>
          <table:table-cell table:style-name="ce11" table:formula="of:=[.AJ28]*conv" office:value-type="float" office:value="2.04113215554985">
            <text:p>2.0411321555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4454876014">
            <text:p>-231.4454876014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4.8459978353">
            <text:p>-384.845997835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2222071026">
            <text:p>-538.222207102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4.3261226099">
            <text:p>-614.326122609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9.8881479667">
            <text:p>-919.88814796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4.866519185">
            <text:p>-2064.86651918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29]-[.F26]" office:value-type="float" office:value="0.342010773200002">
            <text:p>0.3420107732</text:p>
          </table:table-cell>
          <table:table-cell table:formula="of:=[.F30]*conv" office:value-type="float" office:value="9.30658665268755">
            <text:p>9.3065866527</text:p>
          </table:table-cell>
          <table:table-cell table:style-name="ce2" table:number-columns-repeated="2"/>
          <table:table-cell table:number-columns-repeated="2"/>
          <table:table-cell table:formula="of:=[.L29]-[.L26]" office:value-type="float" office:value="0.294349834499997">
            <text:p>0.2943498345</text:p>
          </table:table-cell>
          <table:table-cell table:formula="of:=[.L30]*conv" office:value-type="float" office:value="8.00966652409077">
            <text:p>8.0096665241</text:p>
          </table:table-cell>
          <table:table-cell table:number-columns-repeated="4"/>
          <table:table-cell table:formula="of:=[.R29]-[.R26]" office:value-type="float" office:value="0.264551481500007">
            <text:p>0.2645514815</text:p>
          </table:table-cell>
          <table:table-cell table:formula="of:=[.R30]*conv" office:value-type="float" office:value="7.19881208314133">
            <text:p>7.1988120831</text:p>
          </table:table-cell>
          <table:table-cell table:number-columns-repeated="4"/>
          <table:table-cell table:formula="of:=[.X29]-[.X26]" office:value-type="float" office:value="0.266831483499914">
            <text:p>0.2668314835</text:p>
          </table:table-cell>
          <table:table-cell table:formula="of:=[.X30]*conv" office:value-type="float" office:value="7.26085409422156">
            <text:p>7.2608540942</text:p>
          </table:table-cell>
          <table:table-cell table:number-columns-repeated="4"/>
          <table:table-cell table:formula="of:=[.AD29]-[.AD26]" office:value-type="float" office:value="0.26531614930002">
            <text:p>0.2653161493</text:p>
          </table:table-cell>
          <table:table-cell table:formula="of:=[.AD30]*conv" office:value-type="float" office:value="7.21961975266224">
            <text:p>7.2196197527</text:p>
          </table:table-cell>
          <table:table-cell table:number-columns-repeated="4"/>
          <table:table-cell table:formula="of:=[.AJ29]-[.AJ26]" office:value-type="float" office:value="0.232991061000121">
            <text:p>0.232991061</text:p>
          </table:table-cell>
          <table:table-cell table:formula="of:=[.AJ30]*conv" office:value-type="float" office:value="6.34000934593724">
            <text:p>6.3400093459</text:p>
          </table:table-cell>
          <table:table-cell/>
          <table:table-cell table:style-name="ce25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6789907">
            <text:p>2.06789907</text:p>
          </table:table-cell>
          <table:table-cell table:style-name="ce2" table:number-columns-repeated="3"/>
          <table:table-cell/>
          <table:table-cell table:style-name="ce2" office:value-type="string">
            <text:p>S*S</text:p>
          </table:table-cell>
          <table:table-cell table:style-name="ce2" office:value-type="float" office:value="2.02717266">
            <text:p>2.02717266</text:p>
          </table:table-cell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2432296">
            <text:p>2.02432296</text:p>
          </table:table-cell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4703114">
            <text:p>2.04703114</text:p>
          </table:table-cell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6419887">
            <text:p>2.06419887</text:p>
          </table:table-cell>
          <table:table-cell table:style-name="ce2" table:number-columns-repeated="4"/>
          <table:table-cell table:style-name="ce2" office:value-type="string">
            <text:p>S*S</text:p>
          </table:table-cell>
          <table:table-cell table:style-name="ce2" office:value-type="float" office:value="2.0627229">
            <text:p>2.0627229</text:p>
          </table:table-cell>
          <table:table-cell table:style-name="ce2" table:number-columns-repeated="988"/>
        </table:table-row>
        <table:table-row table:style-name="ro1">
          <table:table-cell table:style-name="ce18" table:number-columns-repeated="3"/>
          <table:table-cell table:style-name="ce18" office:value-type="string">
            <text:p>Pseudo-ring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8" office:value-type="string">
            <text:p>pbe0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7.785">
            <text:p>-7.785</text:p>
          </table:table-cell>
          <table:table-cell table:style-name="ce24" table:formula="of:=[.G25]-[.G34]" office:value-type="float" office:value="0.525">
            <text:p>0.525</text:p>
          </table:table-cell>
          <table:table-cell table:style-name="ce24"/>
          <table:table-cell/>
          <table:table-cell table:style-name="ce2" office:value-type="string">
            <text:p>HOMO</text:p>
          </table:table-cell>
          <table:table-cell/>
          <table:table-cell office:value-type="float" office:value="-6.837">
            <text:p>-6.837</text:p>
          </table:table-cell>
          <table:table-cell table:style-name="ce24" table:formula="of:=[.M25]-[.M34]" office:value-type="float" office:value="0.533">
            <text:p>0.533</text:p>
          </table:table-cell>
          <table:table-cell table:style-name="ce24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329">
            <text:p>-6.329</text:p>
          </table:table-cell>
          <table:table-cell table:style-name="ce24" table:formula="of:=[.S25]-[.S34]" office:value-type="float" office:value="0.609">
            <text:p>0.609</text:p>
          </table:table-cell>
          <table:table-cell table:style-name="ce24"/>
          <table:table-cell/>
          <table:table-cell table:style-name="ce2" office:value-type="string">
            <text:p>HOMO</text:p>
          </table:table-cell>
          <table:table-cell/>
          <table:table-cell office:value-type="float" office:value="-6.478">
            <text:p>-6.478</text:p>
          </table:table-cell>
          <table:table-cell table:style-name="ce24" table:formula="of:=[.Y25]-[.Y34]" office:value-type="float" office:value="0.654999999999999">
            <text:p>0.655</text:p>
          </table:table-cell>
          <table:table-cell table:style-name="ce24"/>
          <table:table-cell/>
          <table:table-cell table:style-name="ce2" office:value-type="string">
            <text:p>HOMO</text:p>
          </table:table-cell>
          <table:table-cell/>
          <table:table-cell office:value-type="float" office:value="-6.77">
            <text:p>-6.77</text:p>
          </table:table-cell>
          <table:table-cell table:style-name="ce24" table:formula="of:=[.AE25]-[.AE34]" office:value-type="float" office:value="0.813">
            <text:p>0.81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395">
            <text:p>-6.395</text:p>
          </table:table-cell>
          <table:table-cell table:style-name="ce24" table:formula="of:=[.AK25]-[.AK34]" office:value-type="float" office:value="0.972">
            <text:p>0.97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35];[.N35];[.T35];[.Z35];[.AF35];[.AL35]);-MIN([.H35];[.N35];[.T35];[.Z35];[.AF35];[.AL35]))" office:value-type="float" office:value="15.199374511337">
            <text:p>15.1993745113</text:p>
          </table:table-cell>
          <table:table-cell table:style-name="ce20" table:formula="of:=AVERAGE([.H35];[.N35];[.T35];[.Z35];[.AF35];[.AL35])" office:value-type="float" office:value="10.2468850991519">
            <text:p>10.2468850992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0" table:formula="of:=ABS(([.H34]/[.G34])*100)" office:value-type="float" office:value="6.74373795761079">
            <text:p>6.7437379576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4.3406530502">
            <text:p>-4.3406530502</text:p>
          </table:table-cell>
          <table:table-cell/>
          <table:table-cell table:style-name="ce20" table:formula="of:=ABS(([.N34]/[.M34])*100)" office:value-type="float" office:value="7.79581687874798">
            <text:p>7.7958168787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6.0767884551">
            <text:p>-6.0767884551</text:p>
          </table:table-cell>
          <table:table-cell/>
          <table:table-cell table:style-name="ce20" table:formula="of:=ABS(([.T34]/[.S34])*100)" office:value-type="float" office:value="9.62237320271765">
            <text:p>9.6223732027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6.9432252141">
            <text:p>-6.9432252141</text:p>
          </table:table-cell>
          <table:table-cell/>
          <table:table-cell table:style-name="ce20" table:formula="of:=ABS(([.Z34]/[.Y34])*100)" office:value-type="float" office:value="10.1111454152516">
            <text:p>10.1111454153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10.3987958981">
            <text:p>-10.3987958981</text:p>
          </table:table-cell>
          <table:table-cell/>
          <table:table-cell table:style-name="ce20" table:formula="of:=ABS(([.AF34]/[.AE34])*100)" office:value-type="float" office:value="12.0088626292467">
            <text:p>12.008862629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310417765">
            <text:p>-23.310417765</text:p>
          </table:table-cell>
          <table:table-cell/>
          <table:table-cell table:style-name="ce20" table:formula="of:=ABS(([.AL34]/[.AK34])*100)" office:value-type="float" office:value="15.199374511337">
            <text:p>15.199374511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4724957573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2282504817">
            <text:p>-4.228250481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5.9986732117">
            <text:p>-5.998673211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8557732133">
            <text:p>-6.855773213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2912281008">
            <text:p>-10.291228100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2379752527">
            <text:p>-23.2379752527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36]-[.F35]" office:value-type="float" office:value="0.1549329455">
            <text:p>0.1549329455</text:p>
          </table:table-cell>
          <table:table-cell table:style-name="ce11" table:formula="of:=[.F37]*conv" office:value-type="float" office:value="4.21593995171805">
            <text:p>4.2159399517</text:p>
          </table:table-cell>
          <table:table-cell table:style-name="ce24" table:formula="of:=[.G28]-[.G37]" office:value-type="float" office:value="0.141779857620208">
            <text:p>0.1417798576</text:p>
          </table:table-cell>
          <table:table-cell table:style-name="ce24"/>
          <table:table-cell table:number-columns-repeated="2"/>
          <table:table-cell table:style-name="ce11" table:formula="of:=[.L36]-[.L35]" office:value-type="float" office:value="0.1124025685">
            <text:p>0.1124025685</text:p>
          </table:table-cell>
          <table:table-cell table:style-name="ce11" table:formula="of:=[.L37]*conv" office:value-type="float" office:value="3.0586295102411">
            <text:p>3.0586295102</text:p>
          </table:table-cell>
          <table:table-cell table:style-name="ce24" table:formula="of:=[.M28]-[.M37]" office:value-type="float" office:value="0.0717260475786863">
            <text:p>0.0717260476</text:p>
          </table:table-cell>
          <table:table-cell table:style-name="ce24"/>
          <table:table-cell table:number-columns-repeated="2"/>
          <table:table-cell table:style-name="ce11" table:formula="of:=[.R36]-[.R35]" office:value-type="float" office:value="0.0781152434000001">
            <text:p>0.0781152434</text:p>
          </table:table-cell>
          <table:table-cell table:style-name="ce11" table:formula="of:=[.R37]*conv" office:value-type="float" office:value="2.12562392346849">
            <text:p>2.1256239235</text:p>
          </table:table-cell>
          <table:table-cell table:style-name="ce24" table:formula="of:=[.S28]-[.S37]" office:value-type="float" office:value="-0.0168029129191991">
            <text:p>-0.0168029129</text:p>
          </table:table-cell>
          <table:table-cell table:style-name="ce24"/>
          <table:table-cell table:number-columns-repeated="2"/>
          <table:table-cell table:style-name="ce11" table:formula="of:=[.X36]-[.X35]" office:value-type="float" office:value="0.0874520007999999">
            <text:p>0.0874520008</text:p>
          </table:table-cell>
          <table:table-cell table:style-name="ce11" table:formula="of:=[.X37]*conv" office:value-type="float" office:value="2.37969001906311">
            <text:p>2.3796900191</text:p>
          </table:table-cell>
          <table:table-cell table:style-name="ce24" table:formula="of:=[.Y28]-[.Y37]" office:value-type="float" office:value="0.0410011155059942">
            <text:p>0.0410011155</text:p>
          </table:table-cell>
          <table:table-cell table:style-name="ce24"/>
          <table:table-cell table:number-columns-repeated="2"/>
          <table:table-cell table:style-name="ce11" table:formula="of:=[.AD36]-[.AD35]" office:value-type="float" office:value="0.1075677973">
            <text:p>0.1075677973</text:p>
          </table:table-cell>
          <table:table-cell table:style-name="ce11" table:formula="of:=[.AD37]*conv" office:value-type="float" office:value="2.92706869214836">
            <text:p>2.9270686921</text:p>
          </table:table-cell>
          <table:table-cell table:style-name="ce24" table:formula="of:=[.AE28]-[.AE37]" office:value-type="float" office:value="-0.0339381611999277">
            <text:p>-0.0339381612</text:p>
          </table:table-cell>
          <table:table-cell table:number-columns-repeated="3"/>
          <table:table-cell table:style-name="ce11" table:formula="of:=[.AJ36]-[.AJ35]" office:value-type="float" office:value="0.0724425123000003">
            <text:p>0.0724425123</text:p>
          </table:table-cell>
          <table:table-cell table:style-name="ce11" table:formula="of:=[.AJ37]*conv" office:value-type="float" office:value="1.97126105634129">
            <text:p>1.9712610563</text:p>
          </table:table-cell>
          <table:table-cell table:style-name="ce24" table:formula="of:=[.AK28]-[.AK37]" office:value-type="float" office:value="0.0698710992085625">
            <text:p>0.069871099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38];[.N38];[.T38];[.Z38];[.AF38];[.AL38]);-MIN([.H38];[.N38];[.T38];[.Z38];[.AF38];[.AL38]))" office:value-type="float" office:value="3.54448737186769">
            <text:p>3.5444873719</text:p>
          </table:table-cell>
          <table:table-cell table:style-name="ce20" table:formula="of:=AVERAGE([.H38];[.N38];[.T38];[.Z38];[.AF38];[.AL38])" office:value-type="float" office:value="2.15423107350851">
            <text:p>2.1542310735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518067915">
            <text:p>-2.2518067915</text:p>
          </table:table-cell>
          <table:table-cell/>
          <table:table-cell table:style-name="ce20" table:formula="of:=ABS(([.H37]/[.G37])*100)" office:value-type="float" office:value="3.36294774697707">
            <text:p>3.362947747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4.0171909975">
            <text:p>-4.0171909975</text:p>
          </table:table-cell>
          <table:table-cell/>
          <table:table-cell table:style-name="ce20" table:formula="of:=ABS(([.N37]/[.M37])*100)" office:value-type="float" office:value="2.3450387612664">
            <text:p>2.3450387613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5.7826920981">
            <text:p>-5.7826920981</text:p>
          </table:table-cell>
          <table:table-cell/>
          <table:table-cell table:style-name="ce20" table:formula="of:=ABS(([.T37]/[.S37])*100)" office:value-type="float" office:value="0.790493216306153">
            <text:p>0.7904932163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6.6457987831">
            <text:p>-6.6457987831</text:p>
          </table:table-cell>
          <table:table-cell/>
          <table:table-cell table:style-name="ce20" table:formula="of:=ABS(([.Z37]/[.Y37])*100)" office:value-type="float" office:value="1.72296035103498">
            <text:p>1.722960351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10.0982905777">
            <text:p>-10.0982905777</text:p>
          </table:table-cell>
          <table:table-cell/>
          <table:table-cell table:style-name="ce20" table:formula="of:=ABS(([.AF37]/[.AE37])*100)" office:value-type="float" office:value="1.15945899359876">
            <text:p>1.159458993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0398898121">
            <text:p>-23.0398898121</text:p>
          </table:table-cell>
          <table:table-cell/>
          <table:table-cell table:style-name="ce20" table:formula="of:=ABS(([.AL37]/[.AK37])*100)" office:value-type="float" office:value="3.54448737186769">
            <text:p>3.544487371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38]-[.F35]" office:value-type="float" office:value="0.3756219113">
            <text:p>0.3756219113</text:p>
          </table:table-cell>
          <table:table-cell table:formula="of:=[.F39]*conv" office:value-type="float" office:value="10.2211922550092">
            <text:p>10.221192255</text:p>
          </table:table-cell>
          <table:table-cell table:style-name="ce24" table:formula="of:=[.G30]-[.G39]" office:value-type="float" office:value="-0.914605602321648">
            <text:p>-0.9146056023</text:p>
          </table:table-cell>
          <table:table-cell table:style-name="ce24"/>
          <table:table-cell table:number-columns-repeated="2"/>
          <table:table-cell table:formula="of:=[.L38]-[.L35]" office:value-type="float" office:value="0.3234620527">
            <text:p>0.3234620527</text:p>
          </table:table-cell>
          <table:table-cell table:formula="of:=[.L39]*conv" office:value-type="float" office:value="8.80185028717897">
            <text:p>8.8018502872</text:p>
          </table:table-cell>
          <table:table-cell table:style-name="ce24" table:formula="of:=[.M30]-[.M39]" office:value-type="float" office:value="-0.792183763088191">
            <text:p>-0.7921837631</text:p>
          </table:table-cell>
          <table:table-cell table:style-name="ce24"/>
          <table:table-cell table:number-columns-repeated="2"/>
          <table:table-cell table:formula="of:=[.R38]-[.R35]" office:value-type="float" office:value="0.294096357">
            <text:p>0.294096357</text:p>
          </table:table-cell>
          <table:table-cell table:formula="of:=[.R39]*conv" office:value-type="float" office:value="8.00276905037626">
            <text:p>8.0027690504</text:p>
          </table:table-cell>
          <table:table-cell table:style-name="ce24" table:formula="of:=[.S30]-[.S39]" office:value-type="float" office:value="-0.803956967234938">
            <text:p>-0.8039569672</text:p>
          </table:table-cell>
          <table:table-cell table:style-name="ce24"/>
          <table:table-cell table:number-columns-repeated="2"/>
          <table:table-cell table:formula="of:=[.X38]-[.X35]" office:value-type="float" office:value="0.297426431">
            <text:p>0.297426431</text:p>
          </table:table-cell>
          <table:table-cell table:formula="of:=[.X39]*conv" office:value-type="float" office:value="8.09338497440372">
            <text:p>8.0933849744</text:p>
          </table:table-cell>
          <table:table-cell table:style-name="ce24" table:formula="of:=[.Y30]-[.Y39]" office:value-type="float" office:value="-0.832530880182159">
            <text:p>-0.8325308802</text:p>
          </table:table-cell>
          <table:table-cell table:style-name="ce24"/>
          <table:table-cell table:number-columns-repeated="2"/>
          <table:table-cell table:formula="of:=[.AD38]-[.AD35]" office:value-type="float" office:value="0.300505320399999">
            <text:p>0.3005053204</text:p>
          </table:table-cell>
          <table:table-cell table:formula="of:=[.AD39]*conv" office:value-type="float" office:value="8.17716581770007">
            <text:p>8.1771658177</text:p>
          </table:table-cell>
          <table:table-cell table:style-name="ce24" table:formula="of:=[.AE30]-[.AE39]" office:value-type="float" office:value="-0.957546065037829">
            <text:p>-0.957546065</text:p>
          </table:table-cell>
          <table:table-cell table:number-columns-repeated="3"/>
          <table:table-cell table:formula="of:=[.AJ38]-[.AJ35]" office:value-type="float" office:value="0.2705279529">
            <text:p>0.2705279529</text:p>
          </table:table-cell>
          <table:table-cell table:formula="of:=[.AJ39]*conv" office:value-type="float" office:value="7.3614401443598">
            <text:p>7.3614401444</text:p>
          </table:table-cell>
          <table:table-cell table:style-name="ce24" table:formula="of:=[.AK30]-[.AK39]" office:value-type="float" office:value="-1.02143079842256">
            <text:p>-1.021430798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40];[.N40];[.T40];[.Z40];[.AF40];[.AL40]);-MIN([.H40];[.N40];[.T40];[.Z40];[.AF40];[.AL40]))" office:value-type="float" office:value="13.8754208197313">
            <text:p>13.8754208197</text:p>
          </table:table-cell>
          <table:table-cell table:style-name="ce20" table:formula="of:=AVERAGE([.H40];[.N40];[.T40];[.Z40];[.AF40];[.AL40])" office:value-type="float" office:value="10.6443818211726">
            <text:p>10.6443818212</text:p>
          </table:table-cell>
          <table:table-cell table:number-columns-repeated="2"/>
          <table:table-cell table:style-name="ce2" office:value-type="string">
            <text:p>S*S</text:p>
          </table:table-cell>
          <table:table-cell office:value-type="float" office:value="2.1461559">
            <text:p>2.1461559</text:p>
          </table:table-cell>
          <table:table-cell/>
          <table:table-cell table:style-name="ce20" table:formula="of:=ABS(([.H39]/[.G39])*100)" office:value-type="float" office:value="8.94813031105465">
            <text:p>8.9481303111</text:p>
          </table:table-cell>
          <table:table-cell table:style-name="ce20"/>
          <table:table-cell/>
          <table:table-cell table:style-name="ce2" office:value-type="string">
            <text:p>S*S</text:p>
          </table:table-cell>
          <table:table-cell office:value-type="float" office:value="2.05415002">
            <text:p>2.05415002</text:p>
          </table:table-cell>
          <table:table-cell/>
          <table:table-cell table:style-name="ce20" table:formula="of:=ABS(([.N39]/[.M39])*100)" office:value-type="float" office:value="9.00019583657438">
            <text:p>9.0001958366</text:p>
          </table:table-cell>
          <table:table-cell table:style-name="ce20"/>
          <table:table-cell/>
          <table:table-cell table:style-name="ce2" office:value-type="string">
            <text:p>S*S</text:p>
          </table:table-cell>
          <table:table-cell office:value-type="float" office:value="2.03853725">
            <text:p>2.03853725</text:p>
          </table:table-cell>
          <table:table-cell/>
          <table:table-cell table:style-name="ce20" table:formula="of:=ABS(([.T39]/[.S39])*100)" office:value-type="float" office:value="10.0459848606669">
            <text:p>10.0459848607</text:p>
          </table:table-cell>
          <table:table-cell table:style-name="ce20"/>
          <table:table-cell/>
          <table:table-cell table:style-name="ce2" office:value-type="string">
            <text:p>S*S</text:p>
          </table:table-cell>
          <table:table-cell office:value-type="float" office:value="2.10886608">
            <text:p>2.10886608</text:p>
          </table:table-cell>
          <table:table-cell/>
          <table:table-cell table:style-name="ce20" table:formula="of:=ABS(([.Z39]/[.Y39])*100)" office:value-type="float" office:value="10.2865597375528">
            <text:p>10.2865597376</text:p>
          </table:table-cell>
          <table:table-cell table:style-name="ce20"/>
          <table:table-cell/>
          <table:table-cell table:style-name="ce2" office:value-type="string">
            <text:p>S*S</text:p>
          </table:table-cell>
          <table:table-cell office:value-type="float" office:value="2.16429515">
            <text:p>2.16429515</text:p>
          </table:table-cell>
          <table:table-cell/>
          <table:table-cell table:style-name="ce20" table:formula="of:=ABS(([.AF39]/[.AE39])*100)" office:value-type="float" office:value="11.7099993614554">
            <text:p>11.7099993615</text:p>
          </table:table-cell>
          <table:table-cell table:number-columns-repeated="2"/>
          <table:table-cell table:style-name="ce2" office:value-type="string">
            <text:p>S*S</text:p>
          </table:table-cell>
          <table:table-cell office:value-type="float" office:value="2.38783584">
            <text:p>2.38783584</text:p>
          </table:table-cell>
          <table:table-cell/>
          <table:table-cell table:style-name="ce20" table:formula="of:=ABS(([.AL39]/[.AK39])*100)" office:value-type="float" office:value="13.8754208197313">
            <text:p>13.8754208197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>
            <text:p>Reference rings</text:p>
          </table:table-cell>
          <table:table-cell table:style-name="ce17" table:number-columns-repeated="2"/>
          <table:table-cell table:style-name="ce17" office:value-type="string">
            <text:p>pbe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HOMO</text:p>
          </table:table-cell>
          <table:table-cell/>
          <table:table-cell office:value-type="float" office:value="-6.196">
            <text:p>-6.196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79">
            <text:p>-5.379</text:p>
          </table:table-cell>
          <table:table-cell table:number-columns-repeated="4"/>
          <table:table-cell table:style-name="ce2" office:value-type="string">
            <text:p>HOMO</text:p>
          </table:table-cell>
          <table:table-cell office:value-type="float" office:value="-4.894">
            <text:p>-4.89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02">
            <text:p>-5.0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182">
            <text:p>-5.18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94">
            <text:p>-4.7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AZ55" table:end-x="2.001cm" table:end-y="0.365cm" draw:z-index="1" draw:style-name="gr1" draw:text-style-name="P1" svg:width="13cm" svg:height="6.01cm" svg:x="0.292cm" svg:y="0.281cm">
              <draw:object draw:notify-on-update-of-ranges="'Ring Results'.D41:'Ring Results'.D41 'Ring Results'.D50:'Ring Results'.D50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style-name="ce2" table:number-columns-repeated="4"/>
          <table:table-cell table:style-name="ce2">
            <draw:frame table:end-cell-address="'Ring Results'.BF55" table:end-x="1.546cm" table:end-y="0.327cm" draw:z-index="6" draw:style-name="gr1" draw:text-style-name="P1" svg:width="13cm" svg:height="5.993cm" svg:x="2.095cm" svg:y="0.26cm">
              <draw:object draw:notify-on-update-of-ranges="'Ring Results'.D41:'Ring Results'.D41 'Ring Results'.D50:'Ring Results'.D50"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L56" table:end-x="1.406cm" table:end-y="0.076cm" draw:z-index="11" draw:style-name="gr1" draw:text-style-name="P1" svg:width="13cm" svg:height="6.01cm" svg:x="1.954cm" svg:y="0.486cm">
              <draw:object draw:notify-on-update-of-ranges="'Ring Results'.D41:'Ring Results'.D41 'Ring Results'.D50:'Ring Results'.D50"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</table:table-cell>
          <table:table-cell table:style-name="ce2" table:number-columns-repeated="966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600877802">
            <text:p>-231.7600877802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00218942">
            <text:p>-385.10021894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347697843">
            <text:p>-538.434769784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355213155">
            <text:p>-614.535521315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0724687244">
            <text:p>-920.072468724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4.937866035">
            <text:p>-2064.93786603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5997284001">
            <text:p>-231.599728400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4.9922447895">
            <text:p>-384.9922447895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3630487758">
            <text:p>-538.363048775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4529447213">
            <text:p>-614.452944721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19.9766818041">
            <text:p>-919.9766818041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4.873880071">
            <text:p>-2064.873880071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/>
          <table:table-cell table:style-name="ce11" table:formula="of:=[.F45]-[.F44]" office:value-type="float" office:value="0.160359380100005">
            <text:p>0.1603593801</text:p>
          </table:table-cell>
          <table:table-cell table:style-name="ce11" table:formula="of:=[.F46]*conv" office:value-type="float" office:value="4.36360075008287">
            <text:p>4.3636007501</text:p>
          </table:table-cell>
          <table:table-cell table:style-name="ce2" table:number-columns-repeated="2"/>
          <table:table-cell table:number-columns-repeated="2"/>
          <table:table-cell table:style-name="ce11" table:formula="of:=[.L45]-[.L44]" office:value-type="float" office:value="0.107974152500049">
            <text:p>0.1079741525</text:p>
          </table:table-cell>
          <table:table-cell table:style-name="ce11" table:formula="of:=[.L46]*conv" office:value-type="float" office:value="2.93812617974046">
            <text:p>2.9381261797</text:p>
          </table:table-cell>
          <table:table-cell table:style-name="ce11" table:number-columns-repeated="2"/>
          <table:table-cell table:number-columns-repeated="2"/>
          <table:table-cell table:style-name="ce11" table:formula="of:=[.R45]-[.R44]" office:value-type="float" office:value="0.0717210084999351">
            <text:p>0.0717210085</text:p>
          </table:table-cell>
          <table:table-cell table:style-name="ce11" table:formula="of:=[.R46]*conv" office:value-type="float" office:value="1.9516279390195">
            <text:p>1.951627939</text:p>
          </table:table-cell>
          <table:table-cell table:style-name="ce11" table:number-columns-repeated="2"/>
          <table:table-cell table:number-columns-repeated="2"/>
          <table:table-cell table:style-name="ce11" table:formula="of:=[.X45]-[.X44]" office:value-type="float" office:value="0.0825765941999634">
            <text:p>0.0825765942</text:p>
          </table:table-cell>
          <table:table-cell table:style-name="ce11" table:formula="of:=[.X46]*conv" office:value-type="float" office:value="2.24702345547567">
            <text:p>2.2470234555</text:p>
          </table:table-cell>
          <table:table-cell table:number-columns-repeated="4"/>
          <table:table-cell table:style-name="ce11" table:formula="of:=[.AD45]-[.AD44]" office:value-type="float" office:value="0.0957869202999291">
            <text:p>0.0957869203</text:p>
          </table:table-cell>
          <table:table-cell table:style-name="ce11" table:formula="of:=[.AD46]*conv" office:value-type="float" office:value="2.60649471835223">
            <text:p>2.6064947184</text:p>
          </table:table-cell>
          <table:table-cell table:number-columns-repeated="4"/>
          <table:table-cell table:style-name="ce11" table:formula="of:=[.AJ45]-[.AJ44]" office:value-type="float" office:value="0.0639859640000395">
            <text:p>0.063985964</text:p>
          </table:table-cell>
          <table:table-cell table:style-name="ce11" table:formula="of:=[.AJ46]*conv" office:value-type="float" office:value="1.74114666900823">
            <text:p>1.741146669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4206716489">
            <text:p>-231.4206716489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4.8114918093">
            <text:p>-384.811491809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1758268744">
            <text:p>-538.175826874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4.2742564203">
            <text:p>-614.274256420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19.8150892352">
            <text:p>-919.815089235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4.713125884">
            <text:p>-2064.71312588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47]-[.F44]" office:value-type="float" office:value="0.339416131299998">
            <text:p>0.3394161313</text:p>
          </table:table-cell>
          <table:table-cell table:formula="of:=[.F48]*conv" office:value-type="float" office:value="9.23598285430674">
            <text:p>9.2359828543</text:p>
          </table:table-cell>
          <table:table-cell table:style-name="ce2" table:number-columns-repeated="2"/>
          <table:table-cell table:number-columns-repeated="2"/>
          <table:table-cell table:formula="of:=[.L47]-[.L44]" office:value-type="float" office:value="0.288727132700046">
            <text:p>0.2887271327</text:p>
          </table:table-cell>
          <table:table-cell table:formula="of:=[.L48]*conv" office:value-type="float" office:value="7.85666502348348">
            <text:p>7.8566650235</text:p>
          </table:table-cell>
          <table:table-cell table:number-columns-repeated="4"/>
          <table:table-cell table:formula="of:=[.R47]-[.R44]" office:value-type="float" office:value="0.258942909900043">
            <text:p>0.2589429099</text:p>
          </table:table-cell>
          <table:table-cell table:formula="of:=[.R48]*conv" office:value-type="float" office:value="7.04619508483892">
            <text:p>7.0461950848</text:p>
          </table:table-cell>
          <table:table-cell table:number-columns-repeated="4"/>
          <table:table-cell table:formula="of:=[.X47]-[.X44]" office:value-type="float" office:value="0.261264895199929">
            <text:p>0.2612648952</text:p>
          </table:table-cell>
          <table:table-cell table:formula="of:=[.X48]*conv" office:value-type="float" office:value="7.10937951963747">
            <text:p>7.1093795196</text:p>
          </table:table-cell>
          <table:table-cell table:number-columns-repeated="4"/>
          <table:table-cell table:formula="of:=[.AD47]-[.AD44]" office:value-type="float" office:value="0.257379489199934">
            <text:p>0.2573794892</text:p>
          </table:table-cell>
          <table:table-cell table:formula="of:=[.AD48]*conv" office:value-type="float" office:value="7.00365224303301">
            <text:p>7.003652243</text:p>
          </table:table-cell>
          <table:table-cell table:number-columns-repeated="4"/>
          <table:table-cell table:formula="of:=[.AJ47]-[.AJ44]" office:value-type="float" office:value="0.224740150999878">
            <text:p>0.224740151</text:p>
          </table:table-cell>
          <table:table-cell table:formula="of:=[.AJ48]*conv" office:value-type="float" office:value="6.11549066144574">
            <text:p>6.1154906614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>
            <text:p>Pseudo-ring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8" office:value-type="string">
            <text:p>pbe</text:p>
          </table:table-cell>
          <table:table-cell table:style-name="ce18" table:number-columns-repeated="1010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/>
          <table:table-cell table:style-name="ce2" office:value-type="string">
            <text:p>HOMO</text:p>
          </table:table-cell>
          <table:table-cell/>
          <table:table-cell office:value-type="float" office:value="-6.981">
            <text:p>-6.981</text:p>
          </table:table-cell>
          <table:table-cell table:style-name="ce24" table:formula="of:=[.G43]-[.G52]" office:value-type="float" office:value="0.785">
            <text:p>0.785</text:p>
          </table:table-cell>
          <table:table-cell table:style-name="ce24"/>
          <table:table-cell/>
          <table:table-cell table:style-name="ce2" office:value-type="string">
            <text:p>HOMO</text:p>
          </table:table-cell>
          <table:table-cell/>
          <table:table-cell office:value-type="float" office:value="-6.2">
            <text:p>-6.2</text:p>
          </table:table-cell>
          <table:table-cell table:style-name="ce24" table:formula="of:=[.M43]-[.M52]" office:value-type="float" office:value="0.821000000000001">
            <text:p>0.821</text:p>
          </table:table-cell>
          <table:table-cell table:style-name="ce24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5.747">
            <text:p>-5.747</text:p>
          </table:table-cell>
          <table:table-cell table:style-name="ce24" table:formula="of:=[.S43]-[.S52]" office:value-type="float" office:value="0.853">
            <text:p>0.853</text:p>
          </table:table-cell>
          <table:table-cell table:style-name="ce24"/>
          <table:table-cell/>
          <table:table-cell table:style-name="ce2" office:value-type="string">
            <text:p>HOMO</text:p>
          </table:table-cell>
          <table:table-cell/>
          <table:table-cell office:value-type="float" office:value="-5.916">
            <text:p>-5.916</text:p>
          </table:table-cell>
          <table:table-cell table:style-name="ce24" table:formula="of:=[.Y43]-[.Y52]" office:value-type="float" office:value="0.896000000000001">
            <text:p>0.896</text:p>
          </table:table-cell>
          <table:table-cell table:style-name="ce24"/>
          <table:table-cell/>
          <table:table-cell table:style-name="ce2" office:value-type="string">
            <text:p>HOMO</text:p>
          </table:table-cell>
          <table:table-cell/>
          <table:table-cell office:value-type="float" office:value="-5.916">
            <text:p>-5.916</text:p>
          </table:table-cell>
          <table:table-cell table:style-name="ce24" table:formula="of:=[.AE43]-[.AE52]" office:value-type="float" office:value="0.734">
            <text:p>0.734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996">
            <text:p>-5.996</text:p>
          </table:table-cell>
          <table:table-cell table:style-name="ce24" table:formula="of:=[.AK43]-[.AK52]" office:value-type="float" office:value="1.202">
            <text:p>1.202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53];[.N53];[.T53];[.Z53];[.AF53];[.AL53]);-MIN([.H53];[.N53];[.T53];[.Z53];[.AF53];[.AL53]))" office:value-type="float" office:value="20.0466977985324">
            <text:p>20.0466977985</text:p>
          </table:table-cell>
          <table:table-cell table:style-name="ce20" table:formula="of:=AVERAGE([.H53];[.N53];[.T53];[.Z53];[.AF53];[.AL53])" office:value-type="float" office:value="14.4880612371055">
            <text:p>14.488061237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0" table:formula="of:=ABS(([.H52]/[.G52])*100)" office:value-type="float" office:value="11.2448073341928">
            <text:p>11.2448073342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4.4511021184">
            <text:p>-4.4511021184</text:p>
          </table:table-cell>
          <table:table-cell/>
          <table:table-cell table:style-name="ce20" table:formula="of:=ABS(([.N52]/[.M52])*100)" office:value-type="float" office:value="13.241935483871">
            <text:p>13.2419354839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6.2135270035">
            <text:p>-6.2135270035</text:p>
          </table:table-cell>
          <table:table-cell/>
          <table:table-cell table:style-name="ce20" table:formula="of:=ABS(([.T52]/[.S52])*100)" office:value-type="float" office:value="14.8425265355838">
            <text:p>14.8425265356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7.1009653838">
            <text:p>-7.1009653838</text:p>
          </table:table-cell>
          <table:table-cell/>
          <table:table-cell table:style-name="ce20" table:formula="of:=ABS(([.Z52]/[.Y52])*100)" office:value-type="float" office:value="15.1453684922245">
            <text:p>15.1453684922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10.6399419323">
            <text:p>-10.6399419323</text:p>
          </table:table-cell>
          <table:table-cell/>
          <table:table-cell table:style-name="ce20" table:formula="of:=ABS(([.AF52]/[.AE52])*100)" office:value-type="float" office:value="12.4070317782285">
            <text:p>12.407031778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8687806591">
            <text:p>-23.8687806591</text:p>
          </table:table-cell>
          <table:table-cell/>
          <table:table-cell table:style-name="ce20" table:formula="of:=ABS(([.AL52]/[.AK52])*100)" office:value-type="float" office:value="20.0466977985324">
            <text:p>20.0466977985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4724957573">
            <text:p>-2.47249575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423516074">
            <text:p>-4.342351607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1417788562">
            <text:p>-6.14177885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7.0205542566">
            <text:p>-7.020554256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5425600245">
            <text:p>-10.542560024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8045007104">
            <text:p>-23.8045007104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54]-[.F53]" office:value-type="float" office:value="0.1549329455">
            <text:p>0.1549329455</text:p>
          </table:table-cell>
          <table:table-cell table:style-name="ce11" table:formula="of:=[.F55]*conv" office:value-type="float" office:value="4.21593995171805">
            <text:p>4.2159399517</text:p>
          </table:table-cell>
          <table:table-cell table:style-name="ce24" table:formula="of:=[.G46]-[.G55]" office:value-type="float" office:value="0.147660798364822">
            <text:p>0.1476607984</text:p>
          </table:table-cell>
          <table:table-cell table:style-name="ce24"/>
          <table:table-cell table:number-columns-repeated="2"/>
          <table:table-cell table:style-name="ce11" table:formula="of:=[.L54]-[.L53]" office:value-type="float" office:value="0.108750510999999">
            <text:p>0.108750511</text:p>
          </table:table-cell>
          <table:table-cell table:style-name="ce11" table:formula="of:=[.L55]*conv" office:value-type="float" office:value="2.95925196939246">
            <text:p>2.9592519694</text:p>
          </table:table-cell>
          <table:table-cell table:style-name="ce24" table:formula="of:=[.M46]-[.M55]" office:value-type="float" office:value="-0.0211257896520025">
            <text:p>-0.0211257897</text:p>
          </table:table-cell>
          <table:table-cell table:style-name="ce24"/>
          <table:table-cell table:number-columns-repeated="2"/>
          <table:table-cell table:style-name="ce11" table:formula="of:=[.R54]-[.R53]" office:value-type="float" office:value="0.0717481473000001">
            <text:p>0.0717481473</text:p>
          </table:table-cell>
          <table:table-cell table:style-name="ce11" table:formula="of:=[.R55]*conv" office:value-type="float" office:value="1.95236642334294">
            <text:p>1.9523664233</text:p>
          </table:table-cell>
          <table:table-cell table:style-name="ce24" table:formula="of:=[.S46]-[.S55]" office:value-type="float" office:value="-0.000738484323437261">
            <text:p>-0.0007384843</text:p>
          </table:table-cell>
          <table:table-cell table:style-name="ce24"/>
          <table:table-cell table:number-columns-repeated="2"/>
          <table:table-cell table:style-name="ce11" table:formula="of:=[.X54]-[.X53]" office:value-type="float" office:value="0.0804111272000005">
            <text:p>0.0804111272</text:p>
          </table:table-cell>
          <table:table-cell table:style-name="ce11" table:formula="of:=[.X55]*conv" office:value-type="float" office:value="2.18809810031762">
            <text:p>2.1880981003</text:p>
          </table:table-cell>
          <table:table-cell table:style-name="ce24" table:formula="of:=[.Y46]-[.Y55]" office:value-type="float" office:value="0.0589253551580518">
            <text:p>0.0589253552</text:p>
          </table:table-cell>
          <table:table-cell table:style-name="ce24"/>
          <table:table-cell table:number-columns-repeated="2"/>
          <table:table-cell table:style-name="ce11" table:formula="of:=[.AD54]-[.AD53]" office:value-type="float" office:value="0.0973819077999991">
            <text:p>0.0973819078</text:p>
          </table:table-cell>
          <table:table-cell table:style-name="ce11" table:formula="of:=[.AD55]*conv" office:value-type="float" office:value="2.64989653648932">
            <text:p>2.6498965365</text:p>
          </table:table-cell>
          <table:table-cell table:style-name="ce24" table:formula="of:=[.AE46]-[.AE55]" office:value-type="float" office:value="-0.0434018181370992">
            <text:p>-0.0434018181</text:p>
          </table:table-cell>
          <table:table-cell table:number-columns-repeated="3"/>
          <table:table-cell table:style-name="ce11" table:formula="of:=[.AJ54]-[.AJ53]" office:value-type="float" office:value="0.0642799487000012">
            <text:p>0.0642799487</text:p>
          </table:table-cell>
          <table:table-cell table:style-name="ce11" table:formula="of:=[.AJ55]*conv" office:value-type="float" office:value="1.74914639971601">
            <text:p>1.7491463997</text:p>
          </table:table-cell>
          <table:table-cell table:style-name="ce24" table:formula="of:=[.AK46]-[.AK55]" office:value-type="float" office:value="-0.00799973070777416">
            <text:p>-0.007999730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56];[.N56];[.T56];[.Z56];[.AF56];[.AL56]);-MIN([.H56];[.N56];[.T56];[.Z56];[.AF56];[.AL56]))" office:value-type="float" office:value="3.50244073814782">
            <text:p>3.5024407381</text:p>
          </table:table-cell>
          <table:table-cell table:style-name="ce20" table:formula="of:=AVERAGE([.H56];[.N56];[.T56];[.Z56];[.AF56];[.AL56])" office:value-type="float" office:value="1.50706141874769">
            <text:p>1.5070614187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511175751">
            <text:p>-2.2511175751</text:p>
          </table:table-cell>
          <table:table-cell/>
          <table:table-cell table:style-name="ce20" table:formula="of:=ABS(([.H55]/[.G55])*100)" office:value-type="float" office:value="3.50244073814782">
            <text:p>3.5024407381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4.1225827648">
            <text:p>-4.1225827648</text:p>
          </table:table-cell>
          <table:table-cell/>
          <table:table-cell table:style-name="ce20" table:formula="of:=ABS(([.N55]/[.M55])*100)" office:value-type="float" office:value="0.713889519057739">
            <text:p>0.7138895191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5.9161850418">
            <text:p>-5.9161850418</text:p>
          </table:table-cell>
          <table:table-cell/>
          <table:table-cell table:style-name="ce20" table:formula="of:=ABS(([.T55]/[.S55])*100)" office:value-type="float" office:value="0.0378250882932514">
            <text:p>0.0378250883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6.8001573537">
            <text:p>-6.8001573537</text:p>
          </table:table-cell>
          <table:table-cell/>
          <table:table-cell table:style-name="ce20" table:formula="of:=ABS(([.Z55]/[.Y55])*100)" office:value-type="float" office:value="2.6929942103372">
            <text:p>2.6929942103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10.3384489307">
            <text:p>-10.3384489307</text:p>
          </table:table-cell>
          <table:table-cell/>
          <table:table-cell table:style-name="ce20" table:formula="of:=ABS(([.AF55]/[.AE55])*100)" office:value-type="float" office:value="1.63786840502835">
            <text:p>1.6378684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5973761432">
            <text:p>-23.5973761432</text:p>
          </table:table-cell>
          <table:table-cell/>
          <table:table-cell table:style-name="ce20" table:formula="of:=ABS(([.AL55]/[.AK55])*100)" office:value-type="float" office:value="0.457350551621808">
            <text:p>0.4573505516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56]-[.F53]" office:value-type="float" office:value="0.3763111277">
            <text:p>0.3763111277</text:p>
          </table:table-cell>
          <table:table-cell table:formula="of:=[.F57]*conv" office:value-type="float" office:value="10.2399467874733">
            <text:p>10.2399467875</text:p>
          </table:table-cell>
          <table:table-cell table:style-name="ce24" table:formula="of:=[.G48]-[.G57]" office:value-type="float" office:value="-1.00396393316657">
            <text:p>-1.0039639332</text:p>
          </table:table-cell>
          <table:table-cell table:style-name="ce24"/>
          <table:table-cell table:number-columns-repeated="2"/>
          <table:table-cell table:formula="of:=[.L56]-[.L53]" office:value-type="float" office:value="0.3285193536">
            <text:p>0.3285193536</text:p>
          </table:table-cell>
          <table:table-cell table:formula="of:=[.L57]*conv" office:value-type="float" office:value="8.93946644650106">
            <text:p>8.9394664465</text:p>
          </table:table-cell>
          <table:table-cell table:style-name="ce24" table:formula="of:=[.M48]-[.M57]" office:value-type="float" office:value="-1.08280142301758">
            <text:p>-1.082801423</text:p>
          </table:table-cell>
          <table:table-cell table:style-name="ce24"/>
          <table:table-cell table:number-columns-repeated="2"/>
          <table:table-cell table:formula="of:=[.R56]-[.R53]" office:value-type="float" office:value="0.2973419617">
            <text:p>0.2973419617</text:p>
          </table:table-cell>
          <table:table-cell table:formula="of:=[.R57]*conv" office:value-type="float" office:value="8.09108644780297">
            <text:p>8.0910864478</text:p>
          </table:table-cell>
          <table:table-cell table:style-name="ce24" table:formula="of:=[.S48]-[.S57]" office:value-type="float" office:value="-1.04489136296406">
            <text:p>-1.044891363</text:p>
          </table:table-cell>
          <table:table-cell table:style-name="ce24"/>
          <table:table-cell table:number-columns-repeated="2"/>
          <table:table-cell table:formula="of:=[.X56]-[.X53]" office:value-type="float" office:value="0.3008080301">
            <text:p>0.3008080301</text:p>
          </table:table-cell>
          <table:table-cell table:formula="of:=[.X57]*conv" office:value-type="float" office:value="8.18540296773867">
            <text:p>8.1854029677</text:p>
          </table:table-cell>
          <table:table-cell table:style-name="ce24" table:formula="of:=[.Y48]-[.Y57]" office:value-type="float" office:value="-1.07602344810119">
            <text:p>-1.0760234481</text:p>
          </table:table-cell>
          <table:table-cell table:style-name="ce24"/>
          <table:table-cell table:number-columns-repeated="2"/>
          <table:table-cell table:formula="of:=[.AD56]-[.AD53]" office:value-type="float" office:value="0.301493001599999">
            <text:p>0.3014930016</text:p>
          </table:table-cell>
          <table:table-cell table:formula="of:=[.AD57]*conv" office:value-type="float" office:value="8.20404199059669">
            <text:p>8.2040419906</text:p>
          </table:table-cell>
          <table:table-cell table:style-name="ce24" table:formula="of:=[.AE48]-[.AE57]" office:value-type="float" office:value="-1.20038974756368">
            <text:p>-1.2003897476</text:p>
          </table:table-cell>
          <table:table-cell table:number-columns-repeated="3"/>
          <table:table-cell table:formula="of:=[.AJ56]-[.AJ53]" office:value-type="float" office:value="0.271404515899999">
            <text:p>0.2714045159</text:p>
          </table:table-cell>
          <table:table-cell table:formula="of:=[.AJ57]*conv" office:value-type="float" office:value="7.38529263719123">
            <text:p>7.3852926372</text:p>
          </table:table-cell>
          <table:table-cell table:style-name="ce24" table:formula="of:=[.AK48]-[.AK57]" office:value-type="float" office:value="-1.26980197574549">
            <text:p>-1.269801975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17.1936582357069">
            <text:p>17.1936582357</text:p>
          </table:table-cell>
          <table:table-cell table:style-name="ce20" table:formula="of:=AVERAGE([.H58];[.N58];[.T58];[.Z58];[.AF58];[.AL58])" office:value-type="float" office:value="13.3003449577084">
            <text:p>13.3003449577</text:p>
          </table:table-cell>
          <table:table-cell table:number-columns-repeated="5"/>
          <table:table-cell table:style-name="ce20" table:formula="of:=ABS(([.H57]/[.G57])*100)" office:value-type="float" office:value="9.8043862336739">
            <text:p>9.8043862337</text:p>
          </table:table-cell>
          <table:table-cell table:style-name="ce20"/>
          <table:table-cell table:number-columns-repeated="4"/>
          <table:table-cell table:style-name="ce20" table:formula="of:=ABS(([.N57]/[.M57])*100)" office:value-type="float" office:value="12.1125956397699">
            <text:p>12.1125956398</text:p>
          </table:table-cell>
          <table:table-cell table:style-name="ce20"/>
          <table:table-cell table:number-columns-repeated="4"/>
          <table:table-cell table:style-name="ce20" table:formula="of:=ABS(([.T57]/[.S57])*100)" office:value-type="float" office:value="12.9141045483179">
            <text:p>12.9141045483</text:p>
          </table:table-cell>
          <table:table-cell table:style-name="ce20"/>
          <table:table-cell table:number-columns-repeated="4"/>
          <table:table-cell table:style-name="ce20" table:formula="of:=ABS(([.Z57]/[.Y57])*100)" office:value-type="float" office:value="13.1456380625627">
            <text:p>13.1456380626</text:p>
          </table:table-cell>
          <table:table-cell table:style-name="ce20"/>
          <table:table-cell table:number-columns-repeated="4"/>
          <table:table-cell table:style-name="ce20" table:formula="of:=ABS(([.AF57]/[.AE57])*100)" office:value-type="float" office:value="14.6316870262189">
            <text:p>14.6316870262</text:p>
          </table:table-cell>
          <table:table-cell table:number-columns-repeated="5"/>
          <table:table-cell table:style-name="ce20" table:formula="of:=ABS(([.AL57]/[.AK57])*100)" office:value-type="float" office:value="17.1936582357069">
            <text:p>17.1936582357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>
            <text:p>Reference rings</text:p>
          </table:table-cell>
          <table:table-cell table:style-name="ce17" table:number-columns-repeated="2"/>
          <table:table-cell table:style-name="ce17" office:value-type="string">
            <text:p>tpss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182">
            <text:p>-6.182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5">
            <text:p>-5.3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854">
            <text:p>-4.854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4.98">
            <text:p>-4.98</text:p>
          </table:table-cell>
          <table:table-cell table:number-columns-repeated="3"/>
          <table:table-cell table:style-name="ce2" office:value-type="string">
            <text:p>HOMO</text:p>
          </table:table-cell>
          <table:table-cell table:style-name="ce2"/>
          <table:table-cell office:value-type="float" office:value="-5.139">
            <text:p>-5.13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4">
            <text:p>-4.7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AZ73" table:end-x="2.159cm" table:end-y="0.485cm" draw:z-index="2" draw:style-name="gr1" draw:text-style-name="P1" svg:width="13cm" svg:height="6.006cm" svg:x="0.45cm" svg:y="0.404cm">
              <draw:object draw:notify-on-update-of-ranges="'Ring Results'.D59:'Ring Results'.D59 'Ring Results'.D68:'Ring Results'.D68"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F73" table:end-x="1.762cm" table:end-y="0.373cm" draw:z-index="7" draw:style-name="gr1" draw:text-style-name="P1" svg:width="13cm" svg:height="6.006cm" svg:x="0.053cm" svg:y="0.292cm">
              <draw:object draw:notify-on-update-of-ranges="'Ring Results'.D59:'Ring Results'.D59 'Ring Results'.D68:'Ring Results'.D68"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L73" table:end-x="2.167cm" table:end-y="0.391cm" draw:z-index="12" draw:style-name="gr1" draw:text-style-name="P1" svg:width="13cm" svg:height="5.989cm" svg:x="0.457cm" svg:y="0.327cm">
              <draw:object draw:notify-on-update-of-ranges="'Ring Results'.D59:'Ring Results'.D59 'Ring Results'.D68:'Ring Results'.D68" xlink:href="./Object 32" xlink:type="simple" xlink:show="embed" xlink:actuate="onLoad">
                <text:p/>
              </draw:object>
              <draw:image xlink:href="./ObjectReplacements/Object 32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2.1184249417">
            <text:p>-232.1184249417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6814770654">
            <text:p>-385.681477065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9.2388385513">
            <text:p>-539.238838551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5.4439514945">
            <text:p>-615.443951494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1.4125571449">
            <text:p>-921.412557144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7.885187597">
            <text:p>-2067.885187597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9601936348">
            <text:p>-231.960193634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5734528217">
            <text:p>-385.573452821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9.1671775503">
            <text:p>-539.1671775503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5.361481431">
            <text:p>-615.36148143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1.3161208163">
            <text:p>-921.3161208163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7.820548329">
            <text:p>-2067.82054832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63]-[.F62]" office:value-type="float" office:value="0.158231306900007">
            <text:p>0.1582313069</text:p>
          </table:table-cell>
          <table:table-cell table:style-name="ce11" table:formula="of:=[.F64]*conv" office:value-type="float" office:value="4.30569293199358">
            <text:p>4.305692932</text:p>
          </table:table-cell>
          <table:table-cell table:style-name="ce2" table:number-columns-repeated="2"/>
          <table:table-cell table:number-columns-repeated="2"/>
          <table:table-cell table:style-name="ce11" table:formula="of:=[.L63]-[.L62]" office:value-type="float" office:value="0.108024243699958">
            <text:p>0.1080242437</text:p>
          </table:table-cell>
          <table:table-cell table:style-name="ce11" table:formula="of:=[.L64]*conv" office:value-type="float" office:value="2.93948923064127">
            <text:p>2.9394892306</text:p>
          </table:table-cell>
          <table:table-cell table:style-name="ce11" table:number-columns-repeated="2"/>
          <table:table-cell table:number-columns-repeated="2"/>
          <table:table-cell table:style-name="ce11" table:formula="of:=[.R63]-[.R62]" office:value-type="float" office:value="0.0716610009999386">
            <text:p>0.071661001</text:p>
          </table:table-cell>
          <table:table-cell table:style-name="ce11" table:formula="of:=[.R64]*conv" office:value-type="float" office:value="1.94999505186421">
            <text:p>1.9499950519</text:p>
          </table:table-cell>
          <table:table-cell table:style-name="ce11" table:number-columns-repeated="2"/>
          <table:table-cell table:number-columns-repeated="2"/>
          <table:table-cell table:style-name="ce11" table:formula="of:=[.X63]-[.X62]" office:value-type="float" office:value="0.0824700634999545">
            <text:p>0.0824700635</text:p>
          </table:table-cell>
          <table:table-cell table:style-name="ce11" table:formula="of:=[.X64]*conv" office:value-type="float" office:value="2.24412460763668">
            <text:p>2.2441246076</text:p>
          </table:table-cell>
          <table:table-cell table:number-columns-repeated="4"/>
          <table:table-cell table:style-name="ce11" table:formula="of:=[.AD63]-[.AD62]" office:value-type="float" office:value="0.0964363286000207">
            <text:p>0.0964363286</text:p>
          </table:table-cell>
          <table:table-cell table:style-name="ce11" table:formula="of:=[.AD64]*conv" office:value-type="float" office:value="2.62416601730351">
            <text:p>2.6241660173</text:p>
          </table:table-cell>
          <table:table-cell table:number-columns-repeated="4"/>
          <table:table-cell table:style-name="ce11" table:formula="of:=[.AJ63]-[.AJ62]" office:value-type="float" office:value="0.0646392680000645">
            <text:p>0.064639268</text:p>
          </table:table-cell>
          <table:table-cell table:style-name="ce11" table:formula="of:=[.AJ64]*conv" office:value-type="float" office:value="1.7589239753483">
            <text:p>1.7589239753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7825417868">
            <text:p>-231.7825417868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5.3956394579">
            <text:p>-385.395639457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9827967175">
            <text:p>-538.982796717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5.1855564815">
            <text:p>-615.185556481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21.1576942991">
            <text:p>-921.157694299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7.663008464">
            <text:p>-2067.663008464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65]-[.F62]" office:value-type="float" office:value="0.335883154899989">
            <text:p>0.3358831549</text:p>
          </table:table-cell>
          <table:table-cell table:formula="of:=[.F66]*conv" office:value-type="float" office:value="9.13984567505665">
            <text:p>9.1398456751</text:p>
          </table:table-cell>
          <table:table-cell table:style-name="ce2" table:number-columns-repeated="2"/>
          <table:table-cell table:number-columns-repeated="2"/>
          <table:table-cell table:formula="of:=[.L65]-[.L62]" office:value-type="float" office:value="0.285837607499957">
            <text:p>0.2858376075</text:p>
          </table:table-cell>
          <table:table-cell table:formula="of:=[.L66]*conv" office:value-type="float" office:value="7.77803704224141">
            <text:p>7.7780370422</text:p>
          </table:table-cell>
          <table:table-cell table:number-columns-repeated="4"/>
          <table:table-cell table:formula="of:=[.R65]-[.R62]" office:value-type="float" office:value="0.256041833799941">
            <text:p>0.2560418338</text:p>
          </table:table-cell>
          <table:table-cell table:formula="of:=[.R66]*conv" office:value-type="float" office:value="6.96725278761529">
            <text:p>6.9672527876</text:p>
          </table:table-cell>
          <table:table-cell table:number-columns-repeated="4"/>
          <table:table-cell table:formula="of:=[.X65]-[.X62]" office:value-type="float" office:value="0.258395012999927">
            <text:p>0.258395013</text:p>
          </table:table-cell>
          <table:table-cell table:formula="of:=[.X66]*conv" office:value-type="float" office:value="7.0312860516235">
            <text:p>7.0312860516</text:p>
          </table:table-cell>
          <table:table-cell table:number-columns-repeated="4"/>
          <table:table-cell table:formula="of:=[.AD65]-[.AD62]" office:value-type="float" office:value="0.254862845800062">
            <text:p>0.2548628458</text:p>
          </table:table-cell>
          <table:table-cell table:formula="of:=[.AD66]*conv" office:value-type="float" office:value="6.9351708918297">
            <text:p>6.9351708918</text:p>
          </table:table-cell>
          <table:table-cell table:number-columns-repeated="4"/>
          <table:table-cell table:formula="of:=[.AJ65]-[.AJ62]" office:value-type="float" office:value="0.222179132999827">
            <text:p>0.222179133</text:p>
          </table:table-cell>
          <table:table-cell table:formula="of:=[.AJ66]*conv" office:value-type="float" office:value="6.04580181593493">
            <text:p>6.0458018159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>
            <text:p>Pseudo-ring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7" office:value-type="string">
            <text:p>tpss</text:p>
          </table:table-cell>
          <table:table-cell table:style-name="ce17"/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17">
            <text:p>-7.17</text:p>
          </table:table-cell>
          <table:table-cell table:style-name="ce24" table:formula="of:=[.G61]-[.G70]" office:value-type="float" office:value="0.988">
            <text:p>0.988</text:p>
          </table:table-cell>
          <table:table-cell table:style-name="ce24"/>
          <table:table-cell/>
          <table:table-cell table:style-name="ce2" office:value-type="string">
            <text:p>HOMO</text:p>
          </table:table-cell>
          <table:table-cell/>
          <table:table-cell office:value-type="float" office:value="-6.376">
            <text:p>-6.376</text:p>
          </table:table-cell>
          <table:table-cell table:style-name="ce24" table:formula="of:=[.M61]-[.M70]" office:value-type="float" office:value="1.026">
            <text:p>1.02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922">
            <text:p>-5.922</text:p>
          </table:table-cell>
          <table:table-cell table:style-name="ce24" table:formula="of:=[.S61]-[.S70]" office:value-type="float" office:value="1.068">
            <text:p>1.068</text:p>
          </table:table-cell>
          <table:table-cell table:style-name="ce24"/>
          <table:table-cell/>
          <table:table-cell table:style-name="ce2" office:value-type="string">
            <text:p>HOMO</text:p>
          </table:table-cell>
          <table:table-cell/>
          <table:table-cell office:value-type="float" office:value="-6.088">
            <text:p>-6.088</text:p>
          </table:table-cell>
          <table:table-cell table:style-name="ce24" table:formula="of:=[.Y61]-[.Y70]" office:value-type="float" office:value="1.108">
            <text:p>1.108</text:p>
          </table:table-cell>
          <table:table-cell table:style-name="ce24"/>
          <table:table-cell/>
          <table:table-cell table:style-name="ce2" office:value-type="string">
            <text:p>HOMO</text:p>
          </table:table-cell>
          <table:table-cell/>
          <table:table-cell office:value-type="float" office:value="-6.394">
            <text:p>-6.394</text:p>
          </table:table-cell>
          <table:table-cell table:style-name="ce24" table:formula="of:=[.AE61]-[.AE70]" office:value-type="float" office:value="1.255">
            <text:p>1.255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15">
            <text:p>-6.15</text:p>
          </table:table-cell>
          <table:table-cell table:style-name="ce24" table:formula="of:=[.AK61]-[.AK70]" office:value-type="float" office:value="1.41">
            <text:p>1.41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71];[.N71];[.T71];[.Z71];[.AF71];[.AL71]);-MIN([.H71];[.N71];[.T71];[.Z71];[.AF71];[.AL71]))" office:value-type="float" office:value="22.9268292682927">
            <text:p>22.9268292683</text:p>
          </table:table-cell>
          <table:table-cell table:style-name="ce20" table:formula="of:=AVERAGE([.H71];[.N71];[.T71];[.Z71];[.AF71];[.AL71])" office:value-type="float" office:value="18.11000352857">
            <text:p>18.1100035286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888470571">
            <text:p>-2.6888470571</text:p>
          </table:table-cell>
          <table:table-cell/>
          <table:table-cell table:style-name="ce20" table:formula="of:=ABS(([.H70]/[.G70])*100)" office:value-type="float" office:value="13.7796373779637">
            <text:p>13.779637378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4.4586121514">
            <text:p>-4.4586121514</text:p>
          </table:table-cell>
          <table:table-cell/>
          <table:table-cell table:style-name="ce20" table:formula="of:=ABS(([.N70]/[.M70])*100)" office:value-type="float" office:value="16.0915934755333">
            <text:p>16.091593475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6.2255886341">
            <text:p>-6.2255886341</text:p>
          </table:table-cell>
          <table:table-cell/>
          <table:table-cell table:style-name="ce20" table:formula="of:=ABS(([.T70]/[.S70])*100)" office:value-type="float" office:value="18.0344478216819">
            <text:p>18.0344478217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7.1137575796">
            <text:p>-7.1137575796</text:p>
          </table:table-cell>
          <table:table-cell/>
          <table:table-cell table:style-name="ce20" table:formula="of:=ABS(([.Z70]/[.Y70])*100)" office:value-type="float" office:value="18.1997371879106">
            <text:p>18.1997371879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10.6571277729">
            <text:p>-10.6571277729</text:p>
          </table:table-cell>
          <table:table-cell/>
          <table:table-cell table:style-name="ce20" table:formula="of:=ABS(([.AF70]/[.AE70])*100)" office:value-type="float" office:value="19.6277760400375">
            <text:p>19.6277760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9018106482">
            <text:p>-23.9018106482</text:p>
          </table:table-cell>
          <table:table-cell/>
          <table:table-cell table:style-name="ce20" table:formula="of:=ABS(([.AL70]/[.AK70])*100)" office:value-type="float" office:value="22.9268292682927">
            <text:p>22.9268292683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5478841089">
            <text:p>-2.547884108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551890069">
            <text:p>-4.355189006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6.1576335662">
            <text:p>-6.15763356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7.0379766387">
            <text:p>-7.037976638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5633470415">
            <text:p>-10.5633470415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8409528726">
            <text:p>-23.8409528726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72]-[.F71]" office:value-type="float" office:value="0.1409629482">
            <text:p>0.1409629482</text:p>
          </table:table-cell>
          <table:table-cell table:style-name="ce11" table:formula="of:=[.F73]*conv" office:value-type="float" office:value="3.83579698372379">
            <text:p>3.8357969837</text:p>
          </table:table-cell>
          <table:table-cell table:style-name="ce24" table:formula="of:=[.G64]-[.G73]" office:value-type="float" office:value="0.469895948269789">
            <text:p>0.4698959483</text:p>
          </table:table-cell>
          <table:table-cell table:style-name="ce24"/>
          <table:table-cell table:number-columns-repeated="2"/>
          <table:table-cell table:style-name="ce11" table:formula="of:=[.L72]-[.L71]" office:value-type="float" office:value="0.1034231445">
            <text:p>0.1034231445</text:p>
          </table:table-cell>
          <table:table-cell table:style-name="ce11" table:formula="of:=[.L73]*conv" office:value-type="float" office:value="2.81428695118855">
            <text:p>2.8142869512</text:p>
          </table:table-cell>
          <table:table-cell table:style-name="ce24" table:formula="of:=[.M64]-[.M73]" office:value-type="float" office:value="0.125202279452714">
            <text:p>0.1252022795</text:p>
          </table:table-cell>
          <table:table-cell table:style-name="ce11"/>
          <table:table-cell table:number-columns-repeated="2"/>
          <table:table-cell table:style-name="ce11" table:formula="of:=[.R72]-[.R71]" office:value-type="float" office:value="0.0679550678999998">
            <text:p>0.0679550679</text:p>
          </table:table-cell>
          <table:table-cell table:style-name="ce11" table:formula="of:=[.R73]*conv" office:value-type="float" office:value="1.8491514813505">
            <text:p>1.8491514814</text:p>
          </table:table-cell>
          <table:table-cell table:style-name="ce24" table:formula="of:=[.S64]-[.S73]" office:value-type="float" office:value="0.100843570513709">
            <text:p>0.1008435705</text:p>
          </table:table-cell>
          <table:table-cell table:style-name="ce24"/>
          <table:table-cell table:number-columns-repeated="2"/>
          <table:table-cell table:style-name="ce11" table:formula="of:=[.X72]-[.X71]" office:value-type="float" office:value="0.0757809408999997">
            <text:p>0.0757809409</text:p>
          </table:table-cell>
          <table:table-cell table:style-name="ce11" table:formula="of:=[.X73]*conv" office:value-type="float" office:value="2.06210432060167">
            <text:p>2.0621043206</text:p>
          </table:table-cell>
          <table:table-cell table:style-name="ce24" table:formula="of:=[.Y64]-[.Y73]" office:value-type="float" office:value="0.18202028703501">
            <text:p>0.182020287</text:p>
          </table:table-cell>
          <table:table-cell table:style-name="ce24"/>
          <table:table-cell table:number-columns-repeated="2"/>
          <table:table-cell table:style-name="ce11" table:formula="of:=[.AD72]-[.AD71]" office:value-type="float" office:value="0.0937807314000008">
            <text:p>0.0937807314</text:p>
          </table:table-cell>
          <table:table-cell table:style-name="ce11" table:formula="of:=[.AD73]*conv" office:value-type="float" office:value="2.55190354081664">
            <text:p>2.5519035408</text:p>
          </table:table-cell>
          <table:table-cell table:style-name="ce24" table:formula="of:=[.AE64]-[.AE73]" office:value-type="float" office:value="0.0722624764868662">
            <text:p>0.0722624765</text:p>
          </table:table-cell>
          <table:table-cell table:number-columns-repeated="3"/>
          <table:table-cell table:style-name="ce11" table:formula="of:=[.AJ72]-[.AJ71]" office:value-type="float" office:value="0.0608577756000024">
            <text:p>0.0608577756</text:p>
          </table:table-cell>
          <table:table-cell table:style-name="ce11" table:formula="of:=[.AJ73]*conv" office:value-type="float" office:value="1.65602433166638">
            <text:p>1.6560243317</text:p>
          </table:table-cell>
          <table:table-cell table:style-name="ce24" table:formula="of:=[.AK64]-[.AK73]" office:value-type="float" office:value="0.102899643681917">
            <text:p>0.1028996437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74];[.N74];[.T74];[.Z74];[.AF74];[.AL74]);-MIN([.H74];[.N74];[.T74];[.Z74];[.AF74];[.AL74]))" office:value-type="float" office:value="12.2502820212767">
            <text:p>12.2502820213</text:p>
          </table:table-cell>
          <table:table-cell table:style-name="ce20" table:formula="of:=AVERAGE([.H74];[.N74];[.T74];[.Z74];[.AF74];[.AL74])" office:value-type="float" office:value="6.67081344106662">
            <text:p>6.6708134411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3069200268">
            <text:p>-2.3069200268</text:p>
          </table:table-cell>
          <table:table-cell/>
          <table:table-cell table:style-name="ce20" table:formula="of:=ABS(([.H73]/[.G73])*100)" office:value-type="float" office:value="12.2502820212767">
            <text:p>12.2502820213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4.1274823018">
            <text:p>-4.1274823018</text:p>
          </table:table-cell>
          <table:table-cell/>
          <table:table-cell table:style-name="ce20" table:formula="of:=ABS(([.N73]/[.M73])*100)" office:value-type="float" office:value="4.44881000495836">
            <text:p>4.4488100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5.9249223428">
            <text:p>-5.9249223428</text:p>
          </table:table-cell>
          <table:table-cell/>
          <table:table-cell table:style-name="ce20" table:formula="of:=ABS(([.T73]/[.S73])*100)" office:value-type="float" office:value="5.45350510927637">
            <text:p>5.4535051093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6.8099481002">
            <text:p>-6.8099481002</text:p>
          </table:table-cell>
          <table:table-cell/>
          <table:table-cell table:style-name="ce20" table:formula="of:=ABS(([.Z73]/[.Y73])*100)" office:value-type="float" office:value="8.82691943450761">
            <text:p>8.8269194345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10.3520510522">
            <text:p>-10.3520510522</text:p>
          </table:table-cell>
          <table:table-cell/>
          <table:table-cell table:style-name="ce20" table:formula="of:=ABS(([.AF73]/[.AE73])*100)" office:value-type="float" office:value="2.83170877468751">
            <text:p>2.831708774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6269693199">
            <text:p>-23.6269693199</text:p>
          </table:table-cell>
          <table:table-cell/>
          <table:table-cell table:style-name="ce20" table:formula="of:=ABS(([.AL73]/[.AK73])*100)" office:value-type="float" office:value="6.21365530169319">
            <text:p>6.21365530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74]-[.F71]" office:value-type="float" office:value="0.3819270303">
            <text:p>0.3819270303</text:p>
          </table:table-cell>
          <table:table-cell table:formula="of:=[.F75]*conv" office:value-type="float" office:value="10.3927632724365">
            <text:p>10.3927632724</text:p>
          </table:table-cell>
          <table:table-cell table:style-name="ce24" table:formula="of:=[.G66]-[.G75]" office:value-type="float" office:value="-1.25291759737981">
            <text:p>-1.2529175974</text:p>
          </table:table-cell>
          <table:table-cell table:style-name="ce24"/>
          <table:table-cell table:number-columns-repeated="2"/>
          <table:table-cell table:formula="of:=[.L74]-[.L71]" office:value-type="float" office:value="0.3311298496">
            <text:p>0.3311298496</text:p>
          </table:table-cell>
          <table:table-cell table:formula="of:=[.L75]*conv" office:value-type="float" office:value="9.01050165689277">
            <text:p>9.0105016569</text:p>
          </table:table-cell>
          <table:table-cell table:style-name="ce24" table:formula="of:=[.M66]-[.M75]" office:value-type="float" office:value="-1.23246461465136">
            <text:p>-1.2324646147</text:p>
          </table:table-cell>
          <table:table-cell table:number-columns-repeated="3"/>
          <table:table-cell table:formula="of:=[.R74]-[.R71]" office:value-type="float" office:value="0.3006662913">
            <text:p>0.3006662913</text:p>
          </table:table-cell>
          <table:table-cell table:formula="of:=[.R75]*conv" office:value-type="float" office:value="8.1815460587533">
            <text:p>8.1815460588</text:p>
          </table:table-cell>
          <table:table-cell table:style-name="ce24" table:formula="of:=[.S66]-[.S75]" office:value-type="float" office:value="-1.21429327113801">
            <text:p>-1.2142932711</text:p>
          </table:table-cell>
          <table:table-cell table:style-name="ce24"/>
          <table:table-cell table:number-columns-repeated="2"/>
          <table:table-cell table:formula="of:=[.X74]-[.X71]" office:value-type="float" office:value="0.3038094794">
            <text:p>0.3038094794</text:p>
          </table:table-cell>
          <table:table-cell table:formula="of:=[.X75]*conv" office:value-type="float" office:value="8.26707655869823">
            <text:p>8.2670765587</text:p>
          </table:table-cell>
          <table:table-cell table:style-name="ce24" table:formula="of:=[.Y66]-[.Y75]" office:value-type="float" office:value="-1.23579050707473">
            <text:p>-1.2357905071</text:p>
          </table:table-cell>
          <table:table-cell table:style-name="ce24"/>
          <table:table-cell table:number-columns-repeated="2"/>
          <table:table-cell table:formula="of:=[.AD74]-[.AD71]" office:value-type="float" office:value="0.305076720700001">
            <text:p>0.3050767207</text:p>
          </table:table-cell>
          <table:table-cell table:formula="of:=[.AD75]*conv" office:value-type="float" office:value="8.30155994896683">
            <text:p>8.301559949</text:p>
          </table:table-cell>
          <table:table-cell table:style-name="ce24" table:formula="of:=[.AE66]-[.AE75]" office:value-type="float" office:value="-1.36638905713713">
            <text:p>-1.3663890571</text:p>
          </table:table-cell>
          <table:table-cell table:number-columns-repeated="3"/>
          <table:table-cell table:formula="of:=[.AJ74]-[.AJ71]" office:value-type="float" office:value="0.274841328300003">
            <text:p>0.2748413283</text:p>
          </table:table-cell>
          <table:table-cell table:formula="of:=[.AJ75]*conv" office:value-type="float" office:value="7.4788130608621">
            <text:p>7.4788130609</text:p>
          </table:table-cell>
          <table:table-cell table:style-name="ce24" table:formula="of:=[.AK66]-[.AK75]" office:value-type="float" office:value="-1.43301124492718">
            <text:p>-1.433011244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19.1609448353024">
            <text:p>19.1609448353</text:p>
          </table:table-cell>
          <table:table-cell table:style-name="ce20" table:formula="of:=AVERAGE([.H76];[.N76];[.T76];[.Z76];[.AF76];[.AL76])" office:value-type="float" office:value="15.190721309573">
            <text:p>15.1907213096</text:p>
          </table:table-cell>
          <table:table-cell table:number-columns-repeated="5"/>
          <table:table-cell table:style-name="ce20" table:formula="of:=ABS(([.H75]/[.G75])*100)" office:value-type="float" office:value="12.0556734001897">
            <text:p>12.0556734002</text:p>
          </table:table-cell>
          <table:table-cell table:style-name="ce20"/>
          <table:table-cell table:number-columns-repeated="4"/>
          <table:table-cell table:style-name="ce20" table:formula="of:=ABS(([.N75]/[.M75])*100)" office:value-type="float" office:value="13.678090982965">
            <text:p>13.678090983</text:p>
          </table:table-cell>
          <table:table-cell table:number-columns-repeated="5"/>
          <table:table-cell table:style-name="ce20" table:formula="of:=ABS(([.T75]/[.S75])*100)" office:value-type="float" office:value="14.84185583529">
            <text:p>14.8418558353</text:p>
          </table:table-cell>
          <table:table-cell table:style-name="ce20"/>
          <table:table-cell table:number-columns-repeated="4"/>
          <table:table-cell table:style-name="ce20" table:formula="of:=ABS(([.Z75]/[.Y75])*100)" office:value-type="float" office:value="14.9483375205288">
            <text:p>14.9483375205</text:p>
          </table:table-cell>
          <table:table-cell table:style-name="ce20"/>
          <table:table-cell table:number-columns-repeated="4"/>
          <table:table-cell table:style-name="ce20" table:formula="of:=ABS(([.AF75]/[.AE75])*100)" office:value-type="float" office:value="16.4594252831624">
            <text:p>16.4594252832</text:p>
          </table:table-cell>
          <table:table-cell table:number-columns-repeated="5"/>
          <table:table-cell table:style-name="ce20" table:formula="of:=ABS(([.AL75]/[.AK75])*100)" office:value-type="float" office:value="19.1609448353024">
            <text:p>19.1609448353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>
            <text:p>Reference rings</text:p>
          </table:table-cell>
          <table:table-cell table:style-name="ce17" table:number-columns-repeated="2"/>
          <table:table-cell table:style-name="ce17" office:value-type="string">
            <text:p>tpssh</text:p>
          </table:table-cell>
          <table:table-cell table:style-name="ce17" table:number-columns-repeated="101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6.61">
            <text:p>-6.61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723">
            <text:p>-5.72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187">
            <text:p>-5.187</text:p>
          </table:table-cell>
          <table:table-cell table:style-name="ce2" table:number-columns-repeated="2"/>
          <table:table-cell/>
          <table:table-cell table:style-name="ce2" office:value-type="string">
            <text:p>HOMO</text:p>
          </table:table-cell>
          <table:table-cell/>
          <table:table-cell office:value-type="float" office:value="-5.303">
            <text:p>-5.30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5.452">
            <text:p>-5.45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994">
            <text:p>-4.994</text:p>
          </table:table-cell>
          <table:table-cell table:number-columns-repeated="2"/>
          <table:table-cell table:style-name="ce2"/>
          <table:table-cell/>
          <table:table-cell table:style-name="ce2" table:number-columns-repeated="5"/>
          <table:table-cell table:style-name="ce2">
            <draw:frame table:end-cell-address="'Ring Results'.BA91" table:end-x="0.284cm" table:end-y="0.306cm" draw:z-index="3" draw:style-name="gr1" draw:text-style-name="P1" svg:width="13cm" svg:height="5.995cm" svg:x="0.833cm" svg:y="0.237cm">
              <draw:object draw:notify-on-update-of-ranges="'Ring Results'.D77:'Ring Results'.D77 'Ring Results'.D86:'Ring Results'.D86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G91" table:end-x="0.372cm" table:end-y="0.226cm" draw:z-index="8" draw:style-name="gr1" draw:text-style-name="P1" svg:width="13cm" svg:height="5.991cm" svg:x="0.921cm" svg:y="0.161cm">
              <draw:object draw:notify-on-update-of-ranges="'Ring Results'.D77:'Ring Results'.D77 'Ring Results'.D86:'Ring Results'.D86"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Ring Results'.BM91" table:end-x="0.14cm" table:end-y="0.153cm" draw:z-index="13" draw:style-name="gr1" draw:text-style-name="P1" svg:width="13cm" svg:height="5.995cm" svg:x="0.689cm" svg:y="0.084cm">
              <draw:object draw:notify-on-update-of-ranges="'Ring Results'.D77:'Ring Results'.D77 'Ring Results'.D86:'Ring Results'.D86" xlink:href="./Object 33" xlink:type="simple" xlink:show="embed" xlink:actuate="onLoad">
                <text:p/>
              </draw:object>
              <draw:image xlink:href="./ObjectReplacements/Object 33" xlink:type="simple" xlink:show="embed" xlink:actuate="onLoad"/>
            </draw:frame>
          </table:table-cell>
          <table:table-cell table:style-name="ce2" table:number-columns-repeated="965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2.0938624355">
            <text:p>-232.0938624355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6398673066">
            <text:p>-385.639867306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9.1798434543">
            <text:p>-539.179843454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5.3767584489">
            <text:p>-615.376758448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1.3119400187">
            <text:p>-921.311940018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7.657208466">
            <text:p>-2067.65720846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9354661703">
            <text:p>-231.935466170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5289409928">
            <text:p>-385.528940992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9.105767029">
            <text:p>-539.10576702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5.2916742506">
            <text:p>-615.291674250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1.2111996982">
            <text:p>-921.211199698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7.588322379">
            <text:p>-2067.588322379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81]-[.F80]" office:value-type="float" office:value="0.158396265199997">
            <text:p>0.1583962652</text:p>
          </table:table-cell>
          <table:table-cell table:style-name="ce11" table:formula="of:=[.F82]*conv" office:value-type="float" office:value="4.31018167572108">
            <text:p>4.3101816757</text:p>
          </table:table-cell>
          <table:table-cell table:style-name="ce2" table:number-columns-repeated="2"/>
          <table:table-cell table:number-columns-repeated="2"/>
          <table:table-cell table:style-name="ce11" table:formula="of:=[.L81]-[.L80]" office:value-type="float" office:value="0.110926313800007">
            <text:p>0.1109263138</text:p>
          </table:table-cell>
          <table:table-cell table:style-name="ce11" table:formula="of:=[.L82]*conv" office:value-type="float" office:value="3.01845857597966">
            <text:p>3.018458576</text:p>
          </table:table-cell>
          <table:table-cell table:style-name="ce11" table:number-columns-repeated="2"/>
          <table:table-cell table:number-columns-repeated="2"/>
          <table:table-cell table:style-name="ce11" table:formula="of:=[.R81]-[.R80]" office:value-type="float" office:value="0.0740764252999497">
            <text:p>0.0740764253</text:p>
          </table:table-cell>
          <table:table-cell table:style-name="ce11" table:formula="of:=[.R82]*conv" office:value-type="float" office:value="2.01572209122246">
            <text:p>2.0157220912</text:p>
          </table:table-cell>
          <table:table-cell table:style-name="ce11" table:number-columns-repeated="2"/>
          <table:table-cell table:number-columns-repeated="2"/>
          <table:table-cell table:style-name="ce11" table:formula="of:=[.X81]-[.X80]" office:value-type="float" office:value="0.0850841983000237">
            <text:p>0.0850841983</text:p>
          </table:table-cell>
          <table:table-cell table:style-name="ce11" table:formula="of:=[.X82]*conv" office:value-type="float" office:value="2.31525883481619">
            <text:p>2.3152588348</text:p>
          </table:table-cell>
          <table:table-cell table:number-columns-repeated="4"/>
          <table:table-cell table:style-name="ce11" table:formula="of:=[.AD81]-[.AD80]" office:value-type="float" office:value="0.100740320500108">
            <text:p>0.1007403205</text:p>
          </table:table-cell>
          <table:table-cell table:style-name="ce11" table:formula="of:=[.AD82]*conv" office:value-type="float" office:value="2.74128359578168">
            <text:p>2.7412835958</text:p>
          </table:table-cell>
          <table:table-cell table:number-columns-repeated="4"/>
          <table:table-cell table:style-name="ce11" table:formula="of:=[.AJ81]-[.AJ80]" office:value-type="float" office:value="0.0688860870000099">
            <text:p>0.068886087</text:p>
          </table:table-cell>
          <table:table-cell table:style-name="ce11" table:formula="of:=[.AJ82]*conv" office:value-type="float" office:value="1.87448580005772">
            <text:p>1.8744858001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cation</text:p>
          </table:table-cell>
          <table:table-cell office:value-type="float" office:value="-231.7564611919">
            <text:p>-231.7564611919</text:p>
          </table:table-cell>
          <table:table-cell/>
          <table:table-cell table:style-name="ce2" table:number-columns-repeated="2"/>
          <table:table-cell/>
          <table:table-cell office:value-type="string">
            <text:p>cation</text:p>
          </table:table-cell>
          <table:table-cell office:value-type="float" office:value="-385.3514104338">
            <text:p>-385.351410433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538.9211845303">
            <text:p>-538.921184530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615.1157852488">
            <text:p>-615.115785248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921.0535618144">
            <text:p>-921.053561814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067.431400315">
            <text:p>-2067.431400315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formula="of:=[.F83]-[.F80]" office:value-type="float" office:value="0.337401243599999">
            <text:p>0.3374012436</text:p>
          </table:table-cell>
          <table:table-cell table:formula="of:=[.F84]*conv" office:value-type="float" office:value="9.18115497037773">
            <text:p>9.1811549704</text:p>
          </table:table-cell>
          <table:table-cell table:style-name="ce2" table:number-columns-repeated="2"/>
          <table:table-cell table:number-columns-repeated="2"/>
          <table:table-cell table:formula="of:=[.L83]-[.L80]" office:value-type="float" office:value="0.288456872799998">
            <text:p>0.2884568728</text:p>
          </table:table-cell>
          <table:table-cell table:formula="of:=[.L84]*conv" office:value-type="float" office:value="7.84931087742833">
            <text:p>7.8493108774</text:p>
          </table:table-cell>
          <table:table-cell table:number-columns-repeated="4"/>
          <table:table-cell table:formula="of:=[.R83]-[.R80]" office:value-type="float" office:value="0.258658923999974">
            <text:p>0.258658924</text:p>
          </table:table-cell>
          <table:table-cell table:formula="of:=[.R84]*conv" office:value-type="float" office:value="7.03846743531957">
            <text:p>7.0384674353</text:p>
          </table:table-cell>
          <table:table-cell table:number-columns-repeated="4"/>
          <table:table-cell table:formula="of:=[.X83]-[.X80]" office:value-type="float" office:value="0.260973200100011">
            <text:p>0.2609732001</text:p>
          </table:table-cell>
          <table:table-cell table:formula="of:=[.X84]*conv" office:value-type="float" office:value="7.10144209211684">
            <text:p>7.1014420921</text:p>
          </table:table-cell>
          <table:table-cell table:number-columns-repeated="4"/>
          <table:table-cell table:formula="of:=[.AD83]-[.AD80]" office:value-type="float" office:value="0.258378204300016">
            <text:p>0.2583782043</text:p>
          </table:table-cell>
          <table:table-cell table:formula="of:=[.AD84]*conv" office:value-type="float" office:value="7.03082866362728">
            <text:p>7.0308286636</text:p>
          </table:table-cell>
          <table:table-cell table:number-columns-repeated="4"/>
          <table:table-cell table:formula="of:=[.AJ83]-[.AJ80]" office:value-type="float" office:value="0.225808151000365">
            <text:p>0.225808151</text:p>
          </table:table-cell>
          <table:table-cell table:formula="of:=[.AJ84]*conv" office:value-type="float" office:value="6.14455242010499">
            <text:p>6.1445524201</text:p>
          </table:table-cell>
          <table:table-cell table:number-columns-repeated="4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>
            <text:p>Pseudo-ring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7" office:value-type="string">
            <text:p>tpssh</text:p>
          </table:table-cell>
          <table:table-cell table:style-name="ce17"/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 office:value-type="float" office:value="-7.47">
            <text:p>-7.47</text:p>
          </table:table-cell>
          <table:table-cell table:style-name="ce24" table:formula="of:=[.G79]-[.G88]" office:value-type="float" office:value="0.859999999999999">
            <text:p>0.86</text:p>
          </table:table-cell>
          <table:table-cell table:style-name="ce24"/>
          <table:table-cell/>
          <table:table-cell table:style-name="ce2" office:value-type="string">
            <text:p>HOMO</text:p>
          </table:table-cell>
          <table:table-cell/>
          <table:table-cell office:value-type="float" office:value="-6.611">
            <text:p>-6.611</text:p>
          </table:table-cell>
          <table:table-cell table:style-name="ce24" table:formula="of:=[.M79]-[.M88]" office:value-type="float" office:value="0.888">
            <text:p>0.888</text:p>
          </table:table-cell>
          <table:table-cell table:style-name="ce24"/>
          <table:table-cell/>
          <table:table-cell table:style-name="ce2" office:value-type="string">
            <text:p>HOMO</text:p>
          </table:table-cell>
          <table:table-cell/>
          <table:table-cell office:value-type="float" office:value="-6.134">
            <text:p>-6.134</text:p>
          </table:table-cell>
          <table:table-cell table:style-name="ce24" table:formula="of:=[.S79]-[.S88]" office:value-type="float" office:value="0.947">
            <text:p>0.947</text:p>
          </table:table-cell>
          <table:table-cell table:style-name="ce24"/>
          <table:table-cell/>
          <table:table-cell table:style-name="ce2" office:value-type="string">
            <text:p>HOMO</text:p>
          </table:table-cell>
          <table:table-cell/>
          <table:table-cell office:value-type="float" office:value="-6.291">
            <text:p>-6.291</text:p>
          </table:table-cell>
          <table:table-cell table:style-name="ce24" table:formula="of:=[.Y79]-[.Y88]" office:value-type="float" office:value="0.988">
            <text:p>0.988</text:p>
          </table:table-cell>
          <table:table-cell table:style-name="ce24"/>
          <table:table-cell/>
          <table:table-cell table:style-name="ce2" office:value-type="string">
            <text:p>HOMO</text:p>
          </table:table-cell>
          <table:table-cell/>
          <table:table-cell office:value-type="float" office:value="-6.59">
            <text:p>-6.59</text:p>
          </table:table-cell>
          <table:table-cell table:style-name="ce24" table:formula="of:=[.AE79]-[.AE88]" office:value-type="float" office:value="1.138">
            <text:p>1.13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289">
            <text:p>-6.289</text:p>
          </table:table-cell>
          <table:table-cell table:style-name="ce24" table:formula="of:=[.AK79]-[.AK88]" office:value-type="float" office:value="1.295">
            <text:p>1.295</text:p>
          </table:table-cell>
          <table:table-cell/>
          <table:table-cell table:style-name="ce2"/>
          <table:table-cell/>
          <table:table-cell table:style-name="ce2" table:number-columns-repeated="983"/>
        </table:table-row>
        <table:table-row table:style-name="ro1">
          <table:table-cell table:style-name="ce19" table:formula="of:=MAX(MAX([.H89];[.N89];[.T89];[.Z89];[.AF89];[.AL89]);-MIN([.H89];[.N89];[.T89];[.Z89];[.AF89];[.AL89]))" office:value-type="float" office:value="20.5915089839402">
            <text:p>20.5915089839</text:p>
          </table:table-cell>
          <table:table-cell table:style-name="ce20" table:formula="of:=AVERAGE([.H89];[.N89];[.T89];[.Z89];[.AF89];[.AL89])" office:value-type="float" office:value="15.6580814110212">
            <text:p>15.658081411</text:p>
          </table:table-cell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661371381">
            <text:p>-2.6661371381</text:p>
          </table:table-cell>
          <table:table-cell/>
          <table:table-cell table:style-name="ce20" table:formula="of:=ABS(([.H88]/[.G88])*100)" office:value-type="float" office:value="11.5127175368139">
            <text:p>11.5127175368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4.4135395603">
            <text:p>-4.4135395603</text:p>
          </table:table-cell>
          <table:table-cell/>
          <table:table-cell table:style-name="ce20" table:formula="of:=ABS(([.N88]/[.M88])*100)" office:value-type="float" office:value="13.4321585236727">
            <text:p>13.4321585237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6.169678347">
            <text:p>-6.169678347</text:p>
          </table:table-cell>
          <table:table-cell/>
          <table:table-cell table:style-name="ce20" table:formula="of:=ABS(([.T88]/[.S88])*100)" office:value-type="float" office:value="15.4385392892077">
            <text:p>15.4385392892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7.0493699565">
            <text:p>-7.0493699565</text:p>
          </table:table-cell>
          <table:table-cell/>
          <table:table-cell table:style-name="ce20" table:formula="of:=ABS(([.Z88]/[.Y88])*100)" office:value-type="float" office:value="15.7049753616277">
            <text:p>15.7049753616</text:p>
          </table:table-cell>
          <table:table-cell table:style-name="ce20"/>
          <table:table-cell/>
          <table:table-cell office:value-type="string">
            <text:p>Singlet</text:p>
          </table:table-cell>
          <table:table-cell office:value-type="float" office:value="-10.5588498659">
            <text:p>-10.5588498659</text:p>
          </table:table-cell>
          <table:table-cell/>
          <table:table-cell table:style-name="ce20" table:formula="of:=ABS(([.AF88]/[.AE88])*100)" office:value-type="float" office:value="17.2685887708649">
            <text:p>17.268588770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3.6749138905">
            <text:p>-23.6749138905</text:p>
          </table:table-cell>
          <table:table-cell/>
          <table:table-cell table:style-name="ce20" table:formula="of:=ABS(([.AL88]/[.AK88])*100)" office:value-type="float" office:value="20.5915089839402">
            <text:p>20.5915089839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.524050462">
            <text:p>-2.524050462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3085366329">
            <text:p>-4.3085366329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991530194">
            <text:p>-6.0991530194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9708236643">
            <text:p>-6.970823664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4612093051">
            <text:p>-10.461209305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6115832">
            <text:p>-23.6115832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 table:number-columns-repeated="2"/>
          <table:table-cell table:style-name="ce11" table:formula="of:=[.F90]-[.F89]" office:value-type="float" office:value="0.1420866761">
            <text:p>0.1420866761</text:p>
          </table:table-cell>
          <table:table-cell table:style-name="ce11" table:formula="of:=[.F91]*conv" office:value-type="float" office:value="3.86637517568406">
            <text:p>3.8663751757</text:p>
          </table:table-cell>
          <table:table-cell table:style-name="ce24" table:formula="of:=[.G82]-[.G91]" office:value-type="float" office:value="0.443806500037025">
            <text:p>0.4438065</text:p>
          </table:table-cell>
          <table:table-cell table:style-name="ce24"/>
          <table:table-cell table:number-columns-repeated="2"/>
          <table:table-cell table:style-name="ce11" table:formula="of:=[.L90]-[.L89]" office:value-type="float" office:value="0.1050029274">
            <text:p>0.1050029274</text:p>
          </table:table-cell>
          <table:table-cell table:style-name="ce11" table:formula="of:=[.L91]*conv" office:value-type="float" office:value="2.85727503110699">
            <text:p>2.8572750311</text:p>
          </table:table-cell>
          <table:table-cell table:style-name="ce24" table:formula="of:=[.M82]-[.M91]" office:value-type="float" office:value="0.161183544872667">
            <text:p>0.1611835449</text:p>
          </table:table-cell>
          <table:table-cell table:style-name="ce24"/>
          <table:table-cell table:number-columns-repeated="2"/>
          <table:table-cell table:style-name="ce11" table:formula="of:=[.R90]-[.R89]" office:value-type="float" office:value="0.0705253275999995">
            <text:p>0.0705253276</text:p>
          </table:table-cell>
          <table:table-cell table:style-name="ce11" table:formula="of:=[.R91]*conv" office:value-type="float" office:value="1.91909180631205">
            <text:p>1.9190918063</text:p>
          </table:table-cell>
          <table:table-cell table:style-name="ce24" table:formula="of:=[.S82]-[.S91]" office:value-type="float" office:value="0.0966302849104108">
            <text:p>0.0966302849</text:p>
          </table:table-cell>
          <table:table-cell table:style-name="ce24"/>
          <table:table-cell table:number-columns-repeated="2"/>
          <table:table-cell table:style-name="ce11" table:formula="of:=[.X90]-[.X89]" office:value-type="float" office:value="0.0785462921999995">
            <text:p>0.0785462922</text:p>
          </table:table-cell>
          <table:table-cell table:style-name="ce11" table:formula="of:=[.X91]*conv" office:value-type="float" office:value="2.13735335810354">
            <text:p>2.1373533581</text:p>
          </table:table-cell>
          <table:table-cell table:style-name="ce24" table:formula="of:=[.Y82]-[.Y91]" office:value-type="float" office:value="0.177905476712652">
            <text:p>0.1779054767</text:p>
          </table:table-cell>
          <table:table-cell table:style-name="ce24"/>
          <table:table-cell table:number-columns-repeated="2"/>
          <table:table-cell table:style-name="ce11" table:formula="of:=[.AD90]-[.AD89]" office:value-type="float" office:value="0.0976405608000004">
            <text:p>0.0976405608</text:p>
          </table:table-cell>
          <table:table-cell table:style-name="ce11" table:formula="of:=[.AD91]*conv" office:value-type="float" office:value="2.65693484272444">
            <text:p>2.6569348427</text:p>
          </table:table-cell>
          <table:table-cell table:style-name="ce24" table:formula="of:=[.AE82]-[.AE91]" office:value-type="float" office:value="0.0843487530572404">
            <text:p>0.0843487531</text:p>
          </table:table-cell>
          <table:table-cell table:number-columns-repeated="3"/>
          <table:table-cell table:style-name="ce11" table:formula="of:=[.AJ90]-[.AJ89]" office:value-type="float" office:value="0.0633306905000026">
            <text:p>0.0633306905</text:p>
          </table:table-cell>
          <table:table-cell table:style-name="ce11" table:formula="of:=[.AJ91]*conv" office:value-type="float" office:value="1.72331576984607">
            <text:p>1.7233157698</text:p>
          </table:table-cell>
          <table:table-cell table:style-name="ce24" table:formula="of:=[.AK82]-[.AK91]" office:value-type="float" office:value="0.151170030211651">
            <text:p>0.1511700302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92];[.N92];[.T92];[.Z92];[.AF92];[.AL92]);-MIN([.H92];[.N92];[.T92];[.Z92];[.AF92];[.AL92]))" office:value-type="float" office:value="11.4786196339186">
            <text:p>11.4786196339</text:p>
          </table:table-cell>
          <table:table-cell table:style-name="ce20" table:formula="of:=AVERAGE([.H92];[.N92];[.T92];[.Z92];[.AF92];[.AL92])" office:value-type="float" office:value="7.07088913251777">
            <text:p>7.0708891325</text:p>
          </table:table-cell>
          <table:table-cell table:style-name="ce2"/>
          <table:table-cell/>
          <table:table-cell office:value-type="string">
            <text:p>cation</text:p>
          </table:table-cell>
          <table:table-cell office:value-type="float" office:value="-2.2872821112">
            <text:p>-2.2872821112</text:p>
          </table:table-cell>
          <table:table-cell/>
          <table:table-cell table:style-name="ce20" table:formula="of:=ABS(([.H91]/[.G91])*100)" office:value-type="float" office:value="11.4786196339186">
            <text:p>11.4786196339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4.084903103">
            <text:p>-4.084903103</text:p>
          </table:table-cell>
          <table:table-cell/>
          <table:table-cell table:style-name="ce20" table:formula="of:=ABS(([.N91]/[.M91])*100)" office:value-type="float" office:value="5.64116310533187">
            <text:p>5.6411631053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5.8708402642">
            <text:p>-5.8708402642</text:p>
          </table:table-cell>
          <table:table-cell/>
          <table:table-cell table:style-name="ce20" table:formula="of:=ABS(([.T91]/[.S91])*100)" office:value-type="float" office:value="5.03520908132617">
            <text:p>5.0352090813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6.7474828057">
            <text:p>-6.7474828057</text:p>
          </table:table-cell>
          <table:table-cell/>
          <table:table-cell table:style-name="ce20" table:formula="of:=ABS(([.Z91]/[.Y91])*100)" office:value-type="float" office:value="8.32363427592088">
            <text:p>8.3236342759</text:p>
          </table:table-cell>
          <table:table-cell table:style-name="ce20"/>
          <table:table-cell/>
          <table:table-cell office:value-type="string">
            <text:p>cation</text:p>
          </table:table-cell>
          <table:table-cell office:value-type="float" office:value="-10.2548002852">
            <text:p>-10.2548002852</text:p>
          </table:table-cell>
          <table:table-cell/>
          <table:table-cell table:style-name="ce20" table:formula="of:=ABS(([.AF91]/[.AE91])*100)" office:value-type="float" office:value="3.17466396619454">
            <text:p>3.17466396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3.4010414401">
            <text:p>-23.4010414401</text:p>
          </table:table-cell>
          <table:table-cell/>
          <table:table-cell table:style-name="ce20" table:formula="of:=ABS(([.AL91]/[.AK91])*100)" office:value-type="float" office:value="8.77204473241456">
            <text:p>8.7720447324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 table:number-columns-repeated="2"/>
          <table:table-cell table:number-columns-repeated="2"/>
          <table:table-cell table:formula="of:=[.F92]-[.F89]" office:value-type="float" office:value="0.3788550269">
            <text:p>0.3788550269</text:p>
          </table:table-cell>
          <table:table-cell table:formula="of:=[.F93]*conv" office:value-type="float" office:value="10.3091698067337">
            <text:p>10.3091698067</text:p>
          </table:table-cell>
          <table:table-cell table:style-name="ce24" table:formula="of:=[.G84]-[.G93]" office:value-type="float" office:value="-1.12801483635601">
            <text:p>-1.1280148364</text:p>
          </table:table-cell>
          <table:table-cell table:style-name="ce24"/>
          <table:table-cell table:number-columns-repeated="2"/>
          <table:table-cell table:formula="of:=[.L92]-[.L89]" office:value-type="float" office:value="0.3286364573">
            <text:p>0.3286364573</text:p>
          </table:table-cell>
          <table:table-cell table:formula="of:=[.L93]*conv" office:value-type="float" office:value="8.94265300030813">
            <text:p>8.9426530003</text:p>
          </table:table-cell>
          <table:table-cell table:style-name="ce24" table:formula="of:=[.M84]-[.M93]" office:value-type="float" office:value="-1.0933421228798">
            <text:p>-1.0933421229</text:p>
          </table:table-cell>
          <table:table-cell table:style-name="ce24"/>
          <table:table-cell table:number-columns-repeated="2"/>
          <table:table-cell table:formula="of:=[.R92]-[.R89]" office:value-type="float" office:value="0.2988380828">
            <text:p>0.2988380828</text:p>
          </table:table-cell>
          <table:table-cell table:formula="of:=[.R93]*conv" office:value-type="float" office:value="8.13179797431363">
            <text:p>8.1317979743</text:p>
          </table:table-cell>
          <table:table-cell table:style-name="ce24" table:formula="of:=[.S84]-[.S93]" office:value-type="float" office:value="-1.09333053899406">
            <text:p>-1.093330539</text:p>
          </table:table-cell>
          <table:table-cell table:style-name="ce24"/>
          <table:table-cell table:number-columns-repeated="2"/>
          <table:table-cell table:formula="of:=[.X92]-[.X89]" office:value-type="float" office:value="0.3018871508">
            <text:p>0.3018871508</text:p>
          </table:table-cell>
          <table:table-cell table:formula="of:=[.X93]*conv" office:value-type="float" office:value="8.21476733602828">
            <text:p>8.214767336</text:p>
          </table:table-cell>
          <table:table-cell table:style-name="ce24" table:formula="of:=[.Y84]-[.Y93]" office:value-type="float" office:value="-1.11332524391144">
            <text:p>-1.1133252439</text:p>
          </table:table-cell>
          <table:table-cell table:style-name="ce24"/>
          <table:table-cell table:number-columns-repeated="2"/>
          <table:table-cell table:formula="of:=[.AD92]-[.AD89]" office:value-type="float" office:value="0.304049580700001">
            <text:p>0.3040495807</text:p>
          </table:table-cell>
          <table:table-cell table:formula="of:=[.AD93]*conv" office:value-type="float" office:value="8.27361004749151">
            <text:p>8.2736100475</text:p>
          </table:table-cell>
          <table:table-cell table:style-name="ce24" table:formula="of:=[.AE84]-[.AE93]" office:value-type="float" office:value="-1.24278138386423">
            <text:p>-1.2427813839</text:p>
          </table:table-cell>
          <table:table-cell table:number-columns-repeated="3"/>
          <table:table-cell table:formula="of:=[.AJ92]-[.AJ89]" office:value-type="float" office:value="0.273872450400003">
            <text:p>0.2738724504</text:p>
          </table:table-cell>
          <table:table-cell table:formula="of:=[.AJ93]*conv" office:value-type="float" office:value="7.45244855179165">
            <text:p>7.4524485518</text:p>
          </table:table-cell>
          <table:table-cell table:style-name="ce24" table:formula="of:=[.AK84]-[.AK93]" office:value-type="float" office:value="-1.30789613168666">
            <text:p>-1.3078961317</text:p>
          </table:table-cell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17.5498847472382">
            <text:p>17.5498847472</text:p>
          </table:table-cell>
          <table:table-cell table:style-name="ce20" table:formula="of:=AVERAGE([.H94];[.N94];[.T94];[.Z94];[.AF94];[.AL94])" office:value-type="float" office:value="13.7894632223586">
            <text:p>13.7894632224</text:p>
          </table:table-cell>
          <table:table-cell table:number-columns-repeated="5"/>
          <table:table-cell table:style-name="ce20" table:formula="of:=ABS(([.H93]/[.G93])*100)" office:value-type="float" office:value="10.9418591167177">
            <text:p>10.9418591167</text:p>
          </table:table-cell>
          <table:table-cell table:style-name="ce20"/>
          <table:table-cell table:number-columns-repeated="4"/>
          <table:table-cell table:style-name="ce20" table:formula="of:=ABS(([.N93]/[.M93])*100)" office:value-type="float" office:value="12.2261494753529">
            <text:p>12.2261494754</text:p>
          </table:table-cell>
          <table:table-cell table:style-name="ce20"/>
          <table:table-cell table:number-columns-repeated="4"/>
          <table:table-cell table:style-name="ce20" table:formula="of:=ABS(([.T93]/[.S93])*100)" office:value-type="float" office:value="13.4451266798268">
            <text:p>13.4451266798</text:p>
          </table:table-cell>
          <table:table-cell table:style-name="ce20"/>
          <table:table-cell table:number-columns-repeated="4"/>
          <table:table-cell table:style-name="ce20" table:formula="of:=ABS(([.Z93]/[.Y93])*100)" office:value-type="float" office:value="13.5527300819418">
            <text:p>13.5527300819</text:p>
          </table:table-cell>
          <table:table-cell table:style-name="ce20"/>
          <table:table-cell table:number-columns-repeated="4"/>
          <table:table-cell table:style-name="ce20" table:formula="of:=ABS(([.AF93]/[.AE93])*100)" office:value-type="float" office:value="15.0210292330738">
            <text:p>15.0210292331</text:p>
          </table:table-cell>
          <table:table-cell table:number-columns-repeated="5"/>
          <table:table-cell table:style-name="ce20" table:formula="of:=ABS(([.AL93]/[.AK93])*100)" office:value-type="float" office:value="17.5498847472382">
            <text:p>17.5498847472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>
            <text:p>Reference rings</text:p>
          </table:table-cell>
          <table:table-cell table:style-name="ce17" table:number-columns-repeated="2"/>
          <table:table-cell table:style-name="ce17" office:value-type="string">
            <text:p>tddft</text:p>
          </table:table-cell>
          <table:table-cell table:style-name="ce17" office:value-type="string">
            <text:p>pbe0</text:p>
          </table:table-cell>
          <table:table-cell table:style-name="ce17" table:number-columns-repeated="38"/>
          <table:table-cell table:style-name="ce17">
            <draw:frame table:end-cell-address="'Ring Results'.BA107" table:end-x="0.68cm" table:end-y="0.174cm" draw:z-index="14" draw:style-name="gr1" draw:text-style-name="P1" svg:width="13cm" svg:height="5.993cm" svg:x="1.229cm" svg:y="0.106cm">
              <draw:object draw:notify-on-update-of-ranges="'Ring Results'.D95:'Ring Results'.D95 'Ring Results'.D101:'Ring Results'.D101" xlink:href="./Object 34" xlink:type="simple" xlink:show="embed" xlink:actuate="onLoad">
                <text:p/>
              </draw:object>
              <draw:image xlink:href="./ObjectReplacements/Object 34" xlink:type="simple" xlink:show="embed" xlink:actuate="onLoad"/>
            </draw:frame>
          </table:table-cell>
          <table:table-cell table:style-name="ce17" table:number-columns-repeated="977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office:value-type="string">
            <text:p>Singlet</text:p>
          </table:table-cell>
          <table:table-cell office:value-type="float" office:value="-231.7874983746">
            <text:p>-231.7874983746</text:p>
          </table:table-cell>
          <table:table-cell/>
          <table:table-cell table:style-name="ce2" table:number-columns-repeated="2"/>
          <table:table-cell/>
          <table:table-cell office:value-type="string">
            <text:p>Singlet</text:p>
          </table:table-cell>
          <table:table-cell office:value-type="float" office:value="-385.1403476698">
            <text:p>-385.140347669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538.4867585841">
            <text:p>-538.486758584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614.5929540934">
            <text:p>-614.592954093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920.153464116">
            <text:p>-920.153464116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2065.099510246">
            <text:p>-2065.099510246</text:p>
          </table:table-cell>
          <table:table-cell table:number-columns-repeated="5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/>
          <table:table-cell table:style-name="ce2" office:value-type="string">
            <text:p>π* triplet</text:p>
          </table:table-cell>
          <table:table-cell office:value-type="float" office:value="-231.636063240584">
            <text:p>-231.636063240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385.03021569034">
            <text:p>-385.0302156903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538.411175575671">
            <text:p>-538.411175575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614.505361752062">
            <text:p>-614.505361752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920.056469476193">
            <text:p>-920.0564694762</text:p>
          </table:table-cell>
          <table:table-cell table:number-columns-repeated="2"/>
          <table:table-cell table:style-name="ce2"/>
          <table:table-cell/>
          <table:table-cell table:style-name="ce2" office:value-type="string">
            <text:p>π* triplet</text:p>
          </table:table-cell>
          <table:table-cell office:value-type="float" office:value="-2065.03081181135">
            <text:p>-2065.0308118114</text:p>
          </table:table-cell>
          <table:table-cell table:number-columns-repeated="2"/>
          <table:table-cell table:style-name="ce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3"/>
          <table:table-cell table:number-columns-repeated="2"/>
          <table:table-cell table:style-name="ce11" table:formula="of:=[.F98]-[.F97]" office:value-type="float" office:value="0.151435134015998">
            <text:p>0.151435134</text:p>
          </table:table-cell>
          <table:table-cell table:style-name="ce11" table:formula="of:=[.F99]*conv" office:value-type="float" office:value="4.12075965851834">
            <text:p>4.1207596585</text:p>
          </table:table-cell>
          <table:table-cell table:style-name="ce2" table:number-columns-repeated="2"/>
          <table:table-cell table:number-columns-repeated="2"/>
          <table:table-cell table:style-name="ce11" table:formula="of:=[.L98]-[.L97]" office:value-type="float" office:value="0.110131979459993">
            <text:p>0.1101319795</text:p>
          </table:table-cell>
          <table:table-cell table:style-name="ce11" table:formula="of:=[.L99]*conv" office:value-type="float" office:value="2.99684363883197">
            <text:p>2.9968436388</text:p>
          </table:table-cell>
          <table:table-cell table:style-name="ce11" table:number-columns-repeated="2"/>
          <table:table-cell table:number-columns-repeated="2"/>
          <table:table-cell table:style-name="ce11" table:formula="of:=[.R98]-[.R97]" office:value-type="float" office:value="0.075583008429021">
            <text:p>0.0755830084</text:p>
          </table:table-cell>
          <table:table-cell table:style-name="ce11" table:formula="of:=[.R99]*conv" office:value-type="float" office:value="2.05671830402883">
            <text:p>2.056718304</text:p>
          </table:table-cell>
          <table:table-cell table:style-name="ce11" table:number-columns-repeated="2"/>
          <table:table-cell table:number-columns-repeated="2"/>
          <table:table-cell table:style-name="ce11" table:formula="of:=[.X98]-[.X97]" office:value-type="float" office:value="0.0875923413379951">
            <text:p>0.0875923413</text:p>
          </table:table-cell>
          <table:table-cell table:style-name="ce11" table:formula="of:=[.X99]*conv" office:value-type="float" office:value="2.38350887940343">
            <text:p>2.3835088794</text:p>
          </table:table-cell>
          <table:table-cell table:number-columns-repeated="4"/>
          <table:table-cell table:style-name="ce11" table:formula="of:=[.AD98]-[.AD97]" office:value-type="float" office:value="0.0969946398070078">
            <text:p>0.0969946398</text:p>
          </table:table-cell>
          <table:table-cell table:style-name="ce11" table:formula="of:=[.AD99]*conv" office:value-type="float" office:value="2.6393584382275">
            <text:p>2.6393584382</text:p>
          </table:table-cell>
          <table:table-cell table:number-columns-repeated="4"/>
          <table:table-cell table:style-name="ce11" table:formula="of:=[.AJ98]-[.AJ97]" office:value-type="float" office:value="0.0686984346502868">
            <text:p>0.0686984347</text:p>
          </table:table-cell>
          <table:table-cell table:style-name="ce11" table:formula="of:=[.AJ99]*conv" office:value-type="float" office:value="1.86937951981708">
            <text:p>1.8693795198</text:p>
          </table:table-cell>
          <table:table-cell table:number-columns-repeated="2"/>
          <table:table-cell table:style-name="ce11" table:number-columns-repeated="2"/>
          <table:table-cell table:style-name="ce2" table:number-columns-repeated="983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>
            <text:p>Pseudo-ring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/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7" office:value-type="string">
            <text:p>tddft</text:p>
          </table:table-cell>
          <table:table-cell table:style-name="ce17" office:value-type="string">
            <text:p>pbe0</text:p>
          </table:table-cell>
          <table:table-cell table:style-name="ce18" table:number-columns-repeated="1009"/>
        </table:table-row>
        <table:table-row table:style-name="ro1">
          <table:table-cell table:style-name="ce2" table:number-columns-repeated="3"/>
          <table:table-cell table:style-name="ce11" office:value-type="string">
            <text:p>Benzene</text:p>
          </table:table-cell>
          <table:table-cell table:number-columns-repeated="3"/>
          <table:table-cell table:style-name="ce2" table:number-columns-repeated="2"/>
          <table:table-cell table:style-name="ce11" office:value-type="string">
            <text:p>Napthalene</text:p>
          </table:table-cell>
          <table:table-cell table:number-columns-repeated="5"/>
          <table:table-cell table:style-name="ce11" office:value-type="string">
            <text:p>Anthracine</text:p>
          </table:table-cell>
          <table:table-cell table:number-columns-repeated="5"/>
          <table:table-cell table:style-name="ce11" office:value-type="string">
            <text:p>Pyrene</text:p>
          </table:table-cell>
          <table:table-cell table:number-columns-repeated="5"/>
          <table:table-cell table:style-name="ce11" office:value-type="string">
            <text:p>Coronene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54H18</text:p>
          </table:table-cell>
          <table:table-cell table:number-columns-repeated="3"/>
          <table:table-cell table:style-name="ce2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19"/>
          <table:table-cell table:style-name="ce20"/>
          <table:table-cell table:style-name="ce2"/>
          <table:table-cell/>
          <table:table-cell office:value-type="string">
            <text:p>Singlet</text:p>
          </table:table-cell>
          <table:table-cell office:value-type="float" office:value="-2.6274287028">
            <text:p>-2.6274287028</text:p>
          </table:table-cell>
          <table:table-cell/>
          <table:table-cell table:style-name="ce20" table:number-columns-repeated="2"/>
          <table:table-cell/>
          <table:table-cell office:value-type="string">
            <text:p>Singlet</text:p>
          </table:table-cell>
          <table:table-cell office:value-type="float" office:value="-4.3406530502">
            <text:p>-4.3406530502</text:p>
          </table:table-cell>
          <table:table-cell/>
          <table:table-cell table:style-name="ce20" table:number-columns-repeated="2"/>
          <table:table-cell/>
          <table:table-cell office:value-type="string">
            <text:p>Singlet</text:p>
          </table:table-cell>
          <table:table-cell office:value-type="float" office:value="-6.0767884551">
            <text:p>-6.0767884551</text:p>
          </table:table-cell>
          <table:table-cell/>
          <table:table-cell table:style-name="ce20" table:number-columns-repeated="2"/>
          <table:table-cell/>
          <table:table-cell office:value-type="string">
            <text:p>Singlet</text:p>
          </table:table-cell>
          <table:table-cell office:value-type="float" office:value="-6.9432252141">
            <text:p>-6.9432252141</text:p>
          </table:table-cell>
          <table:table-cell/>
          <table:table-cell table:style-name="ce20" table:number-columns-repeated="2"/>
          <table:table-cell/>
          <table:table-cell office:value-type="string">
            <text:p>Singlet</text:p>
          </table:table-cell>
          <table:table-cell office:value-type="float" office:value="-10.3987958981">
            <text:p>-10.3987958981</text:p>
          </table:table-cell>
          <table:table-cell/>
          <table:table-cell table:style-name="ce20"/>
          <table:table-cell table:number-columns-repeated="2"/>
          <table:table-cell office:value-type="string">
            <text:p>Singlet</text:p>
          </table:table-cell>
          <table:table-cell office:value-type="float" office:value="-23.310417765">
            <text:p>-23.310417765</text:p>
          </table:table-cell>
          <table:table-cell/>
          <table:table-cell table:style-name="ce20"/>
          <table:table-cell table:number-columns-repeated="3"/>
          <table:table-cell table:style-name="ce2" table:number-columns-repeated="983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.48264343910411">
            <text:p>-2.4826434391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4.23681886475896">
            <text:p>-4.2368188648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00146453728005">
            <text:p>-6.0014645373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6.85790641366515">
            <text:p>-6.8579064137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10.3055781459798">
            <text:p>-10.305578146</text:p>
          </table:table-cell>
          <table:table-cell/>
          <table:table-cell table:style-name="ce2" table:number-columns-repeated="2"/>
          <table:table-cell/>
          <table:table-cell table:style-name="ce2" office:value-type="string">
            <text:p>π* triplet</text:p>
          </table:table-cell>
          <table:table-cell office:value-type="float" office:value="-23.2443020482733">
            <text:p>-23.2443020483</text:p>
          </table:table-cell>
          <table:table-cell/>
          <table:table-cell table:style-name="ce2" table:number-columns-repeated="2"/>
          <table:table-cell table:number-columns-repeated="2"/>
          <table:table-cell table:style-name="ce2" table:number-columns-repeated="983"/>
        </table:table-row>
        <table:table-row table:style-name="ro1">
          <table:table-cell table:style-name="ce19" table:formula="of:=MAX(MAX([.H105];[.N105];[.T105];[.Z105];[.AF105];[.AL105]);-MIN([.H105];[.N105];[.T105];[.Z105];[.AF105];[.AL105]))" office:value-type="float" office:value="0.180952178155582">
            <text:p>0.1809521782</text:p>
          </table:table-cell>
          <table:table-cell table:style-name="ce20" table:formula="of:=AVERAGE([.H105];[.N105];[.T105];[.Z105];[.AF105];[.AL105])" office:value-type="float" office:value="0.0990489926859445">
            <text:p>0.0990489927</text:p>
          </table:table-cell>
          <table:table-cell table:style-name="ce2"/>
          <table:table-cell table:number-columns-repeated="2"/>
          <table:table-cell table:style-name="ce11" table:formula="of:=[.F104]-[.F103]" office:value-type="float" office:value="0.14478526369589">
            <text:p>0.1447852637</text:p>
          </table:table-cell>
          <table:table-cell table:style-name="ce11" table:formula="of:=[.F105]*conv" office:value-type="float" office:value="3.93980748036276">
            <text:p>3.9398074804</text:p>
          </table:table-cell>
          <table:table-cell table:style-name="ce24" table:formula="of:=[.G99]-[.G105]" office:value-type="float" office:value="0.180952178155582">
            <text:p>0.1809521782</text:p>
          </table:table-cell>
          <table:table-cell table:style-name="ce24"/>
          <table:table-cell table:number-columns-repeated="2"/>
          <table:table-cell table:style-name="ce11" table:formula="of:=[.L104]-[.L103]" office:value-type="float" office:value="0.10383418544104">
            <text:p>0.1038341854</text:p>
          </table:table-cell>
          <table:table-cell table:style-name="ce11" table:formula="of:=[.L105]*conv" office:value-type="float" office:value="2.82547194428045">
            <text:p>2.8254719443</text:p>
          </table:table-cell>
          <table:table-cell table:style-name="ce24" table:formula="of:=[.M99]-[.M105]" office:value-type="float" office:value="0.171371694551525">
            <text:p>0.1713716946</text:p>
          </table:table-cell>
          <table:table-cell table:style-name="ce24"/>
          <table:table-cell table:number-columns-repeated="2"/>
          <table:table-cell table:style-name="ce11" table:formula="of:=[.R104]-[.R103]" office:value-type="float" office:value="0.0753239178199499">
            <text:p>0.0753239178</text:p>
          </table:table-cell>
          <table:table-cell table:style-name="ce11" table:formula="of:=[.R105]*conv" office:value-type="float" office:value="2.04966808984506">
            <text:p>2.0496680898</text:p>
          </table:table-cell>
          <table:table-cell table:style-name="ce24" table:formula="of:=[.S99]-[.S105]" office:value-type="float" office:value="0.00705021418377427">
            <text:p>0.0070502142</text:p>
          </table:table-cell>
          <table:table-cell table:style-name="ce24"/>
          <table:table-cell table:number-columns-repeated="2"/>
          <table:table-cell table:style-name="ce11" table:formula="of:=[.X104]-[.X103]" office:value-type="float" office:value="0.08531880043485">
            <text:p>0.0853188004</text:p>
          </table:table-cell>
          <table:table-cell table:style-name="ce11" table:formula="of:=[.X105]*conv" office:value-type="float" office:value="2.32164268371147">
            <text:p>2.3216426837</text:p>
          </table:table-cell>
          <table:table-cell table:style-name="ce24" table:formula="of:=[.Y99]-[.Y105]" office:value-type="float" office:value="0.0618661956919597">
            <text:p>0.0618661957</text:p>
          </table:table-cell>
          <table:table-cell table:style-name="ce24"/>
          <table:table-cell table:number-columns-repeated="2"/>
          <table:table-cell table:style-name="ce11" table:formula="of:=[.AD104]-[.AD103]" office:value-type="float" office:value="0.0932177521202">
            <text:p>0.0932177521</text:p>
          </table:table-cell>
          <table:table-cell table:style-name="ce11" table:formula="of:=[.AD105]*conv" office:value-type="float" office:value="2.53658409516845">
            <text:p>2.5365840952</text:p>
          </table:table-cell>
          <table:table-cell table:style-name="ce24" table:formula="of:=[.AE99]-[.AE105]" office:value-type="float" office:value="0.102774343059044">
            <text:p>0.1027743431</text:p>
          </table:table-cell>
          <table:table-cell table:number-columns-repeated="3"/>
          <table:table-cell table:style-name="ce11" table:formula="of:=[.AJ104]-[.AJ103]" office:value-type="float" office:value="0.0661157167266993">
            <text:p>0.0661157167</text:p>
          </table:table-cell>
          <table:table-cell table:style-name="ce11" table:formula="of:=[.AJ105]*conv" office:value-type="float" office:value="1.79910018934329">
            <text:p>1.7991001893</text:p>
          </table:table-cell>
          <table:table-cell table:style-name="ce24" table:formula="of:=[.AK99]-[.AK105]" office:value-type="float" office:value="0.0702793304737825">
            <text:p>0.0702793305</text:p>
          </table:table-cell>
          <table:table-cell/>
          <table:table-cell table:style-name="ce11" table:number-columns-repeated="2"/>
          <table:table-cell table:style-name="ce2" table:number-columns-repeated="983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ort Alkene Results" table:style-name="ta1">
        <table:table-column table:style-name="co11" table:default-cell-style-name="ce2"/>
        <table:table-column table:style-name="co5" table:number-columns-repeated="3" table:default-cell-style-name="ce2"/>
        <table:table-column table:style-name="co8" table:default-cell-style-name="ce2"/>
        <table:table-column table:style-name="co12" table:number-columns-repeated="2" table:default-cell-style-name="ce2"/>
        <table:table-column table:style-name="co8" table:number-columns-repeated="17" table:default-cell-style-name="ce2"/>
        <table:table-column table:style-name="co13" table:default-cell-style-name="ce2"/>
        <table:table-column table:style-name="co8" table:number-columns-repeated="999" table:default-cell-style-name="ce2"/>
        <table:table-row table:style-name="ro1">
          <table:table-cell table:number-columns-repeated="3"/>
          <table:table-cell office:value-type="string">
            <text:p>CNH(N+2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nversion</text:p>
          </table:table-cell>
          <table:table-cell office:value-type="float" office:value="27.2113845">
            <text:p>27.2113845</text:p>
          </table:table-cell>
          <table:table-cell table:number-columns-repeated="1019"/>
        </table:table-row>
        <table:table-row table:style-name="ro1">
          <table:table-cell table:style-name="ce13" table:number-columns-repeated="3"/>
          <table:table-cell table:style-name="ce22" office:value-type="string">
            <text:p>Reference alkenes</text:p>
          </table:table-cell>
          <table:table-cell table:style-name="ce13" table:number-columns-repeated="1020"/>
        </table:table-row>
        <table:table-row table:style-name="ro5">
          <table:table-cell table:number-columns-repeated="3"/>
          <table:table-cell table:style-name="ce26" office:value-type="string">
            <text:p>C<text:span text:style-name="T1">₂</text:span>H<text:span text:style-name="T1">₄</text:span></text:p>
          </table:table-cell>
          <table:table-cell/>
          <table:table-cell office:value-type="string">
            <text:p>HF def-SV(P) au</text:p>
          </table:table-cell>
          <table:table-cell table:style-name="ce28" office:value-type="string">
            <text:p>ε<text:span text:style-name="T1">HOMO</text:span></text:p>
          </table:table-cell>
          <table:table-cell office:value-type="float" office:value="-10.363">
            <text:p>-10.363</text:p>
          </table:table-cell>
          <table:table-cell/>
          <table:table-cell table:style-name="ce1" office:value-type="string">
            <text:p>C<text:span text:style-name="T1">₄</text:span>H₆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942">
            <text:p>-8.942</text:p>
          </table:table-cell>
          <table:table-cell/>
          <table:table-cell table:style-name="ce1" office:value-type="string">
            <text:p>C₆H₈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192">
            <text:p>-8.192</text:p>
          </table:table-cell>
          <table:table-cell/>
          <table:table-cell table:style-name="ce1" office:value-type="string">
            <text:p>C₈H₁₀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7.735">
            <text:p>-7.735</text:p>
          </table:table-cell>
          <table:table-cell/>
          <table:table-cell table:style-name="ce1" office:value-type="string">
            <text:p>C₁₀H₁<text:span text:style-name="T1">₂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7.433">
            <text:p>-7.433</text:p>
          </table:table-cell>
          <table:table-cell/>
          <table:table-cell table:style-name="ce1" office:value-type="string">
            <text:p>C₁<text:span text:style-name="T1">₂</text:span>H₁<text:span text:style-name="T1">₄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7.222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205">
            <text:p>-77.965848720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4.7919902431">
            <text:p>-154.791990243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1.6189516561">
            <text:p>-231.61895165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08.4461469661">
            <text:p>-308.44614696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5.273412755">
            <text:p>-385.2734127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2.1007019319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7.7136590318">
            <text:p>-77.7136590318</text:p>
          </table:table-cell>
          <table:table-cell table:style-name="ce28" office:value-type="string">
            <text:p>ε</text:p>
          </table:table-cell>
          <table:table-cell table:number-columns-repeated="3"/>
          <table:table-cell office:value-type="string">
            <text:p>Triplet 3a”</text:p>
          </table:table-cell>
          <table:table-cell office:value-type="float" office:value="-154.5798955606">
            <text:p>-154.5798955606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1.4365276733">
            <text:p>-231.4365276733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08.2812857128">
            <text:p>-308.2812857128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5.1202781842">
            <text:p>-385.1202781842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1.9554851184">
            <text:p>-461.9554851184</text:p>
          </table:table-cell>
          <table:table-cell table:number-columns-repeated="988"/>
        </table:table-row>
        <table:table-row table:style-name="ro5">
          <table:table-cell table:number-columns-repeated="4"/>
          <table:table-cell table:style-name="ce27" office:value-type="string">
            <text:p>Δ<text:span text:style-name="T1">ST</text:span></text:p>
          </table:table-cell>
          <table:table-cell table:style-name="ce1" table:formula="of:=[.F5]-[.F7]" office:value-type="float" office:value="-0.2521896887">
            <text:p>-0.2521896887</text:p>
          </table:table-cell>
          <table:table-cell table:style-name="ce1" table:formula="of:=[.F8]*conv" office:value-type="float" office:value="-6.862430586151">
            <text:p>-6.8624305862</text:p>
          </table:table-cell>
          <table:table-cell table:number-columns-repeated="4"/>
          <table:table-cell table:style-name="ce1" table:formula="of:=[.L5]-[.L7]" office:value-type="float" office:value="-0.212094682500009">
            <text:p>-0.2120946825</text:p>
          </table:table-cell>
          <table:table-cell table:style-name="ce1" table:formula="of:=[.L8]*conv" office:value-type="float" office:value="-5.77138995591317">
            <text:p>-5.7713899559</text:p>
          </table:table-cell>
          <table:table-cell table:number-columns-repeated="4"/>
          <table:table-cell table:style-name="ce1" table:formula="of:=[.R5]-[.R7]" office:value-type="float" office:value="-0.182423982800003">
            <text:p>-0.1824239828</text:p>
          </table:table-cell>
          <table:table-cell table:style-name="ce1" table:formula="of:=[.R8]*conv" office:value-type="float" office:value="-4.96400913799227">
            <text:p>-4.964009138</text:p>
          </table:table-cell>
          <table:table-cell table:number-columns-repeated="4"/>
          <table:table-cell table:style-name="ce1" table:formula="of:=[.X5]-[.X7]" office:value-type="float" office:value="-0.164861253299989">
            <text:p>-0.1648612533</text:p>
          </table:table-cell>
          <table:table-cell table:style-name="ce1" table:formula="of:=[.X8]*conv" office:value-type="float" office:value="-4.4861029526979">
            <text:p>-4.4861029527</text:p>
          </table:table-cell>
          <table:table-cell table:number-columns-repeated="4"/>
          <table:table-cell table:style-name="ce1" table:formula="of:=[.AD5]-[.AD7]" office:value-type="float" office:value="-0.153134570799978">
            <text:p>-0.1531345708</text:p>
          </table:table-cell>
          <table:table-cell table:style-name="ce1" table:formula="of:=[.AD8]*conv" office:value-type="float" office:value="-4.16700368628066">
            <text:p>-4.1670036863</text:p>
          </table:table-cell>
          <table:table-cell table:number-columns-repeated="4"/>
          <table:table-cell table:style-name="ce1" table:formula="of:=[.AJ5]-[.AJ7]" office:value-type="float" office:value="-0.145216813499985">
            <text:p>-0.1452168135</text:p>
          </table:table-cell>
          <table:table-cell table:style-name="ce1" table:formula="of:=[.AJ8]*conv" office:value-type="float" office:value="-3.95155054801289">
            <text:p>-3.951550548</text:p>
          </table:table-cell>
          <table:table-cell table:number-columns-repeated="987"/>
        </table:table-row>
        <table:table-row table:style-name="ro6">
          <table:table-cell table:number-columns-repeated="3"/>
          <table:table-cell table:style-name="ce4" office:value-type="string">
            <text:p>Δ<text:span text:style-name="T1">ST</text:span></text:p>
          </table:table-cell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.6317554745">
            <text:p>-77.631755474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.5066862398">
            <text:p>-154.506686239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1.3625177588">
            <text:p>-231.362517758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8.2083633093">
            <text:p>-308.208363309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5.0491830817">
            <text:p>-385.049183081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1.8870911269">
            <text:p>-461.887091126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4"/>
          <table:table-cell/>
          <table:table-cell table:formula="of:=[.F5]-[.F10]" office:value-type="float" office:value="-0.334093246000009">
            <text:p>-0.334093246</text:p>
          </table:table-cell>
          <table:table-cell table:formula="of:=[.F11]*conv" office:value-type="float" office:value="-9.09113977575933">
            <text:p>-9.0911397758</text:p>
          </table:table-cell>
          <table:table-cell table:number-columns-repeated="2"/>
          <table:table-cell table:style-name="ce4"/>
          <table:table-cell/>
          <table:table-cell table:formula="of:=[.L5]-[.L10]" office:value-type="float" office:value="-0.285304003300013">
            <text:p>-0.2853040033</text:p>
          </table:table-cell>
          <table:table-cell table:formula="of:=[.L11]*conv" office:value-type="float" office:value="-7.76351693318592">
            <text:p>-7.7635169332</text:p>
          </table:table-cell>
          <table:table-cell table:number-columns-repeated="2"/>
          <table:table-cell table:style-name="ce4"/>
          <table:table-cell/>
          <table:table-cell table:formula="of:=[.R5]-[.R10]" office:value-type="float" office:value="-0.256433897299985">
            <text:p>-0.2564338973</text:p>
          </table:table-cell>
          <table:table-cell table:formula="of:=[.R11]*conv" office:value-type="float" office:value="-6.9779213782634">
            <text:p>-6.9779213783</text:p>
          </table:table-cell>
          <table:table-cell table:number-columns-repeated="2"/>
          <table:table-cell table:style-name="ce4"/>
          <table:table-cell/>
          <table:table-cell table:formula="of:=[.X5]-[.X10]" office:value-type="float" office:value="-0.237783656799991">
            <text:p>-0.2377836568</text:p>
          </table:table-cell>
          <table:table-cell table:formula="of:=[.X11]*conv" office:value-type="float" office:value="-6.47042251300059">
            <text:p>-6.470422513</text:p>
          </table:table-cell>
          <table:table-cell table:number-columns-repeated="2"/>
          <table:table-cell table:style-name="ce4"/>
          <table:table-cell/>
          <table:table-cell table:formula="of:=[.AD5]-[.AD10]" office:value-type="float" office:value="-0.224229673299988">
            <text:p>-0.2242296733</text:p>
          </table:table-cell>
          <table:table-cell table:formula="of:=[.AD11]*conv" office:value-type="float" office:value="-6.10159985647535">
            <text:p>-6.1015998565</text:p>
          </table:table-cell>
          <table:table-cell table:number-columns-repeated="2"/>
          <table:table-cell table:style-name="ce4"/>
          <table:table-cell/>
          <table:table-cell table:formula="of:=[.AJ5]-[.AJ10]" office:value-type="float" office:value="-0.21361080500003">
            <text:p>-0.213610805</text:p>
          </table:table-cell>
          <table:table-cell table:formula="of:=[.AJ11]*conv" office:value-type="float" office:value="-5.81264574821035">
            <text:p>-5.8126457482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style-name="ce3" table:number-columns-repeated="3"/>
          <table:table-cell table:style-name="ce3" office:value-type="string">
            <text:p>Pseudo-alkenes</text:p>
          </table:table-cell>
          <table:table-cell table:style-name="ce3"/>
          <table:table-cell table:style-name="ce3" office:value-type="string">
            <text:p>ECP SET 1</text:p>
          </table:table-cell>
          <table:table-cell table:style-name="ce3" office:value-type="string">
            <text:p>s_coeff</text:p>
          </table:table-cell>
          <table:table-cell table:style-name="ce29" office:value-type="float" office:value="4.3350827513">
            <text:p>4.3350827513</text:p>
          </table:table-cell>
          <table:table-cell table:style-name="ce3" office:value-type="string">
            <text:p>s_exp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z_coeff</text:p>
          </table:table-cell>
          <table:table-cell table:style-name="ce29" office:value-type="float" office:value="-3.26796">
            <text:p>-3.26796</text:p>
          </table:table-cell>
          <table:table-cell table:style-name="ce3" office:value-type="string">
            <text:p>pz_exp</text:p>
          </table:table-cell>
          <table:table-cell table:style-name="ce29" office:value-type="float" office:value="0.29512">
            <text:p>0.29512</text:p>
          </table:table-cell>
          <table:table-cell table:style-name="ce3" table:number-columns-repeated="1010"/>
        </table:table-row>
        <table:table-row table:style-name="ro7">
          <table:table-cell table:number-columns-repeated="3"/>
          <table:table-cell table:style-name="ce26" office:value-type="string">
            <text:p>C<text:span text:style-name="T1">₂</text:span>H<text:span text:style-name="T1">₄</text:span></text:p>
          </table:table-cell>
          <table:table-cell/>
          <table:table-cell office:value-type="string">
            <text:p>HF def-SV(P) au</text:p>
          </table:table-cell>
          <table:table-cell table:style-name="ce28" office:value-type="string">
            <text:p>ε<text:span text:style-name="T1">HOMO</text:span></text:p>
          </table:table-cell>
          <table:table-cell office:value-type="float" office:value="-10.417">
            <text:p>-10.417</text:p>
          </table:table-cell>
          <table:table-cell/>
          <table:table-cell table:style-name="ce1" office:value-type="string">
            <text:p>C<text:span text:style-name="T1">₄</text:span>H₆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” orbital eV</text:p>
          </table:table-cell>
          <table:table-cell office:value-type="float" office:value="-8.44">
            <text:p>-8.44</text:p>
          </table:table-cell>
          <table:table-cell/>
          <table:table-cell table:style-name="ce1" office:value-type="string">
            <text:p>C₆H₈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” orbital eV</text:p>
          </table:table-cell>
          <table:table-cell office:value-type="float" office:value="-7.412">
            <text:p>-7.412</text:p>
          </table:table-cell>
          <table:table-cell/>
          <table:table-cell table:style-name="ce1" office:value-type="string">
            <text:p>C₈H₁₀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6.777">
            <text:p>-6.777</text:p>
          </table:table-cell>
          <table:table-cell/>
          <table:table-cell table:style-name="ce1" office:value-type="string">
            <text:p>C₁₀H₁<text:span text:style-name="T1">₂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6.346">
            <text:p>-6.346</text:p>
          </table:table-cell>
          <table:table-cell/>
          <table:table-cell table:style-name="ce1" office:value-type="string">
            <text:p>C₁<text:span text:style-name="T1">₂</text:span>H₁<text:span text:style-name="T1">₄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6.037">
            <text:p>-6.037</text:p>
          </table:table-cell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0.7110937008">
            <text:p>-0.711093700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.3643481305">
            <text:p>-1.364348130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0164575823">
            <text:p>-2.0164575823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.6688038328">
            <text:p>-2.668803832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.3213026332">
            <text:p>-3.3213026332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.9738741348">
            <text:p>-3.973874134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0.3504135128">
            <text:p>-0.350413512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.0857326109">
            <text:p>-1.0857326109</text:p>
          </table:table-cell>
          <table:table-cell table:number-columns-repeated="3"/>
          <table:table-cell table:style-name="Default"/>
          <table:table-cell office:value-type="string">
            <text:p>Triplet 4a”</text:p>
          </table:table-cell>
          <table:table-cell office:value-type="float" office:value="-1.784821996">
            <text:p>-1.784821996</text:p>
          </table:table-cell>
          <table:table-cell table:number-columns-repeated="3"/>
          <table:table-cell table:style-name="Default"/>
          <table:table-cell office:value-type="string">
            <text:p>Triplet 5a”</text:p>
          </table:table-cell>
          <table:table-cell office:value-type="float" office:value="-2.4665465552">
            <text:p>-2.4665465552</text:p>
          </table:table-cell>
          <table:table-cell table:number-columns-repeated="3"/>
          <table:table-cell table:style-name="Default"/>
          <table:table-cell office:value-type="string">
            <text:p>Triplet 6a”</text:p>
          </table:table-cell>
          <table:table-cell office:value-type="float" office:value="-3.1389271093">
            <text:p>-3.1389271093</text:p>
          </table:table-cell>
          <table:table-cell table:number-columns-repeated="3"/>
          <table:table-cell table:style-name="Default"/>
          <table:table-cell office:value-type="string">
            <text:p>Triplet 7a”</text:p>
          </table:table-cell>
          <table:table-cell office:value-type="float" office:value="-3.8056558136">
            <text:p>-3.8056558136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18]-[.F20]" office:value-type="float" office:value="-0.360680188">
            <text:p>-0.360680188</text:p>
          </table:table-cell>
          <table:table-cell table:style-name="ce1" table:formula="of:=[.F21]*conv" office:value-type="float" office:value="-9.81460727720029">
            <text:p>-9.8146072772</text:p>
          </table:table-cell>
          <table:table-cell table:number-columns-repeated="2"/>
          <table:table-cell table:style-name="ce15"/>
          <table:table-cell/>
          <table:table-cell table:style-name="ce1" table:formula="of:=[.L18]-[.L20]" office:value-type="float" office:value="-0.2786155196">
            <text:p>-0.2786155196</text:p>
          </table:table-cell>
          <table:table-cell table:style-name="ce1" table:formula="of:=[.L21]*conv" office:value-type="float" office:value="-7.58151403150289">
            <text:p>-7.5815140315</text:p>
          </table:table-cell>
          <table:table-cell table:number-columns-repeated="2"/>
          <table:table-cell table:style-name="Default"/>
          <table:table-cell/>
          <table:table-cell table:style-name="ce1" table:formula="of:=[.R18]-[.R20]" office:value-type="float" office:value="-0.2316355863">
            <text:p>-0.2316355863</text:p>
          </table:table-cell>
          <table:table-cell table:style-name="ce1" table:formula="of:=[.R21]*conv" office:value-type="float" office:value="-6.30312500269224">
            <text:p>-6.3031250027</text:p>
          </table:table-cell>
          <table:table-cell table:number-columns-repeated="2"/>
          <table:table-cell table:style-name="Default"/>
          <table:table-cell/>
          <table:table-cell table:style-name="ce1" table:formula="of:=[.X18]-[.X20]" office:value-type="float" office:value="-0.2022572776">
            <text:p>-0.2022572776</text:p>
          </table:table-cell>
          <table:table-cell table:style-name="ce1" table:formula="of:=[.X21]*conv" office:value-type="float" office:value="-5.50370054869684">
            <text:p>-5.5037005487</text:p>
          </table:table-cell>
          <table:table-cell table:number-columns-repeated="2"/>
          <table:table-cell table:style-name="Default"/>
          <table:table-cell/>
          <table:table-cell table:style-name="ce1" table:formula="of:=[.AD18]-[.AD20]" office:value-type="float" office:value="-0.1823755239">
            <text:p>-0.1823755239</text:p>
          </table:table-cell>
          <table:table-cell table:style-name="ce1" table:formula="of:=[.AD21]*conv" office:value-type="float" office:value="-4.96269050423185">
            <text:p>-4.9626905042</text:p>
          </table:table-cell>
          <table:table-cell table:number-columns-repeated="2"/>
          <table:table-cell table:style-name="Default"/>
          <table:table-cell/>
          <table:table-cell table:style-name="ce1" table:formula="of:=[.AJ18]-[.AJ20]" office:value-type="float" office:value="-0.1682183212">
            <text:p>-0.1682183212</text:p>
          </table:table-cell>
          <table:table-cell table:style-name="ce1" table:formula="of:=[.AJ21]*conv" office:value-type="float" office:value="-4.5774534181177">
            <text:p>-4.5774534181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1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style-name="Default">
            <draw:frame table:end-cell-address="'Short Alkene Results'.AU35" table:end-x="0.084cm" table:end-y="0.199cm" draw:z-index="0" draw:style-name="gr1" draw:text-style-name="P1" svg:width="14.598cm" svg:height="6.579cm" svg:x="2.019cm" svg:y="0.201cm">
              <draw:object draw:notify-on-update-of-ranges="'Short Alkene Results'.D3:'Short Alkene Results'.D3 'Short Alkene Results'.D16:'Short Alkene Results'.D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0.3291312375">
            <text:p>-0.3291312375</text:p>
          </table:table-cell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1.0592246178">
            <text:p>-1.0592246178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1.751497836">
            <text:p>-1.751497836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2.4288569771">
            <text:p>-2.4288569771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2.4288569771">
            <text:p>-2.4288569771</text:p>
          </table:table-cell>
          <table:table-cell table:number-columns-repeated="3"/>
          <table:table-cell table:style-name="Default"/>
          <table:table-cell office:value-type="string">
            <text:p>cation</text:p>
          </table:table-cell>
          <table:table-cell office:value-type="float" office:value="-3.7632587638">
            <text:p>-3.7632587638</text:p>
          </table:table-cell>
          <table:table-cell table:number-columns-repeated="2"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5"/>
          <table:table-cell table:formula="of:=[.F18]-[.F23]" office:value-type="float" office:value="-0.3819624633">
            <text:p>-0.3819624633</text:p>
          </table:table-cell>
          <table:table-cell table:formula="of:=[.F24]*conv" office:value-type="float" office:value="-10.3937274534234">
            <text:p>-10.3937274534</text:p>
          </table:table-cell>
          <table:table-cell table:number-columns-repeated="4"/>
          <table:table-cell table:formula="of:=[.L18]-[.L23]" office:value-type="float" office:value="-0.3051235127">
            <text:p>-0.3051235127</text:p>
          </table:table-cell>
          <table:table-cell table:formula="of:=[.L24]*conv" office:value-type="float" office:value="-8.30283322407034">
            <text:p>-8.3028332241</text:p>
          </table:table-cell>
          <table:table-cell table:number-columns-repeated="2"/>
          <table:table-cell table:style-name="Default"/>
          <table:table-cell/>
          <table:table-cell table:formula="of:=[.R18]-[.R23]" office:value-type="float" office:value="-0.2649597463">
            <text:p>-0.2649597463</text:p>
          </table:table-cell>
          <table:table-cell table:formula="of:=[.R24]*conv" office:value-type="float" office:value="-7.20992153359176">
            <text:p>-7.2099215336</text:p>
          </table:table-cell>
          <table:table-cell table:number-columns-repeated="2"/>
          <table:table-cell table:style-name="Default"/>
          <table:table-cell/>
          <table:table-cell table:formula="of:=[.X18]-[.X23]" office:value-type="float" office:value="-0.2399468557">
            <text:p>-0.2399468557</text:p>
          </table:table-cell>
          <table:table-cell table:formula="of:=[.X24]*conv" office:value-type="float" office:value="-6.52928615001872">
            <text:p>-6.52928615</text:p>
          </table:table-cell>
          <table:table-cell table:number-columns-repeated="2"/>
          <table:table-cell table:style-name="Default"/>
          <table:table-cell/>
          <table:table-cell table:formula="of:=[.AD18]-[.AD23]" office:value-type="float" office:value="-0.8924456561">
            <text:p>-0.8924456561</text:p>
          </table:table-cell>
          <table:table-cell table:formula="of:=[.AD24]*conv" office:value-type="float" office:value="-24.2846818934919">
            <text:p>-24.2846818935</text:p>
          </table:table-cell>
          <table:table-cell table:number-columns-repeated="2"/>
          <table:table-cell table:style-name="Default"/>
          <table:table-cell/>
          <table:table-cell table:formula="of:=[.AJ18]-[.AJ23]" office:value-type="float" office:value="-0.210615371">
            <text:p>-0.210615371</text:p>
          </table:table-cell>
          <table:table-cell table:formula="of:=[.AJ24]*conv" office:value-type="float" office:value="-5.73113584189115">
            <text:p>-5.7311358419</text:p>
          </table:table-cell>
          <table:table-cell/>
          <table:table-cell table:style-name="Default" table:number-columns-repeated="2"/>
          <table:table-cell table:number-columns-repeated="98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3" table:number-columns-repeated="3"/>
          <table:table-cell table:style-name="ce22" office:value-type="string">
            <text:p>Reference alkenes</text:p>
          </table:table-cell>
          <table:table-cell table:style-name="ce13" table:number-columns-repeated="2"/>
          <table:table-cell table:style-name="ce13" office:value-type="string">
            <text:p>HF</text:p>
          </table:table-cell>
          <table:table-cell table:style-name="ce13" table:number-columns-repeated="4"/>
          <table:table-cell table:style-name="ce30"/>
          <table:table-cell table:style-name="ce13"/>
          <table:table-cell table:style-name="ce30"/>
          <table:table-cell table:style-name="ce13" table:number-columns-repeated="1010"/>
        </table:table-row>
        <table:table-row table:style-name="ro5">
          <table:table-cell table:number-columns-repeated="3"/>
          <table:table-cell table:style-name="ce26" office:value-type="string">
            <text:p>C<text:span text:style-name="T1">₂</text:span>H<text:span text:style-name="T1">₄</text:span></text:p>
          </table:table-cell>
          <table:table-cell/>
          <table:table-cell office:value-type="string">
            <text:p>HF def-SV(P) au</text:p>
          </table:table-cell>
          <table:table-cell table:style-name="ce27" office:value-type="string">
            <text:p>ε<text:span text:style-name="T1">HOMO</text:span></text:p>
          </table:table-cell>
          <table:table-cell office:value-type="float" office:value="-10.363">
            <text:p>-10.363</text:p>
          </table:table-cell>
          <table:table-cell/>
          <table:table-cell table:style-name="ce1" office:value-type="string">
            <text:p>C<text:span text:style-name="T1">₄</text:span>H₆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8.942">
            <text:p>-8.942</text:p>
          </table:table-cell>
          <table:table-cell/>
          <table:table-cell table:style-name="ce1" office:value-type="string">
            <text:p>C₆H₈</text:p>
          </table:table-cell>
          <table:table-cell/>
          <table:table-cell office:value-type="string">
            <text:p>HF def-SV(P) au</text:p>
          </table:table-cell>
          <table:table-cell office:value-type="string">
            <text:p>3 a" orbital eV</text:p>
          </table:table-cell>
          <table:table-cell office:value-type="float" office:value="-8.192">
            <text:p>-8.192</text:p>
          </table:table-cell>
          <table:table-cell/>
          <table:table-cell table:style-name="ce1" office:value-type="string">
            <text:p>C₈H₁₀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7.735">
            <text:p>-7.735</text:p>
          </table:table-cell>
          <table:table-cell/>
          <table:table-cell table:style-name="ce1" office:value-type="string">
            <text:p>C₁₀H₁<text:span text:style-name="T1">₂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7.433">
            <text:p>-7.433</text:p>
          </table:table-cell>
          <table:table-cell/>
          <table:table-cell table:style-name="ce1" office:value-type="string">
            <text:p>C₁<text:span text:style-name="T1">₂</text:span>H₁<text:span text:style-name="T1">₄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7.222">
            <text:p>-7.2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7.96584874">
            <text:p>-77.9658487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4.7919902458">
            <text:p>-154.7919902458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1.6189516534">
            <text:p>-231.618951653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08.4461469643">
            <text:p>-308.4461469643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5.273412755">
            <text:p>-385.2734127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2.1007019319">
            <text:p>-462.1007019319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7.8360150327">
            <text:p>-77.8360150327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4.6797913908">
            <text:p>-154.6797913908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1.5403605617">
            <text:p>-231.5403605617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08.3728998137">
            <text:p>-308.3728998137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5.2165990505">
            <text:p>-385.2165990505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2.051330439">
            <text:p>-462.051330439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30]-[.F28]" office:value-type="float" office:value="0.129833707299994">
            <text:p>0.1298337073</text:p>
          </table:table-cell>
          <table:table-cell table:style-name="ce1" table:formula="of:=[.F31]*conv" office:value-type="float" office:value="3.5329549304006">
            <text:p>3.5329549304</text:p>
          </table:table-cell>
          <table:table-cell table:number-columns-repeated="4"/>
          <table:table-cell table:style-name="ce1" table:formula="of:=[.L30]-[.L28]" office:value-type="float" office:value="0.112198855000003">
            <text:p>0.112198855</text:p>
          </table:table-cell>
          <table:table-cell table:style-name="ce1" table:formula="of:=[.L31]*conv" office:value-type="float" office:value="3.05308618386482">
            <text:p>3.0530861839</text:p>
          </table:table-cell>
          <table:table-cell table:number-columns-repeated="4"/>
          <table:table-cell table:style-name="ce1" table:formula="of:=[.R30]-[.R28]" office:value-type="float" office:value="0.078591091699991">
            <text:p>0.0785910917</text:p>
          </table:table-cell>
          <table:table-cell table:style-name="ce1" table:formula="of:=[.R31]*conv" office:value-type="float" office:value="2.13857241452321">
            <text:p>2.1385724145</text:p>
          </table:table-cell>
          <table:table-cell table:number-columns-repeated="4"/>
          <table:table-cell table:style-name="ce1" table:formula="of:=[.X30]-[.X28]" office:value-type="float" office:value="0.0732471506000252">
            <text:p>0.0732471506</text:p>
          </table:table-cell>
          <table:table-cell table:style-name="ce1" table:formula="of:=[.X31]*conv" office:value-type="float" office:value="1.99315637850669">
            <text:p>1.9931563785</text:p>
          </table:table-cell>
          <table:table-cell table:number-columns-repeated="4"/>
          <table:table-cell table:style-name="ce1" table:formula="of:=[.AD30]-[.AD28]" office:value-type="float" office:value="0.056813704499973">
            <text:p>0.0568137045</text:p>
          </table:table-cell>
          <table:table-cell table:style-name="ce1" table:formula="of:=[.AD31]*conv" office:value-type="float" office:value="1.54597955801815">
            <text:p>1.545979558</text:p>
          </table:table-cell>
          <table:table-cell table:number-columns-repeated="4"/>
          <table:table-cell table:style-name="ce1" table:formula="of:=[.AJ30]-[.AJ28]" office:value-type="float" office:value="0.0493714928999793">
            <text:p>0.0493714929</text:p>
          </table:table-cell>
          <table:table-cell table:style-name="ce1" table:formula="of:=[.AJ31]*conv" office:value-type="float" office:value="1.34346667664036">
            <text:p>1.343466676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77.6317562756">
            <text:p>-77.631756275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.5066862398">
            <text:p>-154.506686239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1.3625177671">
            <text:p>-231.362517767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8.208363306">
            <text:p>-308.20836330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5.0491829754">
            <text:p>-385.049182975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1.8870910869">
            <text:p>-461.8870910869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33]-[.F28]" office:value-type="float" office:value="0.334092464400001">
            <text:p>0.3340924644</text:p>
          </table:table-cell>
          <table:table-cell table:formula="of:=[.F34]*conv" office:value-type="float" office:value="9.09111850734099">
            <text:p>9.0911185073</text:p>
          </table:table-cell>
          <table:table-cell table:number-columns-repeated="2"/>
          <table:table-cell table:style-name="ce4"/>
          <table:table-cell/>
          <table:table-cell table:formula="of:=[.L33]-[.L28]" office:value-type="float" office:value="0.285304006000018">
            <text:p>0.285304006</text:p>
          </table:table-cell>
          <table:table-cell table:formula="of:=[.L34]*conv" office:value-type="float" office:value="7.7635170066568">
            <text:p>7.7635170067</text:p>
          </table:table-cell>
          <table:table-cell table:number-columns-repeated="2"/>
          <table:table-cell table:style-name="ce4"/>
          <table:table-cell/>
          <table:table-cell table:formula="of:=[.R33]-[.R28]" office:value-type="float" office:value="0.256433886299988">
            <text:p>0.2564338863</text:p>
          </table:table-cell>
          <table:table-cell table:formula="of:=[.R34]*conv" office:value-type="float" office:value="6.97792107893824">
            <text:p>6.9779210789</text:p>
          </table:table-cell>
          <table:table-cell table:number-columns-repeated="2"/>
          <table:table-cell table:style-name="ce4"/>
          <table:table-cell/>
          <table:table-cell table:formula="of:=[.X33]-[.X28]" office:value-type="float" office:value="0.237783658299975">
            <text:p>0.2377836583</text:p>
          </table:table-cell>
          <table:table-cell table:formula="of:=[.X34]*conv" office:value-type="float" office:value="6.47042255381723">
            <text:p>6.4704225538</text:p>
          </table:table-cell>
          <table:table-cell table:number-columns-repeated="2"/>
          <table:table-cell table:style-name="ce4"/>
          <table:table-cell/>
          <table:table-cell table:formula="of:=[.AD33]-[.AD28]" office:value-type="float" office:value="0.224229779599966">
            <text:p>0.2242297796</text:p>
          </table:table-cell>
          <table:table-cell table:formula="of:=[.AD34]*conv" office:value-type="float" office:value="6.10160274904494">
            <text:p>6.101602749</text:p>
          </table:table-cell>
          <table:table-cell table:number-columns-repeated="2"/>
          <table:table-cell table:style-name="ce4"/>
          <table:table-cell/>
          <table:table-cell table:formula="of:=[.AJ33]-[.AJ28]" office:value-type="float" office:value="0.213610845000005">
            <text:p>0.213610845</text:p>
          </table:table-cell>
          <table:table-cell table:formula="of:=[.AJ34]*conv" office:value-type="float" office:value="5.81264683666504">
            <text:p>5.8126468367</text:p>
          </table:table-cell>
          <table:table-cell table:number-columns-repeated="987"/>
        </table:table-row>
        <table:table-row table:style-name="ro1">
          <table:table-cell table:number-columns-repeated="1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90"/>
        </table:table-row>
        <table:table-row table:style-name="ro1">
          <table:table-cell table:style-name="ce17" table:number-columns-repeated="3"/>
          <table:table-cell table:style-name="ce22" office:value-type="string">
            <text:p>Reference alkenes</text:p>
          </table:table-cell>
          <table:table-cell table:style-name="ce17" table:number-columns-repeated="2"/>
          <table:table-cell table:style-name="ce17" office:value-type="string">
            <text:p>DFT</text:p>
          </table:table-cell>
          <table:table-cell table:style-name="ce17" office:value-type="string">
            <text:p>pbe0</text:p>
          </table:table-cell>
          <table:table-cell table:style-name="ce17" office:value-type="string">
            <text:p>m4</text:p>
          </table:table-cell>
          <table:table-cell table:style-name="ce17" table:number-columns-repeated="2"/>
          <table:table-cell table:style-name="ce31"/>
          <table:table-cell table:style-name="ce17"/>
          <table:table-cell table:style-name="ce31"/>
          <table:table-cell table:style-name="ce17" table:number-columns-repeated="24"/>
          <table:table-cell table:style-name="ce17">
            <draw:frame table:end-cell-address="'Short Alkene Results'.AS48" table:end-x="0.915cm" table:end-y="0.362cm" draw:z-index="3" draw:style-name="gr1" draw:text-style-name="P1" svg:width="13cm" svg:height="6.268cm" svg:x="2.086cm" svg:y="0.29cm">
              <draw:object draw:notify-on-update-of-ranges="'Short Alkene Results'.D26:'Short Alkene Results'.D26 'Short Alkene Results'.D46:'Short Alkene Results'.D46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style-name="ce17" table:number-columns-repeated="5"/>
          <table:table-cell table:style-name="ce17">
            <draw:frame table:end-cell-address="'Short Alkene Results'.AY48" table:end-x="0.738cm" table:end-y="0.29cm" draw:z-index="4" draw:style-name="gr1" draw:text-style-name="P1" svg:width="13cm" svg:height="6.268cm" svg:x="1.909cm" svg:y="0.218cm">
              <draw:object draw:notify-on-update-of-ranges="'Short Alkene Results'.D26:'Short Alkene Results'.D26 'Short Alkene Results'.D46:'Short Alkene Results'.D46"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</table:table-cell>
          <table:table-cell table:style-name="ce17" table:number-columns-repeated="5"/>
          <table:table-cell table:style-name="ce17">
            <draw:frame table:end-cell-address="'Short Alkene Results'.BE48" table:end-x="0.314cm" table:end-y="0.093cm" draw:z-index="1" draw:style-name="gr1" draw:text-style-name="P1" svg:width="13cm" svg:height="6.267cm" svg:x="1.485cm" svg:y="0.022cm">
              <draw:object draw:notify-on-update-of-ranges="'Short Alkene Results'.D36:'Short Alkene Results'.D36 'Short Alkene Results'.D46:'Short Alkene Results'.D4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ce17" table:number-columns-repeated="973"/>
        </table:table-row>
        <table:table-row table:style-name="ro5">
          <table:table-cell table:number-columns-repeated="3"/>
          <table:table-cell table:style-name="ce26" office:value-type="string">
            <text:p>C<text:span text:style-name="T1">₂</text:span>H<text:span text:style-name="T1">₄</text:span></text:p>
          </table:table-cell>
          <table:table-cell/>
          <table:table-cell office:value-type="string">
            <text:p>HF def-SV(P) au</text:p>
          </table:table-cell>
          <table:table-cell table:style-name="ce28" office:value-type="string">
            <text:p>ε<text:span text:style-name="T1">HOMO</text:span></text:p>
          </table:table-cell>
          <table:table-cell office:value-type="float" office:value="-7.797">
            <text:p>-7.797</text:p>
          </table:table-cell>
          <table:table-cell/>
          <table:table-cell table:style-name="ce1" office:value-type="string">
            <text:p>C<text:span text:style-name="T1">₄</text:span>H₆</text:p>
          </table:table-cell>
          <table:table-cell/>
          <table:table-cell office:value-type="string">
            <text:p>HF def-SV(P) au</text:p>
          </table:table-cell>
          <table:table-cell office:value-type="string">
            <text:p>2 a" orbital eV</text:p>
          </table:table-cell>
          <table:table-cell office:value-type="float" office:value="-6.741">
            <text:p>-6.741</text:p>
          </table:table-cell>
          <table:table-cell/>
          <table:table-cell table:style-name="ce1" office:value-type="string">
            <text:p>C₆H₈</text:p>
          </table:table-cell>
          <table:table-cell/>
          <table:table-cell office:value-type="string">
            <text:p>HF def-SV(P) au</text:p>
          </table:table-cell>
          <table:table-cell office:value-type="string">
            <text:p>3 a" orbital eV</text:p>
          </table:table-cell>
          <table:table-cell office:value-type="float" office:value="-6.187">
            <text:p>-6.187</text:p>
          </table:table-cell>
          <table:table-cell/>
          <table:table-cell table:style-name="ce1" office:value-type="string">
            <text:p>C₈H₁₀</text:p>
          </table:table-cell>
          <table:table-cell/>
          <table:table-cell office:value-type="string">
            <text:p>HF def-SV(P) au</text:p>
          </table:table-cell>
          <table:table-cell office:value-type="string">
            <text:p>4 a" orbital eV</text:p>
          </table:table-cell>
          <table:table-cell office:value-type="float" office:value="-5.845">
            <text:p>-5.845</text:p>
          </table:table-cell>
          <table:table-cell/>
          <table:table-cell table:style-name="ce1" office:value-type="string">
            <text:p>C₁₀H₁<text:span text:style-name="T1">₂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5 a" orbital eV</text:p>
          </table:table-cell>
          <table:table-cell office:value-type="float" office:value="-5.611">
            <text:p>-5.611</text:p>
          </table:table-cell>
          <table:table-cell/>
          <table:table-cell table:style-name="ce1" office:value-type="string">
            <text:p>C₁<text:span text:style-name="T1">₂</text:span>H₁<text:span text:style-name="T1">₄</text:span></text:p>
          </table:table-cell>
          <table:table-cell/>
          <table:table-cell office:value-type="string">
            <text:p>HF def-SV(P) au</text:p>
          </table:table-cell>
          <table:table-cell office:value-type="string">
            <text:p>6 a" orbital eV</text:p>
          </table:table-cell>
          <table:table-cell office:value-type="float" office:value="-5.441">
            <text:p>-5.441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78.4153306255">
            <text:p>-78.4153306255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155.6654434561">
            <text:p>-155.6654434561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232.9174406714">
            <text:p>-232.9174406714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10.1701241919">
            <text:p>-310.1701241919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387.4231073307">
            <text:p>-387.4231073307</text:p>
          </table:table-cell>
          <table:table-cell table:number-columns-repeated="3"/>
          <table:table-cell table:style-name="ce1" office:value-type="string">
            <text:p>Singlet-triplet</text:p>
          </table:table-cell>
          <table:table-cell office:value-type="string">
            <text:p>Singlet</text:p>
          </table:table-cell>
          <table:table-cell office:value-type="float" office:value="-464.6762416472">
            <text:p>-464.6762416472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riplet 2a”</text:p>
          </table:table-cell>
          <table:table-cell office:value-type="float" office:value="-78.255932498">
            <text:p>-78.255932498</text:p>
          </table:table-cell>
          <table:table-cell table:number-columns-repeated="4"/>
          <table:table-cell office:value-type="string">
            <text:p>Triplet 3a”</text:p>
          </table:table-cell>
          <table:table-cell office:value-type="float" office:value="-155.5485994239">
            <text:p>-155.5485994239</text:p>
          </table:table-cell>
          <table:table-cell table:number-columns-repeated="4"/>
          <table:table-cell office:value-type="string">
            <text:p>Triplet 4a”</text:p>
          </table:table-cell>
          <table:table-cell office:value-type="float" office:value="-232.8265773444">
            <text:p>-232.8265773444</text:p>
          </table:table-cell>
          <table:table-cell table:number-columns-repeated="4"/>
          <table:table-cell office:value-type="string">
            <text:p>Triplet 5a”</text:p>
          </table:table-cell>
          <table:table-cell office:value-type="float" office:value="-310.0945176923">
            <text:p>-310.0945176923</text:p>
          </table:table-cell>
          <table:table-cell table:number-columns-repeated="4"/>
          <table:table-cell office:value-type="string">
            <text:p>Triplet 6a”</text:p>
          </table:table-cell>
          <table:table-cell office:value-type="float" office:value="-387.3577183933">
            <text:p>-387.3577183933</text:p>
          </table:table-cell>
          <table:table-cell table:number-columns-repeated="4"/>
          <table:table-cell office:value-type="string">
            <text:p>Triplet 7a”</text:p>
          </table:table-cell>
          <table:table-cell office:value-type="float" office:value="-464.6180787283">
            <text:p>-464.6180787283</text:p>
          </table:table-cell>
          <table:table-cell table:number-columns-repeated="988"/>
        </table:table-row>
        <table:table-row table:style-name="ro1">
          <table:table-cell table:number-columns-repeated="3"/>
          <table:table-cell table:style-name="ce15"/>
          <table:table-cell/>
          <table:table-cell table:style-name="ce1" table:formula="of:=[.F40]-[.F38]" office:value-type="float" office:value="0.159398127499998">
            <text:p>0.1593981275</text:p>
          </table:table-cell>
          <table:table-cell table:style-name="ce1" table:formula="of:=[.F41]*conv" office:value-type="float" office:value="4.33744373598246">
            <text:p>4.337443736</text:p>
          </table:table-cell>
          <table:table-cell table:number-columns-repeated="4"/>
          <table:table-cell table:style-name="ce1" table:formula="of:=[.L40]-[.L38]" office:value-type="float" office:value="0.116844032200021">
            <text:p>0.1168440322</text:p>
          </table:table-cell>
          <table:table-cell table:style-name="ce1" table:formula="of:=[.L41]*conv" office:value-type="float" office:value="3.17948788672515">
            <text:p>3.1794878867</text:p>
          </table:table-cell>
          <table:table-cell table:number-columns-repeated="4"/>
          <table:table-cell table:style-name="ce1" table:formula="of:=[.R40]-[.R38]" office:value-type="float" office:value="0.0908633269999939">
            <text:p>0.090863327</text:p>
          </table:table-cell>
          <table:table-cell table:style-name="ce1" table:formula="of:=[.R41]*conv" office:value-type="float" office:value="2.47251692794607">
            <text:p>2.4725169279</text:p>
          </table:table-cell>
          <table:table-cell table:number-columns-repeated="4"/>
          <table:table-cell table:style-name="ce1" table:formula="of:=[.X40]-[.X38]" office:value-type="float" office:value="0.0756064996000418">
            <text:p>0.0756064996</text:p>
          </table:table-cell>
          <table:table-cell table:style-name="ce1" table:formula="of:=[.X41]*conv" office:value-type="float" office:value="2.05735753131583">
            <text:p>2.0573575313</text:p>
          </table:table-cell>
          <table:table-cell table:number-columns-repeated="4"/>
          <table:table-cell table:style-name="ce1" table:formula="of:=[.AD40]-[.AD38]" office:value-type="float" office:value="0.06538893740003">
            <text:p>0.0653889374</text:p>
          </table:table-cell>
          <table:table-cell table:style-name="ce1" table:formula="of:=[.AD41]*conv" office:value-type="float" office:value="1.77932351763865">
            <text:p>1.7793235176</text:p>
          </table:table-cell>
          <table:table-cell table:number-columns-repeated="4"/>
          <table:table-cell table:style-name="ce1" table:formula="of:=[.AJ40]-[.AJ38]" office:value-type="float" office:value="0.0581629188999955">
            <text:p>0.0581629189</text:p>
          </table:table-cell>
          <table:table-cell table:style-name="ce1" table:formula="of:=[.AJ41]*conv" office:value-type="float" office:value="1.58269354983009">
            <text:p>1.582693549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ce12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5"/>
          <table:table-cell table:style-name="ce4"/>
          <table:table-cell table:number-columns-repeated="990"/>
        </table:table-row>
        <table:table-row table:style-name="ro1">
          <table:table-cell table:number-columns-repeated="3"/>
          <table:table-cell table:style-name="ce15"/>
          <table:table-cell office:value-type="string">
            <text:p>cation</text:p>
          </table:table-cell>
          <table:table-cell office:value-type="float" office:value="-78.029102199">
            <text:p>-78.02910219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5.3397743754">
            <text:p>-155.339774375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232.624141411">
            <text:p>-232.62414141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09.8976409122">
            <text:p>-309.897640912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7.1653561186">
            <text:p>-387.165356118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464.4295306555">
            <text:p>-464.4295306555</text:p>
          </table:table-cell>
          <table:table-cell table:number-columns-repeated="988"/>
        </table:table-row>
        <table:table-row table:style-name="ro1">
          <table:table-cell table:number-columns-repeated="5"/>
          <table:table-cell table:formula="of:=[.F43]-[.F38]" office:value-type="float" office:value="0.386228426500011">
            <text:p>0.3862284265</text:p>
          </table:table-cell>
          <table:table-cell table:formula="of:=[.F44]*conv" office:value-type="float" office:value="10.5098102183218">
            <text:p>10.5098102183</text:p>
          </table:table-cell>
          <table:table-cell table:number-columns-repeated="2"/>
          <table:table-cell table:style-name="ce4"/>
          <table:table-cell/>
          <table:table-cell table:formula="of:=[.L43]-[.L38]" office:value-type="float" office:value="0.32566908070001">
            <text:p>0.3256690807</text:p>
          </table:table-cell>
          <table:table-cell table:formula="of:=[.L44]*conv" office:value-type="float" office:value="8.8619065746895">
            <text:p>8.8619065747</text:p>
          </table:table-cell>
          <table:table-cell table:number-columns-repeated="2"/>
          <table:table-cell table:style-name="ce4"/>
          <table:table-cell/>
          <table:table-cell table:formula="of:=[.R43]-[.R38]" office:value-type="float" office:value="0.293299260399976">
            <text:p>0.2932992604</text:p>
          </table:table-cell>
          <table:table-cell table:formula="of:=[.R44]*conv" office:value-type="float" office:value="7.98107894830938">
            <text:p>7.9810789483</text:p>
          </table:table-cell>
          <table:table-cell table:number-columns-repeated="2"/>
          <table:table-cell table:style-name="ce4"/>
          <table:table-cell/>
          <table:table-cell table:formula="of:=[.X43]-[.X38]" office:value-type="float" office:value="0.272483279699998">
            <text:p>0.2724832797</text:p>
          </table:table-cell>
          <table:table-cell table:formula="of:=[.X44]*conv" office:value-type="float" office:value="7.41464729373768">
            <text:p>7.4146472937</text:p>
          </table:table-cell>
          <table:table-cell table:number-columns-repeated="2"/>
          <table:table-cell table:style-name="ce4"/>
          <table:table-cell/>
          <table:table-cell table:formula="of:=[.AD43]-[.AD38]" office:value-type="float" office:value="0.257751212100004">
            <text:p>0.2577512121</text:p>
          </table:table-cell>
          <table:table-cell table:formula="of:=[.AD44]*conv" office:value-type="float" office:value="7.01376733779426">
            <text:p>7.0137673378</text:p>
          </table:table-cell>
          <table:table-cell table:number-columns-repeated="2"/>
          <table:table-cell table:style-name="ce4"/>
          <table:table-cell/>
          <table:table-cell table:formula="of:=[.AJ43]-[.AJ38]" office:value-type="float" office:value="0.246710991700013">
            <text:p>0.2467109917</text:p>
          </table:table-cell>
          <table:table-cell table:formula="of:=[.AJ44]*conv" office:value-type="float" office:value="6.71334765552536">
            <text:p>6.7133476555</text:p>
          </table:table-cell>
          <table:table-cell table:number-columns-repeated="987"/>
        </table:table-row>
        <table:table-row table:style-name="ro1">
          <table:table-cell table:number-columns-repeated="4"/>
          <table:table-cell office:value-type="string">
            <text:p>triplet S*S</text:p>
          </table:table-cell>
          <table:table-cell office:value-type="float" office:value="2.00801794">
            <text:p>2.00801794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0657163">
            <text:p>2.00657163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3448075">
            <text:p>2.03448075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4344382">
            <text:p>2.04344382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5495352">
            <text:p>2.05495352</text:p>
          </table:table-cell>
          <table:table-cell table:number-columns-repeated="4"/>
          <table:table-cell office:value-type="string">
            <text:p>triplet S*S</text:p>
          </table:table-cell>
          <table:table-cell office:value-type="float" office:value="2.06528351">
            <text:p>2.06528351</text:p>
          </table:table-cell>
          <table:table-cell table:number-columns-repeated="988"/>
        </table:table-row>
        <table:table-row table:style-name="ro1">
          <table:table-cell table:style-name="ce3" table:number-columns-repeated="3"/>
          <table:table-cell table:style-name="ce3" office:value-type="string">
            <text:p>Pseudo-alkenes</text:p>
          </table:table-cell>
          <table:table-cell table:style-name="ce3"/>
          <table:table-cell table:style-name="ce3" office:value-type="string">
            <text:p>basis_set_4</text:p>
          </table:table-cell>
          <table:table-cell table:style-name="ce3" office:value-type="string">
            <text:p>HF</text:p>
          </table:table-cell>
          <table:table-cell table:style-name="ce3" table:number-columns-repeated="1017"/>
        </table:table-row>
        <table:table-row table:style-name="ro6">
          <table:table-cell table:number-columns-repeated="3"/>
          <table:table-cell table:style-name="ce26" office:value-type="string">
            <text:p>C<text:span text:style-name="T1">₂</text:span>H<text:span text:style-name="T1">₄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1 a" orbital eV</text:p>
          </table:table-cell>
          <table:table-cell table:style-name="Default" office:value-type="float" office:value="-10.062">
            <text:p>-10.062</text:p>
          </table:table-cell>
          <table:table-cell table:style-name="ce24" table:formula="of:=[.H27]-[.G48]" office:value-type="float" office:value="-0.301">
            <text:p>-0.30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2 a" orbital eV</text:p>
          </table:table-cell>
          <table:table-cell table:style-name="Default" office:value-type="float" office:value="-8.749">
            <text:p>-8.749</text:p>
          </table:table-cell>
          <table:table-cell table:style-name="ce24" table:formula="of:=[.N27]-[.M48]" office:value-type="float" office:value="-0.193">
            <text:p>-0.19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3 a" orbital eV</text:p>
          </table:table-cell>
          <table:table-cell table:style-name="Default" office:value-type="float" office:value="-8.072">
            <text:p>-8.072</text:p>
          </table:table-cell>
          <table:table-cell table:style-name="ce24" table:formula="of:=[.T27]-[.S48]" office:value-type="float" office:value="-0.120000000000001">
            <text:p>-0.12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4 a" orbital eV</text:p>
          </table:table-cell>
          <table:table-cell table:style-name="Default" office:value-type="float" office:value="-7.666">
            <text:p>-7.666</text:p>
          </table:table-cell>
          <table:table-cell table:style-name="ce24" table:formula="of:=[.Z27]-[.Y48]" office:value-type="float" office:value="-0.069">
            <text:p>-0.069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5 a" orbital eV</text:p>
          </table:table-cell>
          <table:table-cell table:style-name="Default" office:value-type="float" office:value="-7.402">
            <text:p>-7.402</text:p>
          </table:table-cell>
          <table:table-cell table:style-name="ce24" table:formula="of:=[.AF27]-[.AE48]" office:value-type="float" office:value="-0.0309999999999997">
            <text:p>-0.031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6 a" orbital eV</text:p>
          </table:table-cell>
          <table:table-cell table:style-name="Default" office:value-type="float" office:value="-7.221">
            <text:p>-7.221</text:p>
          </table:table-cell>
          <table:table-cell table:style-name="ce24" table:formula="of:=[.AL27]-[.AK48]" office:value-type="float" office:value="-0.00100000000000033">
            <text:p>-0.001</text:p>
          </table:table-cell>
          <table:table-cell table:number-columns-repeated="986"/>
        </table:table-row>
        <table:table-row table:style-name="ro1">
          <table:table-cell table:style-name="ce19" table:formula="of:=MAX(MAX([.H49];[.N49];[.T49];[.Z49];[.AF49];[.AL49]);-MIN([.H49];[.N49];[.T49];[.Z49];[.AF49];[.AL49]))" office:value-type="float" office:value="2.99145299145299">
            <text:p>2.9914529915</text:p>
          </table:table-cell>
          <table:table-cell table:style-name="ce20" table:formula="of:=AVERAGE([.H49];[.N49];[.T49];[.Z49];[.AF49];[.AL49])" office:value-type="float" office:value="1.33612871619355">
            <text:p>1.3361287162</text:p>
          </table:table-cell>
          <table:table-cell table:style-name="ce20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7972919336">
            <text:p>-0.7972919336</text:p>
          </table:table-cell>
          <table:table-cell table:style-name="Default"/>
          <table:table-cell table:style-name="ce20" table:formula="of:=ABS(([.H48]/[.G48])*100)" office:value-type="float" office:value="2.99145299145299">
            <text:p>2.9914529915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5703025728">
            <text:p>-1.5703025728</text:p>
          </table:table-cell>
          <table:table-cell table:style-name="Default"/>
          <table:table-cell table:style-name="ce20" table:formula="of:=ABS(([.N48]/[.M48])*100)" office:value-type="float" office:value="2.20596639615956">
            <text:p>2.2059663962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3429704513">
            <text:p>-2.3429704513</text:p>
          </table:table-cell>
          <table:table-cell table:style-name="Default"/>
          <table:table-cell table:style-name="ce20" table:formula="of:=ABS(([.T48]/[.S48])*100)" office:value-type="float" office:value="1.48662041625373">
            <text:p>1.486620416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1154976125">
            <text:p>-3.1154976125</text:p>
          </table:table-cell>
          <table:table-cell table:style-name="Default"/>
          <table:table-cell table:style-name="ce20" table:formula="of:=ABS(([.Z48]/[.Y48])*100)" office:value-type="float" office:value="0.900078267675449">
            <text:p>0.9000782677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8879423576">
            <text:p>-3.8879423576</text:p>
          </table:table-cell>
          <table:table-cell table:style-name="Default"/>
          <table:table-cell table:style-name="ce20" table:formula="of:=ABS(([.AF48]/[.AE48])*100)" office:value-type="float" office:value="0.418805728181568">
            <text:p>0.4188057282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6603535245">
            <text:p>-4.6603535245</text:p>
          </table:table-cell>
          <table:table-cell table:style-name="Default"/>
          <table:table-cell table:style-name="ce20" table:formula="of:=ABS(([.AL48]/[.AK48])*100)" office:value-type="float" office:value="0.0138484974380326">
            <text:p>0.0138484974</text:p>
          </table:table-cell>
          <table:table-cell table:number-columns-repeated="12"/>
          <table:table-cell>
            <draw:frame table:end-cell-address="'Short Alkene Results'.BD61" table:end-x="2.144cm" table:end-y="0.384cm" draw:z-index="17" draw:style-name="gr1" draw:text-style-name="P1" svg:width="13cm" svg:height="6.112cm" svg:x="0.953cm" svg:y="0.307cm">
              <draw:object draw:notify-on-update-of-ranges="'Short Alkene Results'.D36:'Short Alkene Results'.D36 'Short Alkene Results'.D46:'Short Alkene Results'.D46" xlink:href="./Object 50" xlink:type="simple" xlink:show="embed" xlink:actuate="onLoad">
                <text:p/>
              </draw:object>
              <draw:image xlink:href="./ObjectReplacements/Object 50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J62" table:end-x="1.434cm" table:end-y="0.025cm" draw:z-index="18" draw:style-name="gr1" draw:text-style-name="P1" svg:width="13cm" svg:height="6.111cm" svg:x="0.243cm" svg:y="0.443cm">
              <draw:object draw:notify-on-update-of-ranges="'Short Alkene Results'.D36:'Short Alkene Results'.D36 'Short Alkene Results'.D46:'Short Alkene Results'.D46" xlink:href="./Object 53" xlink:type="simple" xlink:show="embed" xlink:actuate="onLoad">
                <text:p/>
              </draw:object>
              <draw:image xlink:href="./ObjectReplacements/Object 53" xlink:type="simple" xlink:show="embed" xlink:actuate="onLoad"/>
            </draw:frame>
          </table:table-cell>
          <table:table-cell table:number-columns-repeated="967"/>
        </table:table-row>
        <table:table-row table:style-name="ro1">
          <table:table-cell table:number-columns-repeated="3"/>
          <table:table-cell table:style-name="Default" office:value-type="float" office:value="0.5">
            <text:p>0.5</text:p>
          </table:table-cell>
          <table:table-cell office:value-type="string">
            <text:p>Triplet 2a”</text:p>
          </table:table-cell>
          <table:table-cell table:style-name="Default" office:value-type="float" office:value="-0.66745979631">
            <text:p>-0.6674597963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3a”</text:p>
          </table:table-cell>
          <table:table-cell table:style-name="Default" office:value-type="float" office:value="-1.4542585194">
            <text:p>-1.4542585194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4a”</text:p>
          </table:table-cell>
          <table:table-cell table:style-name="Default" office:value-type="float" office:value="-2.2680915366">
            <text:p>-2.2680915366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5a”</text:p>
          </table:table-cell>
          <table:table-cell table:style-name="Default" office:value-type="float" office:value="-3.0420783458">
            <text:p>-3.0420783458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6a”</text:p>
          </table:table-cell>
          <table:table-cell table:style-name="Default" office:value-type="float" office:value="-3.8374575676">
            <text:p>-3.8374575676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7a”</text:p>
          </table:table-cell>
          <table:table-cell table:style-name="Default" office:value-type="float" office:value="-4.6090914851">
            <text:p>-4.6090914851</text:p>
          </table:table-cell>
          <table:table-cell table:style-name="Default"/>
          <table:table-cell/>
          <table:table-cell>
            <draw:frame table:end-cell-address="'Short Alkene Results'.AS62" table:end-x="0.643cm" table:end-y="0.204cm" draw:z-index="5" draw:style-name="gr1" draw:text-style-name="P1" svg:width="13cm" svg:height="6.111cm" svg:x="1.814cm" svg:y="0.128cm">
              <draw:object draw:notify-on-update-of-ranges="'Short Alkene Results'.D36:'Short Alkene Results'.D36 'Short Alkene Results'.D46:'Short Alkene Results'.D4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62" table:end-x="0.622cm" table:end-y="0.242cm" draw:z-index="6" draw:style-name="gr1" draw:text-style-name="P1" svg:width="13cm" svg:height="6.111cm" svg:x="1.793cm" svg:y="0.166cm">
              <draw:object draw:notify-on-update-of-ranges="'Short Alkene Results'.D36:'Short Alkene Results'.D36 'Short Alkene Results'.D46:'Short Alkene Results'.D4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79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F50]-[.F49]" office:value-type="float" office:value="0.12983213729">
            <text:p>0.1298321373</text:p>
          </table:table-cell>
          <table:table-cell table:style-name="ce11" table:formula="of:=[.F51]*conv" office:value-type="float" office:value="3.53291220825498">
            <text:p>3.5329122083</text:p>
          </table:table-cell>
          <table:table-cell table:style-name="ce24" table:formula="of:=[.G31]-[.G51]" office:value-type="float" office:value="0.0000427221456189564">
            <text:p>4.27221456189564E-005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L50]-[.L49]" office:value-type="float" office:value="0.1160440534">
            <text:p>0.1160440534</text:p>
          </table:table-cell>
          <table:table-cell table:style-name="ce11" table:formula="of:=[.L51]*conv" office:value-type="float" office:value="3.15771935600594">
            <text:p>3.157719356</text:p>
          </table:table-cell>
          <table:table-cell table:style-name="ce24" table:formula="of:=[.M31]-[.M51]" office:value-type="float" office:value="-0.10463317214112">
            <text:p>-0.1046331721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50]-[.R49]" office:value-type="float" office:value="0.0748789147000002">
            <text:p>0.0748789147</text:p>
          </table:table-cell>
          <table:table-cell table:style-name="ce11" table:formula="of:=[.R51]*conv" office:value-type="float" office:value="2.03755893884441">
            <text:p>2.0375589388</text:p>
          </table:table-cell>
          <table:table-cell table:style-name="ce24" table:formula="of:=[.S31]-[.S51]" office:value-type="float" office:value="0.101013475678807">
            <text:p>0.1010134757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X50]-[.X49]" office:value-type="float" office:value="0.0734192667000002">
            <text:p>0.0734192667</text:p>
          </table:table-cell>
          <table:table-cell table:style-name="ce11" table:formula="of:=[.X51]*conv" office:value-type="float" office:value="1.99783989588175">
            <text:p>1.9978398959</text:p>
          </table:table-cell>
          <table:table-cell table:style-name="ce24" table:formula="of:=[.Y31]-[.Y51]" office:value-type="float" office:value="-0.00468351737506079">
            <text:p>-0.004683517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D50]-[.AD49]" office:value-type="float" office:value="0.0504847900000001">
            <text:p>0.05048479</text:p>
          </table:table-cell>
          <table:table-cell table:style-name="ce11" table:formula="of:=[.AD51]*conv" office:value-type="float" office:value="1.37376103209176">
            <text:p>1.3737610321</text:p>
          </table:table-cell>
          <table:table-cell table:style-name="ce24" table:formula="of:=[.AE31]-[.AE51]" office:value-type="float" office:value="0.17221852592639">
            <text:p>0.172218525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J50]-[.AJ49]" office:value-type="float" office:value="0.0512620393999992">
            <text:p>0.0512620394</text:p>
          </table:table-cell>
          <table:table-cell table:style-name="ce11" table:formula="of:=[.AJ51]*conv" office:value-type="float" office:value="1.39491106436753">
            <text:p>1.3949110644</text:p>
          </table:table-cell>
          <table:table-cell table:style-name="ce24" table:formula="of:=[.AK31]-[.AK51]" office:value-type="float" office:value="-0.0514443877271695">
            <text:p>-0.0514443877</text:p>
          </table:table-cell>
          <table:table-cell table:number-columns-repeated="986"/>
        </table:table-row>
        <table:table-row table:style-name="ro1">
          <table:table-cell table:style-name="ce19" table:formula="of:=MAX(MAX([.H52];[.N52];[.T52];[.Z52];[.AF52];[.AL52]);-MIN([.H52];[.N52];[.T52];[.Z52];[.AF52];[.AL52]))" office:value-type="float" office:value="12.5362797388539">
            <text:p>12.5362797389</text:p>
          </table:table-cell>
          <table:table-cell table:style-name="ce20" table:formula="of:=AVERAGE([.H52];[.N52];[.T52];[.Z52];[.AF52];[.AL52])" office:value-type="float" office:value="4.12184398614569">
            <text:p>4.1218439861</text:p>
          </table:table-cell>
          <table:table-cell table:style-name="ce20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369154248">
            <text:p>-0.4369154248</text:p>
          </table:table-cell>
          <table:table-cell table:style-name="Default"/>
          <table:table-cell table:style-name="ce20" table:formula="of:=ABS(([.H51]/[.G51])*100)" office:value-type="float" office:value="0.00120926145628901">
            <text:p>0.0012092615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2686800688">
            <text:p>-1.2686800688</text:p>
          </table:table-cell>
          <table:table-cell table:style-name="Default"/>
          <table:table-cell table:style-name="ce20" table:formula="of:=ABS(([.N51]/[.M51])*100)" office:value-type="float" office:value="3.31356781096171">
            <text:p>3.313567811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0726849345">
            <text:p>-2.0726849345</text:p>
          </table:table-cell>
          <table:table-cell table:style-name="Default"/>
          <table:table-cell table:style-name="ce20" table:formula="of:=ABS(([.T51]/[.S51])*100)" office:value-type="float" office:value="4.95757318981391">
            <text:p>4.9575731898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8653975553">
            <text:p>-2.8653975553</text:p>
          </table:table-cell>
          <table:table-cell table:style-name="Default"/>
          <table:table-cell table:style-name="ce20" table:formula="of:=ABS(([.Z51]/[.Y51])*100)" office:value-type="float" office:value="0.234429064346705">
            <text:p>0.2344290643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3.6525520522">
            <text:p>-3.6525520522</text:p>
          </table:table-cell>
          <table:table-cell table:style-name="Default"/>
          <table:table-cell table:style-name="ce20" table:formula="of:=ABS(([.AF51]/[.AE51])*100)" office:value-type="float" office:value="12.5362797388539">
            <text:p>12.5362797389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4367465917">
            <text:p>-4.4367465917</text:p>
          </table:table-cell>
          <table:table-cell table:style-name="Default"/>
          <table:table-cell table:style-name="ce20" table:formula="of:=ABS(([.AL51]/[.AK51])*100)" office:value-type="float" office:value="3.68800485144156">
            <text:p>3.6880048514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F52]-[.F49]" office:value-type="float" office:value="0.3603765088">
            <text:p>0.3603765088</text:p>
          </table:table-cell>
          <table:table-cell table:style-name="Default" table:formula="of:=[.F53]*conv" office:value-type="float" office:value="9.80634374572444">
            <text:p>9.8063437457</text:p>
          </table:table-cell>
          <table:table-cell table:style-name="ce24" table:formula="of:=[.G34]-[.G53]" office:value-type="float" office:value="-0.715225238383441">
            <text:p>-0.7152252384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L52]-[.L49]" office:value-type="float" office:value="0.301622504">
            <text:p>0.301622504</text:p>
          </table:table-cell>
          <table:table-cell table:style-name="Default" table:formula="of:=[.L53]*conv" office:value-type="float" office:value="8.2075659301968">
            <text:p>8.2075659302</text:p>
          </table:table-cell>
          <table:table-cell table:style-name="ce24" table:formula="of:=[.M34]-[.M53]" office:value-type="float" office:value="-0.444048923539991">
            <text:p>-0.444048923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R52]-[.R49]" office:value-type="float" office:value="0.2702855168">
            <text:p>0.2702855168</text:p>
          </table:table-cell>
          <table:table-cell table:style-name="Default" table:formula="of:=[.R53]*conv" office:value-type="float" office:value="7.35484312242602">
            <text:p>7.3548431224</text:p>
          </table:table-cell>
          <table:table-cell table:style-name="ce24" table:formula="of:=[.S34]-[.S53]" office:value-type="float" office:value="-0.376922043487778">
            <text:p>-0.376922043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X52]-[.X49]" office:value-type="float" office:value="0.2501000572">
            <text:p>0.2501000572</text:p>
          </table:table-cell>
          <table:table-cell table:style-name="Default" table:formula="of:=[.X53]*conv" office:value-type="float" office:value="6.8055688199412">
            <text:p>6.8055688199</text:p>
          </table:table-cell>
          <table:table-cell table:style-name="ce24" table:formula="of:=[.Y34]-[.Y53]" office:value-type="float" office:value="-0.335146266123963">
            <text:p>-0.3351462661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D52]-[.AD49]" office:value-type="float" office:value="0.2353903054">
            <text:p>0.2353903054</text:p>
          </table:table-cell>
          <table:table-cell table:style-name="Default" table:formula="of:=[.AD53]*conv" office:value-type="float" office:value="6.40529610781183">
            <text:p>6.4052961078</text:p>
          </table:table-cell>
          <table:table-cell table:style-name="ce24" table:formula="of:=[.AE34]-[.AE53]" office:value-type="float" office:value="-0.303693358766896">
            <text:p>-0.3036933588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J52]-[.AJ49]" office:value-type="float" office:value="0.223606932799999">
            <text:p>0.2236069328</text:p>
          </table:table-cell>
          <table:table-cell table:style-name="Default" table:formula="of:=[.AJ53]*conv" office:value-type="float" office:value="6.08465422528644">
            <text:p>6.0846542253</text:p>
          </table:table-cell>
          <table:table-cell table:style-name="ce24" table:formula="of:=[.AK34]-[.AK53]" office:value-type="float" office:value="-0.272007388621398">
            <text:p>-0.2720073886</text:p>
          </table:table-cell>
          <table:table-cell table:number-columns-repeated="986"/>
        </table:table-row>
        <table:table-row table:style-name="ro1">
          <table:table-cell table:style-name="ce19" table:formula="of:=MAX(MAX([.H54];[.N54];[.T54];[.Z54];[.AF54];[.AL54]);-MIN([.H54];[.N54];[.T54];[.Z54];[.AF54];[.AL54]))" office:value-type="float" office:value="7.29349548546347">
            <text:p>7.2934954855</text:p>
          </table:table-cell>
          <table:table-cell table:style-name="ce20" table:formula="of:=AVERAGE([.H54];[.N54];[.T54];[.Z54];[.AF54];[.AL54])" office:value-type="float" office:value="5.32746767594904">
            <text:p>5.3274676759</text:p>
          </table:table-cell>
          <table:table-cell table:style-name="ce20"/>
          <table:table-cell table:style-name="Default" table:number-columns-repeated="4"/>
          <table:table-cell table:style-name="ce20" table:formula="of:=ABS(([.H53]/[.G53])*100)" office:value-type="float" office:value="7.29349548546347">
            <text:p>7.2934954855</text:p>
          </table:table-cell>
          <table:table-cell table:number-columns-repeated="5"/>
          <table:table-cell table:style-name="ce20" table:formula="of:=ABS(([.N53]/[.M53])*100)" office:value-type="float" office:value="5.41023888588299">
            <text:p>5.4102388859</text:p>
          </table:table-cell>
          <table:table-cell table:number-columns-repeated="5"/>
          <table:table-cell table:style-name="ce20" table:formula="of:=ABS(([.T53]/[.S53])*100)" office:value-type="float" office:value="5.12481418316709">
            <text:p>5.1248141832</text:p>
          </table:table-cell>
          <table:table-cell table:number-columns-repeated="5"/>
          <table:table-cell table:style-name="ce20" table:formula="of:=ABS(([.Z53]/[.Y53])*100)" office:value-type="float" office:value="4.92458859782508">
            <text:p>4.9245885978</text:p>
          </table:table-cell>
          <table:table-cell table:number-columns-repeated="5"/>
          <table:table-cell table:style-name="ce20" table:formula="of:=ABS(([.AF53]/[.AE53])*100)" office:value-type="float" office:value="4.74128523732908">
            <text:p>4.7412852373</text:p>
          </table:table-cell>
          <table:table-cell table:number-columns-repeated="5"/>
          <table:table-cell table:style-name="ce20" table:formula="of:=ABS(([.AL53]/[.AK53])*100)" office:value-type="float" office:value="4.47038366602652">
            <text:p>4.470383666</text:p>
          </table:table-cell>
          <table:table-cell table:number-columns-repeated="986"/>
        </table:table-row>
        <table:table-row table:style-name="ro1">
          <table:table-cell table:style-name="ce18" table:number-columns-repeated="3"/>
          <table:table-cell table:style-name="ce18" office:value-type="string">
            <text:p>Pseudo-alkene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18" office:value-type="string">
            <text:p>DFT</text:p>
          </table:table-cell>
          <table:table-cell table:style-name="ce18" office:value-type="string">
            <text:p>pbe0</text:p>
          </table:table-cell>
          <table:table-cell table:style-name="ce18" office:value-type="string">
            <text:p>m4</text:p>
          </table:table-cell>
          <table:table-cell table:style-name="ce18" table:number-columns-repeated="1015"/>
        </table:table-row>
        <table:table-row table:style-name="ro6">
          <table:table-cell table:number-columns-repeated="3"/>
          <table:table-cell table:style-name="ce26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1 a" orbital eV</text:p>
          </table:table-cell>
          <table:table-cell table:style-name="Default" office:value-type="float" office:value="-7.977">
            <text:p>-7.977</text:p>
          </table:table-cell>
          <table:table-cell table:style-name="ce24" table:formula="of:=[.H37]-[.G57]" office:value-type="float" office:value="0.180000000000001">
            <text:p>0.18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2 a" orbital eV</text:p>
          </table:table-cell>
          <table:table-cell table:style-name="Default" office:value-type="float" office:value="-6.964">
            <text:p>-6.964</text:p>
          </table:table-cell>
          <table:table-cell table:style-name="ce24" table:formula="of:=[.N37]-[.M57]" office:value-type="float" office:value="0.223000000000001">
            <text:p>0.223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3 a" orbital eV</text:p>
          </table:table-cell>
          <table:table-cell table:style-name="Default" office:value-type="float" office:value="-6.443">
            <text:p>-6.443</text:p>
          </table:table-cell>
          <table:table-cell table:style-name="ce24" table:formula="of:=[.T37]-[.S57]" office:value-type="float" office:value="0.255999999999999">
            <text:p>0.256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4 a" orbital eV</text:p>
          </table:table-cell>
          <table:table-cell table:style-name="Default" office:value-type="float" office:value="-6.122">
            <text:p>-6.122</text:p>
          </table:table-cell>
          <table:table-cell table:style-name="ce24" table:formula="of:=[.Z37]-[.Y57]" office:value-type="float" office:value="0.277">
            <text:p>0.277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5 a" orbital eV</text:p>
          </table:table-cell>
          <table:table-cell table:style-name="Default" office:value-type="float" office:value="-5.905">
            <text:p>-5.905</text:p>
          </table:table-cell>
          <table:table-cell table:style-name="ce24" table:formula="of:=[.AF37]-[.AE57]" office:value-type="float" office:value="0.294">
            <text:p>0.294</text:p>
          </table:table-cell>
          <table:table-cell/>
          <table:table-cell table:style-name="Default" office:value-type="string">
            <text:p>s coeff, exp</text:p>
          </table:table-cell>
          <table:table-cell table:style-name="Default"/>
          <table:table-cell office:value-type="string">
            <text:p>6 a" orbital eV</text:p>
          </table:table-cell>
          <table:table-cell table:style-name="Default" office:value-type="float" office:value="-5.747">
            <text:p>-5.747</text:p>
          </table:table-cell>
          <table:table-cell table:style-name="ce24" table:formula="of:=[.AL37]-[.AK57]" office:value-type="float" office:value="0.306">
            <text:p>0.306</text:p>
          </table:table-cell>
          <table:table-cell table:number-columns-repeated="986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5.32451713937707">
            <text:p>5.3245171394</text:p>
          </table:table-cell>
          <table:table-cell table:style-name="ce20" table:formula="of:=AVERAGE([.H58];[.N58];[.T58];[.Z58];[.AF58];[.AL58])" office:value-type="float" office:value="4.04333136607763">
            <text:p>4.0433313661</text:p>
          </table:table-cell>
          <table:table-cell table:style-name="ce20"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0.8810383313">
            <text:p>-0.8810383313</text:p>
          </table:table-cell>
          <table:table-cell table:style-name="Default"/>
          <table:table-cell table:style-name="ce20" table:formula="of:=ABS(([.H57]/[.G57])*100)" office:value-type="float" office:value="2.25648740127868">
            <text:p>2.256487401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1.7465605404">
            <text:p>-1.7465605404</text:p>
          </table:table-cell>
          <table:table-cell table:style-name="Default"/>
          <table:table-cell table:style-name="ce20" table:formula="of:=ABS(([.N57]/[.M57])*100)" office:value-type="float" office:value="3.20218265364734">
            <text:p>3.2021826536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2.6125822353">
            <text:p>-2.6125822353</text:p>
          </table:table-cell>
          <table:table-cell table:style-name="Default"/>
          <table:table-cell table:style-name="ce20" table:formula="of:=ABS(([.T57]/[.S57])*100)" office:value-type="float" office:value="3.97330436132235">
            <text:p>3.9733043613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3.4787117821">
            <text:p>-3.4787117821</text:p>
          </table:table-cell>
          <table:table-cell table:style-name="Default"/>
          <table:table-cell table:style-name="ce20" table:formula="of:=ABS(([.Z57]/[.Y57])*100)" office:value-type="float" office:value="4.52466514211042">
            <text:p>4.5246651421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4.3447518036">
            <text:p>-4.3447518036</text:p>
          </table:table-cell>
          <table:table-cell table:style-name="Default"/>
          <table:table-cell table:style-name="ce20" table:formula="of:=ABS(([.AF57]/[.AE57])*100)" office:value-type="float" office:value="4.9788314987299">
            <text:p>4.9788314987</text:p>
          </table:table-cell>
          <table:table-cell/>
          <table:table-cell table:style-name="Default" office:value-type="float" office:value="1.5">
            <text:p>1.5</text:p>
          </table:table-cell>
          <table:table-cell table:style-name="Default" office:value-type="string">
            <text:p>Singlet</text:p>
          </table:table-cell>
          <table:table-cell table:style-name="Default" office:value-type="float" office:value="-5.2107472647">
            <text:p>-5.2107472647</text:p>
          </table:table-cell>
          <table:table-cell table:style-name="Default"/>
          <table:table-cell table:style-name="ce20" table:formula="of:=ABS(([.AL57]/[.AK57])*100)" office:value-type="float" office:value="5.32451713937707">
            <text:p>5.3245171394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 office:value-type="float" office:value="0.5">
            <text:p>0.5</text:p>
          </table:table-cell>
          <table:table-cell office:value-type="string">
            <text:p>Triplet 2a”</text:p>
          </table:table-cell>
          <table:table-cell table:style-name="Default" office:value-type="float" office:value="-0.7324698562">
            <text:p>-0.732469856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3a”</text:p>
          </table:table-cell>
          <table:table-cell table:style-name="Default" office:value-type="float" office:value="-1.6313282109">
            <text:p>-1.6313282109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4a”</text:p>
          </table:table-cell>
          <table:table-cell table:style-name="Default" office:value-type="float" office:value="-2.5245490312">
            <text:p>-2.524549031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5a”</text:p>
          </table:table-cell>
          <table:table-cell table:style-name="Default" office:value-type="float" office:value="-3.4050967779">
            <text:p>-3.4050967779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6a”</text:p>
          </table:table-cell>
          <table:table-cell table:style-name="Default" office:value-type="float" office:value="-4.2814993562">
            <text:p>-4.2814993562</text:p>
          </table:table-cell>
          <table:table-cell table:style-name="Default"/>
          <table:table-cell table:number-columns-repeated="2"/>
          <table:table-cell table:style-name="Default" office:value-type="float" office:value="0.5">
            <text:p>0.5</text:p>
          </table:table-cell>
          <table:table-cell office:value-type="string">
            <text:p>Triplet 7a”</text:p>
          </table:table-cell>
          <table:table-cell table:style-name="Default" office:value-type="float" office:value="-5.1547721616">
            <text:p>-5.1547721616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F59]-[.F58]" office:value-type="float" office:value="0.1485684751">
            <text:p>0.1485684751</text:p>
          </table:table-cell>
          <table:table-cell table:style-name="ce11" table:formula="of:=[.F60]*conv" office:value-type="float" office:value="4.04275390052477">
            <text:p>4.0427539005</text:p>
          </table:table-cell>
          <table:table-cell table:style-name="ce24" table:formula="of:=[.G41]-[.G60]" office:value-type="float" office:value="0.294689835457684">
            <text:p>0.2946898355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L59]-[.L58]" office:value-type="float" office:value="0.1152323295">
            <text:p>0.1152323295</text:p>
          </table:table-cell>
          <table:table-cell table:style-name="ce11" table:formula="of:=[.L60]*conv" office:value-type="float" office:value="3.13563122485519">
            <text:p>3.1356312249</text:p>
          </table:table-cell>
          <table:table-cell table:style-name="ce24" table:formula="of:=[.M41]-[.M60]" office:value-type="float" office:value="0.0438566618699561">
            <text:p>0.043856661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R59]-[.R58]" office:value-type="float" office:value="0.0880332040999998">
            <text:p>0.0880332041</text:p>
          </table:table-cell>
          <table:table-cell table:style-name="ce11" table:formula="of:=[.R60]*conv" office:value-type="float" office:value="2.39550536553207">
            <text:p>2.3955053655</text:p>
          </table:table-cell>
          <table:table-cell table:style-name="ce24" table:formula="of:=[.S41]-[.S60]" office:value-type="float" office:value="0.0770115624139938">
            <text:p>0.0770115624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X59]-[.X58]" office:value-type="float" office:value="0.0736150042000001">
            <text:p>0.0736150042</text:p>
          </table:table-cell>
          <table:table-cell table:style-name="ce11" table:formula="of:=[.X60]*conv" office:value-type="float" office:value="2.00316618425532">
            <text:p>2.0031661843</text:p>
          </table:table-cell>
          <table:table-cell table:style-name="ce24" table:formula="of:=[.Y41]-[.Y60]" office:value-type="float" office:value="0.0541913470605171">
            <text:p>0.0541913471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D59]-[.AD58]" office:value-type="float" office:value="0.0632524474">
            <text:p>0.0632524474</text:p>
          </table:table-cell>
          <table:table-cell table:style-name="ce11" table:formula="of:=[.AD60]*conv" office:value-type="float" office:value="1.72118666676743">
            <text:p>1.7211866668</text:p>
          </table:table-cell>
          <table:table-cell table:style-name="ce24" table:formula="of:=[.AE41]-[.AE60]" office:value-type="float" office:value="0.0581368508712219">
            <text:p>0.0581368509</text:p>
          </table:table-cell>
          <table:table-cell/>
          <table:table-cell table:style-name="Default" office:value-type="string">
            <text:p>pz coeff, exp</text:p>
          </table:table-cell>
          <table:table-cell table:style-name="Default"/>
          <table:table-cell table:style-name="ce11" table:formula="of:=[.AJ59]-[.AJ58]" office:value-type="float" office:value="0.0559751030999998">
            <text:p>0.0559751031</text:p>
          </table:table-cell>
          <table:table-cell table:style-name="ce11" table:formula="of:=[.AJ60]*conv" office:value-type="float" office:value="1.52316005288124">
            <text:p>1.5231600529</text:p>
          </table:table-cell>
          <table:table-cell table:style-name="ce24" table:formula="of:=[.AK41]-[.AK60]" office:value-type="float" office:value="0.0595334969488586">
            <text:p>0.0595334969</text:p>
          </table:table-cell>
          <table:table-cell table:number-columns-repeated="986"/>
        </table:table-row>
        <table:table-row table:style-name="ro1">
          <table:table-cell table:style-name="ce19" table:formula="of:=MAX(MAX([.H61];[.N61];[.T61];[.Z61];[.AF61];[.AL61]);-MIN([.H61];[.N61];[.T61];[.Z61];[.AF61];[.AL61]))" office:value-type="float" office:value="7.28933402103531">
            <text:p>7.289334021</text:p>
          </table:table-cell>
          <table:table-cell table:style-name="ce20" table:formula="of:=AVERAGE([.H61];[.N61];[.T61];[.Z61];[.AF61];[.AL61])" office:value-type="float" office:value="3.64906334716394">
            <text:p>3.6490633472</text:p>
          </table:table-cell>
          <table:table-cell table:style-name="ce20"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0.4726886292">
            <text:p>-0.4726886292</text:p>
          </table:table-cell>
          <table:table-cell table:style-name="Default"/>
          <table:table-cell table:style-name="ce20" table:formula="of:=ABS(([.H60]/[.G60])*100)" office:value-type="float" office:value="7.28933402103531">
            <text:p>7.289334021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1.400045529">
            <text:p>-1.400045529</text:p>
          </table:table-cell>
          <table:table-cell table:style-name="Default"/>
          <table:table-cell table:style-name="ce20" table:formula="of:=ABS(([.N60]/[.M60])*100)" office:value-type="float" office:value="1.39865496689527">
            <text:p>1.3986549669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2.3001422926">
            <text:p>-2.3001422926</text:p>
          </table:table-cell>
          <table:table-cell table:style-name="Default"/>
          <table:table-cell table:style-name="ce20" table:formula="of:=ABS(([.T60]/[.S60])*100)" office:value-type="float" office:value="3.21483573036742">
            <text:p>3.2148357304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3.188246283">
            <text:p>-3.188246283</text:p>
          </table:table-cell>
          <table:table-cell table:style-name="Default"/>
          <table:table-cell table:style-name="ce20" table:formula="of:=ABS(([.Z60]/[.Y60])*100)" office:value-type="float" office:value="2.70528463821202">
            <text:p>2.7052846382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0698445824">
            <text:p>-4.0698445824</text:p>
          </table:table-cell>
          <table:table-cell table:style-name="Default"/>
          <table:table-cell table:style-name="ce20" table:formula="of:=ABS(([.AF60]/[.AE60])*100)" office:value-type="float" office:value="3.37771910471565">
            <text:p>3.3777191047</text:p>
          </table:table-cell>
          <table:table-cell/>
          <table:table-cell table:style-name="Default" office:value-type="float" office:value="-3.9096200103">
            <text:p>-3.9096200103</text:p>
          </table:table-cell>
          <table:table-cell table:style-name="Default" office:value-type="string">
            <text:p>cation</text:p>
          </table:table-cell>
          <table:table-cell table:style-name="Default" office:value-type="float" office:value="-4.9475215649">
            <text:p>-4.9475215649</text:p>
          </table:table-cell>
          <table:table-cell table:style-name="Default"/>
          <table:table-cell table:style-name="ce20" table:formula="of:=ABS(([.AL60]/[.AK60])*100)" office:value-type="float" office:value="3.90855162175794">
            <text:p>3.9085516218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F61]-[.F58]" office:value-type="float" office:value="0.4083497021">
            <text:p>0.4083497021</text:p>
          </table:table-cell>
          <table:table-cell table:style-name="Default" table:formula="of:=[.F62]*conv" office:value-type="float" office:value="11.1117607543036">
            <text:p>11.1117607543</text:p>
          </table:table-cell>
          <table:table-cell table:style-name="ce24" table:formula="of:=[.G44]-[.G62]" office:value-type="float" office:value="-0.601950535981759">
            <text:p>-0.601950536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L61]-[.L58]" office:value-type="float" office:value="0.3465150114">
            <text:p>0.3465150114</text:p>
          </table:table-cell>
          <table:table-cell table:style-name="Default" table:formula="of:=[.L62]*conv" office:value-type="float" office:value="9.42915321022728">
            <text:p>9.4291532102</text:p>
          </table:table-cell>
          <table:table-cell table:style-name="ce24" table:formula="of:=[.M44]-[.M62]" office:value-type="float" office:value="-0.567246635537787">
            <text:p>-0.5672466355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R61]-[.R58]" office:value-type="float" office:value="0.3124399427">
            <text:p>0.3124399427</text:p>
          </table:table-cell>
          <table:table-cell table:style-name="Default" table:formula="of:=[.R62]*conv" office:value-type="float" office:value="8.50192341396767">
            <text:p>8.501923414</text:p>
          </table:table-cell>
          <table:table-cell table:style-name="ce24" table:formula="of:=[.S44]-[.S62]" office:value-type="float" office:value="-0.520844465658291">
            <text:p>-0.5208444657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X61]-[.X58]" office:value-type="float" office:value="0.2904654991">
            <text:p>0.2904654991</text:p>
          </table:table-cell>
          <table:table-cell table:style-name="Default" table:formula="of:=[.X62]*conv" office:value-type="float" office:value="7.90396837999451">
            <text:p>7.90396838</text:p>
          </table:table-cell>
          <table:table-cell table:style-name="ce24" table:formula="of:=[.Y44]-[.Y62]" office:value-type="float" office:value="-0.489321086256829">
            <text:p>-0.4893210863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D61]-[.AD58]" office:value-type="float" office:value="0.2749072212">
            <text:p>0.2749072212</text:p>
          </table:table-cell>
          <table:table-cell table:style-name="Default" table:formula="of:=[.AD62]*conv" office:value-type="float" office:value="7.48060609789976">
            <text:p>7.4806060979</text:p>
          </table:table-cell>
          <table:table-cell table:style-name="ce24" table:formula="of:=[.AE44]-[.AE62]" office:value-type="float" office:value="-0.466838760105498">
            <text:p>-0.4668387601</text:p>
          </table:table-cell>
          <table:table-cell/>
          <table:table-cell table:style-name="Default" office:value-type="float" office:value="0.624461878427553">
            <text:p>0.6244618784</text:p>
          </table:table-cell>
          <table:table-cell table:style-name="Default"/>
          <table:table-cell table:style-name="Default" table:formula="of:=[.AJ61]-[.AJ58]" office:value-type="float" office:value="0.2632256998">
            <text:p>0.2632256998</text:p>
          </table:table-cell>
          <table:table-cell table:style-name="Default" table:formula="of:=[.AJ62]*conv" office:value-type="float" office:value="7.16273572753939">
            <text:p>7.1627357275</text:p>
          </table:table-cell>
          <table:table-cell table:style-name="ce24" table:formula="of:=[.AK44]-[.AK62]" office:value-type="float" office:value="-0.449388072014022">
            <text:p>-0.449388072</text:p>
          </table:table-cell>
          <table:table-cell table:number-columns-repeated="986"/>
        </table:table-row>
        <table:table-row table:style-name="ro1">
          <table:table-cell table:style-name="ce19" table:formula="of:=MAX(MAX([.H63];[.N63];[.T63];[.Z63];[.AF63];[.AL63]);-MIN([.H63];[.N63];[.T63];[.Z63];[.AF63];[.AL63]))" office:value-type="float" office:value="6.27397253100109">
            <text:p>6.273972531</text:p>
          </table:table-cell>
          <table:table-cell table:style-name="ce20" table:formula="of:=AVERAGE([.H63];[.N63];[.T63];[.Z63];[.AF63];[.AL63])" office:value-type="float" office:value="6.04412825044445">
            <text:p>6.0441282504</text:p>
          </table:table-cell>
          <table:table-cell table:style-name="ce20"/>
          <table:table-cell/>
          <table:table-cell office:value-type="string">
            <text:p>triplet S*S</text:p>
          </table:table-cell>
          <table:table-cell office:value-type="float" office:value="2">
            <text:p>2</text:p>
          </table:table-cell>
          <table:table-cell/>
          <table:table-cell table:style-name="ce20" table:formula="of:=ABS(([.H62]/[.G62])*100)" office:value-type="float" office:value="5.41723808936964">
            <text:p>5.4172380894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00197085">
            <text:p>2.00197085</text:p>
          </table:table-cell>
          <table:table-cell/>
          <table:table-cell table:style-name="ce20" table:formula="of:=ABS(([.N62]/[.M62])*100)" office:value-type="float" office:value="6.01588099048519">
            <text:p>6.0158809905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08583815">
            <text:p>2.08583815</text:p>
          </table:table-cell>
          <table:table-cell/>
          <table:table-cell table:style-name="ce20" table:formula="of:=ABS(([.T62]/[.S62])*100)" office:value-type="float" office:value="6.12619568887911">
            <text:p>6.1261956889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09828639">
            <text:p>2.09828639</text:p>
          </table:table-cell>
          <table:table-cell/>
          <table:table-cell table:style-name="ce20" table:formula="of:=ABS(([.Z62]/[.Y62])*100)" office:value-type="float" office:value="6.19082798326135">
            <text:p>6.1908279833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14018962">
            <text:p>2.14018962</text:p>
          </table:table-cell>
          <table:table-cell/>
          <table:table-cell table:style-name="ce20" table:formula="of:=ABS(([.AF62]/[.AE62])*100)" office:value-type="float" office:value="6.24065421967033">
            <text:p>6.2406542197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17554963">
            <text:p>2.17554963</text:p>
          </table:table-cell>
          <table:table-cell/>
          <table:table-cell table:style-name="ce20" table:formula="of:=ABS(([.AL62]/[.AK62])*100)" office:value-type="float" office:value="6.27397253100109">
            <text:p>6.273972531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>
            <text:p>Reference alkenes</text:p>
          </table:table-cell>
          <table:table-cell table:style-name="ce17" table:number-columns-repeated="2"/>
          <table:table-cell table:style-name="ce17" office:value-type="string">
            <text:p>DFT</text:p>
          </table:table-cell>
          <table:table-cell table:style-name="ce17" office:value-type="string">
            <text:p>pbe</text:p>
          </table:table-cell>
          <table:table-cell table:style-name="ce17" office:value-type="string">
            <text:p>m4</text:p>
          </table:table-cell>
          <table:table-cell table:style-name="ce17" table:number-columns-repeated="1015"/>
        </table:table-row>
        <table:table-row table:style-name="ro6">
          <table:table-cell table:number-columns-repeated="3"/>
          <table:table-cell table:style-name="ce26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6.559">
            <text:p>-6.559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5.683">
            <text:p>-5.683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238">
            <text:p>-5.238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4.969">
            <text:p>-4.969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4.789">
            <text:p>-4.789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66">
            <text:p>-4.66</text:p>
          </table:table-cell>
          <table:table-cell/>
          <table:table-cell>
            <draw:frame table:end-cell-address="'Short Alkene Results'.AS78" table:end-x="0.566cm" table:end-y="0.174cm" draw:z-index="8" draw:style-name="gr1" draw:text-style-name="P1" svg:width="13cm" svg:height="6.108cm" svg:x="1.737cm" svg:y="0.1cm">
              <draw:object draw:notify-on-update-of-ranges="'Short Alkene Results'.D64:'Short Alkene Results'.D64 'Short Alkene Results'.D73:'Short Alkene Results'.D73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>
            <draw:frame table:end-cell-address="'Short Alkene Results'.AY78" table:end-x="1.21cm" table:end-y="0.264cm" draw:z-index="9" draw:style-name="gr1" draw:text-style-name="P1" svg:width="13cm" svg:height="6.108cm" svg:x="0.019cm" svg:y="0.19cm">
              <draw:object draw:notify-on-update-of-ranges="'Short Alkene Results'.D64:'Short Alkene Results'.D64 'Short Alkene Results'.D73:'Short Alkene Results'.D73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>
            <draw:frame table:end-cell-address="'Short Alkene Results'.BE78" table:end-x="0.528cm" table:end-y="0.396cm" draw:z-index="10" draw:style-name="gr1" draw:text-style-name="P1" svg:width="13.005cm" svg:height="6.135cm" svg:x="1.694cm" svg:y="0.295cm">
              <draw:object draw:notify-on-update-of-ranges="'Short Alkene Results'.D64:'Short Alkene Results'.D64 'Short Alkene Results'.D73:'Short Alkene Results'.D73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018716989">
            <text:p>-78.401871698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444945311">
            <text:p>-155.64449453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8894311149">
            <text:p>-232.889431114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352803205">
            <text:p>-310.135280320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3815658287">
            <text:p>-387.38156582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28090866">
            <text:p>-464.628090866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380358069">
            <text:p>-78.23803580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306231574">
            <text:p>-155.5306231574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030785737">
            <text:p>-232.803078573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0655657302">
            <text:p>-310.065565730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22977201">
            <text:p>-387.3229772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5774621517">
            <text:p>-464.577462151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68]-[.F67]" office:value-type="float" office:value="0.163835891999995">
            <text:p>0.163835892</text:p>
          </table:table-cell>
          <table:table-cell table:style-name="ce11" table:formula="of:=[.F69]*conv" office:value-type="float" office:value="4.45820145211232">
            <text:p>4.4582014521</text:p>
          </table:table-cell>
          <table:table-cell table:number-columns-repeated="2"/>
          <table:table-cell table:style-name="Default" table:number-columns-repeated="2"/>
          <table:table-cell table:style-name="ce11" table:formula="of:=[.L68]-[.L67]" office:value-type="float" office:value="0.113871373700022">
            <text:p>0.1138713737</text:p>
          </table:table-cell>
          <table:table-cell table:style-name="ce11" table:formula="of:=[.L69]*conv" office:value-type="float" office:value="3.09859773329448">
            <text:p>3.0985977333</text:p>
          </table:table-cell>
          <table:table-cell table:number-columns-repeated="2"/>
          <table:table-cell table:style-name="Default" table:number-columns-repeated="2"/>
          <table:table-cell table:style-name="ce11" table:formula="of:=[.R68]-[.R67]" office:value-type="float" office:value="0.0863525412000001">
            <text:p>0.0863525412</text:p>
          </table:table-cell>
          <table:table-cell table:style-name="ce11" table:formula="of:=[.R69]*conv" office:value-type="float" office:value="2.3497722011453">
            <text:p>2.3497722011</text:p>
          </table:table-cell>
          <table:table-cell table:number-columns-repeated="2"/>
          <table:table-cell table:style-name="Default" table:number-columns-repeated="2"/>
          <table:table-cell table:style-name="ce11" table:formula="of:=[.X68]-[.X67]" office:value-type="float" office:value="0.0697145903000092">
            <text:p>0.0697145903</text:p>
          </table:table-cell>
          <table:table-cell table:style-name="ce11" table:formula="of:=[.X69]*conv" office:value-type="float" office:value="1.89703052191352">
            <text:p>1.8970305219</text:p>
          </table:table-cell>
          <table:table-cell table:number-columns-repeated="2"/>
          <table:table-cell table:style-name="Default" table:number-columns-repeated="2"/>
          <table:table-cell table:style-name="ce11" table:formula="of:=[.AD68]-[.AD67]" office:value-type="float" office:value="0.0585886276999759">
            <text:p>0.0585886277</text:p>
          </table:table-cell>
          <table:table-cell table:style-name="ce11" table:formula="of:=[.AD69]*conv" office:value-type="float" office:value="1.59427767567139">
            <text:p>1.5942776757</text:p>
          </table:table-cell>
          <table:table-cell table:number-columns-repeated="2"/>
          <table:table-cell table:style-name="Default" table:number-columns-repeated="2"/>
          <table:table-cell table:style-name="ce11" table:formula="of:=[.AJ68]-[.AJ67]" office:value-type="float" office:value="0.0506287142999895">
            <text:p>0.0506287143</text:p>
          </table:table-cell>
          <table:table-cell table:style-name="ce11" table:formula="of:=[.AJ69]*conv" office:value-type="float" office:value="1.37767741155766">
            <text:p>1.3776774116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0130110359">
            <text:p>-78.01301103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3207614012">
            <text:p>-155.320761401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5998517699">
            <text:p>-232.599851769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09.8676081261">
            <text:p>-309.867608126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1293971247">
            <text:p>-387.12939712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4.3876000691">
            <text:p>-464.3876000691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70]-[.F67]" office:value-type="float" office:value="0.388860662999988">
            <text:p>0.388860663</text:p>
          </table:table-cell>
          <table:table-cell table:style-name="Default" table:formula="of:=[.F71]*conv" office:value-type="float" office:value="10.5814370178176">
            <text:p>10.5814370178</text:p>
          </table:table-cell>
          <table:table-cell table:number-columns-repeated="2"/>
          <table:table-cell table:style-name="Default" table:number-columns-repeated="2"/>
          <table:table-cell table:style-name="Default" table:formula="of:=[.L70]-[.L67]" office:value-type="float" office:value="0.323733129900006">
            <text:p>0.3237331299</text:p>
          </table:table-cell>
          <table:table-cell table:style-name="Default" table:formula="of:=[.L71]*conv" office:value-type="float" office:value="8.80922667309751">
            <text:p>8.8092266731</text:p>
          </table:table-cell>
          <table:table-cell table:number-columns-repeated="2"/>
          <table:table-cell table:style-name="Default" table:number-columns-repeated="2"/>
          <table:table-cell table:style-name="Default" table:formula="of:=[.R70]-[.R67]" office:value-type="float" office:value="0.289579344999993">
            <text:p>0.289579345</text:p>
          </table:table-cell>
          <table:table-cell table:style-name="Default" table:formula="of:=[.R71]*conv" office:value-type="float" office:value="7.87985490005296">
            <text:p>7.8798549001</text:p>
          </table:table-cell>
          <table:table-cell table:number-columns-repeated="2"/>
          <table:table-cell table:style-name="Default" table:number-columns-repeated="2"/>
          <table:table-cell table:style-name="Default" table:formula="of:=[.X70]-[.X67]" office:value-type="float" office:value="0.267672194400006">
            <text:p>0.2676721944</text:p>
          </table:table-cell>
          <table:table-cell table:style-name="Default" table:formula="of:=[.X71]*conv" office:value-type="float" office:value="7.28373100177732">
            <text:p>7.2837310018</text:p>
          </table:table-cell>
          <table:table-cell table:number-columns-repeated="2"/>
          <table:table-cell table:style-name="Default" table:number-columns-repeated="2"/>
          <table:table-cell table:style-name="Default" table:formula="of:=[.AD70]-[.AD67]" office:value-type="float" office:value="0.252168703999985">
            <text:p>0.252168704</text:p>
          </table:table-cell>
          <table:table-cell table:style-name="Default" table:formula="of:=[.AD71]*conv" office:value-type="float" office:value="6.86185956341027">
            <text:p>6.8618595634</text:p>
          </table:table-cell>
          <table:table-cell table:number-columns-repeated="2"/>
          <table:table-cell table:style-name="Default" table:number-columns-repeated="2"/>
          <table:table-cell table:style-name="Default" table:formula="of:=[.AJ70]-[.AJ67]" office:value-type="float" office:value="0.240490796899962">
            <text:p>0.2404907969</text:p>
          </table:table-cell>
          <table:table-cell table:style-name="Default" table:formula="of:=[.AJ71]*conv" office:value-type="float" office:value="6.54408754315628">
            <text:p>6.5440875432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>
            <text:p>Pseudo-alkene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8"/>
          <table:table-cell table:style-name="ce18" office:value-type="string">
            <text:p>DFT</text:p>
          </table:table-cell>
          <table:table-cell table:style-name="ce18" office:value-type="string">
            <text:p>pbe</text:p>
          </table:table-cell>
          <table:table-cell table:style-name="ce18" office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016">
            <text:p>-7.016</text:p>
          </table:table-cell>
          <table:table-cell table:style-name="ce24" table:formula="of:=[.G66]-[.G75]" office:value-type="float" office:value="0.457">
            <text:p>0.457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154">
            <text:p>-6.154</text:p>
          </table:table-cell>
          <table:table-cell table:style-name="ce24" table:formula="of:=[.M66]-[.M75]" office:value-type="float" office:value="0.471">
            <text:p>0.471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725">
            <text:p>-5.725</text:p>
          </table:table-cell>
          <table:table-cell table:style-name="ce24" table:formula="of:=[.S66]-[.S75]" office:value-type="float" office:value="0.486999999999999">
            <text:p>0.487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466">
            <text:p>-5.466</text:p>
          </table:table-cell>
          <table:table-cell table:style-name="ce24" table:formula="of:=[.Y66]-[.Y75]" office:value-type="float" office:value="0.497">
            <text:p>0.497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292">
            <text:p>-5.292</text:p>
          </table:table-cell>
          <table:table-cell table:style-name="ce24" table:formula="of:=[.AE66]-[.AE75]" office:value-type="float" office:value="0.503">
            <text:p>0.503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168">
            <text:p>-5.168</text:p>
          </table:table-cell>
          <table:table-cell table:style-name="ce24" table:formula="of:=[.AK66]-[.AK75]" office:value-type="float" office:value="0.508">
            <text:p>0.508</text:p>
          </table:table-cell>
          <table:table-cell table:number-columns-repeated="986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9.8297213622291">
            <text:p>9.8297213622</text:p>
          </table:table-cell>
          <table:table-cell table:style-name="ce20" table:formula="of:=AVERAGE([.H76];[.N76];[.T76];[.Z76];[.AF76];[.AL76])" office:value-type="float" office:value="8.5168330988529">
            <text:p>8.5168330989</text:p>
          </table:table-cell>
          <table:table-cell table:style-name="ce20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963861212">
            <text:p>-0.8963861212</text:p>
          </table:table-cell>
          <table:table-cell table:style-name="Default"/>
          <table:table-cell table:style-name="ce20" table:formula="of:=ABS(([.H75]/[.G75])*100)" office:value-type="float" office:value="6.51368301026226">
            <text:p>6.513683010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800322954">
            <text:p>-1.7800322954</text:p>
          </table:table-cell>
          <table:table-cell table:style-name="Default"/>
          <table:table-cell table:style-name="ce20" table:formula="of:=ABS(([.N75]/[.M75])*100)" office:value-type="float" office:value="7.65355866103348">
            <text:p>7.653558661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647753209">
            <text:p>-2.6647753209</text:p>
          </table:table-cell>
          <table:table-cell table:style-name="Default"/>
          <table:table-cell table:style-name="ce20" table:formula="of:=ABS(([.T75]/[.S75])*100)" office:value-type="float" office:value="8.5065502183406">
            <text:p>8.506550218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498810493">
            <text:p>-3.5498810493</text:p>
          </table:table-cell>
          <table:table-cell table:style-name="Default"/>
          <table:table-cell table:style-name="ce20" table:formula="of:=ABS(([.Z75]/[.Y75])*100)" office:value-type="float" office:value="9.09257226491035">
            <text:p>9.0925722649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351979983">
            <text:p>-4.4351979983</text:p>
          </table:table-cell>
          <table:table-cell table:style-name="Default"/>
          <table:table-cell table:style-name="ce20" table:formula="of:=ABS(([.AF75]/[.AE75])*100)" office:value-type="float" office:value="9.50491307634165">
            <text:p>9.504913076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3205786439">
            <text:p>-5.3205786439</text:p>
          </table:table-cell>
          <table:table-cell table:style-name="Default"/>
          <table:table-cell table:style-name="ce20" table:formula="of:=ABS(([.AL75]/[.AK75])*100)" office:value-type="float" office:value="9.8297213622291">
            <text:p>9.8297213622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511227376">
            <text:p>-0.751122737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719566541">
            <text:p>-1.671956654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833485322">
            <text:p>-2.583348532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843100177">
            <text:p>-3.484310017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80405373">
            <text:p>-4.38040537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735415628">
            <text:p>-5.2735415628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77]-[.F76]" office:value-type="float" office:value="0.1452633836">
            <text:p>0.1452633836</text:p>
          </table:table-cell>
          <table:table-cell table:style-name="ce11" table:formula="of:=[.F78]*conv" office:value-type="float" office:value="3.95281778491059">
            <text:p>3.9528177849</text:p>
          </table:table-cell>
          <table:table-cell table:style-name="ce24" table:formula="of:=[.G69]-[.G78]" office:value-type="float" office:value="0.50538366720173">
            <text:p>0.5053836672</text:p>
          </table:table-cell>
          <table:table-cell/>
          <table:table-cell table:style-name="Default" table:number-columns-repeated="2"/>
          <table:table-cell table:style-name="ce11" table:formula="of:=[.L77]-[.L76]" office:value-type="float" office:value="0.1080756413">
            <text:p>0.1080756413</text:p>
          </table:table-cell>
          <table:table-cell table:style-name="ce11" table:formula="of:=[.L78]*conv" office:value-type="float" office:value="2.94088783049838">
            <text:p>2.9408878305</text:p>
          </table:table-cell>
          <table:table-cell table:style-name="ce24" table:formula="of:=[.M69]-[.M78]" office:value-type="float" office:value="0.157709902796099">
            <text:p>0.1577099028</text:p>
          </table:table-cell>
          <table:table-cell/>
          <table:table-cell table:style-name="Default" table:number-columns-repeated="2"/>
          <table:table-cell table:style-name="ce11" table:formula="of:=[.R77]-[.R76]" office:value-type="float" office:value="0.0814267887">
            <text:p>0.0814267887</text:p>
          </table:table-cell>
          <table:table-cell table:style-name="ce11" table:formula="of:=[.R78]*conv" office:value-type="float" office:value="2.21573565591595">
            <text:p>2.2157356559</text:p>
          </table:table-cell>
          <table:table-cell table:style-name="ce24" table:formula="of:=[.S69]-[.S78]" office:value-type="float" office:value="0.134036545229341">
            <text:p>0.1340365452</text:p>
          </table:table-cell>
          <table:table-cell/>
          <table:table-cell table:style-name="Default" table:number-columns-repeated="2"/>
          <table:table-cell table:style-name="ce11" table:formula="of:=[.X77]-[.X76]" office:value-type="float" office:value="0.0655710316000002">
            <text:p>0.0655710316</text:p>
          </table:table-cell>
          <table:table-cell table:style-name="ce11" table:formula="of:=[.X78]*conv" office:value-type="float" office:value="1.78427855292926">
            <text:p>1.7842785529</text:p>
          </table:table-cell>
          <table:table-cell table:style-name="ce24" table:formula="of:=[.Y69]-[.Y78]" office:value-type="float" office:value="0.112751968984263">
            <text:p>0.112751969</text:p>
          </table:table-cell>
          <table:table-cell/>
          <table:table-cell table:style-name="Default" table:number-columns-repeated="2"/>
          <table:table-cell table:style-name="ce11" table:formula="of:=[.AD77]-[.AD76]" office:value-type="float" office:value="0.0547926252999993">
            <text:p>0.0547926253</text:p>
          </table:table-cell>
          <table:table-cell table:style-name="ce11" table:formula="of:=[.AD78]*conv" office:value-type="float" office:value="1.49098319480271">
            <text:p>1.4909831948</text:p>
          </table:table-cell>
          <table:table-cell table:style-name="ce24" table:formula="of:=[.AE69]-[.AE78]" office:value-type="float" office:value="0.103294480868685">
            <text:p>0.1032944809</text:p>
          </table:table-cell>
          <table:table-cell/>
          <table:table-cell table:style-name="Default" table:number-columns-repeated="2"/>
          <table:table-cell table:style-name="ce11" table:formula="of:=[.AJ77]-[.AJ76]" office:value-type="float" office:value="0.0470370811">
            <text:p>0.0470370811</text:p>
          </table:table-cell>
          <table:table-cell table:style-name="ce11" table:formula="of:=[.AJ78]*conv" office:value-type="float" office:value="1.27994409956978">
            <text:p>1.2799440996</text:p>
          </table:table-cell>
          <table:table-cell table:style-name="ce24" table:formula="of:=[.AK69]-[.AK78]" office:value-type="float" office:value="0.0977333119878785">
            <text:p>0.097733312</text:p>
          </table:table-cell>
          <table:table-cell table:number-columns-repeated="986"/>
        </table:table-row>
        <table:table-row table:style-name="ro1">
          <table:table-cell table:style-name="ce19" table:formula="of:=MAX(MAX([.H79];[.N79];[.T79];[.Z79];[.AF79];[.AL79]);-MIN([.H79];[.N79];[.T79];[.Z79];[.AF79];[.AL79]))" office:value-type="float" office:value="12.7854025837207">
            <text:p>12.7854025837</text:p>
          </table:table-cell>
          <table:table-cell table:style-name="ce20" table:formula="of:=AVERAGE([.H79];[.N79];[.T79];[.Z79];[.AF79];[.AL79])" office:value-type="float" office:value="7.51337519429519">
            <text:p>7.5133751943</text:p>
          </table:table-cell>
          <table:table-cell table:style-name="ce20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828695541">
            <text:p>-0.4828695541</text:p>
          </table:table-cell>
          <table:table-cell table:style-name="Default"/>
          <table:table-cell table:style-name="ce20" table:formula="of:=ABS(([.H78]/[.G78])*100)" office:value-type="float" office:value="12.7854025837207">
            <text:p>12.7854025837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288757858">
            <text:p>-1.4288757858</text:p>
          </table:table-cell>
          <table:table-cell table:style-name="Default"/>
          <table:table-cell table:style-name="ce20" table:formula="of:=ABS(([.N78]/[.M78])*100)" office:value-type="float" office:value="5.3626629741051">
            <text:p>5.362662974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489330782">
            <text:p>-2.3489330782</text:p>
          </table:table-cell>
          <table:table-cell table:style-name="Default"/>
          <table:table-cell table:style-name="ce20" table:formula="of:=ABS(([.T78]/[.S78])*100)" office:value-type="float" office:value="6.04930217516999">
            <text:p>6.0493021752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570011521">
            <text:p>-3.2570011521</text:p>
          </table:table-cell>
          <table:table-cell table:style-name="Default"/>
          <table:table-cell table:style-name="ce20" table:formula="of:=ABS(([.Z78]/[.Y78])*100)" office:value-type="float" office:value="6.31919095811347">
            <text:p>6.319190958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586584341">
            <text:p>-4.1586584341</text:p>
          </table:table-cell>
          <table:table-cell table:style-name="Default"/>
          <table:table-cell table:style-name="ce20" table:formula="of:=ABS(([.AF78]/[.AE78])*100)" office:value-type="float" office:value="6.92794400558979">
            <text:p>6.927944005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563735419">
            <text:p>-5.0563735419</text:p>
          </table:table-cell>
          <table:table-cell table:style-name="Default"/>
          <table:table-cell table:style-name="ce20" table:formula="of:=ABS(([.AL78]/[.AK78])*100)" office:value-type="float" office:value="7.6357484690721">
            <text:p>7.6357484691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79]-[.F76]" office:value-type="float" office:value="0.4135165671">
            <text:p>0.4135165671</text:p>
          </table:table-cell>
          <table:table-cell table:style-name="Default" table:formula="of:=[.F80]*conv" office:value-type="float" office:value="11.2523583044782">
            <text:p>11.2523583045</text:p>
          </table:table-cell>
          <table:table-cell table:style-name="ce24" table:formula="of:=[.G71]-[.G80]" office:value-type="float" office:value="-0.670921286660541">
            <text:p>-0.6709212867</text:p>
          </table:table-cell>
          <table:table-cell/>
          <table:table-cell table:style-name="Default" table:number-columns-repeated="2"/>
          <table:table-cell table:style-name="Default" table:formula="of:=[.L79]-[.L76]" office:value-type="float" office:value="0.3511565096">
            <text:p>0.3511565096</text:p>
          </table:table-cell>
          <table:table-cell table:style-name="Default" table:formula="of:=[.L80]*conv" office:value-type="float" office:value="9.55545480240354">
            <text:p>9.5554548024</text:p>
          </table:table-cell>
          <table:table-cell table:style-name="ce24" table:formula="of:=[.M71]-[.M80]" office:value-type="float" office:value="-0.746228129306028">
            <text:p>-0.7462281293</text:p>
          </table:table-cell>
          <table:table-cell/>
          <table:table-cell table:style-name="Default" table:number-columns-repeated="2"/>
          <table:table-cell table:style-name="Default" table:formula="of:=[.R79]-[.R76]" office:value-type="float" office:value="0.3158422427">
            <text:p>0.3158422427</text:p>
          </table:table-cell>
          <table:table-cell table:style-name="Default" table:formula="of:=[.R80]*conv" office:value-type="float" office:value="8.59450470745202">
            <text:p>8.5945047075</text:p>
          </table:table-cell>
          <table:table-cell table:style-name="ce24" table:formula="of:=[.S71]-[.S80]" office:value-type="float" office:value="-0.714649807399062">
            <text:p>-0.7146498074</text:p>
          </table:table-cell>
          <table:table-cell/>
          <table:table-cell table:style-name="Default" table:number-columns-repeated="2"/>
          <table:table-cell table:style-name="Default" table:formula="of:=[.X79]-[.X76]" office:value-type="float" office:value="0.2928798972">
            <text:p>0.2928798972</text:p>
          </table:table-cell>
          <table:table-cell table:style-name="Default" table:formula="of:=[.X80]*conv" office:value-type="float" office:value="7.96966749502968">
            <text:p>7.969667495</text:p>
          </table:table-cell>
          <table:table-cell table:style-name="ce24" table:formula="of:=[.Y71]-[.Y80]" office:value-type="float" office:value="-0.685936493252356">
            <text:p>-0.6859364933</text:p>
          </table:table-cell>
          <table:table-cell/>
          <table:table-cell table:style-name="Default" table:number-columns-repeated="2"/>
          <table:table-cell table:style-name="Default" table:formula="of:=[.AD79]-[.AD76]" office:value-type="float" office:value="0.276539564199999">
            <text:p>0.2765395642</text:p>
          </table:table-cell>
          <table:table-cell table:style-name="Default" table:formula="of:=[.AD80]*conv" office:value-type="float" office:value="7.52502441090862">
            <text:p>7.5250244109</text:p>
          </table:table-cell>
          <table:table-cell table:style-name="ce24" table:formula="of:=[.AE71]-[.AE80]" office:value-type="float" office:value="-0.663164847498343">
            <text:p>-0.6631648475</text:p>
          </table:table-cell>
          <table:table-cell/>
          <table:table-cell table:style-name="Default" table:number-columns-repeated="2"/>
          <table:table-cell table:style-name="Default" table:formula="of:=[.AJ79]-[.AJ76]" office:value-type="float" office:value="0.264205102">
            <text:p>0.264205102</text:p>
          </table:table-cell>
          <table:table-cell table:style-name="Default" table:formula="of:=[.AJ80]*conv" office:value-type="float" office:value="7.18938661738372">
            <text:p>7.1893866174</text:p>
          </table:table-cell>
          <table:table-cell table:style-name="ce24" table:formula="of:=[.AK71]-[.AK80]" office:value-type="float" office:value="-0.645299074227436">
            <text:p>-0.6452990742</text:p>
          </table:table-cell>
          <table:table-cell table:number-columns-repeated="986"/>
        </table:table-row>
        <table:table-row table:style-name="ro1">
          <table:table-cell table:style-name="ce19" table:formula="of:=MAX(MAX([.H81];[.N81];[.T81];[.Z81];[.AF81];[.AL81]);-MIN([.H81];[.N81];[.T81];[.Z81];[.AF81];[.AL81]))" office:value-type="float" office:value="8.97571807679841">
            <text:p>8.9757180768</text:p>
          </table:table-cell>
          <table:table-cell table:style-name="ce20" table:formula="of:=AVERAGE([.H81];[.N81];[.T81];[.Z81];[.AF81];[.AL81])" office:value-type="float" office:value="8.08041451103436">
            <text:p>8.080414511</text:p>
          </table:table-cell>
          <table:table-cell table:style-name="ce20"/>
          <table:table-cell table:number-columns-repeated="4"/>
          <table:table-cell table:style-name="ce20" table:formula="of:=ABS(([.H80]/[.G80])*100)" office:value-type="float" office:value="5.96249487001788">
            <text:p>5.96249487</text:p>
          </table:table-cell>
          <table:table-cell table:number-columns-repeated="5"/>
          <table:table-cell table:style-name="ce20" table:formula="of:=ABS(([.N80]/[.M80])*100)" office:value-type="float" office:value="7.80944648619262">
            <text:p>7.8094464862</text:p>
          </table:table-cell>
          <table:table-cell table:number-columns-repeated="5"/>
          <table:table-cell table:style-name="ce20" table:formula="of:=ABS(([.T80]/[.S80])*100)" office:value-type="float" office:value="8.31519478695977">
            <text:p>8.315194787</text:p>
          </table:table-cell>
          <table:table-cell table:number-columns-repeated="5"/>
          <table:table-cell table:style-name="ce20" table:formula="of:=ABS(([.Z80]/[.Y80])*100)" office:value-type="float" office:value="8.60683954104916">
            <text:p>8.606839541</text:p>
          </table:table-cell>
          <table:table-cell table:number-columns-repeated="5"/>
          <table:table-cell table:style-name="ce20" table:formula="of:=ABS(([.AF80]/[.AE80])*100)" office:value-type="float" office:value="8.81279330518834">
            <text:p>8.8127933052</text:p>
          </table:table-cell>
          <table:table-cell table:number-columns-repeated="5"/>
          <table:table-cell table:style-name="ce20" table:formula="of:=ABS(([.AL80]/[.AK80])*100)" office:value-type="float" office:value="8.97571807679841">
            <text:p>8.9757180768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>
            <text:p>Reference alkenes</text:p>
          </table:table-cell>
          <table:table-cell table:style-name="ce17" table:number-columns-repeated="2"/>
          <table:table-cell table:style-name="ce17" office:value-type="string">
            <text:p>DFT</text:p>
          </table:table-cell>
          <table:table-cell table:style-name="ce17" office:value-type="string">
            <text:p>tpss</text:p>
          </table:table-cell>
          <table:table-cell table:style-name="ce17" office:value-type="string">
            <text:p>m4</text:p>
          </table:table-cell>
          <table:table-cell table:style-name="ce17" table:number-columns-repeated="1015"/>
        </table:table-row>
        <table:table-row table:style-name="ro6">
          <table:table-cell table:number-columns-repeated="3"/>
          <table:table-cell table:style-name="ce26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6.574">
            <text:p>-6.574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5.673">
            <text:p>-5.673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214">
            <text:p>-5.214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4.937">
            <text:p>-4.937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4.75">
            <text:p>-4.75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616">
            <text:p>-4.616</text:p>
          </table:table-cell>
          <table:table-cell/>
          <table:table-cell>
            <draw:frame table:end-cell-address="'Short Alkene Results'.AS96" table:end-x="0.309cm" table:end-y="0.441cm" draw:z-index="11" draw:style-name="gr1" draw:text-style-name="P1" svg:width="13cm" svg:height="6.111cm" svg:x="1.48cm" svg:y="0.365cm">
              <draw:object draw:notify-on-update-of-ranges="'Short Alkene Results'.D82:'Short Alkene Results'.D82 'Short Alkene Results'.D91:'Short Alkene Results'.D91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96" table:end-x="0.55cm" table:end-y="0.245cm" draw:z-index="12" draw:style-name="gr1" draw:text-style-name="P1" svg:width="13cm" svg:height="6.11cm" svg:x="1.721cm" svg:y="0.17cm">
              <draw:object draw:notify-on-update-of-ranges="'Short Alkene Results'.D82:'Short Alkene Results'.D82 'Short Alkene Results'.D91:'Short Alkene Results'.D91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E96" table:end-x="0.434cm" table:end-y="0.324cm" draw:z-index="13" draw:style-name="gr1" draw:text-style-name="P1" svg:width="13cm" svg:height="6.11cm" svg:x="1.605cm" svg:y="0.249cm">
              <draw:object draw:notify-on-update-of-ranges="'Short Alkene Results'.D82:'Short Alkene Results'.D82 'Short Alkene Results'.D91:'Short Alkene Results'.D91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5367227143">
            <text:p>-78.53672271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8978479588">
            <text:p>-155.897847958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3.261312683">
            <text:p>-233.2613126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6256842936">
            <text:p>-310.625684293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9904862975">
            <text:p>-387.990486297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5.3555220903">
            <text:p>-465.3555220903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3768838847">
            <text:p>-78.376883884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7853929453">
            <text:p>-155.785392945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3.1757510842">
            <text:p>-233.175751084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5563533461">
            <text:p>-310.5563533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9320921645">
            <text:p>-387.932092164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5.3049453088">
            <text:p>-465.30494530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86]-[.F85]" office:value-type="float" office:value="0.159838829599991">
            <text:p>0.1598388296</text:p>
          </table:table-cell>
          <table:table-cell table:style-name="ce11" table:formula="of:=[.F87]*conv" office:value-type="float" office:value="4.34943585027534">
            <text:p>4.3494358503</text:p>
          </table:table-cell>
          <table:table-cell table:number-columns-repeated="2"/>
          <table:table-cell table:style-name="Default" table:number-columns-repeated="2"/>
          <table:table-cell table:style-name="ce11" table:formula="of:=[.L86]-[.L85]" office:value-type="float" office:value="0.112455013500011">
            <text:p>0.1124550135</text:p>
          </table:table-cell>
          <table:table-cell table:style-name="ce11" table:formula="of:=[.L87]*conv" office:value-type="float" office:value="3.06005661130148">
            <text:p>3.0600566113</text:p>
          </table:table-cell>
          <table:table-cell table:number-columns-repeated="2"/>
          <table:table-cell table:style-name="Default" table:number-columns-repeated="2"/>
          <table:table-cell table:style-name="ce11" table:formula="of:=[.R86]-[.R85]" office:value-type="float" office:value="0.0855615988000125">
            <text:p>0.0855615988</text:p>
          </table:table-cell>
          <table:table-cell table:style-name="ce11" table:formula="of:=[.R87]*conv" office:value-type="float" office:value="2.32824956338188">
            <text:p>2.3282495634</text:p>
          </table:table-cell>
          <table:table-cell table:number-columns-repeated="2"/>
          <table:table-cell table:style-name="Default" table:number-columns-repeated="2"/>
          <table:table-cell table:style-name="ce11" table:formula="of:=[.X86]-[.X85]" office:value-type="float" office:value="0.0693309474999637">
            <text:p>0.0693309475</text:p>
          </table:table-cell>
          <table:table-cell table:style-name="ce11" table:formula="of:=[.X87]*conv" office:value-type="float" office:value="1.88659107017083">
            <text:p>1.8865910702</text:p>
          </table:table-cell>
          <table:table-cell table:number-columns-repeated="2"/>
          <table:table-cell table:style-name="Default" table:number-columns-repeated="2"/>
          <table:table-cell table:style-name="ce11" table:formula="of:=[.AD86]-[.AD85]" office:value-type="float" office:value="0.0583941330000357">
            <text:p>0.058394133</text:p>
          </table:table-cell>
          <table:table-cell table:style-name="ce11" table:formula="of:=[.AD87]*conv" office:value-type="float" office:value="1.58898520560811">
            <text:p>1.5889852056</text:p>
          </table:table-cell>
          <table:table-cell table:number-columns-repeated="2"/>
          <table:table-cell table:style-name="Default" table:number-columns-repeated="2"/>
          <table:table-cell table:style-name="ce11" table:formula="of:=[.AJ86]-[.AJ85]" office:value-type="float" office:value="0.0505767815000127">
            <text:p>0.0505767815</text:p>
          </table:table-cell>
          <table:table-cell table:style-name="ce11" table:formula="of:=[.AJ87]*conv" office:value-type="float" office:value="1.37626424816933">
            <text:p>1.3762642482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1531763552">
            <text:p>-78.153176355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5780631564">
            <text:p>-155.578063156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9752074243">
            <text:p>-232.975207424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10.36124259">
            <text:p>-310.361242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7414222935">
            <text:p>-387.741422293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5.1180522388">
            <text:p>-465.1180522388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88]-[.F85]" office:value-type="float" office:value="0.383546359099995">
            <text:p>0.3835463591</text:p>
          </table:table-cell>
          <table:table-cell table:style-name="Default" table:formula="of:=[.F89]*conv" office:value-type="float" office:value="10.436827451045">
            <text:p>10.436827451</text:p>
          </table:table-cell>
          <table:table-cell table:number-columns-repeated="2"/>
          <table:table-cell table:style-name="Default" table:number-columns-repeated="2"/>
          <table:table-cell table:style-name="Default" table:formula="of:=[.L88]-[.L85]" office:value-type="float" office:value="0.319784802400022">
            <text:p>0.3197848024</text:p>
          </table:table-cell>
          <table:table-cell table:style-name="Default" table:formula="of:=[.L89]*conv" office:value-type="float" office:value="8.70178721536353">
            <text:p>8.7017872154</text:p>
          </table:table-cell>
          <table:table-cell table:number-columns-repeated="2"/>
          <table:table-cell table:style-name="Default" table:number-columns-repeated="2"/>
          <table:table-cell table:style-name="Default" table:formula="of:=[.R88]-[.R85]" office:value-type="float" office:value="0.28610525869999">
            <text:p>0.2861052587</text:p>
          </table:table-cell>
          <table:table-cell table:style-name="Default" table:formula="of:=[.R89]*conv" office:value-type="float" office:value="7.78532020195741">
            <text:p>7.785320202</text:p>
          </table:table-cell>
          <table:table-cell table:number-columns-repeated="2"/>
          <table:table-cell table:style-name="Default" table:number-columns-repeated="2"/>
          <table:table-cell table:style-name="Default" table:formula="of:=[.X88]-[.X85]" office:value-type="float" office:value="0.264441703599971">
            <text:p>0.2644417036</text:p>
          </table:table-cell>
          <table:table-cell table:style-name="Default" table:formula="of:=[.X89]*conv" office:value-type="float" office:value="7.19582487449384">
            <text:p>7.1958248745</text:p>
          </table:table-cell>
          <table:table-cell table:number-columns-repeated="2"/>
          <table:table-cell table:style-name="Default" table:number-columns-repeated="2"/>
          <table:table-cell table:style-name="Default" table:formula="of:=[.AD88]-[.AD85]" office:value-type="float" office:value="0.24906400399999">
            <text:p>0.249064004</text:p>
          </table:table-cell>
          <table:table-cell table:style-name="Default" table:formula="of:=[.AD89]*conv" office:value-type="float" office:value="6.77737637795327">
            <text:p>6.777376378</text:p>
          </table:table-cell>
          <table:table-cell table:number-columns-repeated="2"/>
          <table:table-cell table:style-name="Default" table:number-columns-repeated="2"/>
          <table:table-cell table:style-name="Default" table:formula="of:=[.AJ88]-[.AJ85]" office:value-type="float" office:value="0.237469851500009">
            <text:p>0.2374698515</text:p>
          </table:table-cell>
          <table:table-cell table:style-name="Default" table:formula="of:=[.AJ89]*conv" office:value-type="float" office:value="6.46188343632465">
            <text:p>6.461883436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>
            <text:p>Pseudo-alkene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8"/>
          <table:table-cell table:style-name="ce18" office:value-type="string">
            <text:p>DFT</text:p>
          </table:table-cell>
          <table:table-cell table:style-name="ce18" office:value-type="string">
            <text:p>tpss</text:p>
          </table:table-cell>
          <table:table-cell table:style-name="ce18" office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252">
            <text:p>-7.252</text:p>
          </table:table-cell>
          <table:table-cell table:style-name="ce24" table:formula="of:=[.G84]-[.G93]" office:value-type="float" office:value="0.678">
            <text:p>0.678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368">
            <text:p>-6.368</text:p>
          </table:table-cell>
          <table:table-cell table:style-name="ce24" table:formula="of:=[.M84]-[.M93]" office:value-type="float" office:value="0.695">
            <text:p>0.695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93">
            <text:p>-5.93</text:p>
          </table:table-cell>
          <table:table-cell table:style-name="ce24" table:formula="of:=[.S84]-[.S93]" office:value-type="float" office:value="0.715999999999999">
            <text:p>0.716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661">
            <text:p>-5.661</text:p>
          </table:table-cell>
          <table:table-cell table:style-name="ce24" table:formula="of:=[.Y84]-[.Y93]" office:value-type="float" office:value="0.723999999999999">
            <text:p>0.724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481">
            <text:p>-5.481</text:p>
          </table:table-cell>
          <table:table-cell table:style-name="ce24" table:formula="of:=[.AE84]-[.AE93]" office:value-type="float" office:value="0.731">
            <text:p>0.731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351">
            <text:p>-5.351</text:p>
          </table:table-cell>
          <table:table-cell table:style-name="ce24" table:formula="of:=[.AK84]-[.AK93]" office:value-type="float" office:value="0.735">
            <text:p>0.735</text:p>
          </table:table-cell>
          <table:table-cell table:number-columns-repeated="986"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13.7357503270417">
            <text:p>13.735750327</text:p>
          </table:table-cell>
          <table:table-cell table:style-name="ce20" table:formula="of:=AVERAGE([.H94];[.N94];[.T94];[.Z94];[.AF94];[.AL94])" office:value-type="float" office:value="12.0332135421448">
            <text:p>12.0332135421</text:p>
          </table:table-cell>
          <table:table-cell table:style-name="ce20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9009549027">
            <text:p>-0.9009549027</text:p>
          </table:table-cell>
          <table:table-cell table:style-name="Default"/>
          <table:table-cell table:style-name="ce20" table:formula="of:=ABS(([.H93]/[.G93])*100)" office:value-type="float" office:value="9.34914506343078">
            <text:p>9.3491450634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86903792">
            <text:p>-1.786903792</text:p>
          </table:table-cell>
          <table:table-cell table:style-name="Default"/>
          <table:table-cell table:style-name="ce20" table:formula="of:=ABS(([.N93]/[.M93])*100)" office:value-type="float" office:value="10.9139447236181">
            <text:p>10.913944723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73758851">
            <text:p>-2.673758851</text:p>
          </table:table-cell>
          <table:table-cell table:style-name="Default"/>
          <table:table-cell table:style-name="ce20" table:formula="of:=ABS(([.T93]/[.S93])*100)" office:value-type="float" office:value="12.0741989881956">
            <text:p>12.0741989882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608861167">
            <text:p>-3.5608861167</text:p>
          </table:table-cell>
          <table:table-cell table:style-name="Default"/>
          <table:table-cell table:style-name="ce20" table:formula="of:=ABS(([.Z93]/[.Y93])*100)" office:value-type="float" office:value="12.7892598480834">
            <text:p>12.7892598481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480386592">
            <text:p>-4.4480386592</text:p>
          </table:table-cell>
          <table:table-cell table:style-name="Default"/>
          <table:table-cell table:style-name="ce20" table:formula="of:=ABS(([.AF93]/[.AE93])*100)" office:value-type="float" office:value="13.3369823024995">
            <text:p>13.3369823025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3352486574">
            <text:p>-5.3352486574</text:p>
          </table:table-cell>
          <table:table-cell table:style-name="Default"/>
          <table:table-cell table:style-name="ce20" table:formula="of:=ABS(([.AL93]/[.AK93])*100)" office:value-type="float" office:value="13.7357503270417">
            <text:p>13.735750327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495424486">
            <text:p>-0.749542448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839186121">
            <text:p>-1.683918612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98781569">
            <text:p>-2.5987815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5005090818">
            <text:p>-3.500509081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980552469">
            <text:p>-4.398055246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927919577">
            <text:p>-5.2927919577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95]-[.F94]" office:value-type="float" office:value="0.1514124541">
            <text:p>0.1514124541</text:p>
          </table:table-cell>
          <table:table-cell table:style-name="ce11" table:formula="of:=[.F96]*conv" office:value-type="float" office:value="4.1201425066037">
            <text:p>4.1201425066</text:p>
          </table:table-cell>
          <table:table-cell table:style-name="ce24" table:formula="of:=[.G87]-[.G96]" office:value-type="float" office:value="0.229293343671639">
            <text:p>0.2292933437</text:p>
          </table:table-cell>
          <table:table-cell/>
          <table:table-cell table:style-name="Default" table:number-columns-repeated="2"/>
          <table:table-cell table:style-name="ce11" table:formula="of:=[.L95]-[.L94]" office:value-type="float" office:value="0.1029851799">
            <text:p>0.1029851799</text:p>
          </table:table-cell>
          <table:table-cell table:style-name="ce11" table:formula="of:=[.L96]*conv" office:value-type="float" office:value="2.80236932806057">
            <text:p>2.8023693281</text:p>
          </table:table-cell>
          <table:table-cell table:style-name="ce24" table:formula="of:=[.M87]-[.M96]" office:value-type="float" office:value="0.257687283240912">
            <text:p>0.2576872832</text:p>
          </table:table-cell>
          <table:table-cell/>
          <table:table-cell table:style-name="Default" table:number-columns-repeated="2"/>
          <table:table-cell table:style-name="ce11" table:formula="of:=[.R95]-[.R94]" office:value-type="float" office:value="0.0749772820000003">
            <text:p>0.074977282</text:p>
          </table:table-cell>
          <table:table-cell table:style-name="ce11" table:formula="of:=[.R96]*conv" office:value-type="float" office:value="2.04023564926694">
            <text:p>2.0402356493</text:p>
          </table:table-cell>
          <table:table-cell table:style-name="ce24" table:formula="of:=[.S87]-[.S96]" office:value-type="float" office:value="0.28801391411494">
            <text:p>0.2880139141</text:p>
          </table:table-cell>
          <table:table-cell/>
          <table:table-cell table:style-name="Default" table:number-columns-repeated="2"/>
          <table:table-cell table:style-name="ce11" table:formula="of:=[.X95]-[.X94]" office:value-type="float" office:value="0.0603770349000001">
            <text:p>0.0603770349</text:p>
          </table:table-cell>
          <table:table-cell table:style-name="ce11" table:formula="of:=[.X96]*conv" office:value-type="float" office:value="1.64294271163382">
            <text:p>1.6429427116</text:p>
          </table:table-cell>
          <table:table-cell table:style-name="ce24" table:formula="of:=[.Y87]-[.Y96]" office:value-type="float" office:value="0.243648358537004">
            <text:p>0.2436483585</text:p>
          </table:table-cell>
          <table:table-cell/>
          <table:table-cell table:style-name="Default" table:number-columns-repeated="2"/>
          <table:table-cell table:style-name="ce11" table:formula="of:=[.AD95]-[.AD94]" office:value-type="float" office:value="0.0499834122999996">
            <text:p>0.0499834123</text:p>
          </table:table-cell>
          <table:table-cell table:style-name="ce11" table:formula="of:=[.AD96]*conv" office:value-type="float" office:value="1.36011785071732">
            <text:p>1.3601178507</text:p>
          </table:table-cell>
          <table:table-cell table:style-name="ce24" table:formula="of:=[.AE87]-[.AE96]" office:value-type="float" office:value="0.228867354890792">
            <text:p>0.2288673549</text:p>
          </table:table-cell>
          <table:table-cell/>
          <table:table-cell table:style-name="Default" table:number-columns-repeated="2"/>
          <table:table-cell table:style-name="ce11" table:formula="of:=[.AJ95]-[.AJ94]" office:value-type="float" office:value="0.0424566996999998">
            <text:p>0.0424566997</text:p>
          </table:table-cell>
          <table:table-cell table:style-name="ce11" table:formula="of:=[.AJ96]*conv" office:value-type="float" office:value="1.15530558013773">
            <text:p>1.1553055801</text:p>
          </table:table-cell>
          <table:table-cell table:style-name="ce24" table:formula="of:=[.AK87]-[.AK96]" office:value-type="float" office:value="0.220958668031603">
            <text:p>0.220958668</text:p>
          </table:table-cell>
          <table:table-cell table:number-columns-repeated="986"/>
        </table:table-row>
        <table:table-row table:style-name="ro1">
          <table:table-cell table:style-name="ce19" table:formula="of:=MAX(MAX([.H97];[.N97];[.T97];[.Z97];[.AF97];[.AL97]);-MIN([.H97];[.N97];[.T97];[.Z97];[.AF97];[.AL97]))" office:value-type="float" office:value="19.1255605296446">
            <text:p>19.1255605296</text:p>
          </table:table-cell>
          <table:table-cell table:style-name="ce20" table:formula="of:=AVERAGE([.H97];[.N97];[.T97];[.Z97];[.AF97];[.AL97])" office:value-type="float" office:value="13.2766327040193">
            <text:p>13.276632704</text:p>
          </table:table-cell>
          <table:table-cell table:style-name="ce20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80152379">
            <text:p>-0.480152379</text:p>
          </table:table-cell>
          <table:table-cell table:style-name="Default"/>
          <table:table-cell table:style-name="ce20" table:formula="of:=ABS(([.H96]/[.G96])*100)" office:value-type="float" office:value="5.56517992530916">
            <text:p>5.5651799253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34278978">
            <text:p>-1.434278978</text:p>
          </table:table-cell>
          <table:table-cell table:style-name="Default"/>
          <table:table-cell table:style-name="ce20" table:formula="of:=ABS(([.N96]/[.M96])*100)" office:value-type="float" office:value="9.19533626994302">
            <text:p>9.195336269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557837476">
            <text:p>-2.3557837476</text:p>
          </table:table-cell>
          <table:table-cell table:style-name="Default"/>
          <table:table-cell table:style-name="ce20" table:formula="of:=ABS(([.T96]/[.S96])*100)" office:value-type="float" office:value="14.1166984420856">
            <text:p>14.116698442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653928051">
            <text:p>-3.2653928051</text:p>
          </table:table-cell>
          <table:table-cell table:style-name="Default"/>
          <table:table-cell table:style-name="ce20" table:formula="of:=ABS(([.Z96]/[.Y96])*100)" office:value-type="float" office:value="14.8299972245963">
            <text:p>14.829997224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686439743">
            <text:p>-4.1686439743</text:p>
          </table:table-cell>
          <table:table-cell table:style-name="Default"/>
          <table:table-cell table:style-name="ce20" table:formula="of:=ABS(([.AF96]/[.AE96])*100)" office:value-type="float" office:value="16.8270238325369">
            <text:p>16.8270238325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680651832">
            <text:p>-5.0680651832</text:p>
          </table:table-cell>
          <table:table-cell table:style-name="Default"/>
          <table:table-cell table:style-name="ce20" table:formula="of:=ABS(([.AL96]/[.AK96])*100)" office:value-type="float" office:value="19.1255605296446">
            <text:p>19.1255605296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97]-[.F94]" office:value-type="float" office:value="0.4208025237">
            <text:p>0.4208025237</text:p>
          </table:table-cell>
          <table:table-cell table:style-name="Default" table:formula="of:=[.F98]*conv" office:value-type="float" office:value="11.4506192709711">
            <text:p>11.450619271</text:p>
          </table:table-cell>
          <table:table-cell table:style-name="ce24" table:formula="of:=[.G89]-[.G98]" office:value-type="float" office:value="-1.01379181992602">
            <text:p>-1.0137918199</text:p>
          </table:table-cell>
          <table:table-cell/>
          <table:table-cell table:style-name="Default" table:number-columns-repeated="2"/>
          <table:table-cell table:style-name="Default" table:formula="of:=[.L97]-[.L94]" office:value-type="float" office:value="0.352624814">
            <text:p>0.352624814</text:p>
          </table:table-cell>
          <table:table-cell table:style-name="Default" table:formula="of:=[.L98]*conv" office:value-type="float" office:value="9.59540939799498">
            <text:p>9.595409398</text:p>
          </table:table-cell>
          <table:table-cell table:style-name="ce24" table:formula="of:=[.M89]-[.M98]" office:value-type="float" office:value="-0.893622182631452">
            <text:p>-0.8936221826</text:p>
          </table:table-cell>
          <table:table-cell/>
          <table:table-cell table:style-name="Default" table:number-columns-repeated="2"/>
          <table:table-cell table:style-name="Default" table:formula="of:=[.R97]-[.R94]" office:value-type="float" office:value="0.3179751034">
            <text:p>0.3179751034</text:p>
          </table:table-cell>
          <table:table-cell table:style-name="Default" table:formula="of:=[.R98]*conv" office:value-type="float" office:value="8.65254280004466">
            <text:p>8.6525428</text:p>
          </table:table-cell>
          <table:table-cell table:style-name="ce24" table:formula="of:=[.S89]-[.S98]" office:value-type="float" office:value="-0.867222598087255">
            <text:p>-0.8672225981</text:p>
          </table:table-cell>
          <table:table-cell/>
          <table:table-cell table:style-name="Default" table:number-columns-repeated="2"/>
          <table:table-cell table:style-name="Default" table:formula="of:=[.X97]-[.X94]" office:value-type="float" office:value="0.2954933116">
            <text:p>0.2954933116</text:p>
          </table:table-cell>
          <table:table-cell table:style-name="Default" table:formula="of:=[.X98]*conv" office:value-type="float" office:value="8.04078211912591">
            <text:p>8.0407821191</text:p>
          </table:table-cell>
          <table:table-cell table:style-name="ce24" table:formula="of:=[.Y89]-[.Y98]" office:value-type="float" office:value="-0.844957244632069">
            <text:p>-0.8449572446</text:p>
          </table:table-cell>
          <table:table-cell/>
          <table:table-cell table:style-name="Default" table:number-columns-repeated="2"/>
          <table:table-cell table:style-name="Default" table:formula="of:=[.AD97]-[.AD94]" office:value-type="float" office:value="0.2793946849">
            <text:p>0.2793946849</text:p>
          </table:table-cell>
          <table:table-cell table:style-name="Default" table:formula="of:=[.AD98]*conv" office:value-type="float" office:value="7.60271619807024">
            <text:p>7.6027161981</text:p>
          </table:table-cell>
          <table:table-cell table:style-name="ce24" table:formula="of:=[.AE89]-[.AE98]" office:value-type="float" office:value="-0.825339820116963">
            <text:p>-0.8253398201</text:p>
          </table:table-cell>
          <table:table-cell/>
          <table:table-cell table:style-name="Default" table:number-columns-repeated="2"/>
          <table:table-cell table:style-name="Default" table:formula="of:=[.AJ97]-[.AJ94]" office:value-type="float" office:value="0.2671834742">
            <text:p>0.2671834742</text:p>
          </table:table-cell>
          <table:table-cell table:style-name="Default" table:formula="of:=[.AJ98]*conv" office:value-type="float" office:value="7.27043224850204">
            <text:p>7.2704322485</text:p>
          </table:table-cell>
          <table:table-cell table:style-name="ce24" table:formula="of:=[.AK89]-[.AK98]" office:value-type="float" office:value="-0.808548812177389">
            <text:p>-0.8085488122</text:p>
          </table:table-cell>
          <table:table-cell table:number-columns-repeated="986"/>
        </table:table-row>
        <table:table-row table:style-name="ro1">
          <table:table-cell table:style-name="ce19" table:formula="of:=MAX(MAX([.H99];[.N99];[.T99];[.Z99];[.AF99];[.AL99]);-MIN([.H99];[.N99];[.T99];[.Z99];[.AF99];[.AL99]))" office:value-type="float" office:value="11.1210555925884">
            <text:p>11.1210555926</text:p>
          </table:table-cell>
          <table:table-cell table:style-name="ce20" table:formula="of:=AVERAGE([.H99];[.N99];[.T99];[.Z99];[.AF99];[.AL99])" office:value-type="float" office:value="10.112445143797">
            <text:p>10.1124451438</text:p>
          </table:table-cell>
          <table:table-cell table:style-name="ce20"/>
          <table:table-cell table:number-columns-repeated="4"/>
          <table:table-cell table:style-name="ce20" table:formula="of:=ABS(([.H98]/[.G98])*100)" office:value-type="float" office:value="8.85359818482594">
            <text:p>8.8535981848</text:p>
          </table:table-cell>
          <table:table-cell table:number-columns-repeated="5"/>
          <table:table-cell table:style-name="ce20" table:formula="of:=ABS(([.N98]/[.M98])*100)" office:value-type="float" office:value="9.31301777304238">
            <text:p>9.313017773</text:p>
          </table:table-cell>
          <table:table-cell table:number-columns-repeated="5"/>
          <table:table-cell table:style-name="ce20" table:formula="of:=ABS(([.T98]/[.S98])*100)" office:value-type="float" office:value="10.0227484350933">
            <text:p>10.0227484351</text:p>
          </table:table-cell>
          <table:table-cell table:number-columns-repeated="5"/>
          <table:table-cell table:style-name="ce20" table:formula="of:=ABS(([.Z98]/[.Y98])*100)" office:value-type="float" office:value="10.5083962245693">
            <text:p>10.5083962246</text:p>
          </table:table-cell>
          <table:table-cell table:number-columns-repeated="5"/>
          <table:table-cell table:style-name="ce20" table:formula="of:=ABS(([.AF98]/[.AE98])*100)" office:value-type="float" office:value="10.8558546526629">
            <text:p>10.8558546527</text:p>
          </table:table-cell>
          <table:table-cell table:number-columns-repeated="5"/>
          <table:table-cell table:style-name="ce20" table:formula="of:=ABS(([.AL98]/[.AK98])*100)" office:value-type="float" office:value="11.1210555925884">
            <text:p>11.1210555926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>
            <text:p>Reference alkenes</text:p>
          </table:table-cell>
          <table:table-cell table:style-name="ce17" table:number-columns-repeated="2"/>
          <table:table-cell table:style-name="ce17" office:value-type="string">
            <text:p>DFT</text:p>
          </table:table-cell>
          <table:table-cell table:style-name="ce17" office:value-type="string">
            <text:p>tpssh</text:p>
          </table:table-cell>
          <table:table-cell table:style-name="ce17" office:value-type="string">
            <text:p>m4</text:p>
          </table:table-cell>
          <table:table-cell table:style-name="ce17" table:number-columns-repeated="1015"/>
        </table:table-row>
        <table:table-row table:style-name="ro6">
          <table:table-cell table:number-columns-repeated="3"/>
          <table:table-cell table:style-name="ce26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07">
            <text:p>-7.07</text:p>
          </table:table-cell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097">
            <text:p>-6.097</text:p>
          </table:table-cell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5.594">
            <text:p>-5.594</text:p>
          </table:table-cell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286">
            <text:p>-5.286</text:p>
          </table:table-cell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077">
            <text:p>-5.077</text:p>
          </table:table-cell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4.925">
            <text:p>-4.925</text:p>
          </table:table-cell>
          <table:table-cell/>
          <table:table-cell>
            <draw:frame table:end-cell-address="'Short Alkene Results'.AS114" table:end-x="0.661cm" table:end-y="0.442cm" draw:z-index="14" draw:style-name="gr1" draw:text-style-name="P1" svg:width="13cm" svg:height="6.108cm" svg:x="1.832cm" svg:y="0.369cm">
              <draw:object draw:notify-on-update-of-ranges="'Short Alkene Results'.D100:'Short Alkene Results'.D100 'Short Alkene Results'.D109:'Short Alkene Results'.D10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AY114" table:end-x="0.536cm" table:end-y="0.385cm" draw:z-index="15" draw:style-name="gr1" draw:text-style-name="P1" svg:width="13cm" svg:height="6.109cm" svg:x="1.707cm" svg:y="0.311cm">
              <draw:object draw:notify-on-update-of-ranges="'Short Alkene Results'.D100:'Short Alkene Results'.D100 'Short Alkene Results'.D109:'Short Alkene Results'.D109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"/>
          <table:table-cell>
            <draw:frame table:end-cell-address="'Short Alkene Results'.BE115" table:end-x="1.02cm" table:end-y="0.057cm" draw:z-index="16" draw:style-name="gr1" draw:text-style-name="P1" svg:width="13cm" svg:height="6.108cm" svg:x="2.191cm" svg:y="0.478cm">
              <draw:object draw:notify-on-update-of-ranges="'Short Alkene Results'.D100:'Short Alkene Results'.D100 'Short Alkene Results'.D109:'Short Alkene Results'.D109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973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528722059">
            <text:p>-78.528722059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8810668353">
            <text:p>-155.881066835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3.2355539484">
            <text:p>-233.235553948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5908498411">
            <text:p>-310.590849841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9465163395">
            <text:p>-387.946516339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5.3023798277">
            <text:p>-465.3023798277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3702564521">
            <text:p>-78.370256452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7671934598">
            <text:p>-155.767193459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3.1480099748">
            <text:p>-233.148009974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5190685365">
            <text:p>-310.519068536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8853518092">
            <text:p>-387.885351809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5.2487783225">
            <text:p>-465.248778322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04]-[.F103]" office:value-type="float" office:value="0.158465606900009">
            <text:p>0.1584656069</text:p>
          </table:table-cell>
          <table:table-cell table:style-name="ce11" table:formula="of:=[.F105]*conv" office:value-type="float" office:value="4.312068559382">
            <text:p>4.3120685594</text:p>
          </table:table-cell>
          <table:table-cell table:number-columns-repeated="2"/>
          <table:table-cell table:style-name="Default" table:number-columns-repeated="2"/>
          <table:table-cell table:style-name="ce11" table:formula="of:=[.L104]-[.L103]" office:value-type="float" office:value="0.113873375499992">
            <text:p>0.1138733755</text:p>
          </table:table-cell>
          <table:table-cell table:style-name="ce11" table:formula="of:=[.L105]*conv" office:value-type="float" office:value="3.09865220504316">
            <text:p>3.098652205</text:p>
          </table:table-cell>
          <table:table-cell table:number-columns-repeated="2"/>
          <table:table-cell table:style-name="Default" table:number-columns-repeated="2"/>
          <table:table-cell table:style-name="ce11" table:formula="of:=[.R104]-[.R103]" office:value-type="float" office:value="0.0875439735999919">
            <text:p>0.0875439736</text:p>
          </table:table-cell>
          <table:table-cell table:style-name="ce11" table:formula="of:=[.R105]*conv" office:value-type="float" office:value="2.38219272628723">
            <text:p>2.3821927263</text:p>
          </table:table-cell>
          <table:table-cell table:number-columns-repeated="2"/>
          <table:table-cell table:style-name="Default" table:number-columns-repeated="2"/>
          <table:table-cell table:style-name="ce11" table:formula="of:=[.X104]-[.X103]" office:value-type="float" office:value="0.0717813045999947">
            <text:p>0.0717813046</text:p>
          </table:table-cell>
          <table:table-cell table:style-name="ce11" table:formula="of:=[.X105]*conv" office:value-type="float" office:value="1.95326867938207">
            <text:p>1.9532686794</text:p>
          </table:table-cell>
          <table:table-cell table:number-columns-repeated="2"/>
          <table:table-cell table:style-name="Default" table:number-columns-repeated="2"/>
          <table:table-cell table:style-name="ce11" table:formula="of:=[.AD104]-[.AD103]" office:value-type="float" office:value="0.0611645303000046">
            <text:p>0.0611645303</text:p>
          </table:table-cell>
          <table:table-cell table:style-name="ce11" table:formula="of:=[.AD105]*conv" office:value-type="float" office:value="1.66437155175532">
            <text:p>1.6643715518</text:p>
          </table:table-cell>
          <table:table-cell table:number-columns-repeated="2"/>
          <table:table-cell table:style-name="Default" table:number-columns-repeated="2"/>
          <table:table-cell table:style-name="ce11" table:formula="of:=[.AJ104]-[.AJ103]" office:value-type="float" office:value="0.0536015051999925">
            <text:p>0.0536015052</text:p>
          </table:table-cell>
          <table:table-cell table:style-name="ce11" table:formula="of:=[.AJ105]*conv" office:value-type="float" office:value="1.45857116777575">
            <text:p>1.4585711678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78.145612072">
            <text:p>-78.14561207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55.5600041037">
            <text:p>-155.560004103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32.9475039483">
            <text:p>-232.947503948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10.3240703485">
            <text:p>-310.3240703485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87.6948346687">
            <text:p>-387.694834668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65.0620764605">
            <text:p>-465.0620764605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06]-[.F103]" office:value-type="float" office:value="0.383109986999997">
            <text:p>0.383109987</text:p>
          </table:table-cell>
          <table:table-cell table:style-name="Default" table:formula="of:=[.F107]*conv" office:value-type="float" office:value="10.4249531620469">
            <text:p>10.424953162</text:p>
          </table:table-cell>
          <table:table-cell table:number-columns-repeated="2"/>
          <table:table-cell table:style-name="Default" table:number-columns-repeated="2"/>
          <table:table-cell table:style-name="Default" table:formula="of:=[.L106]-[.L103]" office:value-type="float" office:value="0.321062731599994">
            <text:p>0.3210627316</text:p>
          </table:table-cell>
          <table:table-cell table:style-name="Default" table:formula="of:=[.L107]*conv" office:value-type="float" office:value="8.73656143818775">
            <text:p>8.7365614382</text:p>
          </table:table-cell>
          <table:table-cell table:number-columns-repeated="2"/>
          <table:table-cell table:style-name="Default" table:number-columns-repeated="2"/>
          <table:table-cell table:style-name="Default" table:formula="of:=[.R106]-[.R103]" office:value-type="float" office:value="0.288050000099986">
            <text:p>0.2880500001</text:p>
          </table:table-cell>
          <table:table-cell table:style-name="Default" table:formula="of:=[.R107]*conv" office:value-type="float" office:value="7.83823930794576">
            <text:p>7.8382393079</text:p>
          </table:table-cell>
          <table:table-cell table:number-columns-repeated="2"/>
          <table:table-cell table:style-name="Default" table:number-columns-repeated="2"/>
          <table:table-cell table:style-name="Default" table:formula="of:=[.X106]-[.X103]" office:value-type="float" office:value="0.266779492599994">
            <text:p>0.2667794926</text:p>
          </table:table-cell>
          <table:table-cell table:style-name="Default" table:formula="of:=[.X107]*conv" office:value-type="float" office:value="7.25943934985335">
            <text:p>7.2594393499</text:p>
          </table:table-cell>
          <table:table-cell table:number-columns-repeated="2"/>
          <table:table-cell table:style-name="Default" table:number-columns-repeated="2"/>
          <table:table-cell table:style-name="Default" table:formula="of:=[.AD106]-[.AD103]" office:value-type="float" office:value="0.251681670799996">
            <text:p>0.2516816708</text:p>
          </table:table-cell>
          <table:table-cell table:style-name="Default" table:formula="of:=[.AD107]*conv" office:value-type="float" office:value="6.84860671574113">
            <text:p>6.8486067157</text:p>
          </table:table-cell>
          <table:table-cell table:number-columns-repeated="2"/>
          <table:table-cell table:style-name="Default" table:number-columns-repeated="2"/>
          <table:table-cell table:style-name="Default" table:formula="of:=[.AJ106]-[.AJ103]" office:value-type="float" office:value="0.240303367199999">
            <text:p>0.2403033672</text:p>
          </table:table-cell>
          <table:table-cell table:style-name="Default" table:formula="of:=[.AJ107]*conv" office:value-type="float" office:value="6.53898732152387">
            <text:p>6.5389873215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>
            <text:p>Pseudo-alkene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8"/>
          <table:table-cell table:style-name="ce18" office:value-type="string">
            <text:p>DFT</text:p>
          </table:table-cell>
          <table:table-cell table:style-name="ce18" office:value-type="string">
            <text:p>tpssh</text:p>
          </table:table-cell>
          <table:table-cell table:style-name="ce18" office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office:value-type="string">
            <text:p>Max HOMO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office:value-type="string">
            <text:p>1 a" orbital eV</text:p>
          </table:table-cell>
          <table:table-cell table:style-name="Default" office:value-type="float" office:value="-7.61">
            <text:p>-7.61</text:p>
          </table:table-cell>
          <table:table-cell table:style-name="ce24" table:formula="of:=[.G102]-[.G111]" office:value-type="float" office:value="0.54">
            <text:p>0.54</text:p>
          </table:table-cell>
          <table:table-cell/>
          <table:table-cell table:style-name="Default" table:number-columns-repeated="2"/>
          <table:table-cell office:value-type="string">
            <text:p>2 a" orbital eV</text:p>
          </table:table-cell>
          <table:table-cell table:style-name="Default" office:value-type="float" office:value="-6.669">
            <text:p>-6.669</text:p>
          </table:table-cell>
          <table:table-cell table:style-name="ce24" table:formula="of:=[.M102]-[.M111]" office:value-type="float" office:value="0.572">
            <text:p>0.572</text:p>
          </table:table-cell>
          <table:table-cell/>
          <table:table-cell table:style-name="Default" table:number-columns-repeated="2"/>
          <table:table-cell office:value-type="string">
            <text:p>3 a" orbital eV</text:p>
          </table:table-cell>
          <table:table-cell table:style-name="Default" office:value-type="float" office:value="-6.194">
            <text:p>-6.194</text:p>
          </table:table-cell>
          <table:table-cell table:style-name="ce24" table:formula="of:=[.S102]-[.S111]" office:value-type="float" office:value="0.6">
            <text:p>0.6</text:p>
          </table:table-cell>
          <table:table-cell/>
          <table:table-cell table:style-name="Default" table:number-columns-repeated="2"/>
          <table:table-cell office:value-type="string">
            <text:p>4 a" orbital eV</text:p>
          </table:table-cell>
          <table:table-cell table:style-name="Default" office:value-type="float" office:value="-5.902">
            <text:p>-5.902</text:p>
          </table:table-cell>
          <table:table-cell table:style-name="ce24" table:formula="of:=[.Y102]-[.Y111]" office:value-type="float" office:value="0.616000000000001">
            <text:p>0.616</text:p>
          </table:table-cell>
          <table:table-cell/>
          <table:table-cell table:style-name="Default" table:number-columns-repeated="2"/>
          <table:table-cell office:value-type="string">
            <text:p>5 a" orbital eV</text:p>
          </table:table-cell>
          <table:table-cell table:style-name="Default" office:value-type="float" office:value="-5.704">
            <text:p>-5.704</text:p>
          </table:table-cell>
          <table:table-cell table:style-name="ce24" table:formula="of:=[.AE102]-[.AE111]" office:value-type="float" office:value="0.627">
            <text:p>0.627</text:p>
          </table:table-cell>
          <table:table-cell/>
          <table:table-cell table:style-name="Default" table:number-columns-repeated="2"/>
          <table:table-cell office:value-type="string">
            <text:p>6 a" orbital eV</text:p>
          </table:table-cell>
          <table:table-cell table:style-name="Default" office:value-type="float" office:value="-5.561">
            <text:p>-5.561</text:p>
          </table:table-cell>
          <table:table-cell table:style-name="ce24" table:formula="of:=[.AK102]-[.AK111]" office:value-type="float" office:value="0.636">
            <text:p>0.636</text:p>
          </table:table-cell>
          <table:table-cell table:number-columns-repeated="986"/>
        </table:table-row>
        <table:table-row table:style-name="ro1">
          <table:table-cell table:style-name="ce19" table:formula="of:=MAX(MAX([.H112];[.N112];[.T112];[.Z112];[.AF112];[.AL112]);-MIN([.H112];[.N112];[.T112];[.Z112];[.AF112];[.AL112]))" office:value-type="float" office:value="11.436791943895">
            <text:p>11.4367919439</text:p>
          </table:table-cell>
          <table:table-cell table:style-name="ce20" table:formula="of:=AVERAGE([.H112];[.N112];[.T112];[.Z112];[.AF112];[.AL112])" office:value-type="float" office:value="9.70432269100875">
            <text:p>9.704322691</text:p>
          </table:table-cell>
          <table:table-cell table:style-name="ce20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94261615">
            <text:p>-0.894261615</text:p>
          </table:table-cell>
          <table:table-cell table:style-name="Default"/>
          <table:table-cell table:style-name="ce20" table:formula="of:=ABS(([.H111]/[.G111])*100)" office:value-type="float" office:value="7.09592641261498">
            <text:p>7.095926412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728581415">
            <text:p>-1.7728581415</text:p>
          </table:table-cell>
          <table:table-cell table:style-name="Default"/>
          <table:table-cell table:style-name="ce20" table:formula="of:=ABS(([.N111]/[.M111])*100)" office:value-type="float" office:value="8.57699805068226">
            <text:p>8.5769980507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520780837">
            <text:p>-2.6520780837</text:p>
          </table:table-cell>
          <table:table-cell table:style-name="Default"/>
          <table:table-cell table:style-name="ce20" table:formula="of:=ABS(([.T111]/[.S111])*100)" office:value-type="float" office:value="9.6867936712948">
            <text:p>9.6867936713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5313950226">
            <text:p>-3.5313950226</text:p>
          </table:table-cell>
          <table:table-cell table:style-name="Default"/>
          <table:table-cell table:style-name="ce20" table:formula="of:=ABS(([.Z111]/[.Y111])*100)" office:value-type="float" office:value="10.4371399525585">
            <text:p>10.4371399526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4106597464">
            <text:p>-4.4106597464</text:p>
          </table:table-cell>
          <table:table-cell table:style-name="Default"/>
          <table:table-cell table:style-name="ce20" table:formula="of:=ABS(([.AF111]/[.AE111])*100)" office:value-type="float" office:value="10.992286115007">
            <text:p>10.992286115</text:p>
          </table:table-cell>
          <table:table-cell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2899410335">
            <text:p>-5.2899410335</text:p>
          </table:table-cell>
          <table:table-cell table:style-name="Default"/>
          <table:table-cell table:style-name="ce20" table:formula="of:=ABS(([.AL111]/[.AK111])*100)" office:value-type="float" office:value="11.436791943895">
            <text:p>11.4367919439</text:p>
          </table:table-cell>
          <table:table-cell table:number-columns-repeated="986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411282736">
            <text:p>-0.741128273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66619028">
            <text:p>-1.66661902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744752023">
            <text:p>-2.574475202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678343576">
            <text:p>-3.4678343576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3574888801">
            <text:p>-4.35748888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2441995364">
            <text:p>-5.2441995364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table:number-columns-repeated="2"/>
          <table:table-cell table:style-name="Default" table:number-columns-repeated="2"/>
          <table:table-cell table:style-name="ce11" table:formula="of:=[.F113]-[.F112]" office:value-type="float" office:value="0.1531333414">
            <text:p>0.1531333414</text:p>
          </table:table-cell>
          <table:table-cell table:style-name="ce11" table:formula="of:=[.F114]*conv" office:value-type="float" office:value="4.16697023260517">
            <text:p>4.1669702326</text:p>
          </table:table-cell>
          <table:table-cell table:style-name="ce24" table:formula="of:=[.G105]-[.G114]" office:value-type="float" office:value="0.145098326776829">
            <text:p>0.1450983268</text:p>
          </table:table-cell>
          <table:table-cell/>
          <table:table-cell table:style-name="Default" table:number-columns-repeated="2"/>
          <table:table-cell table:style-name="ce11" table:formula="of:=[.L113]-[.L112]" office:value-type="float" office:value="0.1062391135">
            <text:p>0.1062391135</text:p>
          </table:table-cell>
          <table:table-cell table:style-name="ce11" table:formula="of:=[.L114]*conv" office:value-type="float" office:value="2.89091336638764">
            <text:p>2.8909133664</text:p>
          </table:table-cell>
          <table:table-cell table:style-name="ce24" table:formula="of:=[.M105]-[.M114]" office:value-type="float" office:value="0.207738838655517">
            <text:p>0.2077388387</text:p>
          </table:table-cell>
          <table:table-cell/>
          <table:table-cell table:style-name="Default" table:number-columns-repeated="2"/>
          <table:table-cell table:style-name="ce11" table:formula="of:=[.R113]-[.R112]" office:value-type="float" office:value="0.0776028814000003">
            <text:p>0.0776028814</text:p>
          </table:table-cell>
          <table:table-cell table:style-name="ce11" table:formula="of:=[.R114]*conv" office:value-type="float" office:value="2.11168184408331">
            <text:p>2.1116818441</text:p>
          </table:table-cell>
          <table:table-cell table:style-name="ce24" table:formula="of:=[.S105]-[.S114]" office:value-type="float" office:value="0.270510882203923">
            <text:p>0.2705108822</text:p>
          </table:table-cell>
          <table:table-cell/>
          <table:table-cell table:style-name="Default" table:number-columns-repeated="2"/>
          <table:table-cell table:style-name="ce11" table:formula="of:=[.X113]-[.X112]" office:value-type="float" office:value="0.0635606649999998">
            <text:p>0.063560665</text:p>
          </table:table-cell>
          <table:table-cell table:style-name="ce11" table:formula="of:=[.X114]*conv" office:value-type="float" office:value="1.72957369439069">
            <text:p>1.7295736944</text:p>
          </table:table-cell>
          <table:table-cell table:style-name="ce24" table:formula="of:=[.Y105]-[.Y114]" office:value-type="float" office:value="0.223694984991386">
            <text:p>0.223694985</text:p>
          </table:table-cell>
          <table:table-cell/>
          <table:table-cell table:style-name="Default" table:number-columns-repeated="2"/>
          <table:table-cell table:style-name="ce11" table:formula="of:=[.AD113]-[.AD112]" office:value-type="float" office:value="0.0531708663000003">
            <text:p>0.0531708663</text:p>
          </table:table-cell>
          <table:table-cell table:style-name="ce11" table:formula="of:=[.AD114]*conv" office:value-type="float" office:value="1.4468528870874">
            <text:p>1.4468528871</text:p>
          </table:table-cell>
          <table:table-cell table:style-name="ce24" table:formula="of:=[.AE105]-[.AE114]" office:value-type="float" office:value="0.217518664667923">
            <text:p>0.2175186647</text:p>
          </table:table-cell>
          <table:table-cell/>
          <table:table-cell table:style-name="Default" table:number-columns-repeated="2"/>
          <table:table-cell table:style-name="ce11" table:formula="of:=[.AJ113]-[.AJ112]" office:value-type="float" office:value="0.0457414970999999">
            <text:p>0.0457414971</text:p>
          </table:table-cell>
          <table:table-cell table:style-name="ce11" table:formula="of:=[.AJ114]*conv" office:value-type="float" office:value="1.24468946519373">
            <text:p>1.2446894652</text:p>
          </table:table-cell>
          <table:table-cell table:style-name="ce24" table:formula="of:=[.AK105]-[.AK114]" office:value-type="float" office:value="0.213881702582015">
            <text:p>0.2138817026</text:p>
          </table:table-cell>
          <table:table-cell table:number-columns-repeated="986"/>
        </table:table-row>
        <table:table-row table:style-name="ro1">
          <table:table-cell table:style-name="ce19" table:formula="of:=MAX(MAX([.H115];[.N115];[.T115];[.Z115];[.AF115];[.AL115]);-MIN([.H115];[.N115];[.T115];[.Z115];[.AF115];[.AL115]))" office:value-type="float" office:value="17.183539233115">
            <text:p>17.1835392331</text:p>
          </table:table-cell>
          <table:table-cell table:style-name="ce20" table:formula="of:=AVERAGE([.H115];[.N115];[.T115];[.Z115];[.AF115];[.AL115])" office:value-type="float" office:value="11.4382049651213">
            <text:p>11.4382049651</text:p>
          </table:table-cell>
          <table:table-cell table:style-name="ce20"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0.4758049117">
            <text:p>-0.4758049117</text:p>
          </table:table-cell>
          <table:table-cell table:style-name="Default"/>
          <table:table-cell table:style-name="ce20" table:formula="of:=ABS(([.H114]/[.G114])*100)" office:value-type="float" office:value="3.48210615092669">
            <text:p>3.482106150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1.4224061624">
            <text:p>-1.4224061624</text:p>
          </table:table-cell>
          <table:table-cell table:style-name="Default"/>
          <table:table-cell table:style-name="ce20" table:formula="of:=ABS(([.N114]/[.M114])*100)" office:value-type="float" office:value="7.18592404292967">
            <text:p>7.1859240429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2.3358598145">
            <text:p>-2.3358598145</text:p>
          </table:table-cell>
          <table:table-cell table:style-name="Default"/>
          <table:table-cell table:style-name="ce20" table:formula="of:=ABS(([.T114]/[.S114])*100)" office:value-type="float" office:value="12.8102101631391">
            <text:p>12.810210163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3.2373432033">
            <text:p>-3.2373432033</text:p>
          </table:table-cell>
          <table:table-cell table:style-name="Default"/>
          <table:table-cell table:style-name="ce20" table:formula="of:=ABS(([.Z114]/[.Y114])*100)" office:value-type="float" office:value="12.9335330270614">
            <text:p>12.9335330271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4.1324571277">
            <text:p>-4.1324571277</text:p>
          </table:table-cell>
          <table:table-cell table:style-name="Default"/>
          <table:table-cell table:style-name="ce20" table:formula="of:=ABS(([.AF114]/[.AE114])*100)" office:value-type="float" office:value="15.033917173556">
            <text:p>15.0339171736</text:p>
          </table:table-cell>
          <table:table-cell/>
          <table:table-cell table:style-name="Default"/>
          <table:table-cell table:style-name="Default" office:value-type="string">
            <text:p>cation</text:p>
          </table:table-cell>
          <table:table-cell table:style-name="Default" office:value-type="float" office:value="-5.0237563069">
            <text:p>-5.0237563069</text:p>
          </table:table-cell>
          <table:table-cell table:style-name="Default"/>
          <table:table-cell table:style-name="ce20" table:formula="of:=ABS(([.AL114]/[.AK114])*100)" office:value-type="float" office:value="17.183539233115">
            <text:p>17.1835392331</text:p>
          </table:table-cell>
          <table:table-cell table:number-columns-repeated="986"/>
        </table:table-row>
        <table:table-row table:style-name="ro1">
          <table:table-cell office:value-type="string">
            <text:p>Max ionisation % error</text:p>
          </table:table-cell>
          <table:table-cell table:number-columns-repeated="2"/>
          <table:table-cell table:style-name="Default" table:number-columns-repeated="2"/>
          <table:table-cell table:style-name="Default" table:formula="of:=[.F115]-[.F112]" office:value-type="float" office:value="0.4184567033">
            <text:p>0.4184567033</text:p>
          </table:table-cell>
          <table:table-cell table:style-name="Default" table:formula="of:=[.F116]*conv" office:value-type="float" office:value="11.3867862500987">
            <text:p>11.3867862501</text:p>
          </table:table-cell>
          <table:table-cell table:style-name="ce24" table:formula="of:=[.G107]-[.G116]" office:value-type="float" office:value="-0.961833088051787">
            <text:p>-0.9618330881</text:p>
          </table:table-cell>
          <table:table-cell/>
          <table:table-cell table:style-name="Default" table:number-columns-repeated="2"/>
          <table:table-cell table:style-name="Default" table:formula="of:=[.L115]-[.L112]" office:value-type="float" office:value="0.3504519791">
            <text:p>0.3504519791</text:p>
          </table:table-cell>
          <table:table-cell table:style-name="Default" table:formula="of:=[.L116]*conv" office:value-type="float" office:value="9.53628355207607">
            <text:p>9.5362835521</text:p>
          </table:table-cell>
          <table:table-cell table:style-name="ce24" table:formula="of:=[.M107]-[.M116]" office:value-type="float" office:value="-0.79972211388832">
            <text:p>-0.7997221139</text:p>
          </table:table-cell>
          <table:table-cell/>
          <table:table-cell table:style-name="Default" table:number-columns-repeated="2"/>
          <table:table-cell table:style-name="Default" table:formula="of:=[.R115]-[.R112]" office:value-type="float" office:value="0.3162182692">
            <text:p>0.3162182692</text:p>
          </table:table-cell>
          <table:table-cell table:style-name="Default" table:formula="of:=[.R116]*conv" office:value-type="float" office:value="8.60473690912571">
            <text:p>8.6047369091</text:p>
          </table:table-cell>
          <table:table-cell table:style-name="ce24" table:formula="of:=[.S107]-[.S116]" office:value-type="float" office:value="-0.766497601179957">
            <text:p>-0.7664976012</text:p>
          </table:table-cell>
          <table:table-cell/>
          <table:table-cell table:style-name="Default" table:number-columns-repeated="2"/>
          <table:table-cell table:style-name="Default" table:formula="of:=[.X115]-[.X112]" office:value-type="float" office:value="0.2940518193">
            <text:p>0.2940518193</text:p>
          </table:table-cell>
          <table:table-cell table:style-name="Default" table:formula="of:=[.X116]*conv" office:value-type="float" office:value="8.00155711789682">
            <text:p>8.0015571179</text:p>
          </table:table-cell>
          <table:table-cell table:style-name="ce24" table:formula="of:=[.Y107]-[.Y116]" office:value-type="float" office:value="-0.742117768043472">
            <text:p>-0.742117768</text:p>
          </table:table-cell>
          <table:table-cell/>
          <table:table-cell table:style-name="Default" table:number-columns-repeated="2"/>
          <table:table-cell table:style-name="Default" table:formula="of:=[.AD115]-[.AD112]" office:value-type="float" office:value="0.2782026187">
            <text:p>0.2782026187</text:p>
          </table:table-cell>
          <table:table-cell table:style-name="Default" table:formula="of:=[.AD116]*conv" office:value-type="float" office:value="7.57027842635259">
            <text:p>7.5702784264</text:p>
          </table:table-cell>
          <table:table-cell table:style-name="ce24" table:formula="of:=[.AE107]-[.AE116]" office:value-type="float" office:value="-0.721671710611463">
            <text:p>-0.7216717106</text:p>
          </table:table-cell>
          <table:table-cell/>
          <table:table-cell table:style-name="Default" table:number-columns-repeated="2"/>
          <table:table-cell table:style-name="Default" table:formula="of:=[.AJ115]-[.AJ112]" office:value-type="float" office:value="0.2661847266">
            <text:p>0.2661847266</text:p>
          </table:table-cell>
          <table:table-cell table:style-name="Default" table:formula="of:=[.AJ116]*conv" office:value-type="float" office:value="7.24325494353997">
            <text:p>7.2432549435</text:p>
          </table:table-cell>
          <table:table-cell table:style-name="ce24" table:formula="of:=[.AK107]-[.AK116]" office:value-type="float" office:value="-0.704267622016102">
            <text:p>-0.704267622</text:p>
          </table:table-cell>
          <table:table-cell table:number-columns-repeated="986"/>
        </table:table-row>
        <table:table-row table:style-name="ro1">
          <table:table-cell table:style-name="ce19" table:formula="of:=MAX(MAX([.H117];[.N117];[.T117];[.Z117];[.AF117];[.AL117]);-MIN([.H117];[.N117];[.T117];[.Z117];[.AF117];[.AL117]))" office:value-type="float" office:value="9.72308206056196">
            <text:p>9.7230820606</text:p>
          </table:table-cell>
          <table:table-cell table:style-name="ce20" table:formula="of:=AVERAGE([.H117];[.N117];[.T117];[.Z117];[.AF117];[.AL117])" office:value-type="float" office:value="9.04526467337404">
            <text:p>9.0452646734</text:p>
          </table:table-cell>
          <table:table-cell table:style-name="ce20"/>
          <table:table-cell table:number-columns-repeated="4"/>
          <table:table-cell table:style-name="ce20" table:formula="of:=ABS(([.H116]/[.G116])*100)" office:value-type="float" office:value="8.44692318733434">
            <text:p>8.4469231873</text:p>
          </table:table-cell>
          <table:table-cell table:number-columns-repeated="5"/>
          <table:table-cell table:style-name="ce20" table:formula="of:=ABS(([.N116]/[.M116])*100)" office:value-type="float" office:value="8.3860983109528">
            <text:p>8.386098311</text:p>
          </table:table-cell>
          <table:table-cell table:number-columns-repeated="5"/>
          <table:table-cell table:style-name="ce20" table:formula="of:=ABS(([.T116]/[.S116])*100)" office:value-type="float" office:value="8.90785632698487">
            <text:p>8.907856327</text:p>
          </table:table-cell>
          <table:table-cell table:number-columns-repeated="5"/>
          <table:table-cell table:style-name="ce20" table:formula="of:=ABS(([.Z116]/[.Y116])*100)" office:value-type="float" office:value="9.27466688181981">
            <text:p>9.2746668818</text:p>
          </table:table-cell>
          <table:table-cell table:number-columns-repeated="5"/>
          <table:table-cell table:style-name="ce20" table:formula="of:=ABS(([.AF116]/[.AE116])*100)" office:value-type="float" office:value="9.53296127259046">
            <text:p>9.5329612726</text:p>
          </table:table-cell>
          <table:table-cell table:number-columns-repeated="5"/>
          <table:table-cell table:style-name="ce20" table:formula="of:=ABS(([.AL116]/[.AK116])*100)" office:value-type="float" office:value="9.72308206056196">
            <text:p>9.7230820606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>
            <text:p>Reference alkenes</text:p>
          </table:table-cell>
          <table:table-cell table:style-name="ce17" table:number-columns-repeated="2"/>
          <table:table-cell table:style-name="ce17" office:value-type="string">
            <text:p>TDDFT</text:p>
          </table:table-cell>
          <table:table-cell table:style-name="ce17" office:value-type="string">
            <text:p>rpat</text:p>
          </table:table-cell>
          <table:table-cell table:style-name="ce17" office:value-type="string">
            <text:p>pbe0</text:p>
          </table:table-cell>
          <table:table-cell table:style-name="ce17" office:value-type="string">
            <text:p>m4</text:p>
          </table:table-cell>
          <table:table-cell table:style-name="ce17" table:number-columns-repeated="28"/>
          <table:table-cell table:style-name="ce17">
            <draw:frame table:end-cell-address="'Short Alkene Results'.AS131" table:end-x="2.238cm" table:end-y="0.332cm" draw:z-index="2" draw:style-name="gr1" draw:text-style-name="P1" svg:width="15.962cm" svg:height="6.718cm" svg:x="0.447cm" svg:y="0.251cm">
              <draw:object draw:notify-on-update-of-ranges="'Short Alkene Results'.D118:'Short Alkene Results'.D118 'Short Alkene Results'.D109:'Short Alkene Results'.D109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style-name="ce17" table:number-columns-repeated="985"/>
        </table:table-row>
        <table:table-row table:style-name="ro6">
          <table:table-cell table:number-columns-repeated="3"/>
          <table:table-cell table:style-name="ce26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1533062857">
            <text:p>-78.415330628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654434476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917440644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701242004">
            <text:p>-310.170124200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4231073868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762416862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72710034225">
            <text:p>-78.272710034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70941347402">
            <text:p>-155.5709413474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48598837903">
            <text:p>-232.848598837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117172584782">
            <text:p>-310.117172584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81113235003">
            <text:p>-387.381113235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64242919996">
            <text:p>-464.642429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2]-[.F121]" office:value-type="float" office:value="0.142620594345004">
            <text:p>0.1426205943</text:p>
          </table:table-cell>
          <table:table-cell table:style-name="ce11" table:formula="of:=[.F123]*conv" office:value-type="float" office:value="3.88090383034044">
            <text:p>3.8809038303</text:p>
          </table:table-cell>
          <table:table-cell table:number-columns-repeated="2"/>
          <table:table-cell table:style-name="Default" table:number-columns-repeated="2"/>
          <table:table-cell table:style-name="ce11" table:formula="of:=[.L122]-[.L121]" office:value-type="float" office:value="0.0945021001980138">
            <text:p>0.0945021002</text:p>
          </table:table-cell>
          <table:table-cell table:style-name="ce11" table:formula="of:=[.L123]*conv" office:value-type="float" office:value="2.57153298454568">
            <text:p>2.5715329845</text:p>
          </table:table-cell>
          <table:table-cell table:number-columns-repeated="2"/>
          <table:table-cell table:style-name="Default" table:number-columns-repeated="2"/>
          <table:table-cell table:style-name="ce11" table:formula="of:=[.R122]-[.R121]" office:value-type="float" office:value="0.068841806096998">
            <text:p>0.0688418061</text:p>
          </table:table-cell>
          <table:table-cell table:style-name="ce11" table:formula="of:=[.R123]*conv" office:value-type="float" office:value="1.87328085537986">
            <text:p>1.8732808554</text:p>
          </table:table-cell>
          <table:table-cell table:number-columns-repeated="2"/>
          <table:table-cell table:style-name="Default" table:number-columns-repeated="2"/>
          <table:table-cell table:style-name="ce11" table:formula="of:=[.X122]-[.X121]" office:value-type="float" office:value="0.0529516156179852">
            <text:p>0.0529516156</text:p>
          </table:table-cell>
          <table:table-cell table:style-name="ce11" table:formula="of:=[.X123]*conv" office:value-type="float" office:value="1.4408867724772">
            <text:p>1.4408867725</text:p>
          </table:table-cell>
          <table:table-cell table:number-columns-repeated="2"/>
          <table:table-cell table:style-name="Default" table:number-columns-repeated="2"/>
          <table:table-cell table:style-name="ce11" table:formula="of:=[.AD122]-[.AD121]" office:value-type="float" office:value="0.0419941517969846">
            <text:p>0.0419941518</text:p>
          </table:table-cell>
          <table:table-cell table:style-name="ce11" table:formula="of:=[.AD123]*conv" office:value-type="float" office:value="1.14271901129911">
            <text:p>1.1427190113</text:p>
          </table:table-cell>
          <table:table-cell table:number-columns-repeated="2"/>
          <table:table-cell table:style-name="Default" table:number-columns-repeated="2"/>
          <table:table-cell table:style-name="ce11" table:formula="of:=[.AJ122]-[.AJ121]" office:value-type="float" office:value="0.0338124862399809">
            <text:p>0.0338124862</text:p>
          </table:table-cell>
          <table:table-cell table:style-name="ce11" table:formula="of:=[.AJ123]*conv" office:value-type="float" office:value="0.92008456397708">
            <text:p>0.920084564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>
            <text:p>Pseudo-alkene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8"/>
          <table:table-cell table:style-name="ce18" office:value-type="string">
            <text:p>TDDFT</text:p>
          </table:table-cell>
          <table:table-cell table:style-name="ce18" office:value-type="string">
            <text:p>pbe0</text:p>
          </table:table-cell>
          <table:table-cell table:style-name="ce18" office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810385167781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46561189232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12582436272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478712582369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57559143008993">
            <text:p>-0.75755914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7736817587181">
            <text:p>-1.6773681759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7663626013543">
            <text:p>-2.57663626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0687294606038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29]-[.F128]" office:value-type="float" office:value="0.123479373769107">
            <text:p>0.1234793738</text:p>
          </table:table-cell>
          <table:table-cell table:style-name="ce11" table:formula="of:=[.F130]*conv" office:value-type="float" office:value="3.36004471745039">
            <text:p>3.3600447175</text:p>
          </table:table-cell>
          <table:table-cell table:style-name="ce24" table:formula="of:=[.G123]-[.G130]" office:value-type="float" office:value="0.520859112890053">
            <text:p>0.5208591129</text:p>
          </table:table-cell>
          <table:table-cell/>
          <table:table-cell table:style-name="Default" table:number-columns-repeated="2"/>
          <table:table-cell table:style-name="ce11" table:formula="of:=[.L129]-[.L128]" office:value-type="float" office:value="0.0691930133601901">
            <text:p>0.0691930134</text:p>
          </table:table-cell>
          <table:table-cell table:style-name="ce11" table:formula="of:=[.L130]*conv" office:value-type="float" office:value="1.88283769125777">
            <text:p>1.8828376913</text:p>
          </table:table-cell>
          <table:table-cell table:style-name="ce24" table:formula="of:=[.M123]-[.M130]" office:value-type="float" office:value="0.688695293287908">
            <text:p>0.6886952933</text:p>
          </table:table-cell>
          <table:table-cell/>
          <table:table-cell table:style-name="Default" table:number-columns-repeated="2"/>
          <table:table-cell table:style-name="ce11" table:formula="of:=[.R129]-[.R128]" office:value-type="float" office:value="0.0359461761365698">
            <text:p>0.0359461761</text:p>
          </table:table-cell>
          <table:table-cell table:style-name="ce11" table:formula="of:=[.R130]*conv" office:value-type="float" office:value="0.978145220156926">
            <text:p>0.9781452202</text:p>
          </table:table-cell>
          <table:table-cell table:style-name="ce24" table:formula="of:=[.S123]-[.S130]" office:value-type="float" office:value="0.89513563522293">
            <text:p>0.8951356352</text:p>
          </table:table-cell>
          <table:table-cell/>
          <table:table-cell table:style-name="Default" table:number-columns-repeated="2"/>
          <table:table-cell table:style-name="ce11" table:formula="of:=[.X129]-[.X128]" office:value-type="float" office:value="0.0718396363086198">
            <text:p>0.0718396363</text:p>
          </table:table-cell>
          <table:table-cell table:style-name="ce11" table:formula="of:=[.X130]*conv" office:value-type="float" office:value="1.95485596593401">
            <text:p>1.9548559659</text:p>
          </table:table-cell>
          <table:table-cell table:style-name="ce24" table:formula="of:=[.Y123]-[.Y130]" office:value-type="float" office:value="-0.513969193456812">
            <text:p>-0.5139691935</text:p>
          </table:table-cell>
          <table:table-cell/>
          <table:table-cell table:style-name="Default" table:number-columns-repeated="2"/>
          <table:table-cell table:style-name="ce11" table:formula="of:=[.AD128]-[.AD129]" office:value-type="float" office:value="0">
            <text:p>0</text:p>
          </table:table-cell>
          <table:table-cell table:style-name="ce11" table:formula="of:=[.AD130]*conv" office:value-type="float" office:value="0">
            <text:p>0</text:p>
          </table:table-cell>
          <table:table-cell table:style-name="ce24" table:formula="of:=[.AE123]-[.AE130]" office:value-type="float" office:value="1.14271901129911">
            <text:p>1.1427190113</text:p>
          </table:table-cell>
          <table:table-cell/>
          <table:table-cell table:style-name="Default" table:number-columns-repeated="2"/>
          <table:table-cell table:style-name="ce11" table:formula="of:=[.AJ128]-[.AJ129]" office:value-type="float" office:value="0">
            <text:p>0</text:p>
          </table:table-cell>
          <table:table-cell table:style-name="ce11" table:formula="of:=[.AJ130]*conv" office:value-type="float" office:value="0">
            <text:p>0</text:p>
          </table:table-cell>
          <table:table-cell table:style-name="ce24" table:formula="of:=[.AK123]-[.AK130]" office:value-type="float" office:value="0.92008456397708">
            <text:p>0.920084564</text:p>
          </table:table-cell>
          <table:table-cell table:number-columns-repeated="986"/>
        </table:table-row>
        <table:table-row table:style-name="ro1">
          <table:table-cell table:style-name="ce19"/>
          <table:table-cell table:number-columns-repeated="6"/>
          <table:table-cell table:style-name="ce20" table:formula="of:=ABS(([.H130]/[.G130])*100)" office:value-type="float" office:value="15.5015530056779">
            <text:p>15.5015530057</text:p>
          </table:table-cell>
          <table:table-cell table:number-columns-repeated="5"/>
          <table:table-cell table:style-name="ce20" table:formula="of:=ABS(([.N130]/[.M130])*100)" office:value-type="float" office:value="36.577517886199">
            <text:p>36.5775178862</text:p>
          </table:table-cell>
          <table:table-cell table:number-columns-repeated="5"/>
          <table:table-cell table:style-name="ce20" table:formula="of:=ABS(([.T130]/[.S130])*100)" office:value-type="float" office:value="91.513572501977">
            <text:p>91.513572502</text:p>
          </table:table-cell>
          <table:table-cell table:number-columns-repeated="5"/>
          <table:table-cell table:style-name="ce20" table:formula="of:=ABS(([.Z130]/[.Y130])*100)" office:value-type="float" office:value="26.2919213698306">
            <text:p>26.2919213698</text:p>
          </table:table-cell>
          <table:table-cell table:number-columns-repeated="5"/>
          <table:table-cell table:style-name="ce20" table:formula="of:=ABS(([.AF130]/[.AE130])*100)" office:value-type="float" office:value="0">
            <text:p>#DIV/0!</text:p>
          </table:table-cell>
          <table:table-cell table:number-columns-repeated="5"/>
          <table:table-cell table:style-name="ce20" table:formula="of:=ABS(([.AL130]/[.AK130])*100)" office:value-type="float" office:value="0">
            <text:p>#DIV/0!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>
            <text:p>Reference alkenes</text:p>
          </table:table-cell>
          <table:table-cell table:style-name="ce17" table:number-columns-repeated="2"/>
          <table:table-cell table:style-name="ce17" office:value-type="string">
            <text:p>TDDFT</text:p>
          </table:table-cell>
          <table:table-cell table:style-name="ce17" office:value-type="string">
            <text:p>cist</text:p>
          </table:table-cell>
          <table:table-cell table:style-name="ce17" office:value-type="string">
            <text:p>pbe0</text:p>
          </table:table-cell>
          <table:table-cell table:style-name="ce17" office:value-type="string">
            <text:p>m4</text:p>
          </table:table-cell>
          <table:table-cell table:style-name="ce17" table:number-columns-repeated="1014"/>
        </table:table-row>
        <table:table-row table:style-name="ro6">
          <table:table-cell table:number-columns-repeated="3"/>
          <table:table-cell table:style-name="ce26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/>
          <table:table-cell>
            <draw:frame table:end-cell-address="'Short Alkene Results'.AS145" table:end-x="0.528cm" table:end-y="0.252cm" draw:z-index="7" draw:style-name="gr1" draw:text-style-name="P1" svg:width="13cm" svg:height="6.21cm" svg:x="1.699cm" svg:y="0.186cm">
              <draw:object draw:notify-on-update-of-ranges="'Short Alkene Results'.D132:'Short Alkene Results'.D132 'Short Alkene Results'.D139:'Short Alkene Results'.D13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78.4153306392">
            <text:p>-78.41533063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55.6654434476">
            <text:p>-155.6654434476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32.917440644">
            <text:p>-232.91744064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10.1701241947">
            <text:p>-310.1701241947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87.4231073868">
            <text:p>-387.42310738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64.6762416862">
            <text:p>-464.6762416862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78.2543654466982">
            <text:p>-78.254365446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55.551583351341">
            <text:p>-155.5515833513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32.82845312666">
            <text:p>-232.828453126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10.096174081813">
            <text:p>-310.096174081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387.359153961028">
            <text:p>-387.3591539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464.619387451927">
            <text:p>-464.61938745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36]-[.F135]" office:value-type="float" office:value="0.160965192501791">
            <text:p>0.1609651925</text:p>
          </table:table-cell>
          <table:table-cell table:style-name="ce11" table:formula="of:=[.F137]*conv" office:value-type="float" office:value="4.38008574428276">
            <text:p>4.3800857443</text:p>
          </table:table-cell>
          <table:table-cell table:number-columns-repeated="2"/>
          <table:table-cell table:style-name="Default" table:number-columns-repeated="2"/>
          <table:table-cell table:style-name="ce11" table:formula="of:=[.L136]-[.L135]" office:value-type="float" office:value="0.113860096259003">
            <text:p>0.1138600963</text:p>
          </table:table-cell>
          <table:table-cell table:style-name="ce11" table:formula="of:=[.L137]*conv" office:value-type="float" office:value="3.09829085851075">
            <text:p>3.0982908585</text:p>
          </table:table-cell>
          <table:table-cell table:number-columns-repeated="2"/>
          <table:table-cell table:style-name="Default" table:number-columns-repeated="2"/>
          <table:table-cell table:style-name="ce11" table:formula="of:=[.R136]-[.R135]" office:value-type="float" office:value="0.0889875173400014">
            <text:p>0.0889875173</text:p>
          </table:table-cell>
          <table:table-cell table:style-name="ce11" table:formula="of:=[.R137]*conv" office:value-type="float" office:value="2.4214735500392">
            <text:p>2.42147355</text:p>
          </table:table-cell>
          <table:table-cell table:number-columns-repeated="2"/>
          <table:table-cell table:style-name="Default" table:number-columns-repeated="2"/>
          <table:table-cell table:style-name="ce11" table:formula="of:=[.X136]-[.X135]" office:value-type="float" office:value="0.0739501128870188">
            <text:p>0.0739501129</text:p>
          </table:table-cell>
          <table:table-cell table:style-name="ce11" table:formula="of:=[.X137]*conv" office:value-type="float" office:value="2.01228495558707">
            <text:p>2.0122849556</text:p>
          </table:table-cell>
          <table:table-cell table:number-columns-repeated="2"/>
          <table:table-cell table:style-name="Default" table:number-columns-repeated="2"/>
          <table:table-cell table:style-name="ce11" table:formula="of:=[.AD136]-[.AD135]" office:value-type="float" office:value="0.0639534257719561">
            <text:p>0.0639534258</text:p>
          </table:table-cell>
          <table:table-cell table:style-name="ce11" table:formula="of:=[.AD137]*conv" office:value-type="float" office:value="1.74026125877291">
            <text:p>1.7402612588</text:p>
          </table:table-cell>
          <table:table-cell table:number-columns-repeated="2"/>
          <table:table-cell table:style-name="Default" table:number-columns-repeated="2"/>
          <table:table-cell table:style-name="ce11" table:formula="of:=[.AJ136]-[.AJ135]" office:value-type="float" office:value="0.0568542342729756">
            <text:p>0.0568542343</text:p>
          </table:table-cell>
          <table:table-cell table:style-name="ce11" table:formula="of:=[.AJ137]*conv" office:value-type="float" office:value="1.54708242925502">
            <text:p>1.5470824293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>
            <text:p>Pseudo-alkene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8"/>
          <table:table-cell table:style-name="ce18" office:value-type="string">
            <text:p>TDDFT</text:p>
          </table:table-cell>
          <table:table-cell table:style-name="ce18" office:value-type="string">
            <text:p>pbe0</text:p>
          </table:table-cell>
          <table:table-cell table:style-name="ce18" office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0.8810385167781">
            <text:p>-0.8810385168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1.746561189232">
            <text:p>-1.7465611892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2.612582436272">
            <text:p>-2.6125824363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3.478712582369">
            <text:p>-3.4787125824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4.344751698143">
            <text:p>-4.3447516981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 office:value-type="float" office:value="-5.210750381937">
            <text:p>-5.2107503819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 office:value-type="float" office:value="-0.722702763773763">
            <text:p>-0.7227027638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 office:value-type="float" office:value="-1.63555700096005">
            <text:p>-1.63555700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 office:value-type="float" office:value="-2.52608019700089">
            <text:p>-2.526080197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 office:value-type="float" office:value="-3.40687294606038">
            <text:p>-3.4068729461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 office:value-type="float" office:value="-4.28260882016435">
            <text:p>-4.2826088202</text:p>
          </table:table-cell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 office:value-type="float" office:value="-5.15543614623076">
            <text:p>-5.1554361462</text:p>
          </table:table-cell>
          <table:table-cell table:style-name="Default"/>
          <table:table-cell table:number-columns-repeated="987"/>
        </table:table-row>
        <table:table-row table:style-name="ro1">
          <table:table-cell office:value-type="string">
            <text:p>Max s-t % error</text:p>
          </table:table-cell>
          <table:table-cell office:value-type="string">
            <text:p>Avg</text:p>
          </table:table-cell>
          <table:table-cell/>
          <table:table-cell table:style-name="Default" table:number-columns-repeated="2"/>
          <table:table-cell table:style-name="ce11" table:formula="of:=[.F143]-[.F142]" office:value-type="float" office:value="0.158335753004337">
            <text:p>0.158335753</text:p>
          </table:table-cell>
          <table:table-cell table:style-name="ce11" table:formula="of:=[.F144]*conv" office:value-type="float" office:value="4.30853505509804">
            <text:p>4.3085350551</text:p>
          </table:table-cell>
          <table:table-cell table:style-name="ce24" table:formula="of:=[.G137]-[.G144]" office:value-type="float" office:value="0.0715506891847193">
            <text:p>0.0715506892</text:p>
          </table:table-cell>
          <table:table-cell/>
          <table:table-cell table:style-name="Default" table:number-columns-repeated="2"/>
          <table:table-cell table:style-name="ce11" table:formula="of:=[.L143]-[.L142]" office:value-type="float" office:value="0.11100418827195">
            <text:p>0.1110041883</text:p>
          </table:table-cell>
          <table:table-cell table:style-name="ce11" table:formula="of:=[.L144]*conv" office:value-type="float" office:value="3.02057764817843">
            <text:p>3.0205776482</text:p>
          </table:table-cell>
          <table:table-cell table:style-name="ce24" table:formula="of:=[.M137]-[.M144]" office:value-type="float" office:value="0.0777132103323241">
            <text:p>0.0777132103</text:p>
          </table:table-cell>
          <table:table-cell/>
          <table:table-cell table:style-name="Default" table:number-columns-repeated="2"/>
          <table:table-cell table:style-name="ce11" table:formula="of:=[.R143]-[.R142]" office:value-type="float" office:value="0.0865022392711099">
            <text:p>0.0865022393</text:p>
          </table:table-cell>
          <table:table-cell table:style-name="ce11" table:formula="of:=[.R144]*conv" office:value-type="float" office:value="2.35384569291717">
            <text:p>2.3538456929</text:p>
          </table:table-cell>
          <table:table-cell table:style-name="ce24" table:formula="of:=[.S137]-[.S144]" office:value-type="float" office:value="0.0676278571220252">
            <text:p>0.0676278571</text:p>
          </table:table-cell>
          <table:table-cell/>
          <table:table-cell table:style-name="Default" table:number-columns-repeated="2"/>
          <table:table-cell table:style-name="ce11" table:formula="of:=[.X143]-[.X142]" office:value-type="float" office:value="0.0718396363086198">
            <text:p>0.0718396363</text:p>
          </table:table-cell>
          <table:table-cell table:style-name="ce11" table:formula="of:=[.X144]*conv" office:value-type="float" office:value="1.95485596593401">
            <text:p>1.9548559659</text:p>
          </table:table-cell>
          <table:table-cell table:style-name="ce24" table:formula="of:=[.Y137]-[.Y144]" office:value-type="float" office:value="0.05742898965306">
            <text:p>0.0574289897</text:p>
          </table:table-cell>
          <table:table-cell/>
          <table:table-cell table:style-name="Default" table:number-columns-repeated="2"/>
          <table:table-cell table:style-name="ce11" table:formula="of:=[.AD143]-[.AD142]" office:value-type="float" office:value="0.0621428779786495">
            <text:p>0.062142878</text:p>
          </table:table-cell>
          <table:table-cell table:style-name="ce11" table:formula="of:=[.AD144]*conv" office:value-type="float" office:value="1.69099374661361">
            <text:p>1.6909937466</text:p>
          </table:table-cell>
          <table:table-cell table:style-name="ce24" table:formula="of:=[.AE137]-[.AE144]" office:value-type="float" office:value="0.049267512159292">
            <text:p>0.0492675122</text:p>
          </table:table-cell>
          <table:table-cell/>
          <table:table-cell table:style-name="Default" table:number-columns-repeated="2"/>
          <table:table-cell table:style-name="ce11" table:formula="of:=[.AJ143]-[.AJ142]" office:value-type="float" office:value="0.0553142357062404">
            <text:p>0.0553142357</text:p>
          </table:table-cell>
          <table:table-cell table:style-name="ce11" table:formula="of:=[.AJ144]*conv" office:value-type="float" office:value="1.50517693612614">
            <text:p>1.5051769361</text:p>
          </table:table-cell>
          <table:table-cell table:style-name="ce24" table:formula="of:=[.AK137]-[.AK144]" office:value-type="float" office:value="0.041905493128882">
            <text:p>0.0419054931</text:p>
          </table:table-cell>
          <table:table-cell table:number-columns-repeated="986"/>
        </table:table-row>
        <table:table-row table:style-name="ro1">
          <table:table-cell table:style-name="ce19" table:formula="of:=MAX(MAX([.H145];[.N145];[.T145];[.Z145];[.AF145];[.AL145]);-MIN([.H145];[.N145];[.T145];[.Z145];[.AF145];[.AL145]))" office:value-type="float" office:value="2.93776066645508">
            <text:p>2.9377606665</text:p>
          </table:table-cell>
          <table:table-cell table:style-name="ce20" table:formula="of:=AVERAGE([.H145];[.N145];[.T145];[.Z145];[.AF145];[.AL145])" office:value-type="float" office:value="2.62365357030314">
            <text:p>2.6236535703</text:p>
          </table:table-cell>
          <table:table-cell table:number-columns-repeated="5"/>
          <table:table-cell table:style-name="ce20" table:formula="of:=ABS(([.H144]/[.G144])*100)" office:value-type="float" office:value="1.6606732513423">
            <text:p>1.6606732513</text:p>
          </table:table-cell>
          <table:table-cell table:number-columns-repeated="5"/>
          <table:table-cell table:style-name="ce20" table:formula="of:=ABS(([.N144]/[.M144])*100)" office:value-type="float" office:value="2.57279300133832">
            <text:p>2.5727930013</text:p>
          </table:table-cell>
          <table:table-cell table:number-columns-repeated="5"/>
          <table:table-cell table:style-name="ce20" table:formula="of:=ABS(([.T144]/[.S144])*100)" office:value-type="float" office:value="2.87307945994593">
            <text:p>2.8730794599</text:p>
          </table:table-cell>
          <table:table-cell table:number-columns-repeated="5"/>
          <table:table-cell table:style-name="ce20" table:formula="of:=ABS(([.Z144]/[.Y144])*100)" office:value-type="float" office:value="2.93776066645508">
            <text:p>2.9377606665</text:p>
          </table:table-cell>
          <table:table-cell table:number-columns-repeated="5"/>
          <table:table-cell table:style-name="ce20" table:formula="of:=ABS(([.AF144]/[.AE144])*100)" office:value-type="float" office:value="2.9135242077598">
            <text:p>2.9135242078</text:p>
          </table:table-cell>
          <table:table-cell table:number-columns-repeated="5"/>
          <table:table-cell table:style-name="ce20" table:formula="of:=ABS(([.AL144]/[.AK144])*100)" office:value-type="float" office:value="2.78409083497744">
            <text:p>2.784090835</text:p>
          </table:table-cell>
          <table:table-cell table:number-columns-repeated="986"/>
        </table:table-row>
        <table:table-row table:style-name="ro1">
          <table:table-cell table:style-name="ce17" table:number-columns-repeated="3"/>
          <table:table-cell table:style-name="ce22" office:value-type="string">
            <text:p>Reference alkenes</text:p>
          </table:table-cell>
          <table:table-cell table:style-name="ce17" table:number-columns-repeated="2"/>
          <table:table-cell table:style-name="ce17" office:value-type="string">
            <text:p>TDDFT</text:p>
          </table:table-cell>
          <table:table-cell table:style-name="ce17" office:value-type="string">
            <text:p>pbe0</text:p>
          </table:table-cell>
          <table:table-cell table:style-name="ce17" office:value-type="string">
            <text:p>m4</text:p>
          </table:table-cell>
          <table:table-cell table:style-name="ce17" table:number-columns-repeated="1015"/>
        </table:table-row>
        <table:table-row table:style-name="ro6">
          <table:table-cell table:number-columns-repeated="3"/>
          <table:table-cell table:style-name="ce26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49]-[.F150]" office:value-type="float" office:value="0">
            <text:p>0</text:p>
          </table:table-cell>
          <table:table-cell table:style-name="ce11" table:formula="of:=[.F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49]-[.L150]" office:value-type="float" office:value="0">
            <text:p>0</text:p>
          </table:table-cell>
          <table:table-cell table:style-name="ce11" table:formula="of:=[.L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49]-[.R150]" office:value-type="float" office:value="0">
            <text:p>0</text:p>
          </table:table-cell>
          <table:table-cell table:style-name="ce11" table:formula="of:=[.R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49]-[.X150]" office:value-type="float" office:value="0">
            <text:p>0</text:p>
          </table:table-cell>
          <table:table-cell table:style-name="ce11" table:formula="of:=[.X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49]-[.AD150]" office:value-type="float" office:value="0">
            <text:p>0</text:p>
          </table:table-cell>
          <table:table-cell table:style-name="ce11" table:formula="of:=[.AD151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49]-[.AJ150]" office:value-type="float" office:value="0">
            <text:p>0</text:p>
          </table:table-cell>
          <table:table-cell table:style-name="ce11" table:formula="of:=[.AJ151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49]-[.F152]" office:value-type="float" office:value="0">
            <text:p>0</text:p>
          </table:table-cell>
          <table:table-cell table:style-name="Default" table:formula="of:=[.F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49]-[.L152]" office:value-type="float" office:value="0">
            <text:p>0</text:p>
          </table:table-cell>
          <table:table-cell table:style-name="Default" table:formula="of:=[.L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49]-[.R152]" office:value-type="float" office:value="0">
            <text:p>0</text:p>
          </table:table-cell>
          <table:table-cell table:style-name="Default" table:formula="of:=[.R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49]-[.X152]" office:value-type="float" office:value="0">
            <text:p>0</text:p>
          </table:table-cell>
          <table:table-cell table:style-name="Default" table:formula="of:=[.X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49]-[.AD152]" office:value-type="float" office:value="0">
            <text:p>0</text:p>
          </table:table-cell>
          <table:table-cell table:style-name="Default" table:formula="of:=[.AD153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49]-[.AJ152]" office:value-type="float" office:value="0">
            <text:p>0</text:p>
          </table:table-cell>
          <table:table-cell table:style-name="Default" table:formula="of:=[.AJ153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3"/>
          <table:table-cell table:style-name="ce18" office:value-type="string">
            <text:p>Pseudo-alkene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8"/>
          <table:table-cell table:style-name="ce18" office:value-type="string">
            <text:p>TDDFT</text:p>
          </table:table-cell>
          <table:table-cell table:style-name="ce18" office:value-type="string">
            <text:p>pbe0</text:p>
          </table:table-cell>
          <table:table-cell table:style-name="ce18" office:value-type="string">
            <text:p>m4</text:p>
          </table:table-cell>
          <table:table-cell table:style-name="ce18" table:number-columns-repeated="1008"/>
        </table:table-row>
        <table:table-row table:style-name="ro6">
          <table:table-cell table:number-columns-repeated="3"/>
          <table:table-cell table:style-name="ce26" office:value-type="string">
            <text:p>C<text:span text:style-name="T1">2</text:span>H<text:span text:style-name="T1">4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<text:span text:style-name="T1">₄</text:span>H₆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₆H₈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₈H₁₀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₀H₁<text:span text:style-name="T1">₂</text:span></text:p>
          </table:table-cell>
          <table:table-cell table:style-name="Default" table:number-columns-repeated="3"/>
          <table:table-cell table:number-columns-repeated="2"/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Default" table:number-columns-repeated="3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office:value-type="string">
            <text:p>1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2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3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4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5 a" orbital eV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office:value-type="string">
            <text:p>6 a" orbital eV</text:p>
          </table:table-cell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Singlet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office:value-type="string">
            <text:p>Triplet 2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3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4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5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6a”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office:value-type="string">
            <text:p>Triplet 7a”</text:p>
          </table:table-cell>
          <table:table-cell table:style-name="Default"/>
          <table:table-cell table:style-name="Default"/>
          <table:table-cell table:number-columns-repeated="987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ce11" table:formula="of:=[.F158]-[.F159]" office:value-type="float" office:value="0">
            <text:p>0</text:p>
          </table:table-cell>
          <table:table-cell table:style-name="ce11" table:formula="of:=[.F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L158]-[.L159]" office:value-type="float" office:value="0">
            <text:p>0</text:p>
          </table:table-cell>
          <table:table-cell table:style-name="ce11" table:formula="of:=[.L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R158]-[.R159]" office:value-type="float" office:value="0">
            <text:p>0</text:p>
          </table:table-cell>
          <table:table-cell table:style-name="ce11" table:formula="of:=[.R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X158]-[.X159]" office:value-type="float" office:value="0">
            <text:p>0</text:p>
          </table:table-cell>
          <table:table-cell table:style-name="ce11" table:formula="of:=[.X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D158]-[.AD159]" office:value-type="float" office:value="0">
            <text:p>0</text:p>
          </table:table-cell>
          <table:table-cell table:style-name="ce11" table:formula="of:=[.AD160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1" table:formula="of:=[.AJ158]-[.AJ159]" office:value-type="float" office:value="0">
            <text:p>0</text:p>
          </table:table-cell>
          <table:table-cell table:style-name="ce11" table:formula="of:=[.AJ160]*conv" office:value-type="float" office:value="0">
            <text:p>0</text:p>
          </table:table-cell>
          <table:table-cell table:number-columns-repeated="987"/>
        </table:table-row>
        <table:table-row table:style-name="ro1">
          <table:table-cell table:number-columns-repeated="3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 table:number-columns-repeated="2"/>
          <table:table-cell table:style-name="Default"/>
          <table:table-cell table:style-name="Default" office:value-type="string">
            <text:p>cation</text:p>
          </table:table-cell>
          <table:table-cell table:style-name="Default"/>
          <table:table-cell table:style-name="Default"/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table:formula="of:=[.F158]-[.F161]" office:value-type="float" office:value="0">
            <text:p>0</text:p>
          </table:table-cell>
          <table:table-cell table:style-name="Default" table:formula="of:=[.F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L158]-[.L161]" office:value-type="float" office:value="0">
            <text:p>0</text:p>
          </table:table-cell>
          <table:table-cell table:style-name="Default" table:formula="of:=[.L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R158]-[.R161]" office:value-type="float" office:value="0">
            <text:p>0</text:p>
          </table:table-cell>
          <table:table-cell table:style-name="Default" table:formula="of:=[.R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X158]-[.X161]" office:value-type="float" office:value="0">
            <text:p>0</text:p>
          </table:table-cell>
          <table:table-cell table:style-name="Default" table:formula="of:=[.X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D158]-[.AD161]" office:value-type="float" office:value="0">
            <text:p>0</text:p>
          </table:table-cell>
          <table:table-cell table:style-name="Default" table:formula="of:=[.AD162]*conv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Default" table:formula="of:=[.AJ158]-[.AJ161]" office:value-type="float" office:value="0">
            <text:p>0</text:p>
          </table:table-cell>
          <table:table-cell table:style-name="Default" table:formula="of:=[.AJ162]*conv" office:value-type="float" office:value="0">
            <text:p>0</text:p>
          </table:table-cell>
          <table:table-cell/>
          <table:table-cell table:style-name="Default"/>
          <table:table-cell table:number-columns-repeated="985"/>
        </table:table-row>
        <table:table-row table:style-name="ro1">
          <table:table-cell table:number-columns-repeated="38"/>
          <table:table-cell table:style-name="ce11"/>
          <table:table-cell table:number-columns-repeated="985"/>
        </table:table-row>
        <table:table-row table:style-name="ro1">
          <table:table-cell table:number-columns-repeated="38"/>
          <table:table-cell table:style-name="Default"/>
          <table:table-cell table:number-columns-repeated="985"/>
        </table:table-row>
        <table:table-row table:style-name="ro1" table:number-rows-repeated="11">
          <table:table-cell table:number-columns-repeated="36"/>
          <table:table-cell table:style-name="Default" table:number-columns-repeated="3"/>
          <table:table-cell table:number-columns-repeated="985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Long Alkene Results" table:style-name="ta2" table:print="false">
        <table:table-column table:style-name="co10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1">
          <table:table-cell table:style-name="ce22" office:value-type="string">
            <text:p>Reference alkenes</text:p>
          </table:table-cell>
          <table:table-cell table:style-name="ce17" table:number-columns-repeated="2"/>
          <table:table-cell table:style-name="ce17" office:value-type="string">
            <text:p>hf</text:p>
          </table:table-cell>
          <table:table-cell table:style-name="ce17" table:number-columns-repeated="1020"/>
        </table:table-row>
        <table:table-row table:style-name="ro6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6.798">
            <text:p>-6.798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07">
            <text:p>-6.607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526">
            <text:p>-6.52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485">
            <text:p>-6.48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6.424">
            <text:p>-6.424</text:p>
          </table:table-cell>
          <table:table-cell/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69.4099017298">
            <text:p>-769.4099017298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3.54640951">
            <text:p>-1153.5464095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37.682917479">
            <text:p>-1537.68291747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21.819425365">
            <text:p>-1921.819425365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42.501964291">
            <text:p>-3842.501964291</text:p>
          </table:table-cell>
          <table:table-cell table:number-columns-repeated="3"/>
          <table:table-cell>
            <draw:frame table:end-cell-address="'Long Alkene Results'.AM20" table:end-x="2.137cm" table:end-y="0.202cm" draw:z-index="0" draw:style-name="gr1" draw:text-style-name="P1" svg:width="13cm" svg:height="6.089cm" svg:x="0.427cm" svg:y="0.148cm">
              <draw:object draw:notify-on-update-of-ranges="'Long Alkene Results'.A5:'Long Alkene Results'.A5 'Long Alkene Results'.A14:'Long Alkene Results'.A14" xlink:href="./Object 35" xlink:type="simple" xlink:show="embed" xlink:actuate="onLoad">
                <text:p/>
              </draw:object>
              <draw:image xlink:href="./ObjectReplacements/Object 35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S20" table:end-x="2.188cm" table:end-y="0.481cm" draw:z-index="5" draw:style-name="gr1" draw:text-style-name="P1" svg:width="13cm" svg:height="6.091cm" svg:x="0.478cm" svg:y="0.425cm">
              <draw:object draw:notify-on-update-of-ranges="'Long Alkene Results'.A5:'Long Alkene Results'.A5 'Long Alkene Results'.A14:'Long Alkene Results'.A14" xlink:href="./Object 40" xlink:type="simple" xlink:show="embed" xlink:actuate="onLoad">
                <text:p/>
              </draw:object>
              <draw:image xlink:href="./ObjectReplacements/Object 40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Y20" table:end-x="2.068cm" table:end-y="0.229cm" draw:z-index="10" draw:style-name="gr1" draw:text-style-name="P1" svg:width="13cm" svg:height="6.09cm" svg:x="0.359cm" svg:y="0.174cm">
              <draw:object draw:notify-on-update-of-ranges="'Long Alkene Results'.A5:'Long Alkene Results'.A5 'Long Alkene Results'.A14:'Long Alkene Results'.A14" xlink:href="./Object 45" xlink:type="simple" xlink:show="embed" xlink:actuate="onLoad">
                <text:p/>
              </draw:object>
              <draw:image xlink:href="./ObjectReplacements/Object 45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69.3824272861">
            <text:p>-769.382427286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3.55517669">
            <text:p>-1153.5551766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37.717825068">
            <text:p>-1537.71782506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21.86992586">
            <text:p>-1921.8699258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42.723486608">
            <text:p>-3842.723486608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]-[.F8]" office:value-type="float" office:value="0.0274744437000436">
            <text:p>0.0274744437</text:p>
          </table:table-cell>
          <table:table-cell table:style-name="ce11" table:formula="of:=[.F10]*conv" office:value-type="float" office:value="0.747617651445489">
            <text:p>0.7476176514</text:p>
          </table:table-cell>
          <table:table-cell table:style-name="ce2"/>
          <table:table-cell table:number-columns-repeated="3"/>
          <table:table-cell table:style-name="ce11" table:formula="of:=[.L9]-[.L8]" office:value-type="float" office:value="-0.0087671799999498">
            <text:p>-0.00876718</text:p>
          </table:table-cell>
          <table:table-cell table:style-name="ce11" table:formula="of:=[.L10]*conv" office:value-type="float" office:value="-0.238567105959344">
            <text:p>-0.238567106</text:p>
          </table:table-cell>
          <table:table-cell table:number-columns-repeated="4"/>
          <table:table-cell table:style-name="ce11" table:formula="of:=[.R9]-[.R8]" office:value-type="float" office:value="-0.0349075889998858">
            <text:p>-0.034907589</text:p>
          </table:table-cell>
          <table:table-cell table:style-name="ce11" table:formula="of:=[.R10]*conv" office:value-type="float" office:value="-0.949883826243862">
            <text:p>-0.9498838262</text:p>
          </table:table-cell>
          <table:table-cell table:number-columns-repeated="4"/>
          <table:table-cell table:style-name="ce11" table:formula="of:=[.X9]-[.X8]" office:value-type="float" office:value="-0.0505004950000512">
            <text:p>-0.050500495</text:p>
          </table:table-cell>
          <table:table-cell table:style-name="ce11" table:formula="of:=[.X10]*conv" office:value-type="float" office:value="-1.37418838688672">
            <text:p>-1.3741883869</text:p>
          </table:table-cell>
          <table:table-cell table:number-columns-repeated="4"/>
          <table:table-cell table:style-name="ce11" table:formula="of:=[.AD9]-[.AD8]" office:value-type="float" office:value="-0.221522316999653">
            <text:p>-0.221522317</text:p>
          </table:table-cell>
          <table:table-cell table:style-name="ce11" table:formula="of:=[.AD10]*conv" office:value-type="float" office:value="-6.02792894320846">
            <text:p>-6.027928943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69.2271826355">
            <text:p>-769.2271826355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3.395856851">
            <text:p>-1153.395856851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37.563618508">
            <text:p>-1537.563618508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21.73127705">
            <text:p>-1921.7312770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42.548889085">
            <text:p>-3842.548889085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11]-[.F8]" office:value-type="float" office:value="0.182719094300069">
            <text:p>0.1827190943</text:p>
          </table:table-cell>
          <table:table-cell table:formula="of:=[.F12]*conv" office:value-type="float" office:value="4.97203953049093">
            <text:p>4.9720395305</text:p>
          </table:table-cell>
          <table:table-cell table:style-name="ce2"/>
          <table:table-cell table:number-columns-repeated="3"/>
          <table:table-cell table:formula="of:=[.L11]-[.L8]" office:value-type="float" office:value="0.150552659000141">
            <text:p>0.150552659</text:p>
          </table:table-cell>
          <table:table-cell table:formula="of:=[.L12]*conv" office:value-type="float" office:value="4.09674629155022">
            <text:p>4.0967462916</text:p>
          </table:table-cell>
          <table:table-cell table:number-columns-repeated="4"/>
          <table:table-cell table:formula="of:=[.R11]-[.R8]" office:value-type="float" office:value="0.119298971000035">
            <text:p>0.119298971</text:p>
          </table:table-cell>
          <table:table-cell table:formula="of:=[.R12]*conv" office:value-type="float" office:value="3.24629017033629">
            <text:p>3.2462901703</text:p>
          </table:table-cell>
          <table:table-cell table:number-columns-repeated="4"/>
          <table:table-cell table:formula="of:=[.X11]-[.X8]" office:value-type="float" office:value="0.0881483149998985">
            <text:p>0.088148315</text:p>
          </table:table-cell>
          <table:table-cell table:formula="of:=[.X12]*conv" office:value-type="float" office:value="2.39863769248936">
            <text:p>2.3986376925</text:p>
          </table:table-cell>
          <table:table-cell table:number-columns-repeated="4"/>
          <table:table-cell table:formula="of:=[.AD11]-[.AD8]" office:value-type="float" office:value="-0.0469247940000059">
            <text:p>-0.046924794</text:p>
          </table:table-cell>
          <table:table-cell table:formula="of:=[.AD12]*conv" office:value-type="float" office:value="-1.27688861211745">
            <text:p>-1.276888612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21"/>
        </table:table-row>
        <table:table-row table:style-name="ro1">
          <table:table-cell table:style-name="ce18" office:value-type="string">
            <text:p>Pseudo-alkene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8" office:value-type="string">
            <text:p>hf</text:p>
          </table:table-cell>
          <table:table-cell table:style-name="ce18" table:number-columns-repeated="1014"/>
        </table:table-row>
        <table:table-row table:style-name="ro6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867">
            <text:p>-6.867</text:p>
          </table:table-cell>
          <table:table-cell table:style-name="ce24" table:formula="of:=[.G7]-[.G16]" office:value-type="float" office:value="0.069">
            <text:p>0.06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716">
            <text:p>-6.716</text:p>
          </table:table-cell>
          <table:table-cell table:style-name="ce24" table:formula="of:=[.M7]-[.M16]" office:value-type="float" office:value="0.109">
            <text:p>0.10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54">
            <text:p>-6.654</text:p>
          </table:table-cell>
          <table:table-cell table:style-name="ce24" table:formula="of:=[.S7]-[.S16]" office:value-type="float" office:value="0.128">
            <text:p>0.12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622">
            <text:p>-6.622</text:p>
          </table:table-cell>
          <table:table-cell table:style-name="ce24" table:formula="of:=[.Y7]-[.Y16]" office:value-type="float" office:value="0.137">
            <text:p>0.137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6.576">
            <text:p>-6.576</text:p>
          </table:table-cell>
          <table:table-cell table:style-name="ce24" table:formula="of:=[.AE7]-[.AE16]" office:value-type="float" office:value="0.152">
            <text:p>0.152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17];[.N17];[.T17];[.Z17];[.AF17];[.AL17]);-MIN([.H17];[.N17];[.T17];[.Z17];[.AF17];[.AL17]))" office:value-type="float" office:value="2.31143552311436">
            <text:p>2.3114355231</text:p>
          </table:table-cell>
          <table:table-cell table:style-name="ce20" table:formula="of:=AVERAGE([.H17];[.N17];[.T17];[.Z17];[.AF17];[.AL17])" office:value-type="float" office:value="1.78634946111655">
            <text:p>1.786349461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7.7498528047">
            <text:p>-7.7498528047</text:p>
          </table:table-cell>
          <table:table-cell/>
          <table:table-cell table:style-name="ce20" table:formula="of:=ABS(([.H16]/[.G16])*100)" office:value-type="float" office:value="1.00480559196155">
            <text:p>1.00480559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1.6117238478">
            <text:p>-11.6117238478</text:p>
          </table:table-cell>
          <table:table-cell/>
          <table:table-cell table:style-name="ce20" table:formula="of:=ABS(([.N16]/[.M16])*100)" office:value-type="float" office:value="1.62298987492555">
            <text:p>1.622989874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5.4736015985">
            <text:p>-15.4736015985</text:p>
          </table:table-cell>
          <table:table-cell/>
          <table:table-cell table:style-name="ce20" table:formula="of:=ABS(([.T16]/[.S16])*100)" office:value-type="float" office:value="1.92365494439435">
            <text:p>1.923654944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9.3354407017">
            <text:p>-19.3354407017</text:p>
          </table:table-cell>
          <table:table-cell/>
          <table:table-cell table:style-name="ce20" table:formula="of:=ABS(([.Z16]/[.Y16])*100)" office:value-type="float" office:value="2.06886137118695">
            <text:p>2.068861371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38.6448615003">
            <text:p>-38.6448615003</text:p>
          </table:table-cell>
          <table:table-cell/>
          <table:table-cell table:style-name="ce20" table:formula="of:=ABS(([.AF16]/[.AE16])*100)" office:value-type="float" office:value="2.31143552311436">
            <text:p>2.3114355231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7.7339619902">
            <text:p>-7.7339619902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.6481592967">
            <text:p>-11.648159296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5.5473181009">
            <text:p>-15.547318100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9.4564742238">
            <text:p>-19.456474223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38.9101691004">
            <text:p>-38.91016910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18]-[.F17]" office:value-type="float" office:value="0.0158908144999996">
            <text:p>0.0158908145</text:p>
          </table:table-cell>
          <table:table-cell table:style-name="ce11" table:formula="of:=[.F19]*conv" office:value-type="float" office:value="0.432411063377665">
            <text:p>0.4324110634</text:p>
          </table:table-cell>
          <table:table-cell table:style-name="ce24" table:formula="of:=[.G10]-[.G19]" office:value-type="float" office:value="0.315206588067824">
            <text:p>0.3152065881</text:p>
          </table:table-cell>
          <table:table-cell table:number-columns-repeated="3"/>
          <table:table-cell table:style-name="ce11" table:formula="of:=[.L18]-[.L17]" office:value-type="float" office:value="-0.0364354488999989">
            <text:p>-0.0364354489</text:p>
          </table:table-cell>
          <table:table-cell table:style-name="ce11" table:formula="of:=[.L19]*conv" office:value-type="float" office:value="-0.991459009447973">
            <text:p>-0.9914590094</text:p>
          </table:table-cell>
          <table:table-cell table:style-name="ce24" table:formula="of:=[.M10]-[.M19]" office:value-type="float" office:value="0.752891903488629">
            <text:p>0.7528919035</text:p>
          </table:table-cell>
          <table:table-cell table:number-columns-repeated="3"/>
          <table:table-cell table:style-name="ce11" table:formula="of:=[.R18]-[.R17]" office:value-type="float" office:value="-0.0737165023999999">
            <text:p>-0.0737165024</text:p>
          </table:table-cell>
          <table:table-cell table:style-name="ce11" table:formula="of:=[.R19]*conv" office:value-type="float" office:value="-2.00592809080157">
            <text:p>-2.0059280908</text:p>
          </table:table-cell>
          <table:table-cell table:style-name="ce24" table:formula="of:=[.S10]-[.S19]" office:value-type="float" office:value="1.05604426455771">
            <text:p>1.0560442646</text:p>
          </table:table-cell>
          <table:table-cell table:number-columns-repeated="3"/>
          <table:table-cell table:style-name="ce11" table:formula="of:=[.X18]-[.X17]" office:value-type="float" office:value="-0.121033522099999">
            <text:p>-0.1210335221</text:p>
          </table:table-cell>
          <table:table-cell table:style-name="ce11" table:formula="of:=[.X19]*conv" office:value-type="float" office:value="-3.29348970725233">
            <text:p>-3.2934897073</text:p>
          </table:table-cell>
          <table:table-cell table:style-name="ce24" table:formula="of:=[.Y10]-[.Y19]" office:value-type="float" office:value="1.91930132036561">
            <text:p>1.9193013204</text:p>
          </table:table-cell>
          <table:table-cell table:number-columns-repeated="3"/>
          <table:table-cell table:style-name="ce11" table:formula="of:=[.AD18]-[.AD17]" office:value-type="float" office:value="-0.265307600099995">
            <text:p>-0.2653076001</text:p>
          </table:table-cell>
          <table:table-cell table:style-name="ce11" table:formula="of:=[.AD19]*conv" office:value-type="float" office:value="-7.21938711709319">
            <text:p>-7.2193871171</text:p>
          </table:table-cell>
          <table:table-cell table:style-name="ce24" table:formula="of:=[.AE10]-[.AE19]" office:value-type="float" office:value="1.19145817388474">
            <text:p>1.1914581739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20];[.N20];[.T20];[.Z20];[.AF20];[.AL20]);-MIN([.H20];[.N20];[.T20];[.Z20];[.AF20];[.AL20]))" office:value-type="float" office:value="75.9377741605098">
            <text:p>75.9377741605</text:p>
          </table:table-cell>
          <table:table-cell table:style-name="ce20" table:formula="of:=AVERAGE([.H20];[.N20];[.T20];[.Z20];[.AF20];[.AL20])" office:value-type="float" office:value="55.2516544547192">
            <text:p>55.251654454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7.5632133964">
            <text:p>-7.5632133964</text:p>
          </table:table-cell>
          <table:table-cell/>
          <table:table-cell table:style-name="ce20" table:formula="of:=ABS(([.H19]/[.G19])*100)" office:value-type="float" office:value="72.8951256717787">
            <text:p>72.895125671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1.467281888">
            <text:p>-11.467281888</text:p>
          </table:table-cell>
          <table:table-cell/>
          <table:table-cell table:style-name="ce20" table:formula="of:=ABS(([.N19]/[.M19])*100)" office:value-type="float" office:value="75.9377741605098">
            <text:p>75.937774160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5.3712819937">
            <text:p>-15.3712819937</text:p>
          </table:table-cell>
          <table:table-cell/>
          <table:table-cell table:style-name="ce20" table:formula="of:=ABS(([.T19]/[.S19])*100)" office:value-type="float" office:value="52.6461675969507">
            <text:p>52.64616759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9.2753528715">
            <text:p>-19.2753528715</text:p>
          </table:table-cell>
          <table:table-cell/>
          <table:table-cell table:style-name="ce20" table:formula="of:=ABS(([.Z19]/[.Y19])*100)" office:value-type="float" office:value="58.2756131327592">
            <text:p>58.275613132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38.7513702649">
            <text:p>-38.7513702649</text:p>
          </table:table-cell>
          <table:table-cell/>
          <table:table-cell table:style-name="ce20" table:formula="of:=ABS(([.AF19]/[.AE19])*100)" office:value-type="float" office:value="16.5035917115976">
            <text:p>16.5035917116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20]-[.F17]" office:value-type="float" office:value="0.1866394083">
            <text:p>0.1866394083</text:p>
          </table:table-cell>
          <table:table-cell table:formula="of:=[.F21]*conv" office:value-type="float" office:value="5.07871670210378">
            <text:p>5.0787167021</text:p>
          </table:table-cell>
          <table:table-cell table:style-name="ce24" table:formula="of:=[.G12]-[.G21]" office:value-type="float" office:value="-0.106677171612852">
            <text:p>-0.1066771716</text:p>
          </table:table-cell>
          <table:table-cell table:number-columns-repeated="3"/>
          <table:table-cell table:formula="of:=[.L20]-[.L17]" office:value-type="float" office:value="0.1444419598">
            <text:p>0.1444419598</text:p>
          </table:table-cell>
          <table:table-cell table:formula="of:=[.L21]*conv" office:value-type="float" office:value="3.93046570605134">
            <text:p>3.9304657061</text:p>
          </table:table-cell>
          <table:table-cell table:style-name="ce24" table:formula="of:=[.M12]-[.M21]" office:value-type="float" office:value="0.166280585498878">
            <text:p>0.1662805855</text:p>
          </table:table-cell>
          <table:table-cell table:number-columns-repeated="3"/>
          <table:table-cell table:formula="of:=[.R20]-[.R17]" office:value-type="float" office:value="0.1023196048">
            <text:p>0.1023196048</text:p>
          </table:table-cell>
          <table:table-cell table:formula="of:=[.R21]*conv" office:value-type="float" office:value="2.78425810810084">
            <text:p>2.7842581081</text:p>
          </table:table-cell>
          <table:table-cell table:style-name="ce24" table:formula="of:=[.S12]-[.S21]" office:value-type="float" office:value="0.462032062235451">
            <text:p>0.4620320622</text:p>
          </table:table-cell>
          <table:table-cell table:number-columns-repeated="3"/>
          <table:table-cell table:formula="of:=[.X20]-[.X17]" office:value-type="float" office:value="0.0600878302000005">
            <text:p>0.0600878302</text:p>
          </table:table-cell>
          <table:table-cell table:formula="of:=[.X21]*conv" office:value-type="float" office:value="1.63507305134293">
            <text:p>1.6350730513</text:p>
          </table:table-cell>
          <table:table-cell table:style-name="ce24" table:formula="of:=[.Y12]-[.Y21]" office:value-type="float" office:value="0.763564641146429">
            <text:p>0.7635646411</text:p>
          </table:table-cell>
          <table:table-cell table:number-columns-repeated="3"/>
          <table:table-cell table:formula="of:=[.AD20]-[.AD17]" office:value-type="float" office:value="-0.106508764599994">
            <text:p>-0.1065087646</text:p>
          </table:table-cell>
          <table:table-cell table:formula="of:=[.AD21]*conv" office:value-type="float" office:value="-2.89825094615042">
            <text:p>-2.8982509462</text:p>
          </table:table-cell>
          <table:table-cell table:style-name="ce24" table:formula="of:=[.AE12]-[.AE21]" office:value-type="float" office:value="1.62136233403297">
            <text:p>1.621362334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22];[.N22];[.T22];[.Z22];[.AF22];[.AL22]);-MIN([.H22];[.N22];[.T22];[.Z22];[.AF22];[.AL22]))" office:value-type="float" office:value="55.9427863272684">
            <text:p>55.9427863273</text:p>
          </table:table-cell>
          <table:table-cell table:style-name="ce20" table:formula="of:=AVERAGE([.H22];[.N22];[.T22];[.Z22];[.AF22];[.AL22])" office:value-type="float" office:value="25.113474729253">
            <text:p>25.1134747293</text:p>
          </table:table-cell>
          <table:table-cell table:number-columns-repeated="5"/>
          <table:table-cell table:style-name="ce20" table:formula="of:=ABS(([.H21]/[.G21])*100)" office:value-type="float" office:value="2.10047494022777">
            <text:p>2.1004749402</text:p>
          </table:table-cell>
          <table:table-cell table:number-columns-repeated="5"/>
          <table:table-cell table:style-name="ce20" table:formula="of:=ABS(([.N21]/[.M21])*100)" office:value-type="float" office:value="4.23055683307127">
            <text:p>4.2305568331</text:p>
          </table:table-cell>
          <table:table-cell table:number-columns-repeated="5"/>
          <table:table-cell table:style-name="ce20" table:formula="of:=ABS(([.T21]/[.S21])*100)" office:value-type="float" office:value="16.5944407557317">
            <text:p>16.5944407557</text:p>
          </table:table-cell>
          <table:table-cell table:number-columns-repeated="5"/>
          <table:table-cell table:style-name="ce20" table:formula="of:=ABS(([.Z21]/[.Y21])*100)" office:value-type="float" office:value="46.6991147899658">
            <text:p>46.69911479</text:p>
          </table:table-cell>
          <table:table-cell table:number-columns-repeated="5"/>
          <table:table-cell table:style-name="ce20" table:formula="of:=ABS(([.AF21]/[.AE21])*100)" office:value-type="float" office:value="55.9427863272684">
            <text:p>55.9427863273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2" office:value-type="string">
            <text:p>Reference alkenes</text:p>
          </table:table-cell>
          <table:table-cell table:style-name="ce17" table:number-columns-repeated="2"/>
          <table:table-cell table:style-name="ce17" office:value-type="string">
            <text:p>pbe0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6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5.065">
            <text:p>-5.065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61">
            <text:p>-4.861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55">
            <text:p>-4.75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702">
            <text:p>-4.702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603">
            <text:p>-4.603</text:p>
          </table:table-cell>
          <table:table-cell/>
          <table:table-cell table:style-name="ce2"/>
          <table:table-cell/>
          <table:table-cell table:style-name="ce2" table:number-columns-repeated="5"/>
          <table:table-cell table:style-name="ce2">
            <draw:frame table:end-cell-address="'Long Alkene Results'.AS37" table:end-x="2.113cm" table:end-y="0.282cm" draw:z-index="6" draw:style-name="gr1" draw:text-style-name="P1" svg:width="13cm" svg:height="5.918cm" svg:x="0.403cm" svg:y="0.398cm">
              <draw:object draw:notify-on-update-of-ranges="'Long Alkene Results'.A23:'Long Alkene Results'.A23 'Long Alkene Results'.A32:'Long Alkene Results'.A32" xlink:href="./Object 41" xlink:type="simple" xlink:show="embed" xlink:actuate="onLoad">
                <text:p/>
              </draw:object>
              <draw:image xlink:href="./ObjectReplacements/Object 41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Y37" table:end-x="2.122cm" table:end-y="0.328cm" draw:z-index="11" draw:style-name="gr1" draw:text-style-name="P1" svg:width="13cm" svg:height="5.92cm" svg:x="0.413cm" svg:y="0.442cm">
              <draw:object draw:notify-on-update-of-ranges="'Long Alkene Results'.A23:'Long Alkene Results'.A23 'Long Alkene Results'.A32:'Long Alkene Results'.A32" xlink:href="./Object 46" xlink:type="simple" xlink:show="embed" xlink:actuate="onLoad">
                <text:p/>
              </draw:object>
              <draw:image xlink:href="./ObjectReplacements/Object 46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893231707">
            <text:p>-773.6893231707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956004838">
            <text:p>-1159.95600483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222723572">
            <text:p>-1546.22272357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489481882">
            <text:p>-1932.48948188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823208721">
            <text:p>-3863.823208721</text:p>
          </table:table-cell>
          <table:table-cell table:number-columns-repeated="3"/>
          <table:table-cell>
            <draw:frame table:end-cell-address="'Long Alkene Results'.AN37" table:end-x="0.066cm" table:end-y="0.414cm" draw:z-index="1" draw:style-name="gr1" draw:text-style-name="P1" svg:width="13cm" svg:height="5.923cm" svg:x="0.615cm" svg:y="0.032cm">
              <draw:object draw:notify-on-update-of-ranges="'Long Alkene Results'.A23:'Long Alkene Results'.A23 'Long Alkene Results'.A32:'Long Alkene Results'.A32" xlink:href="./Object 36" xlink:type="simple" xlink:show="embed" xlink:actuate="onLoad">
                <text:p/>
              </draw:object>
              <draw:image xlink:href="./ObjectReplacements/Object 36" xlink:type="simple" xlink:show="embed" xlink:actuate="onLoad"/>
            </draw:frame>
          </table:table-cell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6462515746">
            <text:p>-773.6462515746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920313744">
            <text:p>-1159.92031374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190315282">
            <text:p>-1546.19031528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458898231">
            <text:p>-1932.45889823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796819784">
            <text:p>-3863.79681978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27]-[.F26]" office:value-type="float" office:value="0.0430715961000487">
            <text:p>0.0430715961</text:p>
          </table:table-cell>
          <table:table-cell table:style-name="ce11" table:formula="of:=[.F28]*conv" office:value-type="float" office:value="1.17203776250713">
            <text:p>1.1720377625</text:p>
          </table:table-cell>
          <table:table-cell table:style-name="ce2"/>
          <table:table-cell table:number-columns-repeated="3"/>
          <table:table-cell table:style-name="ce11" table:formula="of:=[.L27]-[.L26]" office:value-type="float" office:value="0.035691093999958">
            <text:p>0.035691094</text:p>
          </table:table-cell>
          <table:table-cell table:style-name="ce11" table:formula="of:=[.L28]*conv" office:value-type="float" office:value="0.971204082058499">
            <text:p>0.9712040821</text:p>
          </table:table-cell>
          <table:table-cell table:number-columns-repeated="4"/>
          <table:table-cell table:style-name="ce11" table:formula="of:=[.R27]-[.R26]" office:value-type="float" office:value="0.0324082899999212">
            <text:p>0.03240829</text:p>
          </table:table-cell>
          <table:table-cell table:style-name="ce11" table:formula="of:=[.R28]*conv" office:value-type="float" office:value="0.88187444017536">
            <text:p>0.8818744402</text:p>
          </table:table-cell>
          <table:table-cell table:number-columns-repeated="4"/>
          <table:table-cell table:style-name="ce11" table:formula="of:=[.X27]-[.X26]" office:value-type="float" office:value="0.0305836510001427">
            <text:p>0.030583651</text:p>
          </table:table-cell>
          <table:table-cell table:style-name="ce11" table:formula="of:=[.X28]*conv" office:value-type="float" office:value="0.832223486778693">
            <text:p>0.8322234868</text:p>
          </table:table-cell>
          <table:table-cell table:number-columns-repeated="4"/>
          <table:table-cell table:style-name="ce11" table:formula="of:=[.AD27]-[.AD26]" office:value-type="float" office:value="0.0263889369998651">
            <text:p>0.026388937</text:p>
          </table:table-cell>
          <table:table-cell table:style-name="ce11" table:formula="of:=[.AD28]*conv" office:value-type="float" office:value="0.718079511249606">
            <text:p>0.718079511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3.4686044968">
            <text:p>-773.4686044968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9.750777342">
            <text:p>-1159.75077734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6.02604252">
            <text:p>-1546.02604252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2.297824345">
            <text:p>-1932.297824345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3.641895469">
            <text:p>-3863.641895469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29]-[.F26]" office:value-type="float" office:value="0.220718673900024">
            <text:p>0.2207186739</text:p>
          </table:table-cell>
          <table:table-cell table:formula="of:=[.F30]*conv" office:value-type="float" office:value="6.00606070182366">
            <text:p>6.0060607018</text:p>
          </table:table-cell>
          <table:table-cell table:style-name="ce2"/>
          <table:table-cell table:number-columns-repeated="3"/>
          <table:table-cell table:formula="of:=[.L29]-[.L26]" office:value-type="float" office:value="0.205227495999907">
            <text:p>0.205227496</text:p>
          </table:table-cell>
          <table:table-cell table:formula="of:=[.L30]*conv" office:value-type="float" office:value="5.58452430362568">
            <text:p>5.5845243036</text:p>
          </table:table-cell>
          <table:table-cell table:number-columns-repeated="4"/>
          <table:table-cell table:formula="of:=[.R29]-[.R26]" office:value-type="float" office:value="0.196681052000031">
            <text:p>0.196681052</text:p>
          </table:table-cell>
          <table:table-cell table:formula="of:=[.R30]*conv" office:value-type="float" office:value="5.35196372983733">
            <text:p>5.3519637298</text:p>
          </table:table-cell>
          <table:table-cell table:number-columns-repeated="4"/>
          <table:table-cell table:formula="of:=[.X29]-[.X26]" office:value-type="float" office:value="0.191657537000083">
            <text:p>0.191657537</text:p>
          </table:table-cell>
          <table:table-cell table:formula="of:=[.X30]*conv" office:value-type="float" office:value="5.21526693163223">
            <text:p>5.2152669316</text:p>
          </table:table-cell>
          <table:table-cell table:number-columns-repeated="4"/>
          <table:table-cell table:formula="of:=[.AD29]-[.AD26]" office:value-type="float" office:value="0.181313252000109">
            <text:p>0.181313252</text:p>
          </table:table-cell>
          <table:table-cell table:formula="of:=[.AD30]*conv" office:value-type="float" office:value="4.93378461512036">
            <text:p>4.9337846151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4"/>
          <table:table-cell office:value-type="string">
            <text:p>triplet S*S</text:p>
          </table:table-cell>
          <table:table-cell office:value-type="float" office:value="2.11507576">
            <text:p>2.11507576</text:p>
          </table:table-cell>
          <table:table-cell table:style-name="ce2" table:number-columns-repeated="2"/>
          <table:table-cell/>
          <table:table-cell table:style-name="ce2"/>
          <table:table-cell office:value-type="string">
            <text:p>triplet S*S</text:p>
          </table:table-cell>
          <table:table-cell table:style-name="ce2" office:value-type="float" office:value="2.19684502">
            <text:p>2.19684502</text:p>
          </table:table-cell>
          <table:table-cell table:style-name="ce2"/>
          <table:table-cell table:number-columns-repeated="2"/>
          <table:table-cell table:style-name="ce2"/>
          <table:table-cell office:value-type="string">
            <text:p>triplet S*S</text:p>
          </table:table-cell>
          <table:table-cell table:style-name="ce2" office:value-type="float" office:value="2.31096154">
            <text:p>2.31096154</text:p>
          </table:table-cell>
          <table:table-cell table:style-name="ce2"/>
          <table:table-cell table:number-columns-repeated="2"/>
          <table:table-cell table:style-name="ce2"/>
          <table:table-cell office:value-type="string">
            <text:p>triplet S*S</text:p>
          </table:table-cell>
          <table:table-cell table:style-name="ce2" office:value-type="float" office:value="2.44311128">
            <text:p>2.44311128</text:p>
          </table:table-cell>
          <table:table-cell table:style-name="ce2"/>
          <table:table-cell table:number-columns-repeated="2"/>
          <table:table-cell table:style-name="ce2"/>
          <table:table-cell office:value-type="string">
            <text:p>triplet S*S</text:p>
          </table:table-cell>
          <table:table-cell table:style-name="ce2" office:value-type="float" office:value="3.48251431">
            <text:p>3.48251431</text:p>
          </table:table-cell>
          <table:table-cell table:style-name="ce2" table:number-columns-repeated="994"/>
        </table:table-row>
        <table:table-row table:style-name="ro1">
          <table:table-cell table:style-name="ce18" office:value-type="string">
            <text:p>Pseudo-alkene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8" office:value-type="string">
            <text:p>pbe0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6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404">
            <text:p>-5.404</text:p>
          </table:table-cell>
          <table:table-cell table:style-name="ce24" table:formula="of:=[.G25]-[.G34]" office:value-type="float" office:value="0.339">
            <text:p>0.33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222">
            <text:p>-5.222</text:p>
          </table:table-cell>
          <table:table-cell table:style-name="ce24" table:formula="of:=[.M25]-[.M34]" office:value-type="float" office:value="0.361000000000001">
            <text:p>0.361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133">
            <text:p>-5.133</text:p>
          </table:table-cell>
          <table:table-cell table:style-name="ce24" table:formula="of:=[.S25]-[.S34]" office:value-type="float" office:value="0.378">
            <text:p>0.378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88">
            <text:p>-5.088</text:p>
          </table:table-cell>
          <table:table-cell table:style-name="ce24" table:formula="of:=[.Y25]-[.Y34]" office:value-type="float" office:value="0.386">
            <text:p>0.38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12">
            <text:p>-5.012</text:p>
          </table:table-cell>
          <table:table-cell table:style-name="ce24" table:formula="of:=[.AE25]-[.AE34]" office:value-type="float" office:value="0.409">
            <text:p>0.409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35];[.N35];[.T35];[.Z35];[.AF35];[.AL35]);-MIN([.H35];[.N35];[.T35];[.Z35];[.AF35];[.AL35]))" office:value-type="float" office:value="8.16041500399042">
            <text:p>8.160415004</text:p>
          </table:table-cell>
          <table:table-cell table:style-name="ce20" table:formula="of:=AVERAGE([.H35];[.N35];[.T35];[.Z35];[.AF35];[.AL35])" office:value-type="float" office:value="7.25943973771736">
            <text:p>7.259439737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6743250885">
            <text:p>-8.6743250885</text:p>
          </table:table-cell>
          <table:table-cell/>
          <table:table-cell table:style-name="ce20" table:formula="of:=ABS(([.H34]/[.G34])*100)" office:value-type="float" office:value="6.27313101406365">
            <text:p>6.273131014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0032506533">
            <text:p>-13.0032506533</text:p>
          </table:table-cell>
          <table:table-cell/>
          <table:table-cell table:style-name="ce20" table:formula="of:=ABS(([.N34]/[.M34])*100)" office:value-type="float" office:value="6.91306013021832">
            <text:p>6.9130601302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3332328936">
            <text:p>-17.3332328936</text:p>
          </table:table-cell>
          <table:table-cell/>
          <table:table-cell table:style-name="ce20" table:formula="of:=ABS(([.T34]/[.S34])*100)" office:value-type="float" office:value="7.36411455289305">
            <text:p>7.364114552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1.6606409386">
            <text:p>-21.6606409386</text:p>
          </table:table-cell>
          <table:table-cell/>
          <table:table-cell table:style-name="ce20" table:formula="of:=ABS(([.Z34]/[.Y34])*100)" office:value-type="float" office:value="7.58647798742139">
            <text:p>7.5864779874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3.3032530851">
            <text:p>-43.3032530851</text:p>
          </table:table-cell>
          <table:table-cell/>
          <table:table-cell table:style-name="ce20" table:formula="of:=ABS(([.AF34]/[.AE34])*100)" office:value-type="float" office:value="8.16041500399042">
            <text:p>8.160415004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6347004607">
            <text:p>-8.634700460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2.9741253014">
            <text:p>-12.9741253014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3119609147">
            <text:p>-17.311960914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6464654942">
            <text:p>-21.6464654942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3.3236123272">
            <text:p>-43.3236123272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36]-[.F35]" office:value-type="float" office:value="0.0396246278000003">
            <text:p>0.0396246278</text:p>
          </table:table-cell>
          <table:table-cell table:style-name="ce11" table:formula="of:=[.F37]*conv" office:value-type="float" office:value="1.0782409827352">
            <text:p>1.0782409827</text:p>
          </table:table-cell>
          <table:table-cell table:style-name="ce24" table:formula="of:=[.G28]-[.G37]" office:value-type="float" office:value="0.0937967797719292">
            <text:p>0.0937967798</text:p>
          </table:table-cell>
          <table:table-cell table:number-columns-repeated="3"/>
          <table:table-cell table:style-name="ce11" table:formula="of:=[.L36]-[.L35]" office:value-type="float" office:value="0.0291253518999994">
            <text:p>0.0291253519</text:p>
          </table:table-cell>
          <table:table-cell table:style-name="ce11" table:formula="of:=[.L37]*conv" office:value-type="float" office:value="0.79254114924869">
            <text:p>0.7925411492</text:p>
          </table:table-cell>
          <table:table-cell table:style-name="ce24" table:formula="of:=[.M28]-[.M37]" office:value-type="float" office:value="0.178662932809809">
            <text:p>0.1786629328</text:p>
          </table:table-cell>
          <table:table-cell table:number-columns-repeated="3"/>
          <table:table-cell table:style-name="ce11" table:formula="of:=[.R36]-[.R35]" office:value-type="float" office:value="0.0212719789000033">
            <text:p>0.0212719789</text:p>
          </table:table-cell>
          <table:table-cell table:style-name="ce11" table:formula="of:=[.R37]*conv" office:value-type="float" office:value="0.578839996923877">
            <text:p>0.5788399969</text:p>
          </table:table-cell>
          <table:table-cell table:style-name="ce24" table:formula="of:=[.S28]-[.S37]" office:value-type="float" office:value="0.303034443251483">
            <text:p>0.3030344433</text:p>
          </table:table-cell>
          <table:table-cell table:number-columns-repeated="3"/>
          <table:table-cell table:style-name="ce11" table:formula="of:=[.X36]-[.X35]" office:value-type="float" office:value="0.0141754443999993">
            <text:p>0.0141754444</text:p>
          </table:table-cell>
          <table:table-cell table:style-name="ce11" table:formula="of:=[.X37]*conv" office:value-type="float" office:value="0.385733468026753">
            <text:p>0.385733468</text:p>
          </table:table-cell>
          <table:table-cell table:style-name="ce24" table:formula="of:=[.Y28]-[.Y37]" office:value-type="float" office:value="0.44649001875194">
            <text:p>0.4464900188</text:p>
          </table:table-cell>
          <table:table-cell table:number-columns-repeated="3"/>
          <table:table-cell table:style-name="ce11" table:formula="of:=[.AD36]-[.AD35]" office:value-type="float" office:value="-0.0203592420999996">
            <text:p>-0.0203592421</text:p>
          </table:table-cell>
          <table:table-cell table:style-name="ce11" table:formula="of:=[.AD37]*conv" office:value-type="float" office:value="-0.554003164911677">
            <text:p>-0.5540031649</text:p>
          </table:table-cell>
          <table:table-cell table:style-name="ce24" table:formula="of:=[.AE28]-[.AE37]" office:value-type="float" office:value="1.27208267616128">
            <text:p>1.2720826762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38];[.N38];[.T38];[.Z38];[.AF38];[.AL38]);-MIN([.H38];[.N38];[.T38];[.Z38];[.AF38];[.AL38]))" office:value-type="float" office:value="229.616499819832">
            <text:p>229.6164998198</text:p>
          </table:table-cell>
          <table:table-cell table:style-name="ce20" table:formula="of:=AVERAGE([.H38];[.N38];[.T38];[.Z38];[.AF38];[.AL38])" office:value-type="float" office:value="85.792308087184">
            <text:p>85.792308087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4387401516">
            <text:p>-8.4387401516</text:p>
          </table:table-cell>
          <table:table-cell/>
          <table:table-cell table:style-name="ce20" table:formula="of:=ABS(([.H37]/[.G37])*100)" office:value-type="float" office:value="8.6990553386306">
            <text:p>8.6990553386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2.7849114602">
            <text:p>-12.7849114602</text:p>
          </table:table-cell>
          <table:table-cell/>
          <table:table-cell table:style-name="ce20" table:formula="of:=ABS(([.N37]/[.M37])*100)" office:value-type="float" office:value="22.5430481406772">
            <text:p>22.543048140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1257665178">
            <text:p>-17.1257665178</text:p>
          </table:table-cell>
          <table:table-cell/>
          <table:table-cell table:style-name="ce20" table:formula="of:=ABS(([.T37]/[.S37])*100)" office:value-type="float" office:value="52.3520221238849">
            <text:p>52.352022123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4615298792">
            <text:p>-21.4615298792</text:p>
          </table:table-cell>
          <table:table-cell/>
          <table:table-cell table:style-name="ce20" table:formula="of:=ABS(([.Z37]/[.Y37])*100)" office:value-type="float" office:value="115.750915012895">
            <text:p>115.750915012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3.1413676371">
            <text:p>-43.1413676371</text:p>
          </table:table-cell>
          <table:table-cell/>
          <table:table-cell table:style-name="ce20" table:formula="of:=ABS(([.AF37]/[.AE37])*100)" office:value-type="float" office:value="229.616499819832">
            <text:p>229.616499819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38]-[.F35]" office:value-type="float" office:value="0.2355849369">
            <text:p>0.2355849369</text:p>
          </table:table-cell>
          <table:table-cell table:formula="of:=[.F39]*conv" office:value-type="float" office:value="6.41059230039415">
            <text:p>6.4105923004</text:p>
          </table:table-cell>
          <table:table-cell table:style-name="ce24" table:formula="of:=[.G30]-[.G39]" office:value-type="float" office:value="-0.404531598570497">
            <text:p>-0.4045315986</text:p>
          </table:table-cell>
          <table:table-cell table:number-columns-repeated="3"/>
          <table:table-cell table:formula="of:=[.L38]-[.L35]" office:value-type="float" office:value="0.2183391931">
            <text:p>0.2183391931</text:p>
          </table:table-cell>
          <table:table-cell table:formula="of:=[.L39]*conv" office:value-type="float" office:value="5.94131173486386">
            <text:p>5.9413117349</text:p>
          </table:table-cell>
          <table:table-cell table:style-name="ce24" table:formula="of:=[.M30]-[.M39]" office:value-type="float" office:value="-0.35678743123818">
            <text:p>-0.3567874312</text:p>
          </table:table-cell>
          <table:table-cell table:number-columns-repeated="3"/>
          <table:table-cell table:formula="of:=[.R38]-[.R35]" office:value-type="float" office:value="0.207466375800003">
            <text:p>0.2074663758</text:p>
          </table:table-cell>
          <table:table-cell table:formula="of:=[.R39]*conv" office:value-type="float" office:value="5.64544732271537">
            <text:p>5.6454473227</text:p>
          </table:table-cell>
          <table:table-cell table:style-name="ce24" table:formula="of:=[.S30]-[.S39]" office:value-type="float" office:value="-0.293483592878039">
            <text:p>-0.2934835929</text:p>
          </table:table-cell>
          <table:table-cell table:number-columns-repeated="3"/>
          <table:table-cell table:formula="of:=[.X38]-[.X35]" office:value-type="float" office:value="0.1991110594">
            <text:p>0.1991110594</text:p>
          </table:table-cell>
          <table:table-cell table:formula="of:=[.X39]*conv" office:value-type="float" office:value="5.41808759553574">
            <text:p>5.4180875955</text:p>
          </table:table-cell>
          <table:table-cell table:style-name="ce24" table:formula="of:=[.Y30]-[.Y39]" office:value-type="float" office:value="-0.202820663903505">
            <text:p>-0.2028206639</text:p>
          </table:table-cell>
          <table:table-cell table:number-columns-repeated="3"/>
          <table:table-cell table:formula="of:=[.AD38]-[.AD35]" office:value-type="float" office:value="0.161885448000007">
            <text:p>0.161885448</text:p>
          </table:table-cell>
          <table:table-cell table:formula="of:=[.AD39]*conv" office:value-type="float" office:value="4.40512717048294">
            <text:p>4.4051271705</text:p>
          </table:table-cell>
          <table:table-cell table:style-name="ce24" table:formula="of:=[.AE30]-[.AE39]" office:value-type="float" office:value="0.528657444637424">
            <text:p>0.5286574446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40];[.N40];[.T40];[.Z40];[.AF40];[.AL40]);-MIN([.H40];[.N40];[.T40];[.Z40];[.AF40];[.AL40]))" office:value-type="float" office:value="12.0009576154748">
            <text:p>12.0009576155</text:p>
          </table:table-cell>
          <table:table-cell table:style-name="ce20" table:formula="of:=AVERAGE([.H40];[.N40];[.T40];[.Z40];[.AF40];[.AL40])" office:value-type="float" office:value="6.6517008974058">
            <text:p>6.6517008974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39999789">
            <text:p>2.39999789</text:p>
          </table:table-cell>
          <table:table-cell/>
          <table:table-cell table:style-name="ce20" table:formula="of:=ABS(([.H39]/[.G39])*100)" office:value-type="float" office:value="6.3103622819006">
            <text:p>6.3103622819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2.8682096">
            <text:p>2.8682096</text:p>
          </table:table-cell>
          <table:table-cell/>
          <table:table-cell table:style-name="ce20" table:formula="of:=ABS(([.N39]/[.M39])*100)" office:value-type="float" office:value="6.00519627920779">
            <text:p>6.0051962792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3.4909223">
            <text:p>3.4909223</text:p>
          </table:table-cell>
          <table:table-cell/>
          <table:table-cell table:style-name="ce20" table:formula="of:=ABS(([.T39]/[.S39])*100)" office:value-type="float" office:value="5.1985888115041">
            <text:p>5.1985888115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4.18703501">
            <text:p>4.18703501</text:p>
          </table:table-cell>
          <table:table-cell/>
          <table:table-cell table:style-name="ce20" table:formula="of:=ABS(([.Z39]/[.Y39])*100)" office:value-type="float" office:value="3.74339949894167">
            <text:p>3.7433994989</text:p>
          </table:table-cell>
          <table:table-cell table:number-columns-repeated="2"/>
          <table:table-cell office:value-type="string">
            <text:p>triplet S*S</text:p>
          </table:table-cell>
          <table:table-cell office:value-type="float" office:value="7.79972595">
            <text:p>7.79972595</text:p>
          </table:table-cell>
          <table:table-cell/>
          <table:table-cell table:style-name="ce20" table:formula="of:=ABS(([.AF39]/[.AE39])*100)" office:value-type="float" office:value="12.0009576154748">
            <text:p>12.0009576155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2" office:value-type="string">
            <text:p>Reference alkenes</text:p>
          </table:table-cell>
          <table:table-cell table:style-name="ce17" table:number-columns-repeated="2"/>
          <table:table-cell table:style-name="ce17" office:value-type="string">
            <text:p>pbe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6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375">
            <text:p>-4.375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216">
            <text:p>-4.21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131">
            <text:p>-4.131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8">
            <text:p>-4.08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3.971">
            <text:p>-3.971</text:p>
          </table:table-cell>
          <table:table-cell/>
          <table:table-cell table:style-name="ce2"/>
          <table:table-cell>
            <draw:frame table:end-cell-address="'Long Alkene Results'.AN55" table:end-x="0.563cm" table:end-y="0.344cm" draw:z-index="2" draw:style-name="gr1" draw:text-style-name="P1" svg:width="13cm" svg:height="6.105cm" svg:x="1.112cm" svg:y="0.273cm">
              <draw:object draw:notify-on-update-of-ranges="'Long Alkene Results'.A41:'Long Alkene Results'.A41 'Long Alkene Results'.A50:'Long Alkene Results'.A50" xlink:href="./Object 37" xlink:type="simple" xlink:show="embed" xlink:actuate="onLoad">
                <text:p/>
              </draw:object>
              <draw:image xlink:href="./ObjectReplacements/Object 37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55" table:end-x="0.537cm" table:end-y="0.217cm" draw:z-index="7" draw:style-name="gr1" draw:text-style-name="P1" svg:width="13cm" svg:height="6.108cm" svg:x="1.085cm" svg:y="0.143cm">
              <draw:object draw:notify-on-update-of-ranges="'Long Alkene Results'.A41:'Long Alkene Results'.A41 'Long Alkene Results'.A50:'Long Alkene Results'.A50" xlink:href="./Object 42" xlink:type="simple" xlink:show="embed" xlink:actuate="onLoad">
                <text:p/>
              </draw:object>
              <draw:image xlink:href="./ObjectReplacements/Object 42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Z55" table:end-x="0.669cm" table:end-y="0.076cm" draw:z-index="12" draw:style-name="gr1" draw:text-style-name="P1" svg:width="13cm" svg:height="6.108cm" svg:x="1.218cm" svg:y="0.002cm">
              <draw:object draw:notify-on-update-of-ranges="'Long Alkene Results'.A41:'Long Alkene Results'.A41 'Long Alkene Results'.A32:'Long Alkene Results'.A32" xlink:href="./Object 47" xlink:type="simple" xlink:show="embed" xlink:actuate="onLoad">
                <text:p/>
              </draw:object>
              <draw:image xlink:href="./ObjectReplacements/Object 47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152399124">
            <text:p>-773.615239912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850031021">
            <text:p>-1159.850031021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085097999">
            <text:p>-1546.085097999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320299274">
            <text:p>-1932.320299274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496735244">
            <text:p>-3863.49673524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5820924715">
            <text:p>-773.582092471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826505838">
            <text:p>-1159.826505838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066629732">
            <text:p>-1546.06662973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304978221">
            <text:p>-1932.30497822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487893464">
            <text:p>-3863.48789346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45]-[.F44]" office:value-type="float" office:value="0.0331474409000521">
            <text:p>0.0331474409</text:p>
          </table:table-cell>
          <table:table-cell table:style-name="ce11" table:formula="of:=[.F46]*conv" office:value-type="float" office:value="0.901987759522343">
            <text:p>0.9019877595</text:p>
          </table:table-cell>
          <table:table-cell table:style-name="ce2"/>
          <table:table-cell table:number-columns-repeated="3"/>
          <table:table-cell table:style-name="ce11" table:formula="of:=[.L45]-[.L44]" office:value-type="float" office:value="0.023525182999947">
            <text:p>0.023525183</text:p>
          </table:table-cell>
          <table:table-cell table:style-name="ce11" table:formula="of:=[.L46]*conv" office:value-type="float" office:value="0.640152800044421">
            <text:p>0.6401528</text:p>
          </table:table-cell>
          <table:table-cell table:number-columns-repeated="4"/>
          <table:table-cell table:style-name="ce11" table:formula="of:=[.R45]-[.R44]" office:value-type="float" office:value="0.0184682670001166">
            <text:p>0.018468267</text:p>
          </table:table-cell>
          <table:table-cell table:style-name="ce11" table:formula="of:=[.R46]*conv" office:value-type="float" office:value="0.502547114388835">
            <text:p>0.5025471144</text:p>
          </table:table-cell>
          <table:table-cell table:number-columns-repeated="4"/>
          <table:table-cell table:style-name="ce11" table:formula="of:=[.X45]-[.X44]" office:value-type="float" office:value="0.0153210529999797">
            <text:p>0.015321053</text:p>
          </table:table-cell>
          <table:table-cell table:style-name="ce11" table:formula="of:=[.X46]*conv" office:value-type="float" office:value="0.416907064127325">
            <text:p>0.4169070641</text:p>
          </table:table-cell>
          <table:table-cell table:number-columns-repeated="4"/>
          <table:table-cell table:style-name="ce11" table:formula="of:=[.AD45]-[.AD44]" office:value-type="float" office:value="0.00884177999978419">
            <text:p>0.00884178</text:p>
          </table:table-cell>
          <table:table-cell table:style-name="ce11" table:formula="of:=[.AD46]*conv" office:value-type="float" office:value="0.240597075238538">
            <text:p>0.2405970752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3.4026824614">
            <text:p>-773.4026824614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59.654876014">
            <text:p>-1159.654876014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5.900008186">
            <text:p>-1545.900008186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2.141814763">
            <text:p>-1932.14181476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3.333441527">
            <text:p>-3863.33344152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47]-[.F44]" office:value-type="float" office:value="0.212557451000066">
            <text:p>0.212557451</text:p>
          </table:table-cell>
          <table:table-cell table:formula="of:=[.F48]*conv" office:value-type="float" office:value="5.78398252750271">
            <text:p>5.7839825275</text:p>
          </table:table-cell>
          <table:table-cell table:style-name="ce2"/>
          <table:table-cell table:number-columns-repeated="3"/>
          <table:table-cell table:formula="of:=[.L47]-[.L44]" office:value-type="float" office:value="0.195155007000039">
            <text:p>0.195155007</text:p>
          </table:table-cell>
          <table:table-cell table:formula="of:=[.L48]*conv" office:value-type="float" office:value="5.31043793257826">
            <text:p>5.3104379326</text:p>
          </table:table-cell>
          <table:table-cell table:number-columns-repeated="4"/>
          <table:table-cell table:formula="of:=[.R47]-[.R44]" office:value-type="float" office:value="0.185089813000104">
            <text:p>0.185089813</text:p>
          </table:table-cell>
          <table:table-cell table:formula="of:=[.R48]*conv" office:value-type="float" office:value="5.03655006857893">
            <text:p>5.0365500686</text:p>
          </table:table-cell>
          <table:table-cell table:number-columns-repeated="4"/>
          <table:table-cell table:formula="of:=[.X47]-[.X44]" office:value-type="float" office:value="0.178484511000079">
            <text:p>0.178484511</text:p>
          </table:table-cell>
          <table:table-cell table:formula="of:=[.X48]*conv" office:value-type="float" office:value="4.85681065611762">
            <text:p>4.8568106561</text:p>
          </table:table-cell>
          <table:table-cell table:number-columns-repeated="4"/>
          <table:table-cell table:formula="of:=[.AD47]-[.AD44]" office:value-type="float" office:value="0.16329371699976">
            <text:p>0.163293717</text:p>
          </table:table-cell>
          <table:table-cell table:formula="of:=[.AD48]*conv" office:value-type="float" office:value="4.44344811971467">
            <text:p>4.44344811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number-columns-repeated="3"/>
          <table:table-cell table:style-name="ce2" table:number-columns-repeated="10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>
            <text:p>Pseudo-alkene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8" office:value-type="string">
            <text:p>pbe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6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94">
            <text:p>-4.894</text:p>
          </table:table-cell>
          <table:table-cell table:style-name="ce24" table:formula="of:=[.G43]-[.G52]" office:value-type="float" office:value="0.519">
            <text:p>0.51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743">
            <text:p>-4.743</text:p>
          </table:table-cell>
          <table:table-cell table:style-name="ce24" table:formula="of:=[.M43]-[.M52]" office:value-type="float" office:value="0.527">
            <text:p>0.527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61">
            <text:p>-4.661</text:p>
          </table:table-cell>
          <table:table-cell table:style-name="ce24" table:formula="of:=[.S43]-[.S52]" office:value-type="float" office:value="0.529999999999999">
            <text:p>0.5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12">
            <text:p>-4.612</text:p>
          </table:table-cell>
          <table:table-cell table:style-name="ce24" table:formula="of:=[.Y43]-[.Y52]" office:value-type="float" office:value="0.532">
            <text:p>0.53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508">
            <text:p>-4.508</text:p>
          </table:table-cell>
          <table:table-cell table:style-name="ce24" table:formula="of:=[.AE43]-[.AE52]" office:value-type="float" office:value="0.537">
            <text:p>0.537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53];[.N53];[.T53];[.Z53];[.AF53];[.AL53]);-MIN([.H53];[.N53];[.T53];[.Z53];[.AF53];[.AL53]))" office:value-type="float" office:value="11.9121561668146">
            <text:p>11.9121561668</text:p>
          </table:table-cell>
          <table:table-cell table:style-name="ce20" table:formula="of:=AVERAGE([.H53];[.N53];[.T53];[.Z53];[.AF53];[.AL53])" office:value-type="float" office:value="11.3068331415878">
            <text:p>11.3068331416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622374898">
            <text:p>-8.8622374898</text:p>
          </table:table-cell>
          <table:table-cell/>
          <table:table-cell table:style-name="ce20" table:formula="of:=ABS(([.H52]/[.G52])*100)" office:value-type="float" office:value="10.6048222313036">
            <text:p>10.604822231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2891885517">
            <text:p>-13.2891885517</text:p>
          </table:table-cell>
          <table:table-cell/>
          <table:table-cell table:style-name="ce20" table:formula="of:=ABS(([.N52]/[.M52])*100)" office:value-type="float" office:value="11.1111111111111">
            <text:p>11.1111111111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7162445121">
            <text:p>-17.7162445121</text:p>
          </table:table-cell>
          <table:table-cell/>
          <table:table-cell table:style-name="ce20" table:formula="of:=ABS(([.T52]/[.S52])*100)" office:value-type="float" office:value="11.3709504398198">
            <text:p>11.3709504398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2.1427610812">
            <text:p>-22.1427610812</text:p>
          </table:table-cell>
          <table:table-cell/>
          <table:table-cell table:style-name="ce20" table:formula="of:=ABS(([.Z52]/[.Y52])*100)" office:value-type="float" office:value="11.5351257588899">
            <text:p>11.535125758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4.2754406983">
            <text:p>-44.2754406983</text:p>
          </table:table-cell>
          <table:table-cell/>
          <table:table-cell table:style-name="ce20" table:formula="of:=ABS(([.AF52]/[.AE52])*100)" office:value-type="float" office:value="11.9121561668146">
            <text:p>11.912156166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8325239653">
            <text:p>-8.83252396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2694571384">
            <text:p>-13.2694571384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7022577228">
            <text:p>-17.702257722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2.1328394095">
            <text:p>-22.132839409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2798685104">
            <text:p>-44.2798685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54]-[.F53]" office:value-type="float" office:value="0.0297135245">
            <text:p>0.0297135245</text:p>
          </table:table-cell>
          <table:table-cell table:style-name="ce11" table:formula="of:=[.F55]*conv" office:value-type="float" office:value="0.80854614001967">
            <text:p>0.80854614</text:p>
          </table:table-cell>
          <table:table-cell table:style-name="ce24" table:formula="of:=[.G46]-[.G55]" office:value-type="float" office:value="0.0934416195026732">
            <text:p>0.0934416195</text:p>
          </table:table-cell>
          <table:table-cell table:number-columns-repeated="3"/>
          <table:table-cell table:style-name="ce11" table:formula="of:=[.L54]-[.L53]" office:value-type="float" office:value="0.0197314133000006">
            <text:p>0.0197314133</text:p>
          </table:table-cell>
          <table:table-cell table:style-name="ce11" table:formula="of:=[.L55]*conv" office:value-type="float" office:value="0.536919074034731">
            <text:p>0.536919074</text:p>
          </table:table-cell>
          <table:table-cell table:style-name="ce24" table:formula="of:=[.M46]-[.M55]" office:value-type="float" office:value="0.103233726009691">
            <text:p>0.103233726</text:p>
          </table:table-cell>
          <table:table-cell table:number-columns-repeated="3"/>
          <table:table-cell table:style-name="ce11" table:formula="of:=[.R54]-[.R53]" office:value-type="float" office:value="0.0139867893000023">
            <text:p>0.0139867893</text:p>
          </table:table-cell>
          <table:table-cell table:style-name="ce11" table:formula="of:=[.R55]*conv" office:value-type="float" office:value="0.380599901562848">
            <text:p>0.3805999016</text:p>
          </table:table-cell>
          <table:table-cell table:style-name="ce24" table:formula="of:=[.S46]-[.S55]" office:value-type="float" office:value="0.121947212825986">
            <text:p>0.1219472128</text:p>
          </table:table-cell>
          <table:table-cell table:number-columns-repeated="3"/>
          <table:table-cell table:style-name="ce11" table:formula="of:=[.X54]-[.X53]" office:value-type="float" office:value="0.00992167169999902">
            <text:p>0.0099216717</text:p>
          </table:table-cell>
          <table:table-cell table:style-name="ce11" table:formula="of:=[.X55]*conv" office:value-type="float" office:value="0.269982423511442">
            <text:p>0.2699824235</text:p>
          </table:table-cell>
          <table:table-cell table:style-name="ce24" table:formula="of:=[.Y46]-[.Y55]" office:value-type="float" office:value="0.146924640615883">
            <text:p>0.1469246406</text:p>
          </table:table-cell>
          <table:table-cell table:number-columns-repeated="3"/>
          <table:table-cell table:style-name="ce11" table:formula="of:=[.AD54]-[.AD53]" office:value-type="float" office:value="-0.00442781209999765">
            <text:p>-0.0044278121</text:p>
          </table:table-cell>
          <table:table-cell table:style-name="ce11" table:formula="of:=[.AD55]*conv" office:value-type="float" office:value="-0.120486897546789">
            <text:p>-0.1204868975</text:p>
          </table:table-cell>
          <table:table-cell table:style-name="ce24" table:formula="of:=[.AE46]-[.AE55]" office:value-type="float" office:value="0.361083972785326">
            <text:p>0.3610839728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56];[.N56];[.T56];[.Z56];[.AF56];[.AL56]);-MIN([.H56];[.N56];[.T56];[.Z56];[.AF56];[.AL56]))" office:value-type="float" office:value="299.687335417618">
            <text:p>299.6873354176</text:p>
          </table:table-cell>
          <table:table-cell table:style-name="ce20" table:formula="of:=AVERAGE([.H56];[.N56];[.T56];[.Z56];[.AF56];[.AL56])" office:value-type="float" office:value="83.3864003087881">
            <text:p>83.3864003088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6276142678">
            <text:p>-8.6276142678</text:p>
          </table:table-cell>
          <table:table-cell/>
          <table:table-cell table:style-name="ce20" table:formula="of:=ABS(([.H55]/[.G55])*100)" office:value-type="float" office:value="11.5567454815133">
            <text:p>11.556745481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3.0730832301">
            <text:p>-13.0730832301</text:p>
          </table:table-cell>
          <table:table-cell/>
          <table:table-cell table:style-name="ce20" table:formula="of:=ABS(([.N55]/[.M55])*100)" office:value-type="float" office:value="19.227055063239">
            <text:p>19.227055063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510995246">
            <text:p>-17.510995246</text:p>
          </table:table-cell>
          <table:table-cell/>
          <table:table-cell table:style-name="ce20" table:formula="of:=ABS(([.T55]/[.S55])*100)" office:value-type="float" office:value="32.040789376255">
            <text:p>32.040789376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9448561814">
            <text:p>-21.9448561814</text:p>
          </table:table-cell>
          <table:table-cell/>
          <table:table-cell table:style-name="ce20" table:formula="of:=ABS(([.Z55]/[.Y55])*100)" office:value-type="float" office:value="54.4200762053149">
            <text:p>54.420076205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4.0978460219">
            <text:p>-44.0978460219</text:p>
          </table:table-cell>
          <table:table-cell/>
          <table:table-cell table:style-name="ce20" table:formula="of:=ABS(([.AF55]/[.AE55])*100)" office:value-type="float" office:value="299.687335417618">
            <text:p>299.6873354176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56]-[.F53]" office:value-type="float" office:value="0.234623222">
            <text:p>0.234623222</text:p>
          </table:table-cell>
          <table:table-cell table:formula="of:=[.F57]*conv" office:value-type="float" office:value="6.38442270647085">
            <text:p>6.3844227065</text:p>
          </table:table-cell>
          <table:table-cell table:style-name="ce24" table:formula="of:=[.G48]-[.G57]" office:value-type="float" office:value="-0.600440178968145">
            <text:p>-0.600440179</text:p>
          </table:table-cell>
          <table:table-cell table:number-columns-repeated="3"/>
          <table:table-cell table:formula="of:=[.L56]-[.L53]" office:value-type="float" office:value="0.216105321600001">
            <text:p>0.2161053216</text:p>
          </table:table-cell>
          <table:table-cell table:formula="of:=[.L57]*conv" office:value-type="float" office:value="5.88052499855377">
            <text:p>5.8805249986</text:p>
          </table:table-cell>
          <table:table-cell table:style-name="ce24" table:formula="of:=[.M48]-[.M57]" office:value-type="float" office:value="-0.570087065975509">
            <text:p>-0.570087066</text:p>
          </table:table-cell>
          <table:table-cell table:number-columns-repeated="3"/>
          <table:table-cell table:formula="of:=[.R56]-[.R53]" office:value-type="float" office:value="0.205249266100001">
            <text:p>0.2052492661</text:p>
          </table:table-cell>
          <table:table-cell table:formula="of:=[.R57]*conv" office:value-type="float" office:value="5.58511669818994">
            <text:p>5.5851166982</text:p>
          </table:table-cell>
          <table:table-cell table:style-name="ce24" table:formula="of:=[.S48]-[.S57]" office:value-type="float" office:value="-0.548566629611008">
            <text:p>-0.5485666296</text:p>
          </table:table-cell>
          <table:table-cell table:number-columns-repeated="3"/>
          <table:table-cell table:formula="of:=[.X56]-[.X53]" office:value-type="float" office:value="0.197904899800001">
            <text:p>0.1979048998</text:p>
          </table:table-cell>
          <table:table-cell table:formula="of:=[.X57]*conv" office:value-type="float" office:value="5.3852663228918">
            <text:p>5.3852663229</text:p>
          </table:table-cell>
          <table:table-cell table:style-name="ce24" table:formula="of:=[.Y48]-[.Y57]" office:value-type="float" office:value="-0.528455666774178">
            <text:p>-0.5284556668</text:p>
          </table:table-cell>
          <table:table-cell table:number-columns-repeated="3"/>
          <table:table-cell table:formula="of:=[.AD56]-[.AD53]" office:value-type="float" office:value="0.177594676400005">
            <text:p>0.1775946764</text:p>
          </table:table-cell>
          <table:table-cell table:formula="of:=[.AD57]*conv" office:value-type="float" office:value="4.83259702467362">
            <text:p>4.8325970247</text:p>
          </table:table-cell>
          <table:table-cell table:style-name="ce24" table:formula="of:=[.AE48]-[.AE57]" office:value-type="float" office:value="-0.389148904958956">
            <text:p>-0.389148905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58];[.N58];[.T58];[.Z58];[.AF58];[.AL58]);-MIN([.H58];[.N58];[.T58];[.Z58];[.AF58];[.AL58]))" office:value-type="float" office:value="9.82193675181023">
            <text:p>9.8219367518</text:p>
          </table:table-cell>
          <table:table-cell table:style-name="ce20" table:formula="of:=AVERAGE([.H58];[.N58];[.T58];[.Z58];[.AF58];[.AL58])" office:value-type="float" office:value="9.35735435306215">
            <text:p>9.3573543531</text:p>
          </table:table-cell>
          <table:table-cell table:number-columns-repeated="5"/>
          <table:table-cell table:style-name="ce20" table:formula="of:=ABS(([.H57]/[.G57])*100)" office:value-type="float" office:value="9.40476855267707">
            <text:p>9.4047685527</text:p>
          </table:table-cell>
          <table:table-cell table:number-columns-repeated="5"/>
          <table:table-cell table:style-name="ce20" table:formula="of:=ABS(([.N57]/[.M57])*100)" office:value-type="float" office:value="9.69449268756978">
            <text:p>9.6944926876</text:p>
          </table:table-cell>
          <table:table-cell table:number-columns-repeated="5"/>
          <table:table-cell table:style-name="ce20" table:formula="of:=ABS(([.T57]/[.S57])*100)" office:value-type="float" office:value="9.82193675181023">
            <text:p>9.8219367518</text:p>
          </table:table-cell>
          <table:table-cell table:number-columns-repeated="5"/>
          <table:table-cell table:style-name="ce20" table:formula="of:=ABS(([.Z57]/[.Y57])*100)" office:value-type="float" office:value="9.81299039061091">
            <text:p>9.8129903906</text:p>
          </table:table-cell>
          <table:table-cell table:number-columns-repeated="5"/>
          <table:table-cell table:style-name="ce20" table:formula="of:=ABS(([.AF57]/[.AE57])*100)" office:value-type="float" office:value="8.05258338264276">
            <text:p>8.0525833826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2" office:value-type="string">
            <text:p>Reference alkenes</text:p>
          </table:table-cell>
          <table:table-cell table:style-name="ce17" table:number-columns-repeated="2"/>
          <table:table-cell table:style-name="ce17" office:value-type="string">
            <text:p>tpss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6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32">
            <text:p>-4.32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155">
            <text:p>-4.155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66">
            <text:p>-4.066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013">
            <text:p>-4.013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3.898">
            <text:p>-3.898</text:p>
          </table:table-cell>
          <table:table-cell/>
          <table:table-cell table:style-name="ce2"/>
          <table:table-cell>
            <draw:frame table:end-cell-address="'Long Alkene Results'.AN73" table:end-x="1.118cm" table:end-y="0.234cm" draw:z-index="3" draw:style-name="gr1" draw:text-style-name="P1" svg:width="13cm" svg:height="6.089cm" svg:x="1.667cm" svg:y="0.18cm">
              <draw:object draw:notify-on-update-of-ranges="'Long Alkene Results'.A59:'Long Alkene Results'.A59 'Long Alkene Results'.A68:'Long Alkene Results'.A68" xlink:href="./Object 38" xlink:type="simple" xlink:show="embed" xlink:actuate="onLoad">
                <text:p/>
              </draw:object>
              <draw:image xlink:href="./ObjectReplacements/Object 38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73" table:end-x="1.296cm" table:end-y="0.149cm" draw:z-index="8" draw:style-name="gr1" draw:text-style-name="P1" svg:width="13cm" svg:height="6.09cm" svg:x="1.844cm" svg:y="0.094cm">
              <draw:object draw:notify-on-update-of-ranges="'Long Alkene Results'.A59:'Long Alkene Results'.A59 'Long Alkene Results'.A68:'Long Alkene Results'.A68" xlink:href="./Object 43" xlink:type="simple" xlink:show="embed" xlink:actuate="onLoad">
                <text:p/>
              </draw:object>
              <draw:image xlink:href="./ObjectReplacements/Object 43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Z73" table:end-x="1.063cm" table:end-y="0.394cm" draw:z-index="13" draw:style-name="gr1" draw:text-style-name="P1" svg:width="13cm" svg:height="6.089cm" svg:x="1.612cm" svg:y="0.34cm">
              <draw:object draw:notify-on-update-of-ranges="'Long Alkene Results'.A59:'Long Alkene Results'.A59 'Long Alkene Results'.A68:'Long Alkene Results'.A68" xlink:href="./Object 48" xlink:type="simple" xlink:show="embed" xlink:actuate="onLoad">
                <text:p/>
              </draw:object>
              <draw:image xlink:href="./ObjectReplacements/Object 48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4.8166777972">
            <text:p>-774.8166777972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61.643936288">
            <text:p>-1161.64393628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8.471450007">
            <text:p>-1548.47145000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5.299083497">
            <text:p>-1935.29908349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9.437604484">
            <text:p>-3869.437604484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4.7832809939">
            <text:p>-774.783280993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61.620006152">
            <text:p>-1161.620006152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8.452490761">
            <text:p>-1548.452490761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5.283206019">
            <text:p>-1935.28320601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9.428252727">
            <text:p>-3869.428252727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63]-[.F62]" office:value-type="float" office:value="0.0333968032999792">
            <text:p>0.0333968033</text:p>
          </table:table-cell>
          <table:table-cell table:style-name="ce11" table:formula="of:=[.F64]*conv" office:value-type="float" office:value="0.908773255666602">
            <text:p>0.9087732557</text:p>
          </table:table-cell>
          <table:table-cell table:style-name="ce2"/>
          <table:table-cell table:number-columns-repeated="3"/>
          <table:table-cell table:style-name="ce11" table:formula="of:=[.L63]-[.L62]" office:value-type="float" office:value="0.0239301359999899">
            <text:p>0.023930136</text:p>
          </table:table-cell>
          <table:table-cell table:style-name="ce11" table:formula="of:=[.L64]*conv" office:value-type="float" office:value="0.651172131833018">
            <text:p>0.6511721318</text:p>
          </table:table-cell>
          <table:table-cell table:number-columns-repeated="4"/>
          <table:table-cell table:style-name="ce11" table:formula="of:=[.R63]-[.R62]" office:value-type="float" office:value="0.0189592459998948">
            <text:p>0.018959246</text:p>
          </table:table-cell>
          <table:table-cell table:style-name="ce11" table:formula="of:=[.R64]*conv" office:value-type="float" office:value="0.515907332733226">
            <text:p>0.5159073327</text:p>
          </table:table-cell>
          <table:table-cell table:number-columns-repeated="4"/>
          <table:table-cell table:style-name="ce11" table:formula="of:=[.X63]-[.X62]" office:value-type="float" office:value="0.0158774779999931">
            <text:p>0.015877478</text:p>
          </table:table-cell>
          <table:table-cell table:style-name="ce11" table:formula="of:=[.X64]*conv" office:value-type="float" office:value="0.432048158748102">
            <text:p>0.4320481587</text:p>
          </table:table-cell>
          <table:table-cell table:number-columns-repeated="4"/>
          <table:table-cell table:style-name="ce11" table:formula="of:=[.AD63]-[.AD62]" office:value-type="float" office:value="0.00935175699987667">
            <text:p>0.009351757</text:p>
          </table:table-cell>
          <table:table-cell table:style-name="ce11" table:formula="of:=[.AD64]*conv" office:value-type="float" office:value="0.254474255474211">
            <text:p>0.2544742555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4.6069953903">
            <text:p>-774.6069953903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61.451598167">
            <text:p>-1161.45159816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8.289152457">
            <text:p>-1548.289152457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5.123368313">
            <text:p>-1935.12336831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9.277114937">
            <text:p>-3869.277114937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65]-[.F62]" office:value-type="float" office:value="0.209682406900015">
            <text:p>0.2096824069</text:p>
          </table:table-cell>
          <table:table-cell table:formula="of:=[.F66]*conv" office:value-type="float" office:value="5.70574859704176">
            <text:p>5.705748597</text:p>
          </table:table-cell>
          <table:table-cell table:style-name="ce2"/>
          <table:table-cell table:number-columns-repeated="3"/>
          <table:table-cell table:formula="of:=[.L65]-[.L62]" office:value-type="float" office:value="0.192338121000148">
            <text:p>0.192338121</text:p>
          </table:table-cell>
          <table:table-cell table:formula="of:=[.L66]*conv" office:value-type="float" office:value="5.23378656454255">
            <text:p>5.2337865645</text:p>
          </table:table-cell>
          <table:table-cell table:number-columns-repeated="4"/>
          <table:table-cell table:formula="of:=[.R65]-[.R62]" office:value-type="float" office:value="0.18229754999993">
            <text:p>0.18229755</text:p>
          </table:table-cell>
          <table:table-cell table:formula="of:=[.R66]*conv" office:value-type="float" office:value="4.96056872645608">
            <text:p>4.9605687265</text:p>
          </table:table-cell>
          <table:table-cell table:number-columns-repeated="4"/>
          <table:table-cell table:formula="of:=[.X65]-[.X62]" office:value-type="float" office:value="0.175715184000183">
            <text:p>0.175715184</text:p>
          </table:table-cell>
          <table:table-cell table:formula="of:=[.X66]*conv" office:value-type="float" office:value="4.78145343431721">
            <text:p>4.7814534343</text:p>
          </table:table-cell>
          <table:table-cell table:number-columns-repeated="4"/>
          <table:table-cell table:formula="of:=[.AD65]-[.AD62]" office:value-type="float" office:value="0.160489546999997">
            <text:p>0.160489547</text:p>
          </table:table-cell>
          <table:table-cell table:formula="of:=[.AD66]*conv" office:value-type="float" office:value="4.36714277164775">
            <text:p>4.3671427716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>
            <text:p>Pseudo-alkene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8" office:value-type="string">
            <text:p>tpss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6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66">
            <text:p>-5.066</text:p>
          </table:table-cell>
          <table:table-cell table:style-name="ce24" table:formula="of:=[.G61]-[.G70]" office:value-type="float" office:value="0.746">
            <text:p>0.74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07">
            <text:p>-4.907</text:p>
          </table:table-cell>
          <table:table-cell table:style-name="ce24" table:formula="of:=[.M61]-[.M70]" office:value-type="float" office:value="0.752">
            <text:p>0.752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22">
            <text:p>-4.822</text:p>
          </table:table-cell>
          <table:table-cell table:style-name="ce24" table:formula="of:=[.S61]-[.S70]" office:value-type="float" office:value="0.756">
            <text:p>0.75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106">
            <text:p>-5.106</text:p>
          </table:table-cell>
          <table:table-cell table:style-name="ce24" table:formula="of:=[.Y61]-[.Y70]" office:value-type="float" office:value="1.093">
            <text:p>1.093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658">
            <text:p>-4.658</text:p>
          </table:table-cell>
          <table:table-cell table:style-name="ce24" table:formula="of:=[.AE61]-[.AE70]" office:value-type="float" office:value="0.76">
            <text:p>0.76</text:p>
          </table:table-cell>
          <table:table-cell table:style-name="ce2"/>
          <table:table-cell/>
          <table:table-cell table:style-name="ce2" table:number-columns-repeated="990"/>
        </table:table-row>
        <table:table-row table:style-name="ro1">
          <table:table-cell table:style-name="ce19" table:formula="of:=MAX(MAX([.H71];[.N71];[.T71];[.Z71];[.AF71];[.AL71]);-MIN([.H71];[.N71];[.T71];[.Z71];[.AF71];[.AL71]))" office:value-type="float" office:value="21.4061887974931">
            <text:p>21.4061887975</text:p>
          </table:table-cell>
          <table:table-cell table:style-name="ce20" table:formula="of:=AVERAGE([.H71];[.N71];[.T71];[.Z71];[.AF71];[.AL71])" office:value-type="float" office:value="16.690202749966">
            <text:p>16.6902027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83875781951">
            <text:p>-8.883875782</text:p>
          </table:table-cell>
          <table:table-cell/>
          <table:table-cell table:style-name="ce20" table:formula="of:=ABS(([.H70]/[.G70])*100)" office:value-type="float" office:value="14.7256217923411">
            <text:p>14.725621792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3191890705">
            <text:p>-13.3191890705</text:p>
          </table:table-cell>
          <table:table-cell/>
          <table:table-cell table:style-name="ce20" table:formula="of:=ABS(([.N70]/[.M70])*100)" office:value-type="float" office:value="15.3250458528633">
            <text:p>15.325045852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7543778676">
            <text:p>-17.7543778676</text:p>
          </table:table-cell>
          <table:table-cell/>
          <table:table-cell table:style-name="ce20" table:formula="of:=ABS(([.T70]/[.S70])*100)" office:value-type="float" office:value="15.6781418498548">
            <text:p>15.6781418499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2.1890519255">
            <text:p>-22.1890519255</text:p>
          </table:table-cell>
          <table:table-cell/>
          <table:table-cell table:style-name="ce20" table:formula="of:=ABS(([.Z70]/[.Y70])*100)" office:value-type="float" office:value="21.4061887974931">
            <text:p>21.4061887975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4.3605751205">
            <text:p>-44.3605751205</text:p>
          </table:table-cell>
          <table:table-cell/>
          <table:table-cell table:style-name="ce20" table:formula="of:=ABS(([.AF70]/[.AE70])*100)" office:value-type="float" office:value="16.3160154572778">
            <text:p>16.3160154573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8592464453">
            <text:p>-8.85924644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3069328203">
            <text:p>-13.306932820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751583031">
            <text:p>-17.75158303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2.194922173">
            <text:p>-22.19492217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4085199931">
            <text:p>-44.4085199931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72]-[.F71]" office:value-type="float" office:value="0.0246293366509995">
            <text:p>0.0246293367</text:p>
          </table:table-cell>
          <table:table-cell table:style-name="ce11" table:formula="of:=[.F73]*conv" office:value-type="float" office:value="0.670198349590291">
            <text:p>0.6701983496</text:p>
          </table:table-cell>
          <table:table-cell table:style-name="ce24" table:formula="of:=[.G64]-[.G73]" office:value-type="float" office:value="0.238574906076312">
            <text:p>0.2385749061</text:p>
          </table:table-cell>
          <table:table-cell table:number-columns-repeated="3"/>
          <table:table-cell table:style-name="ce11" table:formula="of:=[.L72]-[.L71]" office:value-type="float" office:value="0.0122562502000001">
            <text:p>0.0122562502</text:p>
          </table:table-cell>
          <table:table-cell table:style-name="ce11" table:formula="of:=[.L73]*conv" office:value-type="float" office:value="0.333509536720404">
            <text:p>0.3335095367</text:p>
          </table:table-cell>
          <table:table-cell table:style-name="ce24" table:formula="of:=[.M64]-[.M73]" office:value-type="float" office:value="0.317662595112614">
            <text:p>0.3176625951</text:p>
          </table:table-cell>
          <table:table-cell table:number-columns-repeated="3"/>
          <table:table-cell table:style-name="ce11" table:formula="of:=[.R72]-[.R71]" office:value-type="float" office:value="0.00279483659999968">
            <text:p>0.0027948366</text:p>
          </table:table-cell>
          <table:table-cell table:style-name="ce11" table:formula="of:=[.R73]*conv" office:value-type="float" office:value="0.0760513733372641">
            <text:p>0.0760513733</text:p>
          </table:table-cell>
          <table:table-cell table:style-name="ce24" table:formula="of:=[.S64]-[.S73]" office:value-type="float" office:value="0.439855959395962">
            <text:p>0.4398559594</text:p>
          </table:table-cell>
          <table:table-cell table:number-columns-repeated="3"/>
          <table:table-cell table:style-name="ce11" table:formula="of:=[.X72]-[.X71]" office:value-type="float" office:value="-0.00587024749999898">
            <text:p>-0.0058702475</text:p>
          </table:table-cell>
          <table:table-cell table:style-name="ce11" table:formula="of:=[.X73]*conv" office:value-type="float" office:value="-0.159737561832636">
            <text:p>-0.1597375618</text:p>
          </table:table-cell>
          <table:table-cell table:style-name="ce24" table:formula="of:=[.Y64]-[.Y73]" office:value-type="float" office:value="0.591785720580738">
            <text:p>0.5917857206</text:p>
          </table:table-cell>
          <table:table-cell table:number-columns-repeated="3"/>
          <table:table-cell table:style-name="ce11" table:formula="of:=[.AD72]-[.AD71]" office:value-type="float" office:value="-0.0479448725999987">
            <text:p>-0.0479448726</text:p>
          </table:table-cell>
          <table:table-cell table:style-name="ce11" table:formula="of:=[.AD73]*conv" office:value-type="float" office:value="-1.30464636312208">
            <text:p>-1.3046463631</text:p>
          </table:table-cell>
          <table:table-cell table:style-name="ce24" table:formula="of:=[.AE64]-[.AE73]" office:value-type="float" office:value="1.55912061859629">
            <text:p>1.5591206186</text:p>
          </table:table-cell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74];[.N74];[.T74];[.Z74];[.AF74];[.AL74]);-MIN([.H74];[.N74];[.T74];[.Z74];[.AF74];[.AL74]))" office:value-type="float" office:value="578.366885559499">
            <text:p>578.3668855595</text:p>
          </table:table-cell>
          <table:table-cell table:style-name="ce20" table:formula="of:=AVERAGE([.H74];[.N74];[.T74];[.Z74];[.AF74];[.AL74])" office:value-type="float" office:value="239.838388106209">
            <text:p>239.83838810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6464872919">
            <text:p>-8.6464872919</text:p>
          </table:table-cell>
          <table:table-cell/>
          <table:table-cell table:style-name="ce20" table:formula="of:=ABS(([.H73]/[.G73])*100)" office:value-type="float" office:value="35.5976564582946">
            <text:p>35.597656458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3.1015618721">
            <text:p>-13.1015618721</text:p>
          </table:table-cell>
          <table:table-cell/>
          <table:table-cell table:style-name="ce20" table:formula="of:=ABS(([.N73]/[.M73])*100)" office:value-type="float" office:value="95.248429246245">
            <text:p>95.2484292462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5497327835">
            <text:p>-17.5497327835</text:p>
          </table:table-cell>
          <table:table-cell/>
          <table:table-cell table:style-name="ce20" table:formula="of:=ABS(([.T73]/[.S73])*100)" office:value-type="float" office:value="578.366885559499">
            <text:p>578.366885559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994727095">
            <text:p>-21.994727095</text:p>
          </table:table-cell>
          <table:table-cell/>
          <table:table-cell table:style-name="ce20" table:formula="of:=ABS(([.Z73]/[.Y73])*100)" office:value-type="float" office:value="370.473740672703">
            <text:p>370.473740672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4.2116734987">
            <text:p>-44.2116734987</text:p>
          </table:table-cell>
          <table:table-cell/>
          <table:table-cell table:style-name="ce20" table:formula="of:=ABS(([.AF73]/[.AE73])*100)" office:value-type="float" office:value="119.505228594302">
            <text:p>119.5052285943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6"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74]-[.F71]" office:value-type="float" office:value="0.237388490051">
            <text:p>0.2373884901</text:p>
          </table:table-cell>
          <table:table-cell table:formula="of:=[.F75]*conv" office:value-type="float" office:value="6.45966947865218">
            <text:p>6.4596694787</text:p>
          </table:table-cell>
          <table:table-cell table:style-name="ce24" table:formula="of:=[.G66]-[.G75]" office:value-type="float" office:value="-0.753920881610425">
            <text:p>-0.7539208816</text:p>
          </table:table-cell>
          <table:table-cell table:number-columns-repeated="3"/>
          <table:table-cell table:formula="of:=[.L74]-[.L71]" office:value-type="float" office:value="0.217627198400001">
            <text:p>0.2176271984</text:p>
          </table:table-cell>
          <table:table-cell table:formula="of:=[.L75]*conv" office:value-type="float" office:value="5.9219373733202">
            <text:p>5.9219373733</text:p>
          </table:table-cell>
          <table:table-cell table:style-name="ce24" table:formula="of:=[.M66]-[.M75]" office:value-type="float" office:value="-0.68815080877765">
            <text:p>-0.6881508088</text:p>
          </table:table-cell>
          <table:table-cell table:number-columns-repeated="3"/>
          <table:table-cell table:formula="of:=[.R74]-[.R71]" office:value-type="float" office:value="0.204645084099997">
            <text:p>0.2046450841</text:p>
          </table:table-cell>
          <table:table-cell table:formula="of:=[.R75]*conv" office:value-type="float" office:value="5.56867606947987">
            <text:p>5.5686760695</text:p>
          </table:table-cell>
          <table:table-cell table:style-name="ce24" table:formula="of:=[.S66]-[.S75]" office:value-type="float" office:value="-0.608107343023789">
            <text:p>-0.608107343</text:p>
          </table:table-cell>
          <table:table-cell table:number-columns-repeated="3"/>
          <table:table-cell table:formula="of:=[.X74]-[.X71]" office:value-type="float" office:value="0.194324830499998">
            <text:p>0.1943248305</text:p>
          </table:table-cell>
          <table:table-cell table:formula="of:=[.X75]*conv" office:value-type="float" office:value="5.28784768063276">
            <text:p>5.2878476806</text:p>
          </table:table-cell>
          <table:table-cell table:style-name="ce24" table:formula="of:=[.Y66]-[.Y75]" office:value-type="float" office:value="-0.506394246315548">
            <text:p>-0.5063942463</text:p>
          </table:table-cell>
          <table:table-cell table:number-columns-repeated="3"/>
          <table:table-cell table:formula="of:=[.AD74]-[.AD71]" office:value-type="float" office:value="0.1489016218">
            <text:p>0.1489016218</text:p>
          </table:table-cell>
          <table:table-cell table:formula="of:=[.AD75]*conv" office:value-type="float" office:value="4.05181928347339">
            <text:p>4.0518192835</text:p>
          </table:table-cell>
          <table:table-cell table:style-name="ce24" table:formula="of:=[.AE66]-[.AE75]" office:value-type="float" office:value="0.31532348817436">
            <text:p>0.3153234882</text:p>
          </table:table-cell>
          <table:table-cell table:number-columns-repeated="2"/>
          <table:table-cell table:style-name="ce2" table:number-columns-repeated="990"/>
        </table:table-row>
        <table:table-row table:style-name="ro1">
          <table:table-cell table:style-name="ce19" table:formula="of:=MAX(MAX([.H76];[.N76];[.T76];[.Z76];[.AF76];[.AL76]);-MIN([.H76];[.N76];[.T76];[.Z76];[.AF76];[.AL76]))" office:value-type="float" office:value="11.6711990311884">
            <text:p>11.6711990312</text:p>
          </table:table-cell>
          <table:table-cell table:style-name="ce20" table:formula="of:=AVERAGE([.H76];[.N76];[.T76];[.Z76];[.AF76];[.AL76])" office:value-type="float" office:value="10.3141086247574">
            <text:p>10.3141086248</text:p>
          </table:table-cell>
          <table:table-cell table:number-columns-repeated="5"/>
          <table:table-cell table:style-name="ce20" table:formula="of:=ABS(([.H75]/[.G75])*100)" office:value-type="float" office:value="11.6711990311884">
            <text:p>11.6711990312</text:p>
          </table:table-cell>
          <table:table-cell table:number-columns-repeated="5"/>
          <table:table-cell table:style-name="ce20" table:formula="of:=ABS(([.N75]/[.M75])*100)" office:value-type="float" office:value="11.6203661976896">
            <text:p>11.6203661977</text:p>
          </table:table-cell>
          <table:table-cell table:number-columns-repeated="5"/>
          <table:table-cell table:style-name="ce20" table:formula="of:=ABS(([.T75]/[.S75])*100)" office:value-type="float" office:value="10.9201421565286">
            <text:p>10.9201421565</text:p>
          </table:table-cell>
          <table:table-cell table:number-columns-repeated="5"/>
          <table:table-cell table:style-name="ce20" table:formula="of:=ABS(([.Z75]/[.Y75])*100)" office:value-type="float" office:value="9.57656643874717">
            <text:p>9.5765664387</text:p>
          </table:table-cell>
          <table:table-cell table:number-columns-repeated="5"/>
          <table:table-cell table:style-name="ce20" table:formula="of:=ABS(([.AF75]/[.AE75])*100)" office:value-type="float" office:value="7.78226929963301">
            <text:p>7.7822692996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2" office:value-type="string">
            <text:p>Reference alkenes</text:p>
          </table:table-cell>
          <table:table-cell table:style-name="ce17" table:number-columns-repeated="2"/>
          <table:table-cell table:style-name="ce17" office:value-type="string">
            <text:p>tpssh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997"/>
        </table:table-row>
        <table:table-row table:style-name="ro6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5"/>
          <table:table-cell>
            <draw:frame table:end-cell-address="'Long Alkene Results'.AN90" table:end-x="1.393cm" table:end-y="0.41cm" draw:z-index="4" draw:style-name="gr1" draw:text-style-name="P1" svg:width="13cm" svg:height="6.212cm" svg:x="1.942cm" svg:y="0.341cm">
              <draw:object draw:notify-on-update-of-ranges="'Long Alkene Results'.A77:'Long Alkene Results'.A77 'Long Alkene Results'.A86:'Long Alkene Results'.A86" xlink:href="./Object 39" xlink:type="simple" xlink:show="embed" xlink:actuate="onLoad">
                <text:p/>
              </draw:object>
              <draw:image xlink:href="./ObjectReplacements/Object 39" xlink:type="simple" xlink:show="embed" xlink:actuate="onLoad"/>
            </draw:frame>
          </table:table-cell>
          <table:table-cell table:style-name="ce2" table:number-columns-repeated="5"/>
          <table:table-cell table:style-name="ce2">
            <draw:frame table:end-cell-address="'Long Alkene Results'.AT90" table:end-x="1.431cm" table:end-y="0.44cm" draw:z-index="9" draw:style-name="gr1" draw:text-style-name="P1" svg:width="13cm" svg:height="6.208cm" svg:x="1.979cm" svg:y="0.375cm">
              <draw:object draw:notify-on-update-of-ranges="'Long Alkene Results'.A77:'Long Alkene Results'.A77 'Long Alkene Results'.A86:'Long Alkene Results'.A86" xlink:href="./Object 44" xlink:type="simple" xlink:show="embed" xlink:actuate="onLoad">
                <text:p/>
              </draw:object>
              <draw:image xlink:href="./ObjectReplacements/Object 44" xlink:type="simple" xlink:show="embed" xlink:actuate="onLoad"/>
            </draw:frame>
          </table:table-cell>
          <table:table-cell table:style-name="ce2" table:number-columns-repeated="984"/>
        </table:table-row>
        <table:table-row table:style-name="ro1">
          <table:table-cell table:number-columns-repeated="4"/>
          <table:table-cell table:style-name="ce2" office:value-type="string">
            <text:p>HOMO</text:p>
          </table:table-cell>
          <table:table-cell/>
          <table:table-cell office:value-type="float" office:value="-4.588">
            <text:p>-4.588</text:p>
          </table:table-cell>
          <table:table-cell table:style-name="ce2"/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399">
            <text:p>-4.39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table:style-name="ce11" office:value-type="float" office:value="-4.299">
            <text:p>-4.299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24">
            <text:p>-4.24</text:p>
          </table:table-cell>
          <table:table-cell table:number-columns-repeated="3"/>
          <table:table-cell table:style-name="ce2" office:value-type="string">
            <text:p>HOMO</text:p>
          </table:table-cell>
          <table:table-cell/>
          <table:table-cell office:value-type="float" office:value="-4.128">
            <text:p>-4.128</text:p>
          </table:table-cell>
          <table:table-cell/>
          <table:table-cell table:style-name="ce2"/>
          <table:table-cell/>
          <table:table-cell table:style-name="ce2" table:number-columns-repeated="11"/>
          <table:table-cell table:style-name="ce2">
            <draw:frame table:end-cell-address="'Long Alkene Results'.AZ91" table:end-x="1.52cm" table:end-y="0.229cm" draw:z-index="14" draw:style-name="gr1" draw:text-style-name="P1" svg:width="13.004cm" svg:height="6.111cm" svg:x="2.065cm" svg:y="0.152cm">
              <draw:object draw:notify-on-update-of-ranges="'Long Alkene Results'.A77:'Long Alkene Results'.A77 'Long Alkene Results'.A86:'Long Alkene Results'.A86" xlink:href="./Object 49" xlink:type="simple" xlink:show="embed" xlink:actuate="onLoad">
                <text:p/>
              </draw:object>
              <draw:image xlink:href="./ObjectReplacements/Object 49" xlink:type="simple" xlink:show="embed" xlink:actuate="onLoad"/>
            </draw:frame>
          </table:table-cell>
          <table:table-cell table:style-name="ce2" table:number-columns-repeated="978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4.7266185884">
            <text:p>-774.726618588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61.507491837">
            <text:p>-1161.507491837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8.288503062">
            <text:p>-1548.28850306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5.069570533">
            <text:p>-1935.069570533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8.974968496">
            <text:p>-3868.974968496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4.6894141821">
            <text:p>-774.689414182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61.479037087">
            <text:p>-1161.479037087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8.264408386">
            <text:p>-1548.264408386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5.048043809">
            <text:p>-1935.04804380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8.958018104">
            <text:p>-3868.958018104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81]-[.F80]" office:value-type="float" office:value="0.0372044063000203">
            <text:p>0.0372044063</text:p>
          </table:table-cell>
          <table:table-cell table:style-name="ce11" table:formula="of:=[.F82]*conv" office:value-type="float" office:value="1.01238340492408">
            <text:p>1.0123834049</text:p>
          </table:table-cell>
          <table:table-cell table:style-name="ce2"/>
          <table:table-cell table:number-columns-repeated="3"/>
          <table:table-cell table:style-name="ce11" table:formula="of:=[.L81]-[.L80]" office:value-type="float" office:value="0.0284547500000372">
            <text:p>0.02845475</text:p>
          </table:table-cell>
          <table:table-cell table:style-name="ce11" table:formula="of:=[.L82]*conv" office:value-type="float" office:value="0.774293143102386">
            <text:p>0.7742931431</text:p>
          </table:table-cell>
          <table:table-cell table:number-columns-repeated="4"/>
          <table:table-cell table:style-name="ce11" table:formula="of:=[.R81]-[.R80]" office:value-type="float" office:value="0.0240946760000043">
            <text:p>0.024094676</text:p>
          </table:table-cell>
          <table:table-cell table:style-name="ce11" table:formula="of:=[.R82]*conv" office:value-type="float" office:value="0.655649493039038">
            <text:p>0.655649493</text:p>
          </table:table-cell>
          <table:table-cell table:number-columns-repeated="4"/>
          <table:table-cell table:style-name="ce11" table:formula="of:=[.X81]-[.X80]" office:value-type="float" office:value="0.0215267239998411">
            <text:p>0.021526724</text:p>
          </table:table-cell>
          <table:table-cell table:style-name="ce11" table:formula="of:=[.X82]*conv" office:value-type="float" office:value="0.585771963785055">
            <text:p>0.5857719638</text:p>
          </table:table-cell>
          <table:table-cell table:number-columns-repeated="4"/>
          <table:table-cell table:style-name="ce11" table:formula="of:=[.AD81]-[.AD80]" office:value-type="float" office:value="0.0169503920001262">
            <text:p>0.016950392</text:p>
          </table:table-cell>
          <table:table-cell table:style-name="ce11" table:formula="of:=[.AD82]*conv" office:value-type="float" office:value="0.461243634141157">
            <text:p>0.4612436341</text:p>
          </table:table-cell>
          <table:table-cell/>
          <table:table-cell table:style-name="ce11" table:number-columns-repeated="2"/>
          <table:table-cell table:style-name="ce2" table:number-columns-repeated="990"/>
        </table:table-row>
        <table:table-row table:style-name="ro1">
          <table:table-cell table:number-columns-repeated="4"/>
          <table:table-cell office:value-type="string">
            <text:p>cation</text:p>
          </table:table-cell>
          <table:table-cell office:value-type="float" office:value="-774.5134665699">
            <text:p>-774.5134665699</text:p>
          </table:table-cell>
          <table:table-cell/>
          <table:table-cell table:style-name="ce2"/>
          <table:table-cell table:number-columns-repeated="2"/>
          <table:table-cell office:value-type="string">
            <text:p>cation</text:p>
          </table:table-cell>
          <table:table-cell office:value-type="float" office:value="-1161.311121673">
            <text:p>-1161.311121673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548.101708759">
            <text:p>-1548.10170875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1934.888940189">
            <text:p>-1934.888940189</text:p>
          </table:table-cell>
          <table:table-cell table:number-columns-repeated="4"/>
          <table:table-cell office:value-type="string">
            <text:p>cation</text:p>
          </table:table-cell>
          <table:table-cell office:value-type="float" office:value="-3868.80781932">
            <text:p>-3868.80781932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5"/>
          <table:table-cell table:formula="of:=[.F83]-[.F80]" office:value-type="float" office:value="0.213152018500068">
            <text:p>0.2131520185</text:p>
          </table:table-cell>
          <table:table-cell table:formula="of:=[.F84]*conv" office:value-type="float" office:value="5.80016153235647">
            <text:p>5.8001615324</text:p>
          </table:table-cell>
          <table:table-cell table:style-name="ce2"/>
          <table:table-cell table:number-columns-repeated="3"/>
          <table:table-cell table:formula="of:=[.L83]-[.L80]" office:value-type="float" office:value="0.1963701640002">
            <text:p>0.196370164</text:p>
          </table:table-cell>
          <table:table-cell table:formula="of:=[.L84]*conv" office:value-type="float" office:value="5.3435040369375">
            <text:p>5.3435040369</text:p>
          </table:table-cell>
          <table:table-cell table:number-columns-repeated="4"/>
          <table:table-cell table:formula="of:=[.R83]-[.R80]" office:value-type="float" office:value="0.186794302999942">
            <text:p>0.186794303</text:p>
          </table:table-cell>
          <table:table-cell table:formula="of:=[.R84]*conv" office:value-type="float" office:value="5.08293160134094">
            <text:p>5.0829316013</text:p>
          </table:table-cell>
          <table:table-cell table:number-columns-repeated="4"/>
          <table:table-cell table:formula="of:=[.X83]-[.X80]" office:value-type="float" office:value="0.180630343999837">
            <text:p>0.180630344</text:p>
          </table:table-cell>
          <table:table-cell table:formula="of:=[.X84]*conv" office:value-type="float" office:value="4.91520174294684">
            <text:p>4.9152017429</text:p>
          </table:table-cell>
          <table:table-cell table:number-columns-repeated="4"/>
          <table:table-cell table:formula="of:=[.AD83]-[.AD80]" office:value-type="float" office:value="0.167149176000294">
            <text:p>0.167149176</text:p>
          </table:table-cell>
          <table:table-cell table:formula="of:=[.AD84]*conv" office:value-type="float" office:value="4.54836049700216">
            <text:p>4.548360497</text:p>
          </table:table-cell>
          <table:table-cell table:number-columns-repeated="3"/>
          <table:table-cell table:style-name="ce2" table:number-columns-repeated="990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997"/>
        </table:table-row>
        <table:table-row table:style-name="ro1">
          <table:table-cell table:style-name="ce18" office:value-type="string">
            <text:p>Pseudo-alkene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8" office:value-type="string">
            <text:p>tpssh</text:p>
          </table:table-cell>
          <table:table-cell table:style-name="ce18" table:number-columns-repeated="3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997"/>
        </table:table-row>
        <table:table-row table:style-name="ro6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6"/>
          <table:table-cell table:style-name="ce2" table:number-columns-repeated="990"/>
        </table:table-row>
        <table:table-row table:style-name="ro1">
          <table:table-cell table:style-name="ce2" office:value-type="string">
            <text:p>Max HOMO % error</text:p>
          </table:table-cell>
          <table:table-cell table:style-name="ce2" office:value-type="string">
            <text:p>Avg % error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243">
            <text:p>-5.243</text:p>
          </table:table-cell>
          <table:table-cell table:style-name="ce24" table:formula="of:=[.G79]-[.G88]" office:value-type="float" office:value="0.655">
            <text:p>0.655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5.068">
            <text:p>-5.068</text:p>
          </table:table-cell>
          <table:table-cell table:style-name="ce24" table:formula="of:=[.M79]-[.M88]" office:value-type="float" office:value="0.669">
            <text:p>0.66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78">
            <text:p>-4.978</text:p>
          </table:table-cell>
          <table:table-cell table:style-name="ce24" table:formula="of:=[.S79]-[.S88]" office:value-type="float" office:value="0.678999999999999">
            <text:p>0.679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926">
            <text:p>-4.926</text:p>
          </table:table-cell>
          <table:table-cell table:style-name="ce24" table:formula="of:=[.Y79]-[.Y88]" office:value-type="float" office:value="0.686">
            <text:p>0.686</text:p>
          </table:table-cell>
          <table:table-cell table:number-columns-repeated="2"/>
          <table:table-cell table:style-name="ce2" office:value-type="string">
            <text:p>HOMO</text:p>
          </table:table-cell>
          <table:table-cell/>
          <table:table-cell office:value-type="float" office:value="-4.832">
            <text:p>-4.832</text:p>
          </table:table-cell>
          <table:table-cell table:style-name="ce24" table:formula="of:=[.AE79]-[.AE88]" office:value-type="float" office:value="0.704">
            <text:p>0.704</text:p>
          </table:table-cell>
          <table:table-cell table:style-name="ce2"/>
          <table:table-cell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89];[.N89];[.T89];[.Z89];[.AF89];[.AL89]);-MIN([.H89];[.N89];[.T89];[.Z89];[.AF89];[.AL89]))" office:value-type="float" office:value="14.5695364238411">
            <text:p>14.5695364238</text:p>
          </table:table-cell>
          <table:table-cell table:style-name="ce20" table:formula="of:=AVERAGE([.H89];[.N89];[.T89];[.Z89];[.AF89];[.AL89])" office:value-type="float" office:value="13.5657960069628">
            <text:p>13.56579600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8.8065618762">
            <text:p>-8.8065618762</text:p>
          </table:table-cell>
          <table:table-cell/>
          <table:table-cell table:style-name="ce20" table:formula="of:=ABS(([.H88]/[.G88])*100)" office:value-type="float" office:value="12.4928476063323">
            <text:p>12.492847606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3.2015734453">
            <text:p>-13.2015734453</text:p>
          </table:table-cell>
          <table:table-cell/>
          <table:table-cell table:style-name="ce20" table:formula="of:=ABS(([.N88]/[.M88])*100)" office:value-type="float" office:value="13.2004735595896">
            <text:p>13.2004735596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17.5961648648">
            <text:p>-17.5961648648</text:p>
          </table:table-cell>
          <table:table-cell/>
          <table:table-cell table:style-name="ce20" table:formula="of:=ABS(([.T88]/[.S88])*100)" office:value-type="float" office:value="13.6400160707111">
            <text:p>13.6400160707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21.990494061">
            <text:p>-21.990494061</text:p>
          </table:table-cell>
          <table:table-cell/>
          <table:table-cell table:style-name="ce20" table:formula="of:=ABS(([.Z88]/[.Y88])*100)" office:value-type="float" office:value="13.9261063743402">
            <text:p>13.9261063743</text:p>
          </table:table-cell>
          <table:table-cell table:number-columns-repeated="2"/>
          <table:table-cell office:value-type="string">
            <text:p>Singlet</text:p>
          </table:table-cell>
          <table:table-cell office:value-type="float" office:value="-43.9616135391">
            <text:p>-43.9616135391</text:p>
          </table:table-cell>
          <table:table-cell/>
          <table:table-cell table:style-name="ce20" table:formula="of:=ABS(([.AF88]/[.AE88])*100)" office:value-type="float" office:value="14.5695364238411">
            <text:p>14.5695364238</text:p>
          </table:table-cell>
          <table:table-cell table:number-columns-repeated="2"/>
          <table:table-cell table:style-name="ce2" table:number-columns-repeated="3"/>
          <table:table-cell table:style-name="ce2"/>
          <table:table-cell table:style-name="ce2" table:number-columns-repeated="985"/>
          <table:table-cell/>
        </table:table-row>
        <table:table-row table:style-name="ro1">
          <table:table-cell table:style-name="ce2" table:number-columns-repeated="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7789291313">
            <text:p>-8.778929131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3.1877475138">
            <text:p>-13.1877475138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5939555349">
            <text:p>-17.593955534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9993541753">
            <text:p>-21.9993541753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4.0241793873">
            <text:p>-44.0241793873</text:p>
          </table:table-cell>
          <table:table-cell/>
          <table:table-cell table:style-name="ce2"/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3"/>
          <table:table-cell table:style-name="ce11" table:formula="of:=[.F90]-[.F89]" office:value-type="float" office:value="0.0276327449">
            <text:p>0.0276327449</text:p>
          </table:table-cell>
          <table:table-cell table:style-name="ce11" table:formula="of:=[.F91]*conv" office:value-type="float" office:value="0.751925246264314">
            <text:p>0.7519252463</text:p>
          </table:table-cell>
          <table:table-cell table:style-name="ce24" table:formula="of:=[.G82]-[.G91]" office:value-type="float" office:value="0.260458158659761">
            <text:p>0.2604581587</text:p>
          </table:table-cell>
          <table:table-cell table:number-columns-repeated="3"/>
          <table:table-cell table:style-name="ce11" table:formula="of:=[.L90]-[.L89]" office:value-type="float" office:value="0.0138259314999996">
            <text:p>0.0138259315</text:p>
          </table:table-cell>
          <table:table-cell table:style-name="ce11" table:formula="of:=[.L91]*conv" office:value-type="float" office:value="0.37622273811715">
            <text:p>0.3762227381</text:p>
          </table:table-cell>
          <table:table-cell table:style-name="ce24" table:formula="of:=[.M82]-[.M91]" office:value-type="float" office:value="0.398070404985237">
            <text:p>0.398070405</text:p>
          </table:table-cell>
          <table:table-cell table:number-columns-repeated="3"/>
          <table:table-cell table:style-name="ce11" table:formula="of:=[.R90]-[.R89]" office:value-type="float" office:value="0.00220932989999767">
            <text:p>0.0022093299</text:p>
          </table:table-cell>
          <table:table-cell table:style-name="ce11" table:formula="of:=[.R91]*conv" office:value-type="float" office:value="0.0601189253961831">
            <text:p>0.0601189254</text:p>
          </table:table-cell>
          <table:table-cell table:style-name="ce24" table:formula="of:=[.S82]-[.S91]" office:value-type="float" office:value="0.595530567642855">
            <text:p>0.5955305676</text:p>
          </table:table-cell>
          <table:table-cell table:number-columns-repeated="3"/>
          <table:table-cell table:style-name="ce11" table:formula="of:=[.X90]-[.X89]" office:value-type="float" office:value="-0.00886011429999911">
            <text:p>-0.0088601143</text:p>
          </table:table-cell>
          <table:table-cell table:style-name="ce11" table:formula="of:=[.X91]*conv" office:value-type="float" office:value="-0.241095976931224">
            <text:p>-0.2410959769</text:p>
          </table:table-cell>
          <table:table-cell table:style-name="ce24" table:formula="of:=[.Y82]-[.Y91]" office:value-type="float" office:value="0.826867940716279">
            <text:p>0.8268679407</text:p>
          </table:table-cell>
          <table:table-cell table:number-columns-repeated="3"/>
          <table:table-cell table:style-name="ce11" table:formula="of:=[.AD90]-[.AD89]" office:value-type="float" office:value="-0.062565848200002">
            <text:p>-0.0625658482</text:p>
          </table:table-cell>
          <table:table-cell table:style-name="ce11" table:formula="of:=[.AD91]*conv" office:value-type="float" office:value="-1.70250335193889">
            <text:p>-1.7025033519</text:p>
          </table:table-cell>
          <table:table-cell table:style-name="ce24" table:formula="of:=[.AE82]-[.AE91]" office:value-type="float" office:value="2.16374698608004">
            <text:p>2.1637469861</text:p>
          </table:table-cell>
          <table:table-cell table:style-name="ce11"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92];[.N92];[.T92];[.Z92];[.AF92];[.AL92]);-MIN([.H92];[.N92];[.T92];[.Z92];[.AF92];[.AL92]))" office:value-type="float" office:value="990.587512531726">
            <text:p>990.5875125317</text:p>
          </table:table-cell>
          <table:table-cell table:style-name="ce20" table:formula="of:=AVERAGE([.H92];[.N92];[.T92];[.Z92];[.AF92];[.AL92])" office:value-type="float" office:value="320.217538096328">
            <text:p>320.2175380963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8.5697721248">
            <text:p>-8.5697721248</text:p>
          </table:table-cell>
          <table:table-cell/>
          <table:table-cell table:style-name="ce20" table:formula="of:=ABS(([.H91]/[.G91])*100)" office:value-type="float" office:value="34.6388367665215">
            <text:p>34.6388367665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2.9848144897">
            <text:p>-12.9848144897</text:p>
          </table:table-cell>
          <table:table-cell/>
          <table:table-cell table:style-name="ce20" table:formula="of:=ABS(([.N91]/[.M91])*100)" office:value-type="float" office:value="105.807109633359">
            <text:p>105.8071096334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17.3934379021">
            <text:p>-17.3934379021</text:p>
          </table:table-cell>
          <table:table-cell/>
          <table:table-cell table:style-name="ce20" table:formula="of:=ABS(([.T91]/[.S91])*100)" office:value-type="float" office:value="990.587512531726">
            <text:p>990.5875125317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21.7998203954">
            <text:p>-21.7998203954</text:p>
          </table:table-cell>
          <table:table-cell/>
          <table:table-cell table:style-name="ce20" table:formula="of:=ABS(([.Z91]/[.Y91])*100)" office:value-type="float" office:value="342.962147789033">
            <text:p>342.962147789</text:p>
          </table:table-cell>
          <table:table-cell table:number-columns-repeated="2"/>
          <table:table-cell office:value-type="string">
            <text:p>cation</text:p>
          </table:table-cell>
          <table:table-cell office:value-type="float" office:value="-43.8285663593">
            <text:p>-43.8285663593</text:p>
          </table:table-cell>
          <table:table-cell/>
          <table:table-cell table:style-name="ce20" table:formula="of:=ABS(([.AF91]/[.AE91])*100)" office:value-type="float" office:value="127.092083761002">
            <text:p>127.092083761</text:p>
          </table:table-cell>
          <table:table-cell table:number-columns-repeated="2"/>
          <table:table-cell table:style-name="ce2">
            <draw:frame table:end-cell-address="'Long Alkene Results'.AN105" table:end-x="1.709cm" table:end-y="0.04cm" draw:z-index="15" draw:style-name="gr1" draw:text-style-name="P1" svg:width="13cm" svg:height="6.221cm" svg:x="0cm" svg:y="0.456cm">
              <draw:object draw:notify-on-update-of-ranges="'Long Alkene Results'.A95:'Long Alkene Results'.A95 'Long Alkene Results'.A101:'Long Alkene Results'.A101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style-name="ce2" table:number-columns-repeated="2"/>
          <table:table-cell table:style-name="ce2"/>
          <table:table-cell table:style-name="ce2" table:number-columns-repeated="985"/>
          <table:table-cell/>
        </table:table-row>
        <table:table-row table:style-name="ro1">
          <table:table-cell table:style-name="ce2" office:value-type="string">
            <text:p>Max ionisation % error</text:p>
          </table:table-cell>
          <table:table-cell table:style-name="ce2"/>
          <table:table-cell table:number-columns-repeated="3"/>
          <table:table-cell table:formula="of:=[.F92]-[.F89]" office:value-type="float" office:value="0.2367897514">
            <text:p>0.2367897514</text:p>
          </table:table-cell>
          <table:table-cell table:formula="of:=[.F93]*conv" office:value-type="float" office:value="6.44337697100481">
            <text:p>6.443376971</text:p>
          </table:table-cell>
          <table:table-cell table:style-name="ce24" table:formula="of:=[.G84]-[.G93]" office:value-type="float" office:value="-0.643215438648343">
            <text:p>-0.6432154386</text:p>
          </table:table-cell>
          <table:table-cell table:number-columns-repeated="3"/>
          <table:table-cell table:formula="of:=[.L92]-[.L89]" office:value-type="float" office:value="0.2167589556">
            <text:p>0.2167589556</text:p>
          </table:table-cell>
          <table:table-cell table:formula="of:=[.L93]*conv" office:value-type="float" office:value="5.89831128465002">
            <text:p>5.8983112847</text:p>
          </table:table-cell>
          <table:table-cell table:style-name="ce24" table:formula="of:=[.M84]-[.M93]" office:value-type="float" office:value="-0.554807247712516">
            <text:p>-0.5548072477</text:p>
          </table:table-cell>
          <table:table-cell table:number-columns-repeated="3"/>
          <table:table-cell table:formula="of:=[.R92]-[.R89]" office:value-type="float" office:value="0.202726962699998">
            <text:p>0.2027269627</text:p>
          </table:table-cell>
          <table:table-cell table:formula="of:=[.R93]*conv" office:value-type="float" office:value="5.51648133054681">
            <text:p>5.5164813305</text:p>
          </table:table-cell>
          <table:table-cell table:style-name="ce24" table:formula="of:=[.S84]-[.S93]" office:value-type="float" office:value="-0.433549729205872">
            <text:p>-0.4335497292</text:p>
          </table:table-cell>
          <table:table-cell table:number-columns-repeated="3"/>
          <table:table-cell table:formula="of:=[.X92]-[.X89]" office:value-type="float" office:value="0.190673665599999">
            <text:p>0.1906736656</text:p>
          </table:table-cell>
          <table:table-cell table:formula="of:=[.X93]*conv" office:value-type="float" office:value="5.18849442866598">
            <text:p>5.1884944287</text:p>
          </table:table-cell>
          <table:table-cell table:style-name="ce24" table:formula="of:=[.Y84]-[.Y93]" office:value-type="float" office:value="-0.273292685719142">
            <text:p>-0.2732926857</text:p>
          </table:table-cell>
          <table:table-cell table:number-columns-repeated="3"/>
          <table:table-cell table:formula="of:=[.AD92]-[.AD89]" office:value-type="float" office:value="0.133047179800002">
            <text:p>0.1330471798</text:p>
          </table:table-cell>
          <table:table-cell table:formula="of:=[.AD93]*conv" office:value-type="float" office:value="3.62039796617849">
            <text:p>3.6203979662</text:p>
          </table:table-cell>
          <table:table-cell table:style-name="ce24" table:formula="of:=[.AE84]-[.AE93]" office:value-type="float" office:value="0.927962530823678">
            <text:p>0.9279625308</text:p>
          </table:table-cell>
          <table:table-cell table:number-columns-repeated="2"/>
          <table:table-cell table:style-name="ce2" table:number-columns-repeated="989"/>
          <table:table-cell/>
        </table:table-row>
        <table:table-row table:style-name="ro1">
          <table:table-cell table:style-name="ce19" table:formula="of:=MAX(MAX([.H94];[.N94];[.T94];[.Z94];[.AF94];[.AL94]);-MIN([.H94];[.N94];[.T94];[.Z94];[.AF94];[.AL94]))" office:value-type="float" office:value="25.6315062457951">
            <text:p>25.6315062458</text:p>
          </table:table-cell>
          <table:table-cell table:style-name="ce20" table:formula="of:=AVERAGE([.H94];[.N94];[.T94];[.Z94];[.AF94];[.AL94])" office:value-type="float" office:value="11.6293496952628">
            <text:p>11.6293496953</text:p>
          </table:table-cell>
          <table:table-cell table:number-columns-repeated="5"/>
          <table:table-cell table:style-name="ce20" table:formula="of:=ABS(([.H93]/[.G93])*100)" office:value-type="float" office:value="9.98258275967419">
            <text:p>9.9825827597</text:p>
          </table:table-cell>
          <table:table-cell table:number-columns-repeated="5"/>
          <table:table-cell table:style-name="ce20" table:formula="of:=ABS(([.N93]/[.M93])*100)" office:value-type="float" office:value="9.40620494473336">
            <text:p>9.4062049447</text:p>
          </table:table-cell>
          <table:table-cell table:number-columns-repeated="5"/>
          <table:table-cell table:style-name="ce20" table:formula="of:=ABS(([.T93]/[.S93])*100)" office:value-type="float" office:value="7.85917151219466">
            <text:p>7.8591715122</text:p>
          </table:table-cell>
          <table:table-cell table:number-columns-repeated="5"/>
          <table:table-cell table:style-name="ce20" table:formula="of:=ABS(([.Z93]/[.Y93])*100)" office:value-type="float" office:value="5.26728301391677">
            <text:p>5.2672830139</text:p>
          </table:table-cell>
          <table:table-cell table:number-columns-repeated="5"/>
          <table:table-cell table:style-name="ce20" table:formula="of:=ABS(([.AF93]/[.AE93])*100)" office:value-type="float" office:value="25.6315062457951">
            <text:p>25.6315062458</text:p>
          </table:table-cell>
          <table:table-cell table:number-columns-repeated="5"/>
          <table:table-cell/>
          <table:table-cell table:number-columns-repeated="986"/>
        </table:table-row>
        <table:table-row table:style-name="ro1">
          <table:table-cell table:style-name="ce22" office:value-type="string">
            <text:p>Reference alkenes</text:p>
          </table:table-cell>
          <table:table-cell table:style-name="ce17"/>
          <table:table-cell table:style-name="ce17" office:value-type="string">
            <text:p>tddft</text:p>
          </table:table-cell>
          <table:table-cell table:style-name="ce17" office:value-type="string">
            <text:p>pbe0</text:p>
          </table:table-cell>
          <table:table-cell table:style-name="ce17" table:number-columns-repeated="9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4"/>
          <table:table-cell table:style-name="ce22" table:number-columns-repeated="2"/>
          <table:table-cell table:style-name="ce17" table:number-columns-repeated="5"/>
          <table:table-cell table:number-columns-repeated="992"/>
        </table:table-row>
        <table:table-row table:style-name="ro6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>
            <text:p>Singlet</text:p>
          </table:table-cell>
          <table:table-cell office:value-type="float" office:value="-773.6893232284">
            <text:p>-773.6893232284</text:p>
          </table:table-cell>
          <table:table-cell/>
          <table:table-cell table:style-name="ce2"/>
          <table:table-cell table:number-columns-repeated="2"/>
          <table:table-cell office:value-type="string">
            <text:p>Singlet</text:p>
          </table:table-cell>
          <table:table-cell office:value-type="float" office:value="-1159.956004908">
            <text:p>-1159.956004908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546.222723572">
            <text:p>-1546.22272357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1932.489481882">
            <text:p>-1932.489481882</text:p>
          </table:table-cell>
          <table:table-cell table:number-columns-repeated="4"/>
          <table:table-cell office:value-type="string">
            <text:p>Singlet</text:p>
          </table:table-cell>
          <table:table-cell office:value-type="float" office:value="-3863.823208721">
            <text:p>-3863.823208721</text:p>
          </table:table-cell>
          <table:table-cell table:number-columns-repeated="4"/>
          <table:table-cell table:style-name="ce2" table:number-columns-repeated="990"/>
        </table:table-row>
        <table:table-row table:style-name="ro1"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773.647380995497">
            <text:p>-773.647380995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159.9214733154">
            <text:p>-1159.9214733154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546.19160481586">
            <text:p>-1546.191604815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1932.4600976819">
            <text:p>-1932.4600976819</text:p>
          </table:table-cell>
          <table:table-cell table:number-columns-repeated="4"/>
          <table:table-cell table:style-name="ce2" office:value-type="string">
            <text:p>π* triplet</text:p>
          </table:table-cell>
          <table:table-cell office:value-type="float" office:value="-3863.79642828448">
            <text:p>-3863.7964282845</text:p>
          </table:table-cell>
          <table:table-cell/>
          <table:table-cell table:style-name="ce2"/>
          <table:table-cell table:number-columns-repeated="2"/>
          <table:table-cell table:style-name="ce2" table:number-columns-repeated="990"/>
        </table:table-row>
        <table:table-row table:style-name="ro1">
          <table:table-cell table:number-columns-repeated="5"/>
          <table:table-cell table:style-name="ce11" table:formula="of:=[.F98]-[.F97]" office:value-type="float" office:value="0.0419422329030112">
            <text:p>0.0419422329</text:p>
          </table:table-cell>
          <table:table-cell table:style-name="ce11" table:formula="of:=[.F99]*conv" office:value-type="float" office:value="1.14130622631239">
            <text:p>1.1413062263</text:p>
          </table:table-cell>
          <table:table-cell table:style-name="ce2"/>
          <table:table-cell table:number-columns-repeated="3"/>
          <table:table-cell table:style-name="ce11" table:formula="of:=[.L98]-[.L97]" office:value-type="float" office:value="0.0345315926001604">
            <text:p>0.0345315926</text:p>
          </table:table-cell>
          <table:table-cell table:style-name="ce11" table:formula="of:=[.L99]*conv" office:value-type="float" office:value="0.939652443640319">
            <text:p>0.9396524436</text:p>
          </table:table-cell>
          <table:table-cell table:number-columns-repeated="4"/>
          <table:table-cell table:style-name="ce11" table:formula="of:=[.R98]-[.R97]" office:value-type="float" office:value="0.0311187561399038">
            <text:p>0.0311187561</text:p>
          </table:table-cell>
          <table:table-cell table:style-name="ce11" table:formula="of:=[.R99]*conv" office:value-type="float" office:value="0.846784438484658">
            <text:p>0.8467844385</text:p>
          </table:table-cell>
          <table:table-cell table:number-columns-repeated="4"/>
          <table:table-cell table:style-name="ce11" table:formula="of:=[.X98]-[.X97]" office:value-type="float" office:value="0.0293842001001394">
            <text:p>0.0293842001</text:p>
          </table:table-cell>
          <table:table-cell table:style-name="ce11" table:formula="of:=[.X99]*conv" office:value-type="float" office:value="0.799584767149832">
            <text:p>0.7995847671</text:p>
          </table:table-cell>
          <table:table-cell table:number-columns-repeated="4"/>
          <table:table-cell table:style-name="ce11" table:formula="of:=[.AD98]-[.AD97]" office:value-type="float" office:value="0.0267804365198572">
            <text:p>0.0267804365</text:p>
          </table:table-cell>
          <table:table-cell table:style-name="ce11" table:formula="of:=[.AD99]*conv" office:value-type="float" office:value="0.728732755219675">
            <text:p>0.7287327552</text:p>
          </table:table-cell>
          <table:table-cell table:number-columns-repeated="993"/>
        </table:table-row>
        <table:table-row table:style-name="ro1">
          <table:table-cell table:style-name="ce2" table:number-columns-repeated="13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table:style-name="ce2" table:number-columns-repeated="5"/>
          <table:table-cell table:number-columns-repeated="992"/>
        </table:table-row>
        <table:table-row table:style-name="ro1">
          <table:table-cell table:style-name="ce18" office:value-type="string">
            <text:p>Pseudo-alkenes</text:p>
          </table:table-cell>
          <table:table-cell table:style-name="ce18"/>
          <table:table-cell table:style-name="ce18" office:value-type="string">
            <text:p>basis_set_4</text:p>
          </table:table-cell>
          <table:table-cell table:style-name="ce23" office:value-type="string">
            <text:p>s coeff, exp</text:p>
          </table:table-cell>
          <table:table-cell table:style-name="ce23" office:value-type="float" office:value="1.5">
            <text:p>1.5</text:p>
          </table:table-cell>
          <table:table-cell table:style-name="ce23" office:value-type="float" office:value="0.5">
            <text:p>0.5</text:p>
          </table:table-cell>
          <table:table-cell table:style-name="ce23" office:value-type="string">
            <text:p>pz coeff, exp</text:p>
          </table:table-cell>
          <table:table-cell table:style-name="ce23" office:value-type="float" office:value="-3.9096200103">
            <text:p>-3.9096200103</text:p>
          </table:table-cell>
          <table:table-cell table:style-name="ce23" office:value-type="float" office:value="0.624461878427553">
            <text:p>0.6244618784</text:p>
          </table:table-cell>
          <table:table-cell table:style-name="ce17" office:value-type="string">
            <text:p>tddft</text:p>
          </table:table-cell>
          <table:table-cell table:style-name="ce17" office:value-type="string">
            <text:p>pbe0</text:p>
          </table:table-cell>
          <table:table-cell table:style-name="ce18" table:number-columns-repeated="2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4"/>
          <table:table-cell table:style-name="ce23" table:number-columns-repeated="2"/>
          <table:table-cell table:style-name="ce18" table:number-columns-repeated="5"/>
          <table:table-cell table:number-columns-repeated="992"/>
        </table:table-row>
        <table:table-row table:style-name="ro6">
          <table:table-cell table:number-columns-repeated="3"/>
          <table:table-cell table:style-name="ce11" office:value-type="string">
            <text:p>C<text:span text:style-name="T1">₂</text:span>₀H<text:span text:style-name="T1">₂₂</text:span></text:p>
          </table:table-cell>
          <table:table-cell table:number-columns-repeated="3"/>
          <table:table-cell table:style-name="ce2"/>
          <table:table-cell/>
          <table:table-cell table:style-name="ce11" office:value-type="string">
            <text:p>C₃₀H₃<text:span text:style-name="T1">₂</text:span></text:p>
          </table:table-cell>
          <table:table-cell table:number-columns-repeated="5"/>
          <table:table-cell table:style-name="ce11" office:value-type="string">
            <text:p>C₄₀H₄<text:span text:style-name="T1">₂</text:span></text:p>
          </table:table-cell>
          <table:table-cell table:number-columns-repeated="5"/>
          <table:table-cell table:style-name="ce11" office:value-type="string">
            <text:p>C₅₀H₅<text:span text:style-name="T1">₂</text:span></text:p>
          </table:table-cell>
          <table:table-cell table:number-columns-repeated="5"/>
          <table:table-cell table:style-name="ce11" office:value-type="string">
            <text:p>C₁₀₀H₁₀₂</text:p>
          </table:table-cell>
          <table:table-cell table:number-columns-repeated="996"/>
        </table:table-row>
        <table:table-row table:style-name="ro1">
          <table:table-cell table:style-name="ce19"/>
          <table:table-cell table:style-name="ce20"/>
          <table:table-cell table:number-columns-repeated="2"/>
          <table:table-cell office:value-type="string">
            <text:p>Singlet</text:p>
          </table:table-cell>
          <table:table-cell office:value-type="float" office:value="-8.6743251438">
            <text:p>-8.6743251438</text:p>
          </table:table-cell>
          <table:table-cell/>
          <table:table-cell table:style-name="ce20"/>
          <table:table-cell table:number-columns-repeated="2"/>
          <table:table-cell office:value-type="string">
            <text:p>Singlet</text:p>
          </table:table-cell>
          <table:table-cell office:value-type="float" office:value="-13.0032506533">
            <text:p>-13.0032506533</text:p>
          </table:table-cell>
          <table:table-cell/>
          <table:table-cell table:style-name="ce20"/>
          <table:table-cell table:number-columns-repeated="2"/>
          <table:table-cell office:value-type="string">
            <text:p>Singlet</text:p>
          </table:table-cell>
          <table:table-cell office:value-type="float" office:value="-17.3332328936">
            <text:p>-17.3332328936</text:p>
          </table:table-cell>
          <table:table-cell/>
          <table:table-cell table:style-name="ce20"/>
          <table:table-cell table:number-columns-repeated="2"/>
          <table:table-cell office:value-type="string">
            <text:p>Singlet</text:p>
          </table:table-cell>
          <table:table-cell office:value-type="float" office:value="-21.6606409386">
            <text:p>-21.6606409386</text:p>
          </table:table-cell>
          <table:table-cell/>
          <table:table-cell table:style-name="ce20"/>
          <table:table-cell table:number-columns-repeated="2"/>
          <table:table-cell office:value-type="string">
            <text:p>Singlet</text:p>
          </table:table-cell>
          <table:table-cell office:value-type="float" office:value="-43.3032530851">
            <text:p>-43.3032530851</text:p>
          </table:table-cell>
          <table:table-cell/>
          <table:table-cell table:style-name="ce20"/>
          <table:table-cell table:number-columns-repeated="2"/>
          <table:table-cell table:style-name="ce2" table:number-columns-repeated="990"/>
        </table:table-row>
        <table:table-row table:style-name="ro1">
          <table:table-cell table:style-name="ce2" office:value-type="string">
            <text:p>Max excitation % error</text:p>
          </table:table-cell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8.63324218985033">
            <text:p>-8.6332421899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2.969117274713">
            <text:p>-12.9691172747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17.302243780077">
            <text:p>-17.3022437801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21.6312118050046">
            <text:p>-21.631211805</text:p>
          </table:table-cell>
          <table:table-cell/>
          <table:table-cell table:style-name="ce2"/>
          <table:table-cell table:number-columns-repeated="2"/>
          <table:table-cell table:style-name="ce2" office:value-type="string">
            <text:p>π* triplet</text:p>
          </table:table-cell>
          <table:table-cell office:value-type="float" office:value="-43.2761322603039">
            <text:p>-43.2761322603</text:p>
          </table:table-cell>
          <table:table-cell/>
          <table:table-cell table:style-name="ce2"/>
          <table:table-cell table:number-columns-repeated="992"/>
        </table:table-row>
        <table:table-row table:style-name="ro1">
          <table:table-cell table:style-name="ce19" table:formula="of:=MAX(MAX([.H105];[.N105];[.T105];[.Z105];[.AF105];[.AL105]);-MIN([.H105];[.N105];[.T105];[.Z105];[.AF105];[.AL105]))" office:value-type="float" office:value="0.0233821699921084">
            <text:p>0.02338217</text:p>
          </table:table-cell>
          <table:table-cell table:style-name="ce20" table:formula="of:=AVERAGE([.H105];[.N105];[.T105];[.Z105];[.AF105];[.AL105])" office:value-type="float" office:value="0.00545214816659529">
            <text:p>0.0054521482</text:p>
          </table:table-cell>
          <table:table-cell table:number-columns-repeated="3"/>
          <table:table-cell table:style-name="ce11" table:formula="of:=[.F104]-[.F103]" office:value-type="float" office:value="0.0410829539496707">
            <text:p>0.0410829539</text:p>
          </table:table-cell>
          <table:table-cell table:style-name="ce11" table:formula="of:=[.F105]*conv" office:value-type="float" office:value="1.11792405632028">
            <text:p>1.1179240563</text:p>
          </table:table-cell>
          <table:table-cell table:style-name="ce24" table:formula="of:=[.G99]-[.G105]" office:value-type="float" office:value="0.0233821699921084">
            <text:p>0.02338217</text:p>
          </table:table-cell>
          <table:table-cell table:number-columns-repeated="3"/>
          <table:table-cell table:style-name="ce11" table:formula="of:=[.L104]-[.L103]" office:value-type="float" office:value="0.0341333785870006">
            <text:p>0.0341333786</text:p>
          </table:table-cell>
          <table:table-cell table:style-name="ce11" table:formula="of:=[.L105]*conv" office:value-type="float" office:value="0.92881648901494">
            <text:p>0.928816489</text:p>
          </table:table-cell>
          <table:table-cell table:style-name="ce24" table:formula="of:=[.M99]-[.M105]" office:value-type="float" office:value="0.0108359546253782">
            <text:p>0.0108359546</text:p>
          </table:table-cell>
          <table:table-cell table:number-columns-repeated="3"/>
          <table:table-cell table:style-name="ce11" table:formula="of:=[.R104]-[.R103]" office:value-type="float" office:value="0.0309891135230025">
            <text:p>0.0309891135</text:p>
          </table:table-cell>
          <table:table-cell table:style-name="ce11" table:formula="of:=[.R105]*conv" office:value-type="float" office:value="0.84325668338857">
            <text:p>0.8432566834</text:p>
          </table:table-cell>
          <table:table-cell table:style-name="ce24" table:formula="of:=[.S99]-[.S105]" office:value-type="float" office:value="0.00352775509608727">
            <text:p>0.0035277551</text:p>
          </table:table-cell>
          <table:table-cell table:number-columns-repeated="3"/>
          <table:table-cell table:style-name="ce11" table:formula="of:=[.X104]-[.X103]" office:value-type="float" office:value="0.0294291335954">
            <text:p>0.0294291336</text:p>
          </table:table-cell>
          <table:table-cell table:style-name="ce11" table:formula="of:=[.X105]*conv" office:value-type="float" office:value="0.800807469766297">
            <text:p>0.8008074698</text:p>
          </table:table-cell>
          <table:table-cell table:style-name="ce24" table:formula="of:=[.Y99]-[.Y105]" office:value-type="float" office:value="-0.00122270261646451">
            <text:p>-0.0012227026</text:p>
          </table:table-cell>
          <table:table-cell table:number-columns-repeated="3"/>
          <table:table-cell table:style-name="ce11" table:formula="of:=[.AD104]-[.AD103]" office:value-type="float" office:value="0.0271208247960999">
            <text:p>0.0271208248</text:p>
          </table:table-cell>
          <table:table-cell table:style-name="ce11" table:formula="of:=[.AD105]*conv" office:value-type="float" office:value="0.737995191483808">
            <text:p>0.7379951915</text:p>
          </table:table-cell>
          <table:table-cell table:style-name="ce24" table:formula="of:=[.AE99]-[.AE105]" office:value-type="float" office:value="-0.00926243626413292">
            <text:p>-0.0092624363</text:p>
          </table:table-cell>
          <table:table-cell table:number-columns-repeated="5"/>
          <table:table-cell/>
          <table:table-cell table:number-columns-repeated="986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2013 Results" table:style-name="ta2" table:print="false">
        <table:table-column table:style-name="co10" table:number-columns-repeated="6" table:default-cell-style-name="Default"/>
        <table:table-row table:style-name="ro1">
          <table:table-cell/>
          <table:table-cell table:style-name="ce32" office:value-type="string">
            <text:p>PBE0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string">
            <text:p>#</text:p>
          </table:table-cell>
          <table:table-cell office:value-type="string">
            <text:p>REF</text:p>
          </table:table-cell>
          <table:table-cell office:value-type="string">
            <text:p>ECP</text:p>
          </table:table-cell>
          <table:table-cell office:value-type="string">
            <text:p>PS</text:p>
          </table:table-cell>
          <table:table-cell/>
        </table:table-row>
        <table:table-row table:style-name="ro1">
          <table:table-cell/>
          <table:table-cell table:style-name="ce32" office:value-type="float" office:value="2">
            <text:p>2</text:p>
          </table:table-cell>
          <table:table-cell office:value-type="float" office:value="4.25996595">
            <text:p>4.25996595</text:p>
          </table:table-cell>
          <table:table-cell office:value-type="float" office:value="4.0741917">
            <text:p>4.0741917</text:p>
          </table:table-cell>
          <table:table-cell office:value-type="float" office:value="4.19849911">
            <text:p>4.19849911</text:p>
          </table:table-cell>
          <table:table-cell/>
        </table:table-row>
        <table:table-row table:style-name="ro1">
          <table:table-cell/>
          <table:table-cell table:style-name="ce32" office:value-type="float" office:value="4">
            <text:p>4</text:p>
          </table:table-cell>
          <table:table-cell office:value-type="float" office:value="3.06244938">
            <text:p>3.06244938</text:p>
          </table:table-cell>
          <table:table-cell office:value-type="float" office:value="2.92194562">
            <text:p>2.92194562</text:p>
          </table:table-cell>
          <table:table-cell office:value-type="float" office:value="3.04919459">
            <text:p>3.04919459</text:p>
          </table:table-cell>
          <table:table-cell/>
        </table:table-row>
        <table:table-row table:style-name="ro1">
          <table:table-cell/>
          <table:table-cell table:style-name="ce32" office:value-type="float" office:value="6">
            <text:p>6</text:p>
          </table:table-cell>
          <table:table-cell office:value-type="float" office:value="2.40527002">
            <text:p>2.40527002</text:p>
          </table:table-cell>
          <table:table-cell office:value-type="float" office:value="2.29277002">
            <text:p>2.29277002</text:p>
          </table:table-cell>
          <table:table-cell office:value-type="float" office:value="2.39087111">
            <text:p>2.39087111</text:p>
          </table:table-cell>
          <table:table-cell>
            <draw:frame table:end-cell-address="'2013 Results'.L17" table:end-x="0.97cm" table:end-y="0.203cm" draw:z-index="0" draw:style-name="gr1" draw:text-style-name="P1" svg:width="13cm" svg:height="5.968cm" svg:x="1.519cm" svg:y="0.269cm">
              <draw:object draw:notify-on-update-of-ranges="'2013 Results'.A16:'2013 Results'.A21 '2013 Results'.C14:'2013 Results'.C14 '2013 Results'.C16:'2013 Results'.C21 '2013 Results'.E14:'2013 Results'.E14 '2013 Results'.E16:'2013 Results'.E21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</table:table-row>
        <table:table-row table:style-name="ro1">
          <table:table-cell/>
          <table:table-cell table:style-name="ce32" office:value-type="float" office:value="8">
            <text:p>8</text:p>
          </table:table-cell>
          <table:table-cell office:value-type="float" office:value="2.00092692">
            <text:p>2.00092692</text:p>
          </table:table-cell>
          <table:table-cell office:value-type="float" office:value="1.90547923">
            <text:p>1.90547923</text:p>
          </table:table-cell>
          <table:table-cell office:value-type="float" office:value="1.99435997">
            <text:p>1.99435997</text:p>
          </table:table-cell>
          <table:table-cell/>
        </table:table-row>
        <table:table-row table:style-name="ro1">
          <table:table-cell/>
          <table:table-cell table:style-name="ce32" office:value-type="float" office:value="10">
            <text:p>10</text:p>
          </table:table-cell>
          <table:table-cell office:value-type="float" office:value="1.72909185">
            <text:p>1.72909185</text:p>
          </table:table-cell>
          <table:table-cell office:value-type="float" office:value="1.64482189">
            <text:p>1.64482189</text:p>
          </table:table-cell>
          <table:table-cell office:value-type="float" office:value="1.72448195">
            <text:p>1.72448195</text:p>
          </table:table-cell>
          <table:table-cell/>
        </table:table-row>
        <table:table-row table:style-name="ro1">
          <table:table-cell/>
          <table:table-cell table:style-name="ce32" office:value-type="float" office:value="12">
            <text:p>12</text:p>
          </table:table-cell>
          <table:table-cell office:value-type="float" office:value="1.53571572">
            <text:p>1.53571572</text:p>
          </table:table-cell>
          <table:table-cell office:value-type="float" office:value="1.45944904">
            <text:p>1.45944904</text:p>
          </table:table-cell>
          <table:table-cell office:value-type="float" office:value="1.53599167">
            <text:p>1.53599167</text:p>
          </table:table-cell>
          <table:table-cell/>
        </table:table-row>
        <table:table-row table:style-name="ro1">
          <table:table-cell/>
          <table:table-cell table:style-name="ce32" office:value-type="float" office:value="14">
            <text:p>14</text:p>
          </table:table-cell>
          <table:table-cell office:value-type="float" office:value="1.39205343">
            <text:p>1.39205343</text:p>
          </table:table-cell>
          <table:table-cell office:value-type="float" office:value="1.32165501">
            <text:p>1.32165501</text:p>
          </table:table-cell>
          <table:table-cell office:value-type="float" office:value="1.39569155">
            <text:p>1.39569155</text:p>
          </table:table-cell>
          <table:table-cell/>
        </table:table-row>
        <table:table-row table:style-name="ro1">
          <table:table-cell/>
          <table:table-cell table:style-name="ce32" office:value-type="float" office:value="16">
            <text:p>16</text:p>
          </table:table-cell>
          <table:table-cell office:value-type="float" office:value="1.28193013">
            <text:p>1.28193013</text:p>
          </table:table-cell>
          <table:table-cell office:value-type="float" office:value="1.21603433">
            <text:p>1.21603433</text:p>
          </table:table-cell>
          <table:table-cell office:value-type="float" office:value="1.28997699">
            <text:p>1.28997699</text:p>
          </table:table-cell>
          <table:table-cell/>
        </table:table-row>
        <table:table-row table:style-name="ro1">
          <table:table-cell/>
          <table:table-cell table:style-name="ce32" office:value-type="float" office:value="18">
            <text:p>18</text:p>
          </table:table-cell>
          <table:table-cell office:value-type="float" office:value="1.19528954">
            <text:p>1.19528954</text:p>
          </table:table-cell>
          <table:table-cell office:value-type="float" office:value="1.13294092">
            <text:p>1.13294092</text:p>
          </table:table-cell>
          <table:table-cell office:value-type="float" office:value="1.20697759">
            <text:p>1.20697759</text:p>
          </table:table-cell>
          <table:table-cell/>
        </table:table-row>
        <table:table-row table:style-name="ro1">
          <table:table-cell/>
          <table:table-cell table:style-name="ce32" office:value-type="float" office:value="20">
            <text:p>20</text:p>
          </table:table-cell>
          <table:table-cell office:value-type="float" office:value="1.12578285">
            <text:p>1.12578285</text:p>
          </table:table-cell>
          <table:table-cell office:value-type="float" office:value="1.06628387">
            <text:p>1.06628387</text:p>
          </table:table-cell>
          <table:table-cell office:value-type="float" office:value="1.14142495">
            <text:p>1.1414249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2" office:value-type="string">
            <text:p>PBE0</text:p>
          </table:table-cell>
          <table:table-cell office:value-type="string">
            <text:p>Reference alkenes</text:p>
          </table:table-cell>
          <table:table-cell/>
          <table:table-cell office:value-type="string">
            <text:p>Pseudo-alkenes</text:p>
          </table:table-cell>
          <table:table-cell/>
        </table:table-row>
        <table:table-row table:style-name="ro1">
          <table:table-cell/>
          <table:table-cell table:style-name="ce32" office:value-type="string">
            <text:p>#</text:p>
          </table:table-cell>
          <table:table-cell office:value-type="string">
            <text:p>REF</text:p>
          </table:table-cell>
          <table:table-cell office:value-type="string">
            <text:p>ECP</text:p>
          </table:table-cell>
          <table:table-cell office:value-type="string">
            <text:p>PS</text:p>
          </table:table-cell>
          <table:table-cell/>
        </table:table-row>
        <table:table-row table:style-name="ro6">
          <table:table-cell table:style-name="ce26" office:value-type="string">
            <text:p>C<text:span text:style-name="T1">₂</text:span>H<text:span text:style-name="T1">₄</text:span></text:p>
          </table:table-cell>
          <table:table-cell table:style-name="ce32" office:value-type="float" office:value="2">
            <text:p>2</text:p>
          </table:table-cell>
          <table:table-cell office:value-type="float" office:value="4.25996595">
            <text:p>4.25996595</text:p>
          </table:table-cell>
          <table:table-cell office:value-type="float" office:value="4.0741917">
            <text:p>4.0741917</text:p>
          </table:table-cell>
          <table:table-cell office:value-type="float" office:value="4.19849911">
            <text:p>4.19849911</text:p>
          </table:table-cell>
          <table:table-cell/>
        </table:table-row>
        <table:table-row table:style-name="ro6">
          <table:table-cell table:style-name="ce1" office:value-type="string">
            <text:p>C<text:span text:style-name="T1">₄</text:span>H₆</text:p>
          </table:table-cell>
          <table:table-cell table:style-name="ce32" office:value-type="float" office:value="4">
            <text:p>4</text:p>
          </table:table-cell>
          <table:table-cell office:value-type="float" office:value="3.06244938">
            <text:p>3.06244938</text:p>
          </table:table-cell>
          <table:table-cell office:value-type="float" office:value="2.92194562">
            <text:p>2.92194562</text:p>
          </table:table-cell>
          <table:table-cell office:value-type="float" office:value="3.04919459">
            <text:p>3.04919459</text:p>
          </table:table-cell>
          <table:table-cell/>
        </table:table-row>
        <table:table-row table:style-name="ro1">
          <table:table-cell table:style-name="ce1" office:value-type="string">
            <text:p>C₆H₈</text:p>
          </table:table-cell>
          <table:table-cell table:style-name="ce32" office:value-type="float" office:value="6">
            <text:p>6</text:p>
          </table:table-cell>
          <table:table-cell office:value-type="float" office:value="2.40527002">
            <text:p>2.40527002</text:p>
          </table:table-cell>
          <table:table-cell office:value-type="float" office:value="2.29277002">
            <text:p>2.29277002</text:p>
          </table:table-cell>
          <table:table-cell office:value-type="float" office:value="2.39087111">
            <text:p>2.39087111</text:p>
          </table:table-cell>
          <table:table-cell/>
        </table:table-row>
        <table:table-row table:style-name="ro1">
          <table:table-cell table:style-name="ce1" office:value-type="string">
            <text:p>C₈H₁₀</text:p>
          </table:table-cell>
          <table:table-cell table:style-name="ce32" office:value-type="float" office:value="8">
            <text:p>8</text:p>
          </table:table-cell>
          <table:table-cell office:value-type="float" office:value="2.00092692">
            <text:p>2.00092692</text:p>
          </table:table-cell>
          <table:table-cell office:value-type="float" office:value="1.90547923">
            <text:p>1.90547923</text:p>
          </table:table-cell>
          <table:table-cell office:value-type="float" office:value="1.99435997">
            <text:p>1.99435997</text:p>
          </table:table-cell>
          <table:table-cell/>
        </table:table-row>
        <table:table-row table:style-name="ro6">
          <table:table-cell table:style-name="ce1" office:value-type="string">
            <text:p>C₁₀H₁<text:span text:style-name="T1">₂</text:span></text:p>
          </table:table-cell>
          <table:table-cell table:style-name="ce32" office:value-type="float" office:value="10">
            <text:p>10</text:p>
          </table:table-cell>
          <table:table-cell office:value-type="float" office:value="1.72909185">
            <text:p>1.72909185</text:p>
          </table:table-cell>
          <table:table-cell office:value-type="float" office:value="1.64482189">
            <text:p>1.64482189</text:p>
          </table:table-cell>
          <table:table-cell office:value-type="float" office:value="1.72448195">
            <text:p>1.72448195</text:p>
          </table:table-cell>
          <table:table-cell/>
        </table:table-row>
        <table:table-row table:style-name="ro6">
          <table:table-cell table:style-name="ce1" office:value-type="string">
            <text:p>C₁<text:span text:style-name="T1">₂</text:span>H₁<text:span text:style-name="T1">₄</text:span></text:p>
          </table:table-cell>
          <table:table-cell table:style-name="ce32" office:value-type="float" office:value="12">
            <text:p>12</text:p>
          </table:table-cell>
          <table:table-cell office:value-type="float" office:value="1.53571572">
            <text:p>1.53571572</text:p>
          </table:table-cell>
          <table:table-cell office:value-type="float" office:value="1.45944904">
            <text:p>1.45944904</text:p>
          </table:table-cell>
          <table:table-cell office:value-type="float" office:value="1.53599167">
            <text:p>1.53599167</text:p>
          </table:table-cell>
          <table:table-cell/>
        </table:table-row>
        <table:table-row table:style-name="ro1">
          <table:table-cell/>
          <table:table-cell table:style-name="ce32" office:value-type="float" office:value="14">
            <text:p>14</text:p>
          </table:table-cell>
          <table:table-cell office:value-type="float" office:value="1.39205343">
            <text:p>1.39205343</text:p>
          </table:table-cell>
          <table:table-cell office:value-type="float" office:value="1.32165501">
            <text:p>1.32165501</text:p>
          </table:table-cell>
          <table:table-cell office:value-type="float" office:value="1.39569155">
            <text:p>1.39569155</text:p>
          </table:table-cell>
          <table:table-cell/>
        </table:table-row>
        <table:table-row table:style-name="ro1">
          <table:table-cell/>
          <table:table-cell table:style-name="ce32" office:value-type="float" office:value="16">
            <text:p>16</text:p>
          </table:table-cell>
          <table:table-cell office:value-type="float" office:value="1.28193013">
            <text:p>1.28193013</text:p>
          </table:table-cell>
          <table:table-cell office:value-type="float" office:value="1.21603433">
            <text:p>1.21603433</text:p>
          </table:table-cell>
          <table:table-cell office:value-type="float" office:value="1.28997699">
            <text:p>1.28997699</text:p>
          </table:table-cell>
          <table:table-cell/>
        </table:table-row>
        <table:table-row table:style-name="ro1">
          <table:table-cell/>
          <table:table-cell table:style-name="ce32" office:value-type="float" office:value="18">
            <text:p>18</text:p>
          </table:table-cell>
          <table:table-cell office:value-type="float" office:value="1.19528954">
            <text:p>1.19528954</text:p>
          </table:table-cell>
          <table:table-cell office:value-type="float" office:value="1.13294092">
            <text:p>1.13294092</text:p>
          </table:table-cell>
          <table:table-cell office:value-type="float" office:value="1.20697759">
            <text:p>1.20697759</text:p>
          </table:table-cell>
          <table:table-cell/>
        </table:table-row>
        <table:table-row table:style-name="ro1">
          <table:table-cell/>
          <table:table-cell table:style-name="ce32" office:value-type="float" office:value="20">
            <text:p>20</text:p>
          </table:table-cell>
          <table:table-cell office:value-type="float" office:value="1.12578285">
            <text:p>1.12578285</text:p>
          </table:table-cell>
          <table:table-cell office:value-type="float" office:value="1.06628387">
            <text:p>1.06628387</text:p>
          </table:table-cell>
          <table:table-cell office:value-type="float" office:value="1.14142495">
            <text:p>1.14142495</text:p>
          </table:table-cell>
          <table:table-cell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  <table:named-expressions/>
      </table:table>
      <table:named-expressions>
        <table:named-range table:name="h2ev" table:base-cell-address="$Optimisation.$A$1" table:cell-range-address="Optimisation.$B$3"/>
        <table:named-range table:name="conv" table:base-cell-address="$'Ring Results'.$B$2" table:cell-range-address="$'Short Alkene Results'.$E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Segoe UI" svg:font-family="'Segoe UI'" style:font-adornments="Norm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9/10/2017</text:date>, <text:time>08:3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alex punter</meta:initial-creator>
    <meta:creation-date>2017-02-27T15:57:40Z</meta:creation-date>
    <dc:date>2017-10-09T08:39:24.31</dc:date>
    <meta:editing-cycles>116</meta:editing-cycles>
    <meta:editing-duration>P27DT13H43M52S</meta:editing-duration>
    <meta:document-statistic meta:table-count="5" meta:cell-count="5248" meta:object-count="5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 style:rotation-angle="4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99cm" svg:height="6.528cm" xlink:href="." xlink:type="simple" chart:class="chart:bar" chart:style-name="ch1">
        <chart:title svg:x="5.295cm" svg:y="5.91cm" chart:style-name="ch2">
          <text:p>Singlet-Triplet split ECP1</text:p>
        </chart:title>
        <chart:legend svg:x="11.373cm" svg:y="3.817cm" style:legend-expansion="custom" chartooo:width="2.743cm" chartooo:height="1.629cm" style:legend-expansion-aspect-ratio="1.68385512584408" chart:style-name="ch3"/>
        <chart:plot-area chart:style-name="ch4" chart:data-source-has-labels="both" svg:x="0.662cm" svg:y="0.241cm" svg:width="12.359cm" svg:height="5.584cm">
          <chartooo:coordinate-region svg:x="1.389cm" svg:y="0.453cm" svg:width="11.632cm" svg:height="5.1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001cm" svg:y="3.606cm" chart:style-name="ch7">
              <text:p>s-t (eV)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default excitation</text:p>
              </table:table-cell>
              <table:table-cell office:value-type="float" office:value="-6.862430586151">
                <text:p>-6.862430586151</text:p>
              </table:table-cell>
              <table:table-cell office:value-type="float" office:value="-5.77138995591317">
                <text:p>-5.77138995591317</text:p>
              </table:table-cell>
              <table:table-cell office:value-type="float" office:value="-4.96400913799227">
                <text:p>-4.96400913799227</text:p>
              </table:table-cell>
              <table:table-cell office:value-type="float" office:value="-4.4861029526979">
                <text:p>-4.4861029526979</text:p>
              </table:table-cell>
              <table:table-cell office:value-type="float" office:value="-4.16700368628066">
                <text:p>-4.16700368628066</text:p>
              </table:table-cell>
              <table:table-cell office:value-type="float" office:value="-3.95155054801289">
                <text:p>-3.95155054801289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9.81460727720029">
                <text:p>-9.81460727720029</text:p>
              </table:table-cell>
              <table:table-cell office:value-type="float" office:value="-7.58151403150289">
                <text:p>-7.58151403150289</text:p>
              </table:table-cell>
              <table:table-cell office:value-type="float" office:value="-6.30312500269224">
                <text:p>-6.30312500269224</text:p>
              </table:table-cell>
              <table:table-cell office:value-type="float" office:value="-5.50370054869684">
                <text:p>-5.50370054869684</text:p>
              </table:table-cell>
              <table:table-cell office:value-type="float" office:value="-4.96269050423185">
                <text:p>-4.96269050423185</text:p>
              </table:table-cell>
              <table:table-cell office:value-type="float" office:value="-4.5774534181177">
                <text:p>-4.5774534181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1cm" xlink:href=".." xlink:type="simple" chart:class="chart:bar" chart:style-name="ch1">
        <chart:title svg:x="4.346cm" svg:y="0.148cm" chart:style-name="ch2">
          <text:p>Triplet-Singlet TPSS</text:p>
        </chart:title>
        <chart:legend svg:x="5.247cm" svg:y="0.951cm" style:legend-expansion="custom" chartooo:width="7.073cm" chartooo:height="1.007cm" style:legend-expansion-aspect-ratio="7.0238331678252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 'Short Alkene Results'.D91:'Short Alkene Results'.D91 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 chart:data-source-has-labels="both" svg:x="0.863cm" svg:y="0.703cm" svg:width="11.435cm" svg:height="5.353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16cm" svg:y="3.635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4.34943585027534">
                <text:p>4.34943585027534</text:p>
                <draw:g>
                  <svg:desc>'Short Alkene Results'.G87:'Short Alkene Results'.G87 'Short Alkene Results'.M87:'Short Alkene Results'.M87 'Short Alkene Results'.S87:'Short Alkene Results'.S87 'Short Alkene Results'.Y87:'Short Alkene Results'.Y87 'Short Alkene Results'.AE87:'Short Alkene Results'.AE87 'Short Alkene Results'.AK87:'Short Alkene Results'.AK87</svg:desc>
                </draw:g>
              </table:table-cell>
              <table:table-cell office:value-type="float" office:value="3.06005661130148">
                <text:p>3.06005661130148</text:p>
              </table:table-cell>
              <table:table-cell office:value-type="float" office:value="2.32824956338188">
                <text:p>2.32824956338188</text:p>
              </table:table-cell>
              <table:table-cell office:value-type="float" office:value="1.88659107017083">
                <text:p>1.88659107017083</text:p>
              </table:table-cell>
              <table:table-cell office:value-type="float" office:value="1.58898520560811">
                <text:p>1.58898520560811</text:p>
              </table:table-cell>
              <table:table-cell office:value-type="float" office:value="1.37626424816933">
                <text:p>1.37626424816933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4.1201425066037">
                <text:p>4.1201425066037</text:p>
                <draw:g>
                  <svg:desc>'Short Alkene Results'.G96:'Short Alkene Results'.G96 'Short Alkene Results'.M96:'Short Alkene Results'.M96 'Short Alkene Results'.S96:'Short Alkene Results'.S96 'Short Alkene Results'.Y96:'Short Alkene Results'.Y96 'Short Alkene Results'.AE96:'Short Alkene Results'.AE96 'Short Alkene Results'.AK96:'Short Alkene Results'.AK96</svg:desc>
                </draw:g>
              </table:table-cell>
              <table:table-cell office:value-type="float" office:value="2.80236932806057">
                <text:p>2.80236932806057</text:p>
              </table:table-cell>
              <table:table-cell office:value-type="float" office:value="2.04023564926694">
                <text:p>2.04023564926694</text:p>
              </table:table-cell>
              <table:table-cell office:value-type="float" office:value="1.64294271163382">
                <text:p>1.64294271163382</text:p>
              </table:table-cell>
              <table:table-cell office:value-type="float" office:value="1.36011785071732">
                <text:p>1.36011785071732</text:p>
              </table:table-cell>
              <table:table-cell office:value-type="float" office:value="1.15530558013773">
                <text:p>1.1553055801377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78cm" svg:y="0.146cm" chart:style-name="ch2">
          <text:p>Cation-Singlet TPSS</text:p>
        </chart:title>
        <chart:legend svg:x="6.83cm" svg:y="0.913cm" style:legend-expansion="custom" chartooo:width="5.443cm" chartooo:height="1.442cm" style:legend-expansion-aspect-ratio="3.774618585298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 'Short Alkene Results'.D91:'Short Alkene Results'.D91 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 chart:data-source-has-labels="both" svg:x="0.678cm" svg:y="0.703cm" svg:width="11.62cm" svg:height="5.353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10.436827451045">
                <text:p>10.436827451045</text:p>
                <draw:g>
                  <svg:desc>'Short Alkene Results'.G89:'Short Alkene Results'.G89 'Short Alkene Results'.M89:'Short Alkene Results'.M89 'Short Alkene Results'.S89:'Short Alkene Results'.S89 'Short Alkene Results'.Y89:'Short Alkene Results'.Y89 'Short Alkene Results'.AE89:'Short Alkene Results'.AE89 'Short Alkene Results'.AK89:'Short Alkene Results'.AK89</svg:desc>
                </draw:g>
              </table:table-cell>
              <table:table-cell office:value-type="float" office:value="8.70178721536353">
                <text:p>8.70178721536353</text:p>
              </table:table-cell>
              <table:table-cell office:value-type="float" office:value="7.78532020195741">
                <text:p>7.78532020195741</text:p>
              </table:table-cell>
              <table:table-cell office:value-type="float" office:value="7.19582487449384">
                <text:p>7.19582487449384</text:p>
              </table:table-cell>
              <table:table-cell office:value-type="float" office:value="6.77737637795327">
                <text:p>6.77737637795327</text:p>
              </table:table-cell>
              <table:table-cell office:value-type="float" office:value="6.46188343632465">
                <text:p>6.4618834363246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11.4506192709711">
                <text:p>11.4506192709711</text:p>
                <draw:g>
                  <svg:desc>'Short Alkene Results'.G98:'Short Alkene Results'.G98 'Short Alkene Results'.M98:'Short Alkene Results'.M98 'Short Alkene Results'.S98:'Short Alkene Results'.S98 'Short Alkene Results'.Y98:'Short Alkene Results'.Y98 'Short Alkene Results'.AE98:'Short Alkene Results'.AE98 'Short Alkene Results'.AK98:'Short Alkene Results'.AK98</svg:desc>
                </draw:g>
              </table:table-cell>
              <table:table-cell office:value-type="float" office:value="9.59540939799498">
                <text:p>9.59540939799498</text:p>
              </table:table-cell>
              <table:table-cell office:value-type="float" office:value="8.65254280004466">
                <text:p>8.65254280004466</text:p>
              </table:table-cell>
              <table:table-cell office:value-type="float" office:value="8.04078211912591">
                <text:p>8.04078211912591</text:p>
              </table:table-cell>
              <table:table-cell office:value-type="float" office:value="7.60271619807024">
                <text:p>7.60271619807024</text:p>
              </table:table-cell>
              <table:table-cell office:value-type="float" office:value="7.27043224850204">
                <text:p>7.270432248502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9cm" xlink:href=".." xlink:type="simple" chart:class="chart:bar" chart:style-name="ch1">
        <chart:title svg:x="4.63cm" svg:y="0.148cm" chart:style-name="ch2">
          <text:p>Cation-Singlet TPSSH</text:p>
        </chart:title>
        <chart:legend svg:x="6.924cm" svg:y="0.912cm" style:legend-expansion="custom" chartooo:width="5.443cm" chartooo:height="1.651cm" style:legend-expansion-aspect-ratio="3.29678982434888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 'Short Alkene Results'.D109:'Short Alkene Results'.D109 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 chart:data-source-has-labels="both" svg:x="0.678cm" svg:y="0.703cm" svg:width="11.62cm" svg:height="5.352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10.4249531620469">
                <text:p>10.4249531620469</text:p>
                <draw:g>
                  <svg:desc>'Short Alkene Results'.G107:'Short Alkene Results'.G107 'Short Alkene Results'.M107:'Short Alkene Results'.M107 'Short Alkene Results'.S107:'Short Alkene Results'.S107 'Short Alkene Results'.Y107:'Short Alkene Results'.Y107 'Short Alkene Results'.AE107:'Short Alkene Results'.AE107 'Short Alkene Results'.AK107:'Short Alkene Results'.AK107</svg:desc>
                </draw:g>
              </table:table-cell>
              <table:table-cell office:value-type="float" office:value="8.73656143818775">
                <text:p>8.73656143818775</text:p>
              </table:table-cell>
              <table:table-cell office:value-type="float" office:value="7.83823930794576">
                <text:p>7.83823930794576</text:p>
              </table:table-cell>
              <table:table-cell office:value-type="float" office:value="7.25943934985335">
                <text:p>7.25943934985335</text:p>
              </table:table-cell>
              <table:table-cell office:value-type="float" office:value="6.84860671574113">
                <text:p>6.84860671574113</text:p>
              </table:table-cell>
              <table:table-cell office:value-type="float" office:value="6.53898732152387">
                <text:p>6.53898732152387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11.3867862500987">
                <text:p>11.3867862500987</text:p>
                <draw:g>
                  <svg:desc>'Short Alkene Results'.G116:'Short Alkene Results'.G116 'Short Alkene Results'.M116:'Short Alkene Results'.M116 'Short Alkene Results'.S116:'Short Alkene Results'.S116 'Short Alkene Results'.Y116:'Short Alkene Results'.Y116 'Short Alkene Results'.AE116:'Short Alkene Results'.AE116 'Short Alkene Results'.AK116:'Short Alkene Results'.AK116</svg:desc>
                </draw:g>
              </table:table-cell>
              <table:table-cell office:value-type="float" office:value="9.53628355207607">
                <text:p>9.53628355207607</text:p>
              </table:table-cell>
              <table:table-cell office:value-type="float" office:value="8.60473690912571">
                <text:p>8.60473690912571</text:p>
              </table:table-cell>
              <table:table-cell office:value-type="float" office:value="8.00155711789682">
                <text:p>8.00155711789682</text:p>
              </table:table-cell>
              <table:table-cell office:value-type="float" office:value="7.57027842635259">
                <text:p>7.57027842635259</text:p>
              </table:table-cell>
              <table:table-cell office:value-type="float" office:value="7.24325494353997">
                <text:p>7.2432549435399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346cm" svg:y="0.145cm" chart:style-name="ch2">
          <text:p>Singlet HOMO TPSS</text:p>
        </chart:title>
        <chart:legend svg:x="6.641cm" svg:y="4.291cm" style:legend-expansion="custom" chartooo:width="5.585cm" chartooo:height="1.115cm" style:legend-expansion-aspect-ratio="5.00896860986547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82:'Short Alkene Results'.D82 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 'Short Alkene Results'.D91:'Short Alkene Results'.D91 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 chart:data-source-has-labels="both" svg:x="0.757cm" svg:y="0.703cm" svg:width="11.541cm" svg:height="5.353cm">
          <chartooo:coordinate-region svg:x="1.299cm" svg:y="0.915cm" svg:width="10.999cm" svg:height="4.46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" chart:label-cell-address="'Short Alkene Results'.D82:'Short Alkene Results'.D82" chart:class="chart:bar">
            <chart:data-point chart:repeated="6"/>
          </chart:series>
          <chart:series chart:style-name="ch10" chart:values-cell-range-address="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" chart:label-cell-address="'Short Alkene Results'.D91:'Short Alkene Results'.D9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82:'Short Alkene Results'.D82</svg:desc>
                </draw:g>
              </table:table-cell>
              <table:table-cell office:value-type="float" office:value="-6.574">
                <text:p>-6.574</text:p>
                <draw:g>
                  <svg:desc>'Short Alkene Results'.G84:'Short Alkene Results'.G84 'Short Alkene Results'.M84:'Short Alkene Results'.M84 'Short Alkene Results'.S84:'Short Alkene Results'.S84 'Short Alkene Results'.Y84:'Short Alkene Results'.Y84 'Short Alkene Results'.AE84:'Short Alkene Results'.AE84 'Short Alkene Results'.AK84:'Short Alkene Results'.AK84</svg:desc>
                </draw:g>
              </table:table-cell>
              <table:table-cell office:value-type="float" office:value="-5.673">
                <text:p>-5.673</text:p>
              </table:table-cell>
              <table:table-cell office:value-type="float" office:value="-5.214">
                <text:p>-5.214</text:p>
              </table:table-cell>
              <table:table-cell office:value-type="float" office:value="-4.937">
                <text:p>-4.937</text:p>
              </table:table-cell>
              <table:table-cell office:value-type="float" office:value="-4.75">
                <text:p>-4.75</text:p>
              </table:table-cell>
              <table:table-cell office:value-type="float" office:value="-4.616">
                <text:p>-4.61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91:'Short Alkene Results'.D91</svg:desc>
                </draw:g>
              </table:table-cell>
              <table:table-cell office:value-type="float" office:value="-7.252">
                <text:p>-7.252</text:p>
                <draw:g>
                  <svg:desc>'Short Alkene Results'.G93:'Short Alkene Results'.G93 'Short Alkene Results'.M93:'Short Alkene Results'.M93 'Short Alkene Results'.S93:'Short Alkene Results'.S93 'Short Alkene Results'.Y93:'Short Alkene Results'.Y93 'Short Alkene Results'.AE93:'Short Alkene Results'.AE93 'Short Alkene Results'.AK93:'Short Alkene Results'.AK93</svg:desc>
                </draw:g>
              </table:table-cell>
              <table:table-cell office:value-type="float" office:value="-6.368">
                <text:p>-6.368</text:p>
              </table:table-cell>
              <table:table-cell office:value-type="float" office:value="-5.93">
                <text:p>-5.93</text:p>
              </table:table-cell>
              <table:table-cell office:value-type="float" office:value="-5.661">
                <text:p>-5.661</text:p>
              </table:table-cell>
              <table:table-cell office:value-type="float" office:value="-5.481">
                <text:p>-5.481</text:p>
              </table:table-cell>
              <table:table-cell office:value-type="float" office:value="-5.351">
                <text:p>-5.35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71cm" svg:y="0.147cm" chart:style-name="ch2">
          <text:p>Triplet-Singlet TPSSH</text:p>
        </chart:title>
        <chart:legend svg:x="5.71cm" svg:y="0.862cm" style:legend-expansion="custom" chartooo:width="6.61cm" chartooo:height="1.015cm" style:legend-expansion-aspect-ratio="6.51231527093596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 'Short Alkene Results'.D109:'Short Alkene Results'.D109 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 chart:data-source-has-labels="both" svg:x="0.863cm" svg:y="0.702cm" svg:width="11.435cm" svg:height="5.351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16cm" svg:y="3.633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4.312068559382">
                <text:p>4.312068559382</text:p>
                <draw:g>
                  <svg:desc>'Short Alkene Results'.G105:'Short Alkene Results'.G105 'Short Alkene Results'.M105:'Short Alkene Results'.M105 'Short Alkene Results'.S105:'Short Alkene Results'.S105 'Short Alkene Results'.Y105:'Short Alkene Results'.Y105 'Short Alkene Results'.AE105:'Short Alkene Results'.AE105 'Short Alkene Results'.AK105:'Short Alkene Results'.AK105</svg:desc>
                </draw:g>
              </table:table-cell>
              <table:table-cell office:value-type="float" office:value="3.09865220504316">
                <text:p>3.09865220504316</text:p>
              </table:table-cell>
              <table:table-cell office:value-type="float" office:value="2.38219272628723">
                <text:p>2.38219272628723</text:p>
              </table:table-cell>
              <table:table-cell office:value-type="float" office:value="1.95326867938207">
                <text:p>1.95326867938207</text:p>
              </table:table-cell>
              <table:table-cell office:value-type="float" office:value="1.66437155175532">
                <text:p>1.66437155175532</text:p>
              </table:table-cell>
              <table:table-cell office:value-type="float" office:value="1.45857116777575">
                <text:p>1.4585711677757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4.16697023260517">
                <text:p>4.16697023260517</text:p>
                <draw:g>
                  <svg:desc>'Short Alkene Results'.G114:'Short Alkene Results'.G114 'Short Alkene Results'.M114:'Short Alkene Results'.M114 'Short Alkene Results'.S114:'Short Alkene Results'.S114 'Short Alkene Results'.Y114:'Short Alkene Results'.Y114 'Short Alkene Results'.AE114:'Short Alkene Results'.AE114 'Short Alkene Results'.AK114:'Short Alkene Results'.AK114</svg:desc>
                </draw:g>
              </table:table-cell>
              <table:table-cell office:value-type="float" office:value="2.89091336638764">
                <text:p>2.89091336638764</text:p>
              </table:table-cell>
              <table:table-cell office:value-type="float" office:value="2.11168184408331">
                <text:p>2.11168184408331</text:p>
              </table:table-cell>
              <table:table-cell office:value-type="float" office:value="1.72957369439069">
                <text:p>1.72957369439069</text:p>
              </table:table-cell>
              <table:table-cell office:value-type="float" office:value="1.4468528870874">
                <text:p>1.4468528870874</text:p>
              </table:table-cell>
              <table:table-cell office:value-type="float" office:value="1.24468946519373">
                <text:p>1.2446894651937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08cm" xlink:href=".." xlink:type="simple" chart:class="chart:bar" chart:style-name="ch1">
        <chart:title svg:x="4.185cm" svg:y="0.146cm" chart:style-name="ch2">
          <text:p>Singlet HOMO TPSSH</text:p>
        </chart:title>
        <chart:legend svg:x="6.547cm" svg:y="4.21cm" style:legend-expansion="custom" chartooo:width="5.773cm" chartooo:height="1.145cm" style:legend-expansion-aspect-ratio="5.04192139737991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00:'Short Alkene Results'.D100 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 'Short Alkene Results'.D109:'Short Alkene Results'.D109 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 chart:data-source-has-labels="both" svg:x="0.757cm" svg:y="0.702cm" svg:width="11.541cm" svg:height="5.351cm">
          <chartooo:coordinate-region svg:x="1.299cm" svg:y="0.914cm" svg:width="10.999cm" svg:height="4.46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01cm" svg:y="3.633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" chart:label-cell-address="'Short Alkene Results'.D100:'Short Alkene Results'.D100" chart:class="chart:bar">
            <chart:data-point chart:repeated="6"/>
          </chart:series>
          <chart:series chart:style-name="ch10" chart:values-cell-range-address="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" chart:label-cell-address="'Short Alkene Results'.D109:'Short Alkene Results'.D10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00:'Short Alkene Results'.D100</svg:desc>
                </draw:g>
              </table:table-cell>
              <table:table-cell office:value-type="float" office:value="-7.07">
                <text:p>-7.07</text:p>
                <draw:g>
                  <svg:desc>'Short Alkene Results'.G102:'Short Alkene Results'.G102 'Short Alkene Results'.M102:'Short Alkene Results'.M102 'Short Alkene Results'.S102:'Short Alkene Results'.S102 'Short Alkene Results'.Y102:'Short Alkene Results'.Y102 'Short Alkene Results'.AE102:'Short Alkene Results'.AE102 'Short Alkene Results'.AK102:'Short Alkene Results'.AK102</svg:desc>
                </draw:g>
              </table:table-cell>
              <table:table-cell office:value-type="float" office:value="-6.097">
                <text:p>-6.097</text:p>
              </table:table-cell>
              <table:table-cell office:value-type="float" office:value="-5.594">
                <text:p>-5.594</text:p>
              </table:table-cell>
              <table:table-cell office:value-type="float" office:value="-5.286">
                <text:p>-5.286</text:p>
              </table:table-cell>
              <table:table-cell office:value-type="float" office:value="-5.077">
                <text:p>-5.077</text:p>
              </table:table-cell>
              <table:table-cell office:value-type="float" office:value="-4.925">
                <text:p>-4.925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-7.61">
                <text:p>-7.61</text:p>
                <draw:g>
                  <svg:desc>'Short Alkene Results'.G111:'Short Alkene Results'.G111 'Short Alkene Results'.M111:'Short Alkene Results'.M111 'Short Alkene Results'.S111:'Short Alkene Results'.S111 'Short Alkene Results'.Y111:'Short Alkene Results'.Y111 'Short Alkene Results'.AE111:'Short Alkene Results'.AE111 'Short Alkene Results'.AK111:'Short Alkene Results'.AK111</svg:desc>
                </draw:g>
              </table:table-cell>
              <table:table-cell office:value-type="float" office:value="-6.669">
                <text:p>-6.669</text:p>
              </table:table-cell>
              <table:table-cell office:value-type="float" office:value="-6.194">
                <text:p>-6.194</text:p>
              </table:table-cell>
              <table:table-cell office:value-type="float" office:value="-5.902">
                <text:p>-5.902</text:p>
              </table:table-cell>
              <table:table-cell office:value-type="float" office:value="-5.704">
                <text:p>-5.704</text:p>
              </table:table-cell>
              <table:table-cell office:value-type="float" office:value="-5.561">
                <text:p>-5.56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13.001cm" svg:height="5.924cm" xlink:href=".." xlink:type="simple" chart:class="chart:bar" chart:style-name="ch1">
        <chart:legend svg:x="6.552cm" svg:y="0.901cm" style:legend-expansion="custom" chartooo:width="5.71cm" chartooo:height="0.909cm" style:legend-expansion-aspect-ratio="6.28162816281628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28:'Ring Results'.G28 'Ring Results'.M28:'Ring Results'.M28 'Ring Results'.S28:'Ring Results'.S28 'Ring Results'.Y28:'Ring Results'.Y28 'Ring Results'.AE28:'Ring Results'.AE28 'Ring Results'.AK28:'Ring Results'.AK28 'Ring Results'.D32:'Ring Results'.D32 'Ring Results'.G37:'Ring Results'.G37 'Ring Results'.M37:'Ring Results'.M37 'Ring Results'.S37:'Ring Results'.S37 'Ring Results'.Y37:'Ring Results'.Y37 'Ring Results'.AE37:'Ring Results'.AE37 'Ring Results'.AK37:'Ring Results'.AK37" chart:data-source-has-labels="both" svg:x="0.864cm" svg:y="0.671cm" svg:width="11.434cm" svg:height="5.214cm">
          <chartooo:coordinate-region svg:x="1.3cm" svg:y="0.883cm" svg:width="10.998cm" svg:height="4.329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.017cm" svg:y="3.534cm" chart:style-name="ch6">
              <text:p>eV</text:p>
            </chart:title>
            <chart:grid chart:style-name="ch7" chart:class="major"/>
          </chart:axis>
          <chart:series chart:style-name="ch8" chart:values-cell-range-address="'Ring Results'.G28:'Ring Results'.G28 'Ring Results'.M28:'Ring Results'.M28 'Ring Results'.S28:'Ring Results'.S28 'Ring Results'.Y28:'Ring Results'.Y28 'Ring Results'.AE28:'Ring Results'.AE28 'Ring Results'.AK28:'Ring Results'.AK28" chart:label-cell-address="'Ring Results'.D23:'Ring Results'.D23" chart:class="chart:bar">
            <chart:data-point chart:repeated="6"/>
          </chart:series>
          <chart:series chart:style-name="ch9" chart:values-cell-range-address="'Ring Results'.G37:'Ring Results'.G37 'Ring Results'.M37:'Ring Results'.M37 'Ring Results'.S37:'Ring Results'.S37 'Ring Results'.Y37:'Ring Results'.Y37 'Ring Results'.AE37:'Ring Results'.AE37 'Ring Results'.AK37:'Ring Results'.AK37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5.95cm" svg:y="0.13cm">
          <draw:image xlink:href="Pictures/2000003E0000093B0000024087DADEB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4.35771980933826">
                <text:p>4.35771980933826</text:p>
                <draw:g>
                  <svg:desc>'Ring Results'.G28:'Ring Results'.G28 'Ring Results'.M28:'Ring Results'.M28 'Ring Results'.S28:'Ring Results'.S28 'Ring Results'.Y28:'Ring Results'.Y28 'Ring Results'.AE28:'Ring Results'.AE28 'Ring Results'.AK28:'Ring Results'.AK28</svg:desc>
                </draw:g>
              </table:table-cell>
              <table:table-cell office:value-type="float" office:value="3.13035555781978">
                <text:p>3.13035555781978</text:p>
              </table:table-cell>
              <table:table-cell office:value-type="float" office:value="2.10882101054929">
                <text:p>2.10882101054929</text:p>
              </table:table-cell>
              <table:table-cell office:value-type="float" office:value="2.4206911345691">
                <text:p>2.4206911345691</text:p>
              </table:table-cell>
              <table:table-cell office:value-type="float" office:value="2.89313053094843">
                <text:p>2.89313053094843</text:p>
              </table:table-cell>
              <table:table-cell office:value-type="float" office:value="2.04113215554985">
                <text:p>2.04113215554985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4.21593995171805">
                <text:p>4.21593995171805</text:p>
                <draw:g>
                  <svg:desc>'Ring Results'.G37:'Ring Results'.G37 'Ring Results'.M37:'Ring Results'.M37 'Ring Results'.S37:'Ring Results'.S37 'Ring Results'.Y37:'Ring Results'.Y37 'Ring Results'.AE37:'Ring Results'.AE37 'Ring Results'.AK37:'Ring Results'.AK37</svg:desc>
                </draw:g>
              </table:table-cell>
              <table:table-cell office:value-type="float" office:value="3.0586295102411">
                <text:p>3.0586295102411</text:p>
              </table:table-cell>
              <table:table-cell office:value-type="float" office:value="2.12562392346849">
                <text:p>2.12562392346849</text:p>
              </table:table-cell>
              <table:table-cell office:value-type="float" office:value="2.37969001906311">
                <text:p>2.37969001906311</text:p>
              </table:table-cell>
              <table:table-cell office:value-type="float" office:value="2.92706869214836">
                <text:p>2.92706869214836</text:p>
              </table:table-cell>
              <table:table-cell office:value-type="float" office:value="1.97126105634129">
                <text:p>1.971261056341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602cm" svg:y="0.151cm" chart:style-name="ch2">
          <text:p>Triplet-Singlet PBE</text:p>
        </chart:title>
        <chart:legend svg:x="6.73cm" svg:y="0.88cm" style:legend-expansion="custom" chartooo:width="5.568cm" chartooo:height="0.958cm" style:legend-expansion-aspect-ratio="5.81210855949896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6:'Ring Results'.G46 'Ring Results'.M46:'Ring Results'.M46 'Ring Results'.S46:'Ring Results'.S46 'Ring Results'.Y46:'Ring Results'.Y46 'Ring Results'.AE46:'Ring Results'.AE46 'Ring Results'.AK46:'Ring Results'.AK46 'Ring Results'.D50:'Ring Results'.D50 'Ring Results'.G55:'Ring Results'.G55 'Ring Results'.M55:'Ring Results'.M55 'Ring Results'.S55:'Ring Results'.S55 'Ring Results'.Y55:'Ring Results'.Y55 'Ring Results'.AE55:'Ring Results'.AE55 'Ring Results'.AK55:'Ring Results'.AK55" chart:data-source-has-labels="both" svg:x="0.863cm" svg:y="0.683cm" svg:width="11.435cm" svg:height="5.276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16cm" svg:y="3.577cm" chart:style-name="ch7">
              <text:p>eV</text:p>
            </chart:title>
            <chart:grid chart:style-name="ch8" chart:class="major"/>
          </chart:axis>
          <chart:series chart:style-name="ch9" chart:values-cell-range-address="'Ring Results'.G46:'Ring Results'.G46 'Ring Results'.M46:'Ring Results'.M46 'Ring Results'.S46:'Ring Results'.S46 'Ring Results'.Y46:'Ring Results'.Y46 'Ring Results'.AE46:'Ring Results'.AE46 'Ring Results'.AK46:'Ring Results'.AK46" chart:label-cell-address="'Ring Results'.D41:'Ring Results'.D41" chart:class="chart:bar">
            <chart:data-point chart:repeated="6"/>
          </chart:series>
          <chart:series chart:style-name="ch10" chart:values-cell-range-address="'Ring Results'.G55:'Ring Results'.G55 'Ring Results'.M55:'Ring Results'.M55 'Ring Results'.S55:'Ring Results'.S55 'Ring Results'.Y55:'Ring Results'.Y55 'Ring Results'.AE55:'Ring Results'.AE55 'Ring Results'.AK55:'Ring Results'.AK55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4.36360075008287">
                <text:p>4.36360075008287</text:p>
                <draw:g>
                  <svg:desc>'Ring Results'.G46:'Ring Results'.G46 'Ring Results'.M46:'Ring Results'.M46 'Ring Results'.S46:'Ring Results'.S46 'Ring Results'.Y46:'Ring Results'.Y46 'Ring Results'.AE46:'Ring Results'.AE46 'Ring Results'.AK46:'Ring Results'.AK46</svg:desc>
                </draw:g>
              </table:table-cell>
              <table:table-cell office:value-type="float" office:value="2.93812617974046">
                <text:p>2.93812617974046</text:p>
              </table:table-cell>
              <table:table-cell office:value-type="float" office:value="1.9516279390195">
                <text:p>1.9516279390195</text:p>
              </table:table-cell>
              <table:table-cell office:value-type="float" office:value="2.24702345547567">
                <text:p>2.24702345547567</text:p>
              </table:table-cell>
              <table:table-cell office:value-type="float" office:value="2.60649471835223">
                <text:p>2.60649471835223</text:p>
              </table:table-cell>
              <table:table-cell office:value-type="float" office:value="1.74114666900823">
                <text:p>1.7411466690082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4.21593995171805">
                <text:p>4.21593995171805</text:p>
                <draw:g>
                  <svg:desc>'Ring Results'.G55:'Ring Results'.G55 'Ring Results'.M55:'Ring Results'.M55 'Ring Results'.S55:'Ring Results'.S55 'Ring Results'.Y55:'Ring Results'.Y55 'Ring Results'.AE55:'Ring Results'.AE55 'Ring Results'.AK55:'Ring Results'.AK55</svg:desc>
                </draw:g>
              </table:table-cell>
              <table:table-cell office:value-type="float" office:value="2.95925196939246">
                <text:p>2.95925196939246</text:p>
              </table:table-cell>
              <table:table-cell office:value-type="float" office:value="1.95236642334294">
                <text:p>1.95236642334294</text:p>
              </table:table-cell>
              <table:table-cell office:value-type="float" office:value="2.18809810031762">
                <text:p>2.18809810031762</text:p>
              </table:table-cell>
              <table:table-cell office:value-type="float" office:value="2.64989653648932">
                <text:p>2.64989653648932</text:p>
              </table:table-cell>
              <table:table-cell office:value-type="float" office:value="1.74914639971601">
                <text:p>1.7491463997160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7cm" xlink:href=".." xlink:type="simple" chart:class="chart:bar" chart:style-name="ch1">
        <chart:title svg:x="3.172cm" svg:y="0.132cm" chart:style-name="ch2">
          <text:p>TD-DFT Excitation (PBE0) 2013</text:p>
        </chart:title>
        <chart:legend svg:x="6.5cm" svg:y="0.843cm" style:legend-expansion="custom" chartooo:width="5.88cm" chartooo:height="1.989cm" style:legend-expansion-aspect-ratio="2.95625942684766" chart:style-name="ch3"/>
        <chart:plot-area chart:style-name="ch4" table:cell-range-address="'2013 Results'.A16:'2013 Results'.A21 '2013 Results'.C14:'2013 Results'.C14 '2013 Results'.C16:'2013 Results'.C21 '2013 Results'.E14:'2013 Results'.E14 '2013 Results'.E16:'2013 Results'.E21" chart:data-source-has-labels="both" svg:x="0.864cm" svg:y="0.685cm" svg:width="11.434cm" svg:height="5.38cm">
          <chartooo:coordinate-region svg:x="1.3cm" svg:y="0.897cm" svg:width="10.998cm" svg:height="4.495cm"/>
          <chart:axis chart:dimension="x" chart:name="primary-x" chart:style-name="ch5" chartooo:axis-type="auto">
            <chartooo:date-scale/>
            <chart:categories table:cell-range-address="'2013 Results'.A16:'2013 Results'.A21"/>
          </chart:axis>
          <chart:axis chart:dimension="y" chart:name="primary-y" chart:style-name="ch6">
            <chart:title svg:x="0.017cm" svg:y="3.631cm" chart:style-name="ch7">
              <text:p>eV</text:p>
            </chart:title>
            <chart:grid chart:style-name="ch8" chart:class="major"/>
          </chart:axis>
          <chart:series chart:style-name="ch9" chart:values-cell-range-address="'2013 Results'.C16:'2013 Results'.C21" chart:label-cell-address="'2013 Results'.C14:'2013 Results'.C14" chart:class="chart:bar">
            <chart:data-point chart:repeated="6"/>
          </chart:series>
          <chart:series chart:style-name="ch10" chart:values-cell-range-address="'2013 Results'.E16:'2013 Results'.E21" chart:label-cell-address="'2013 Results'.E14:'2013 Results'.E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alkenes</text:p>
                <draw:g>
                  <svg:desc>'2013 Results'.C14:'2013 Results'.C14</svg:desc>
                </draw:g>
              </table:table-cell>
              <table:table-cell office:value-type="string">
                <text:p>Pseudo-alkenes</text:p>
                <draw:g>
                  <svg:desc>'2013 Results'.E14:'2013 Results'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₂H₄</text:p>
                <draw:g>
                  <svg:desc>'2013 Results'.A16:'2013 Results'.A21</svg:desc>
                </draw:g>
              </table:table-cell>
              <table:table-cell office:value-type="float" office:value="4.25996595">
                <text:p>4.25996595</text:p>
                <draw:g>
                  <svg:desc>'2013 Results'.C16:'2013 Results'.C21</svg:desc>
                </draw:g>
              </table:table-cell>
              <table:table-cell office:value-type="float" office:value="4.19849911">
                <text:p>4.19849911</text:p>
                <draw:g>
                  <svg:desc>'2013 Results'.E16:'2013 Results'.E21</svg:desc>
                </draw:g>
              </table:table-cell>
            </table:table-row>
            <table:table-row>
              <table:table-cell office:value-type="string">
                <text:p>C₄H₆</text:p>
              </table:table-cell>
              <table:table-cell office:value-type="float" office:value="3.06244938">
                <text:p>3.06244938</text:p>
              </table:table-cell>
              <table:table-cell office:value-type="float" office:value="3.04919459">
                <text:p>3.04919459</text:p>
              </table:table-cell>
            </table:table-row>
            <table:table-row>
              <table:table-cell office:value-type="string">
                <text:p>C₆H₈</text:p>
              </table:table-cell>
              <table:table-cell office:value-type="float" office:value="2.40527002">
                <text:p>2.40527002</text:p>
              </table:table-cell>
              <table:table-cell office:value-type="float" office:value="2.39087111">
                <text:p>2.39087111</text:p>
              </table:table-cell>
            </table:table-row>
            <table:table-row>
              <table:table-cell office:value-type="string">
                <text:p>C₈H₁₀</text:p>
              </table:table-cell>
              <table:table-cell office:value-type="float" office:value="2.00092692">
                <text:p>2.00092692</text:p>
              </table:table-cell>
              <table:table-cell office:value-type="float" office:value="1.99435997">
                <text:p>1.99435997</text:p>
              </table:table-cell>
            </table:table-row>
            <table:table-row>
              <table:table-cell office:value-type="string">
                <text:p>C₁₀H₁₂</text:p>
              </table:table-cell>
              <table:table-cell office:value-type="float" office:value="1.72909185">
                <text:p>1.72909185</text:p>
              </table:table-cell>
              <table:table-cell office:value-type="float" office:value="1.72448195">
                <text:p>1.72448195</text:p>
              </table:table-cell>
            </table:table-row>
            <table:table-row>
              <table:table-cell office:value-type="string">
                <text:p>C₁₂H₁₄</text:p>
              </table:table-cell>
              <table:table-cell office:value-type="float" office:value="1.53571572">
                <text:p>1.53571572</text:p>
              </table:table-cell>
              <table:table-cell office:value-type="float" office:value="1.53599167">
                <text:p>1.535991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63cm" svg:height="6.719cm" xlink:href=".." xlink:type="simple" chart:class="chart:bar" chart:style-name="ch1">
        <chart:legend chart:legend-position="end" svg:x="12.377cm" svg:y="2.785cm" style:legend-expansion="high" chart:style-name="ch2"/>
        <chart:plot-area chart:style-name="ch3" table:cell-range-address="'Short Alkene Results'.D118:'Short Alkene Results'.D118 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 'Short Alkene Results'.D109:'Short Alkene Results'.D109 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 chart:data-source-has-labels="column" svg:x="0.769cm" svg:y="0.671cm" svg:width="10.97cm" svg:height="5.494cm">
          <chartooo:coordinate-region svg:x="1.496cm" svg:y="0.883cm" svg:width="10.243cm" svg:height="5.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" chart:label-cell-address="'Short Alkene Results'.D118:'Short Alkene Results'.D118" chart:class="chart:bar">
            <chart:data-point chart:repeated="6"/>
          </chart:series>
          <chart:series chart:style-name="ch8" chart:values-cell-range-address="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" chart:label-cell-address="'Short Alkene Results'.D109:'Short Alkene Results'.D109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18:'Short Alkene Results'.D118</svg:desc>
                </draw:g>
              </table:table-cell>
              <table:table-cell office:value-type="float" office:value="3.88090383034044">
                <text:p>3.88090383034044</text:p>
                <draw:g>
                  <svg:desc>'Short Alkene Results'.G123:'Short Alkene Results'.G123 'Short Alkene Results'.M123:'Short Alkene Results'.M123 'Short Alkene Results'.S123:'Short Alkene Results'.S123 'Short Alkene Results'.Y123:'Short Alkene Results'.Y123 'Short Alkene Results'.AE123:'Short Alkene Results'.AE123 'Short Alkene Results'.AK123:'Short Alkene Results'.AK123</svg:desc>
                </draw:g>
              </table:table-cell>
              <table:table-cell office:value-type="float" office:value="2.57153298454568">
                <text:p>2.57153298454568</text:p>
              </table:table-cell>
              <table:table-cell office:value-type="float" office:value="1.87328085537986">
                <text:p>1.87328085537986</text:p>
              </table:table-cell>
              <table:table-cell office:value-type="float" office:value="1.4408867724772">
                <text:p>1.4408867724772</text:p>
              </table:table-cell>
              <table:table-cell office:value-type="float" office:value="1.14271901129911">
                <text:p>1.14271901129911</text:p>
              </table:table-cell>
              <table:table-cell office:value-type="float" office:value="0.92008456397708">
                <text:p>0.92008456397708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09:'Short Alkene Results'.D109</svg:desc>
                </draw:g>
              </table:table-cell>
              <table:table-cell office:value-type="float" office:value="3.36004471745039">
                <text:p>3.36004471745039</text:p>
                <draw:g>
                  <svg:desc>'Short Alkene Results'.G130:'Short Alkene Results'.G130 'Short Alkene Results'.M130:'Short Alkene Results'.M130 'Short Alkene Results'.S130:'Short Alkene Results'.S130 'Short Alkene Results'.Y130:'Short Alkene Results'.Y130 'Short Alkene Results'.AE130:'Short Alkene Results'.AE130 'Short Alkene Results'.AK130:'Short Alkene Results'.AK130</svg:desc>
                </draw:g>
              </table:table-cell>
              <table:table-cell office:value-type="float" office:value="1.88283769125777">
                <text:p>1.88283769125777</text:p>
              </table:table-cell>
              <table:table-cell office:value-type="float" office:value="0.978145220156926">
                <text:p>0.978145220156926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13.001cm" svg:height="6.112cm" xlink:href=".." xlink:type="simple" chart:class="chart:bar" chart:style-name="ch1">
        <chart:legend svg:x="6.588cm" svg:y="1.006cm" style:legend-expansion="custom" chartooo:width="5.654cm" chartooo:height="1.708cm" style:legend-expansion-aspect-ratio="3.31030444964871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 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 chart:data-source-has-labels="both" svg:x="0.863cm" svg:y="0.703cm" svg:width="11.435cm" svg:height="5.465cm">
          <chartooo:coordinate-region svg:x="1.299cm" svg:y="0.915cm" svg:width="10.999cm" svg:height="4.58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title svg:x="0.278cm" svg:y="3.664cm" chart:style-name="ch6">
              <text:p>eV</text:p>
            </chart:title>
            <chart:grid chart:style-name="ch7" chart:class="major"/>
          </chart:axis>
          <chart:series chart:style-name="ch8" chart:values-cell-range-address="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" chart:label-cell-address="'Short Alkene Results'.D36:'Short Alkene Results'.D36" chart:class="chart:bar">
            <chart:data-point chart:repeated="6"/>
          </chart:series>
          <chart:series chart:style-name="ch9" chart:values-cell-range-address="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" chart:label-cell-address="'Short Alkene Results'.D46:'Short Alkene Results'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4.234cm" svg:height="0.879cm" svg:x="6.188cm" svg:y="0.127cm">
          <draw:image xlink:href="Pictures/2000003E0000093B0000024087DADEB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4.33744373598246">
                <text:p>4.33744373598246</text:p>
                <draw:g>
                  <svg:desc>'Short Alkene Results'.G41:'Short Alkene Results'.G41 'Short Alkene Results'.M41:'Short Alkene Results'.M41 'Short Alkene Results'.S41:'Short Alkene Results'.S41 'Short Alkene Results'.Y41:'Short Alkene Results'.Y41 'Short Alkene Results'.AE41:'Short Alkene Results'.AE41 'Short Alkene Results'.AK41:'Short Alkene Results'.AK41</svg:desc>
                </draw:g>
              </table:table-cell>
              <table:table-cell office:value-type="float" office:value="3.17948788672515">
                <text:p>3.17948788672515</text:p>
              </table:table-cell>
              <table:table-cell office:value-type="float" office:value="2.47251692794607">
                <text:p>2.47251692794607</text:p>
              </table:table-cell>
              <table:table-cell office:value-type="float" office:value="2.05735753131583">
                <text:p>2.05735753131583</text:p>
              </table:table-cell>
              <table:table-cell office:value-type="float" office:value="1.77932351763865">
                <text:p>1.77932351763865</text:p>
              </table:table-cell>
              <table:table-cell office:value-type="float" office:value="1.58269354983009">
                <text:p>1.58269354983009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4.04275390052477">
                <text:p>4.04275390052477</text:p>
                <draw:g>
                  <svg:desc>'Short Alkene Results'.G60:'Short Alkene Results'.G60 'Short Alkene Results'.M60:'Short Alkene Results'.M60 'Short Alkene Results'.S60:'Short Alkene Results'.S60 'Short Alkene Results'.Y60:'Short Alkene Results'.Y60 'Short Alkene Results'.AE60:'Short Alkene Results'.AE60 'Short Alkene Results'.AK60:'Short Alkene Results'.AK60</svg:desc>
                </draw:g>
              </table:table-cell>
              <table:table-cell office:value-type="float" office:value="3.13563122485519">
                <text:p>3.13563122485519</text:p>
              </table:table-cell>
              <table:table-cell office:value-type="float" office:value="2.39550536553207">
                <text:p>2.39550536553207</text:p>
              </table:table-cell>
              <table:table-cell office:value-type="float" office:value="2.00316618425532">
                <text:p>2.00316618425532</text:p>
              </table:table-cell>
              <table:table-cell office:value-type="float" office:value="1.72118666676743">
                <text:p>1.72118666676743</text:p>
              </table:table-cell>
              <table:table-cell office:value-type="float" office:value="1.52316005288124">
                <text:p>1.52316005288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5.012cm" svg:y="0.152cm" chart:style-name="ch2">
          <text:p>Triplet-Singlet HF </text:p>
        </chart:title>
        <chart:legend svg:x="6.543cm" svg:y="1.16cm" style:legend-expansion="custom" chartooo:width="5.514cm" chartooo:height="1.828cm" style:legend-expansion-aspect-ratio="3.0164113785558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 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 chart:data-source-has-labels="both" svg:x="0.863cm" svg:y="0.711cm" svg:width="11.434cm" svg:height="5.521cm">
          <chartooo:coordinate-region svg:x="1.299cm" svg:y="0.923cm" svg:width="10.998cm" svg:height="4.63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16cm" svg:y="3.72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" chart:label-cell-address="'Short Alkene Results'.D26:'Short Alkene Results'.D26" chart:class="chart:bar">
            <chart:data-point chart:repeated="6"/>
          </chart:series>
          <chart:series chart:style-name="ch10" chart:values-cell-range-address="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26:'Short Alkene Results'.D26</svg:desc>
                </draw:g>
              </table:table-cell>
              <table:table-cell office:value-type="float" office:value="3.5329549304006">
                <text:p>3.5329549304006</text:p>
                <draw:g>
                  <svg:desc>'Short Alkene Results'.G31:'Short Alkene Results'.G31 'Short Alkene Results'.M31:'Short Alkene Results'.M31 'Short Alkene Results'.S31:'Short Alkene Results'.S31 'Short Alkene Results'.Y31:'Short Alkene Results'.Y31 'Short Alkene Results'.AE31:'Short Alkene Results'.AE31 'Short Alkene Results'.AK31:'Short Alkene Results'.AK31</svg:desc>
                </draw:g>
              </table:table-cell>
              <table:table-cell office:value-type="float" office:value="3.05308618386482">
                <text:p>3.05308618386482</text:p>
              </table:table-cell>
              <table:table-cell office:value-type="float" office:value="2.13857241452321">
                <text:p>2.13857241452321</text:p>
              </table:table-cell>
              <table:table-cell office:value-type="float" office:value="1.99315637850669">
                <text:p>1.99315637850669</text:p>
              </table:table-cell>
              <table:table-cell office:value-type="float" office:value="1.54597955801815">
                <text:p>1.54597955801815</text:p>
              </table:table-cell>
              <table:table-cell office:value-type="float" office:value="1.34346667664036">
                <text:p>1.3434666766403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3.53291220825498">
                <text:p>3.53291220825498</text:p>
                <draw:g>
                  <svg:desc>'Short Alkene Results'.G51:'Short Alkene Results'.G51 'Short Alkene Results'.M51:'Short Alkene Results'.M51 'Short Alkene Results'.S51:'Short Alkene Results'.S51 'Short Alkene Results'.Y51:'Short Alkene Results'.Y51 'Short Alkene Results'.AE51:'Short Alkene Results'.AE51 'Short Alkene Results'.AK51:'Short Alkene Results'.AK51</svg:desc>
                </draw:g>
              </table:table-cell>
              <table:table-cell office:value-type="float" office:value="3.15771935600594">
                <text:p>3.15771935600594</text:p>
              </table:table-cell>
              <table:table-cell office:value-type="float" office:value="2.03755893884441">
                <text:p>2.03755893884441</text:p>
              </table:table-cell>
              <table:table-cell office:value-type="float" office:value="1.99783989588175">
                <text:p>1.99783989588175</text:p>
              </table:table-cell>
              <table:table-cell office:value-type="float" office:value="1.37376103209176">
                <text:p>1.37376103209176</text:p>
              </table:table-cell>
              <table:table-cell office:value-type="float" office:value="1.39491106436753">
                <text:p>1.3949110643675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9cm" xlink:href=".." xlink:type="simple" chart:class="chart:bar" chart:style-name="ch1">
        <chart:title svg:x="4.96cm" svg:y="0.135cm" chart:style-name="ch2">
          <text:p>Ionisation HF</text:p>
        </chart:title>
        <chart:legend svg:x="6.468cm" svg:y="0.928cm" style:legend-expansion="custom" chartooo:width="5.687cm" chartooo:height="1.526cm" style:legend-expansion-aspect-ratio="3.72673656618611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26:'Short Alkene Results'.D26 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 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 chart:data-source-has-labels="both" svg:x="0.679cm" svg:y="0.711cm" svg:width="11.619cm" svg:height="5.521cm">
          <chartooo:coordinate-region svg:x="1.3cm" svg:y="0.923cm" svg:width="10.998cm" svg:height="4.636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01cm" svg:y="3.727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" chart:label-cell-address="'Short Alkene Results'.D26:'Short Alkene Results'.D26" chart:class="chart:bar">
            <chart:data-point chart:repeated="6"/>
          </chart:series>
          <chart:series chart:style-name="ch10" chart:values-cell-range-address="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26:'Short Alkene Results'.D26</svg:desc>
                </draw:g>
              </table:table-cell>
              <table:table-cell office:value-type="float" office:value="9.09111850734099">
                <text:p>9.09111850734099</text:p>
                <draw:g>
                  <svg:desc>'Short Alkene Results'.G34:'Short Alkene Results'.G34 'Short Alkene Results'.M34:'Short Alkene Results'.M34 'Short Alkene Results'.S34:'Short Alkene Results'.S34 'Short Alkene Results'.Y34:'Short Alkene Results'.Y34 'Short Alkene Results'.AE34:'Short Alkene Results'.AE34 'Short Alkene Results'.AK34:'Short Alkene Results'.AK34</svg:desc>
                </draw:g>
              </table:table-cell>
              <table:table-cell office:value-type="float" office:value="7.7635170066568">
                <text:p>7.7635170066568</text:p>
              </table:table-cell>
              <table:table-cell office:value-type="float" office:value="6.97792107893824">
                <text:p>6.97792107893824</text:p>
              </table:table-cell>
              <table:table-cell office:value-type="float" office:value="6.47042255381723">
                <text:p>6.47042255381723</text:p>
              </table:table-cell>
              <table:table-cell office:value-type="float" office:value="6.10160274904494">
                <text:p>6.10160274904494</text:p>
              </table:table-cell>
              <table:table-cell office:value-type="float" office:value="5.81264683666504">
                <text:p>5.81264683666504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9.80634374572444">
                <text:p>9.80634374572444</text:p>
                <draw:g>
                  <svg:desc>'Short Alkene Results'.G53:'Short Alkene Results'.G53 'Short Alkene Results'.M53:'Short Alkene Results'.M53 'Short Alkene Results'.S53:'Short Alkene Results'.S53 'Short Alkene Results'.Y53:'Short Alkene Results'.Y53 'Short Alkene Results'.AE53:'Short Alkene Results'.AE53 'Short Alkene Results'.AK53:'Short Alkene Results'.AK53</svg:desc>
                </draw:g>
              </table:table-cell>
              <table:table-cell office:value-type="float" office:value="8.2075659301968">
                <text:p>8.2075659301968</text:p>
              </table:table-cell>
              <table:table-cell office:value-type="float" office:value="7.35484312242602">
                <text:p>7.35484312242602</text:p>
              </table:table-cell>
              <table:table-cell office:value-type="float" office:value="6.8055688199412">
                <text:p>6.8055688199412</text:p>
              </table:table-cell>
              <table:table-cell office:value-type="float" office:value="6.40529610781183">
                <text:p>6.40529610781183</text:p>
              </table:table-cell>
              <table:table-cell office:value-type="float" office:value="6.08465422528644">
                <text:p>6.0846542252864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348cm" svg:y="0.147cm" chart:style-name="ch2">
          <text:p>Triplet-Singlet TPSS</text:p>
        </chart:title>
        <chart:legend svg:x="6.44cm" svg:y="0.956cm" style:legend-expansion="custom" chartooo:width="5.868cm" chartooo:height="0.838cm" style:legend-expansion-aspect-ratio="7.00238663484487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4:'Ring Results'.G64 'Ring Results'.M64:'Ring Results'.M64 'Ring Results'.S64:'Ring Results'.S64 'Ring Results'.Y64:'Ring Results'.Y64 'Ring Results'.AE64:'Ring Results'.AE64 'Ring Results'.AK64:'Ring Results'.AK64 'Ring Results'.D68:'Ring Results'.D68 'Ring Results'.G73:'Ring Results'.G73 'Ring Results'.M73:'Ring Results'.M73 'Ring Results'.S73:'Ring Results'.S73 'Ring Results'.Y73:'Ring Results'.Y73 'Ring Results'.AE73:'Ring Results'.AE73 'Ring Results'.AK73:'Ring Results'.AK73" chart:data-source-has-labels="both" svg:x="0.863cm" svg:y="0.684cm" svg:width="11.435cm" svg:height="5.275cm">
          <chartooo:coordinate-region svg:x="1.299cm" svg:y="0.896cm" svg:width="10.999cm" svg:height="4.3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16cm" svg:y="3.577cm" chart:style-name="ch7">
              <text:p>eV</text:p>
            </chart:title>
            <chart:grid chart:style-name="ch8" chart:class="major"/>
          </chart:axis>
          <chart:series chart:style-name="ch9" chart:values-cell-range-address="'Ring Results'.G64:'Ring Results'.G64 'Ring Results'.M64:'Ring Results'.M64 'Ring Results'.S64:'Ring Results'.S64 'Ring Results'.Y64:'Ring Results'.Y64 'Ring Results'.AE64:'Ring Results'.AE64 'Ring Results'.AK64:'Ring Results'.AK64" chart:label-cell-address="'Ring Results'.D59:'Ring Results'.D59" chart:class="chart:bar">
            <chart:data-point chart:repeated="6"/>
          </chart:series>
          <chart:series chart:style-name="ch10" chart:values-cell-range-address="'Ring Results'.G73:'Ring Results'.G73 'Ring Results'.M73:'Ring Results'.M73 'Ring Results'.S73:'Ring Results'.S73 'Ring Results'.Y73:'Ring Results'.Y73 'Ring Results'.AE73:'Ring Results'.AE73 'Ring Results'.AK73:'Ring Results'.AK73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4.30569293199358">
                <text:p>4.30569293199358</text:p>
                <draw:g>
                  <svg:desc>'Ring Results'.G64:'Ring Results'.G64 'Ring Results'.M64:'Ring Results'.M64 'Ring Results'.S64:'Ring Results'.S64 'Ring Results'.Y64:'Ring Results'.Y64 'Ring Results'.AE64:'Ring Results'.AE64 'Ring Results'.AK64:'Ring Results'.AK64</svg:desc>
                </draw:g>
              </table:table-cell>
              <table:table-cell office:value-type="float" office:value="2.93948923064127">
                <text:p>2.93948923064127</text:p>
              </table:table-cell>
              <table:table-cell office:value-type="float" office:value="1.94999505186421">
                <text:p>1.94999505186421</text:p>
              </table:table-cell>
              <table:table-cell office:value-type="float" office:value="2.24412460763668">
                <text:p>2.24412460763668</text:p>
              </table:table-cell>
              <table:table-cell office:value-type="float" office:value="2.62416601730351">
                <text:p>2.62416601730351</text:p>
              </table:table-cell>
              <table:table-cell office:value-type="float" office:value="1.7589239753483">
                <text:p>1.758923975348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3.83579698372379">
                <text:p>3.83579698372379</text:p>
                <draw:g>
                  <svg:desc>'Ring Results'.G73:'Ring Results'.G73 'Ring Results'.M73:'Ring Results'.M73 'Ring Results'.S73:'Ring Results'.S73 'Ring Results'.Y73:'Ring Results'.Y73 'Ring Results'.AE73:'Ring Results'.AE73 'Ring Results'.AK73:'Ring Results'.AK73</svg:desc>
                </draw:g>
              </table:table-cell>
              <table:table-cell office:value-type="float" office:value="2.81428695118855">
                <text:p>2.81428695118855</text:p>
              </table:table-cell>
              <table:table-cell office:value-type="float" office:value="1.8491514813505">
                <text:p>1.8491514813505</text:p>
              </table:table-cell>
              <table:table-cell office:value-type="float" office:value="2.06210432060167">
                <text:p>2.06210432060167</text:p>
              </table:table-cell>
              <table:table-cell office:value-type="float" office:value="2.55190354081664">
                <text:p>2.55190354081664</text:p>
              </table:table-cell>
              <table:table-cell office:value-type="float" office:value="1.65602433166638">
                <text:p>1.6560243316663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173cm" svg:y="0.149cm" chart:style-name="ch2">
          <text:p>Triplet-Singlet TPSSH</text:p>
        </chart:title>
        <chart:legend svg:x="6.42cm" svg:y="0.985cm" style:legend-expansion="custom" chartooo:width="5.809cm" chartooo:height="0.776cm" style:legend-expansion-aspect-ratio="7.48582474226804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82:'Ring Results'.G82 'Ring Results'.M82:'Ring Results'.M82 'Ring Results'.S82:'Ring Results'.S82 'Ring Results'.Y82:'Ring Results'.Y82 'Ring Results'.AE82:'Ring Results'.AE82 'Ring Results'.AK82:'Ring Results'.AK82 'Ring Results'.D86:'Ring Results'.D86 'Ring Results'.G91:'Ring Results'.G91 'Ring Results'.M91:'Ring Results'.M91 'Ring Results'.S91:'Ring Results'.S91 'Ring Results'.Y91:'Ring Results'.Y91 'Ring Results'.AE91:'Ring Results'.AE91 'Ring Results'.AK91:'Ring Results'.AK91" chart:data-source-has-labels="both" svg:x="0.863cm" svg:y="0.681cm" svg:width="11.435cm" svg:height="5.378cm">
          <chartooo:coordinate-region svg:x="1.299cm" svg:y="0.893cm" svg:width="10.999cm" svg:height="4.493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16cm" svg:y="3.626cm" chart:style-name="ch7">
              <text:p>eV</text:p>
            </chart:title>
            <chart:grid chart:style-name="ch8" chart:class="major"/>
          </chart:axis>
          <chart:series chart:style-name="ch9" chart:values-cell-range-address="'Ring Results'.G82:'Ring Results'.G82 'Ring Results'.M82:'Ring Results'.M82 'Ring Results'.S82:'Ring Results'.S82 'Ring Results'.Y82:'Ring Results'.Y82 'Ring Results'.AE82:'Ring Results'.AE82 'Ring Results'.AK82:'Ring Results'.AK82" chart:label-cell-address="'Ring Results'.D77:'Ring Results'.D77" chart:class="chart:bar">
            <chart:data-point chart:repeated="6"/>
          </chart:series>
          <chart:series chart:style-name="ch10" chart:values-cell-range-address="'Ring Results'.G91:'Ring Results'.G91 'Ring Results'.M91:'Ring Results'.M91 'Ring Results'.S91:'Ring Results'.S91 'Ring Results'.Y91:'Ring Results'.Y91 'Ring Results'.AE91:'Ring Results'.AE91 'Ring Results'.AK91:'Ring Results'.AK91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4.31018167572108">
                <text:p>4.31018167572108</text:p>
                <draw:g>
                  <svg:desc>'Ring Results'.G82:'Ring Results'.G82 'Ring Results'.M82:'Ring Results'.M82 'Ring Results'.S82:'Ring Results'.S82 'Ring Results'.Y82:'Ring Results'.Y82 'Ring Results'.AE82:'Ring Results'.AE82 'Ring Results'.AK82:'Ring Results'.AK82</svg:desc>
                </draw:g>
              </table:table-cell>
              <table:table-cell office:value-type="float" office:value="3.01845857597966">
                <text:p>3.01845857597966</text:p>
              </table:table-cell>
              <table:table-cell office:value-type="float" office:value="2.01572209122246">
                <text:p>2.01572209122246</text:p>
              </table:table-cell>
              <table:table-cell office:value-type="float" office:value="2.31525883481619">
                <text:p>2.31525883481619</text:p>
              </table:table-cell>
              <table:table-cell office:value-type="float" office:value="2.74128359578168">
                <text:p>2.74128359578168</text:p>
              </table:table-cell>
              <table:table-cell office:value-type="float" office:value="1.87448580005772">
                <text:p>1.87448580005772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3.86637517568406">
                <text:p>3.86637517568406</text:p>
                <draw:g>
                  <svg:desc>'Ring Results'.G91:'Ring Results'.G91 'Ring Results'.M91:'Ring Results'.M91 'Ring Results'.S91:'Ring Results'.S91 'Ring Results'.Y91:'Ring Results'.Y91 'Ring Results'.AE91:'Ring Results'.AE91 'Ring Results'.AK91:'Ring Results'.AK91</svg:desc>
                </draw:g>
              </table:table-cell>
              <table:table-cell office:value-type="float" office:value="2.85727503110699">
                <text:p>2.85727503110699</text:p>
              </table:table-cell>
              <table:table-cell office:value-type="float" office:value="1.91909180631205">
                <text:p>1.91909180631205</text:p>
              </table:table-cell>
              <table:table-cell office:value-type="float" office:value="2.13735335810354">
                <text:p>2.13735335810354</text:p>
              </table:table-cell>
              <table:table-cell office:value-type="float" office:value="2.65693484272444">
                <text:p>2.65693484272444</text:p>
              </table:table-cell>
              <table:table-cell office:value-type="float" office:value="1.72331576984607">
                <text:p>1.7233157698460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985cm" svg:height="5.927cm" xlink:href=".." xlink:type="simple" chart:class="chart:bar" chart:style-name="ch1">
        <chart:title svg:x="5cm" svg:y="0.132cm" chart:style-name="ch2">
          <text:p>Ionisation HF</text:p>
        </chart:title>
        <chart:legend svg:x="5.807cm" svg:y="0.87cm" style:legend-expansion="custom" chartooo:width="6.441cm" chartooo:height="0.928cm" style:legend-expansion-aspect-ratio="6.94073275862069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12:'Ring Results'.G12 'Ring Results'.M12:'Ring Results'.M12 'Ring Results'.S12:'Ring Results'.S12 'Ring Results'.Y12:'Ring Results'.Y12 'Ring Results'.AE12:'Ring Results'.AE12 'Ring Results'.AK12:'Ring Results'.AK12 'Ring Results'.D14:'Ring Results'.D14 'Ring Results'.G21:'Ring Results'.G21 'Ring Results'.M21:'Ring Results'.M21 'Ring Results'.S21:'Ring Results'.S21 'Ring Results'.Y21:'Ring Results'.Y21 'Ring Results'.AE21:'Ring Results'.AE21 'Ring Results'.AK21:'Ring Results'.AK21" chart:data-source-has-labels="both" svg:x="0.677cm" svg:y="0.674cm" svg:width="11.576cm" svg:height="5.226cm">
          <chartooo:coordinate-region svg:x="1.298cm" svg:y="0.886cm" svg:width="10.955cm" svg:height="4.34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01cm" svg:y="3.543cm" chart:style-name="ch7">
              <text:p>eV</text:p>
            </chart:title>
            <chart:grid chart:style-name="ch8" chart:class="major"/>
          </chart:axis>
          <chart:series chart:style-name="ch9" chart:values-cell-range-address="'Ring Results'.G12:'Ring Results'.G12 'Ring Results'.M12:'Ring Results'.M12 'Ring Results'.S12:'Ring Results'.S12 'Ring Results'.Y12:'Ring Results'.Y12 'Ring Results'.AE12:'Ring Results'.AE12 'Ring Results'.AK12:'Ring Results'.AK12" chart:label-cell-address="'Ring Results'.D5:'Ring Results'.D5" chart:class="chart:bar">
            <chart:data-point chart:repeated="6"/>
          </chart:series>
          <chart:series chart:style-name="ch10" chart:values-cell-range-address="'Ring Results'.G21:'Ring Results'.G21 'Ring Results'.M21:'Ring Results'.M21 'Ring Results'.S21:'Ring Results'.S21 'Ring Results'.Y21:'Ring Results'.Y21 'Ring Results'.AE21:'Ring Results'.AE21 'Ring Results'.AK21:'Ring Results'.AK21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8.05496718256874">
                <text:p>8.05496718256874</text:p>
                <draw:g>
                  <svg:desc>'Ring Results'.G12:'Ring Results'.G12 'Ring Results'.M12:'Ring Results'.M12 'Ring Results'.S12:'Ring Results'.S12 'Ring Results'.Y12:'Ring Results'.Y12 'Ring Results'.AE12:'Ring Results'.AE12 'Ring Results'.AK12:'Ring Results'.AK12</svg:desc>
                </draw:g>
              </table:table-cell>
              <table:table-cell office:value-type="float" office:value="7.14743850487804">
                <text:p>7.14743850487804</text:p>
              </table:table-cell>
              <table:table-cell office:value-type="float" office:value="6.3696690965213">
                <text:p>6.3696690965213</text:p>
              </table:table-cell>
              <table:table-cell office:value-type="float" office:value="6.27165091943727">
                <text:p>6.27165091943727</text:p>
              </table:table-cell>
              <table:table-cell office:value-type="float" office:value="6.25498082800438">
                <text:p>6.25498082800438</text:p>
              </table:table-cell>
              <table:table-cell office:value-type="float" office:value="4.34240645305139">
                <text:p>4.3424064530513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8.73755243055204">
                <text:p>8.73755243055204</text:p>
                <draw:g>
                  <svg:desc>'Ring Results'.G21:'Ring Results'.G21 'Ring Results'.M21:'Ring Results'.M21 'Ring Results'.S21:'Ring Results'.S21 'Ring Results'.Y21:'Ring Results'.Y21 'Ring Results'.AE21:'Ring Results'.AE21 'Ring Results'.AK21:'Ring Results'.AK21</svg:desc>
                </draw:g>
              </table:table-cell>
              <table:table-cell office:value-type="float" office:value="7.69899600579193">
                <text:p>7.69899600579193</text:p>
              </table:table-cell>
              <table:table-cell office:value-type="float" office:value="6.88677549891755">
                <text:p>6.88677549891755</text:p>
              </table:table-cell>
              <table:table-cell office:value-type="float" office:value="6.74777484067891">
                <text:p>6.74777484067891</text:p>
              </table:table-cell>
              <table:table-cell office:value-type="float" office:value="6.75167664300639">
                <text:p>6.75167664300639</text:p>
              </table:table-cell>
              <table:table-cell office:value-type="float" office:value="4.01460561172967">
                <text:p>4.0146056117296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3.001cm" svg:height="5.998cm" xlink:href=".." xlink:type="simple" chart:class="chart:bar" chart:style-name="ch1">
        <chart:legend svg:x="6.698cm" svg:y="0.894cm" style:legend-expansion="custom" chartooo:width="5.498cm" chartooo:height="0.692cm" style:legend-expansion-aspect-ratio="7.94508670520231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30:'Ring Results'.G30 'Ring Results'.M30:'Ring Results'.M30 'Ring Results'.S30:'Ring Results'.S30 'Ring Results'.Y30:'Ring Results'.Y30 'Ring Results'.AE30:'Ring Results'.AE30 'Ring Results'.AK30:'Ring Results'.AK30 'Ring Results'.D32:'Ring Results'.D32 'Ring Results'.G39:'Ring Results'.G39 'Ring Results'.M39:'Ring Results'.M39 'Ring Results'.S39:'Ring Results'.S39 'Ring Results'.Y39:'Ring Results'.Y39 'Ring Results'.AE39:'Ring Results'.AE39 'Ring Results'.AK39:'Ring Results'.AK39" chart:data-source-has-labels="both" svg:x="0.679cm" svg:y="0.682cm" svg:width="11.589cm" svg:height="5.281cm">
          <chartooo:coordinate-region svg:x="1.3cm" svg:y="0.894cm" svg:width="10.968cm" svg:height="4.396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.001cm" svg:y="3.578cm" chart:style-name="ch6">
              <text:p>eV</text:p>
            </chart:title>
            <chart:grid chart:style-name="ch7" chart:class="major"/>
          </chart:axis>
          <chart:series chart:style-name="ch8" chart:values-cell-range-address="'Ring Results'.G30:'Ring Results'.G30 'Ring Results'.M30:'Ring Results'.M30 'Ring Results'.S30:'Ring Results'.S30 'Ring Results'.Y30:'Ring Results'.Y30 'Ring Results'.AE30:'Ring Results'.AE30 'Ring Results'.AK30:'Ring Results'.AK30" chart:label-cell-address="'Ring Results'.D23:'Ring Results'.D23" chart:class="chart:bar">
            <chart:data-point chart:repeated="6"/>
          </chart:series>
          <chart:series chart:style-name="ch9" chart:values-cell-range-address="'Ring Results'.G39:'Ring Results'.G39 'Ring Results'.M39:'Ring Results'.M39 'Ring Results'.S39:'Ring Results'.S39 'Ring Results'.Y39:'Ring Results'.Y39 'Ring Results'.AE39:'Ring Results'.AE39 'Ring Results'.AK39:'Ring Results'.AK39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0.83cm" svg:height="0.781cm" svg:x="6.17cm" svg:y="0.13cm">
          <draw:image xlink:href="Pictures/200000120000033E0000030D880989A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9.30658665268755">
                <text:p>9.30658665268755</text:p>
                <draw:g>
                  <svg:desc>'Ring Results'.G30:'Ring Results'.G30 'Ring Results'.M30:'Ring Results'.M30 'Ring Results'.S30:'Ring Results'.S30 'Ring Results'.Y30:'Ring Results'.Y30 'Ring Results'.AE30:'Ring Results'.AE30 'Ring Results'.AK30:'Ring Results'.AK30</svg:desc>
                </draw:g>
              </table:table-cell>
              <table:table-cell office:value-type="float" office:value="8.00966652409077">
                <text:p>8.00966652409077</text:p>
              </table:table-cell>
              <table:table-cell office:value-type="float" office:value="7.19881208314133">
                <text:p>7.19881208314133</text:p>
              </table:table-cell>
              <table:table-cell office:value-type="float" office:value="7.26085409422156">
                <text:p>7.26085409422156</text:p>
              </table:table-cell>
              <table:table-cell office:value-type="float" office:value="7.21961975266224">
                <text:p>7.21961975266224</text:p>
              </table:table-cell>
              <table:table-cell office:value-type="float" office:value="6.34000934593724">
                <text:p>6.3400093459372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10.2211922550092">
                <text:p>10.2211922550092</text:p>
                <draw:g>
                  <svg:desc>'Ring Results'.G39:'Ring Results'.G39 'Ring Results'.M39:'Ring Results'.M39 'Ring Results'.S39:'Ring Results'.S39 'Ring Results'.Y39:'Ring Results'.Y39 'Ring Results'.AE39:'Ring Results'.AE39 'Ring Results'.AK39:'Ring Results'.AK39</svg:desc>
                </draw:g>
              </table:table-cell>
              <table:table-cell office:value-type="float" office:value="8.80185028717897">
                <text:p>8.80185028717897</text:p>
              </table:table-cell>
              <table:table-cell office:value-type="float" office:value="8.00276905037626">
                <text:p>8.00276905037626</text:p>
              </table:table-cell>
              <table:table-cell office:value-type="float" office:value="8.09338497440372">
                <text:p>8.09338497440372</text:p>
              </table:table-cell>
              <table:table-cell office:value-type="float" office:value="8.17716581770007">
                <text:p>8.17716581770007</text:p>
              </table:table-cell>
              <table:table-cell office:value-type="float" office:value="7.3614401443598">
                <text:p>7.361440144359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3cm" xlink:href=".." xlink:type="simple" chart:class="chart:bar" chart:style-name="ch1">
        <chart:title svg:x="4.992cm" svg:y="0.15cm" chart:style-name="ch2">
          <text:p>Ionisation PBE</text:p>
        </chart:title>
        <chart:legend svg:x="6.111cm" svg:y="0.894cm" style:legend-expansion="custom" chartooo:width="6.152cm" chartooo:height="0.762cm" style:legend-expansion-aspect-ratio="8.07349081364829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8:'Ring Results'.G48 'Ring Results'.M48:'Ring Results'.M48 'Ring Results'.S48:'Ring Results'.S48 'Ring Results'.Y48:'Ring Results'.Y48 'Ring Results'.AE48:'Ring Results'.AE48 'Ring Results'.AK48:'Ring Results'.AK48 'Ring Results'.D50:'Ring Results'.D50 'Ring Results'.G57:'Ring Results'.G57 'Ring Results'.M57:'Ring Results'.M57 'Ring Results'.S57:'Ring Results'.S57 'Ring Results'.Y57:'Ring Results'.Y57 'Ring Results'.AE57:'Ring Results'.AE57 'Ring Results'.AK57:'Ring Results'.AK57" chart:data-source-has-labels="both" svg:x="0.678cm" svg:y="0.683cm" svg:width="11.59cm" svg:height="5.264cm">
          <chartooo:coordinate-region svg:x="1.299cm" svg:y="0.895cm" svg:width="10.969cm" svg:height="4.37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01cm" svg:y="3.571cm" chart:style-name="ch7">
              <text:p>eV</text:p>
            </chart:title>
            <chart:grid chart:style-name="ch8" chart:class="major"/>
          </chart:axis>
          <chart:series chart:style-name="ch9" chart:values-cell-range-address="'Ring Results'.G48:'Ring Results'.G48 'Ring Results'.M48:'Ring Results'.M48 'Ring Results'.S48:'Ring Results'.S48 'Ring Results'.Y48:'Ring Results'.Y48 'Ring Results'.AE48:'Ring Results'.AE48 'Ring Results'.AK48:'Ring Results'.AK48" chart:label-cell-address="'Ring Results'.D41:'Ring Results'.D41" chart:class="chart:bar">
            <chart:data-point chart:repeated="6"/>
          </chart:series>
          <chart:series chart:style-name="ch10" chart:values-cell-range-address="'Ring Results'.G57:'Ring Results'.G57 'Ring Results'.M57:'Ring Results'.M57 'Ring Results'.S57:'Ring Results'.S57 'Ring Results'.Y57:'Ring Results'.Y57 'Ring Results'.AE57:'Ring Results'.AE57 'Ring Results'.AK57:'Ring Results'.AK57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9.23598285430674">
                <text:p>9.23598285430674</text:p>
                <draw:g>
                  <svg:desc>'Ring Results'.G48:'Ring Results'.G48 'Ring Results'.M48:'Ring Results'.M48 'Ring Results'.S48:'Ring Results'.S48 'Ring Results'.Y48:'Ring Results'.Y48 'Ring Results'.AE48:'Ring Results'.AE48 'Ring Results'.AK48:'Ring Results'.AK48</svg:desc>
                </draw:g>
              </table:table-cell>
              <table:table-cell office:value-type="float" office:value="7.85666502348348">
                <text:p>7.85666502348348</text:p>
              </table:table-cell>
              <table:table-cell office:value-type="float" office:value="7.04619508483892">
                <text:p>7.04619508483892</text:p>
              </table:table-cell>
              <table:table-cell office:value-type="float" office:value="7.10937951963747">
                <text:p>7.10937951963747</text:p>
              </table:table-cell>
              <table:table-cell office:value-type="float" office:value="7.00365224303301">
                <text:p>7.00365224303301</text:p>
              </table:table-cell>
              <table:table-cell office:value-type="float" office:value="6.11549066144574">
                <text:p>6.1154906614457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10.2399467874733">
                <text:p>10.2399467874733</text:p>
                <draw:g>
                  <svg:desc>'Ring Results'.G57:'Ring Results'.G57 'Ring Results'.M57:'Ring Results'.M57 'Ring Results'.S57:'Ring Results'.S57 'Ring Results'.Y57:'Ring Results'.Y57 'Ring Results'.AE57:'Ring Results'.AE57 'Ring Results'.AK57:'Ring Results'.AK57</svg:desc>
                </draw:g>
              </table:table-cell>
              <table:table-cell office:value-type="float" office:value="8.93946644650106">
                <text:p>8.93946644650106</text:p>
              </table:table-cell>
              <table:table-cell office:value-type="float" office:value="8.09108644780297">
                <text:p>8.09108644780297</text:p>
              </table:table-cell>
              <table:table-cell office:value-type="float" office:value="8.18540296773867">
                <text:p>8.18540296773867</text:p>
              </table:table-cell>
              <table:table-cell office:value-type="float" office:value="8.20404199059669">
                <text:p>8.20404199059669</text:p>
              </table:table-cell>
              <table:table-cell office:value-type="float" office:value="7.38529263719123">
                <text:p>7.3852926371912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08cm" xlink:href=".." xlink:type="simple" chart:class="chart:bar" chart:style-name="ch1">
        <chart:title svg:x="4.78cm" svg:y="0.147cm" chart:style-name="ch2">
          <text:p>Ionisation TPSS</text:p>
        </chart:title>
        <chart:legend svg:x="6.521cm" svg:y="0.988cm" style:legend-expansion="custom" chartooo:width="5.747cm" chartooo:height="0.655cm" style:legend-expansion-aspect-ratio="8.7740458015267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6:'Ring Results'.G66 'Ring Results'.M66:'Ring Results'.M66 'Ring Results'.S66:'Ring Results'.S66 'Ring Results'.Y66:'Ring Results'.Y66 'Ring Results'.AE66:'Ring Results'.AE66 'Ring Results'.AK66:'Ring Results'.AK66 'Ring Results'.D68:'Ring Results'.D68 'Ring Results'.G75:'Ring Results'.G75 'Ring Results'.M75:'Ring Results'.M75 'Ring Results'.S75:'Ring Results'.S75 'Ring Results'.Y75:'Ring Results'.Y75 'Ring Results'.AE75:'Ring Results'.AE75 'Ring Results'.AK75:'Ring Results'.AK75" chart:data-source-has-labels="both" svg:x="0.679cm" svg:y="0.686cm" svg:width="11.619cm" svg:height="5.274cm">
          <chartooo:coordinate-region svg:x="1.3cm" svg:y="0.898cm" svg:width="10.998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01cm" svg:y="3.579cm" chart:style-name="ch7">
              <text:p>eV</text:p>
            </chart:title>
            <chart:grid chart:style-name="ch8" chart:class="major"/>
          </chart:axis>
          <chart:series chart:style-name="ch9" chart:values-cell-range-address="'Ring Results'.G66:'Ring Results'.G66 'Ring Results'.M66:'Ring Results'.M66 'Ring Results'.S66:'Ring Results'.S66 'Ring Results'.Y66:'Ring Results'.Y66 'Ring Results'.AE66:'Ring Results'.AE66 'Ring Results'.AK66:'Ring Results'.AK66" chart:label-cell-address="'Ring Results'.D59:'Ring Results'.D59" chart:class="chart:bar">
            <chart:data-point chart:repeated="6"/>
          </chart:series>
          <chart:series chart:style-name="ch10" chart:values-cell-range-address="'Ring Results'.G75:'Ring Results'.G75 'Ring Results'.M75:'Ring Results'.M75 'Ring Results'.S75:'Ring Results'.S75 'Ring Results'.Y75:'Ring Results'.Y75 'Ring Results'.AE75:'Ring Results'.AE75 'Ring Results'.AK75:'Ring Results'.AK75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9.13984567505665">
                <text:p>9.13984567505665</text:p>
                <draw:g>
                  <svg:desc>'Ring Results'.G66:'Ring Results'.G66 'Ring Results'.M66:'Ring Results'.M66 'Ring Results'.S66:'Ring Results'.S66 'Ring Results'.Y66:'Ring Results'.Y66 'Ring Results'.AE66:'Ring Results'.AE66 'Ring Results'.AK66:'Ring Results'.AK66</svg:desc>
                </draw:g>
              </table:table-cell>
              <table:table-cell office:value-type="float" office:value="7.77803704224141">
                <text:p>7.77803704224141</text:p>
              </table:table-cell>
              <table:table-cell office:value-type="float" office:value="6.96725278761529">
                <text:p>6.96725278761529</text:p>
              </table:table-cell>
              <table:table-cell office:value-type="float" office:value="7.0312860516235">
                <text:p>7.0312860516235</text:p>
              </table:table-cell>
              <table:table-cell office:value-type="float" office:value="6.9351708918297">
                <text:p>6.9351708918297</text:p>
              </table:table-cell>
              <table:table-cell office:value-type="float" office:value="6.04580181593493">
                <text:p>6.0458018159349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10.3927632724365">
                <text:p>10.3927632724365</text:p>
                <draw:g>
                  <svg:desc>'Ring Results'.G75:'Ring Results'.G75 'Ring Results'.M75:'Ring Results'.M75 'Ring Results'.S75:'Ring Results'.S75 'Ring Results'.Y75:'Ring Results'.Y75 'Ring Results'.AE75:'Ring Results'.AE75 'Ring Results'.AK75:'Ring Results'.AK75</svg:desc>
                </draw:g>
              </table:table-cell>
              <table:table-cell office:value-type="float" office:value="9.01050165689277">
                <text:p>9.01050165689277</text:p>
              </table:table-cell>
              <table:table-cell office:value-type="float" office:value="8.1815460587533">
                <text:p>8.1815460587533</text:p>
              </table:table-cell>
              <table:table-cell office:value-type="float" office:value="8.26707655869823">
                <text:p>8.26707655869823</text:p>
              </table:table-cell>
              <table:table-cell office:value-type="float" office:value="8.30155994896683">
                <text:p>8.30155994896683</text:p>
              </table:table-cell>
              <table:table-cell office:value-type="float" office:value="7.4788130608621">
                <text:p>7.4788130608621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635cm" svg:y="0.139cm" chart:style-name="ch2">
          <text:p>Ionisation TPSSH</text:p>
        </chart:title>
        <chart:legend svg:x="6.62cm" svg:y="0.732cm" style:legend-expansion="custom" chartooo:width="5.65cm" chartooo:height="0.855cm" style:legend-expansion-aspect-ratio="6.6081871345029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84:'Ring Results'.G84 'Ring Results'.M84:'Ring Results'.M84 'Ring Results'.S84:'Ring Results'.S84 'Ring Results'.Y84:'Ring Results'.Y84 'Ring Results'.AE84:'Ring Results'.AE84 'Ring Results'.AK84:'Ring Results'.AK84 'Ring Results'.D86:'Ring Results'.D86 'Ring Results'.G93:'Ring Results'.G93 'Ring Results'.M93:'Ring Results'.M93 'Ring Results'.S93:'Ring Results'.S93 'Ring Results'.Y93:'Ring Results'.Y93 'Ring Results'.AE93:'Ring Results'.AE93 'Ring Results'.AK93:'Ring Results'.AK93" chart:data-source-has-labels="both" svg:x="0.679cm" svg:y="0.685cm" svg:width="11.617cm" svg:height="5.274cm">
          <chartooo:coordinate-region svg:x="1.3cm" svg:y="0.897cm" svg:width="10.996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01cm" svg:y="3.578cm" chart:style-name="ch7">
              <text:p>eV</text:p>
            </chart:title>
            <chart:grid chart:style-name="ch8" chart:class="major"/>
          </chart:axis>
          <chart:series chart:style-name="ch9" chart:values-cell-range-address="'Ring Results'.G84:'Ring Results'.G84 'Ring Results'.M84:'Ring Results'.M84 'Ring Results'.S84:'Ring Results'.S84 'Ring Results'.Y84:'Ring Results'.Y84 'Ring Results'.AE84:'Ring Results'.AE84 'Ring Results'.AK84:'Ring Results'.AK84" chart:label-cell-address="'Ring Results'.D77:'Ring Results'.D77" chart:class="chart:bar">
            <chart:data-point chart:repeated="6"/>
          </chart:series>
          <chart:series chart:style-name="ch10" chart:values-cell-range-address="'Ring Results'.G93:'Ring Results'.G93 'Ring Results'.M93:'Ring Results'.M93 'Ring Results'.S93:'Ring Results'.S93 'Ring Results'.Y93:'Ring Results'.Y93 'Ring Results'.AE93:'Ring Results'.AE93 'Ring Results'.AK93:'Ring Results'.AK93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9.18115497037773">
                <text:p>9.18115497037773</text:p>
                <draw:g>
                  <svg:desc>'Ring Results'.G84:'Ring Results'.G84 'Ring Results'.M84:'Ring Results'.M84 'Ring Results'.S84:'Ring Results'.S84 'Ring Results'.Y84:'Ring Results'.Y84 'Ring Results'.AE84:'Ring Results'.AE84 'Ring Results'.AK84:'Ring Results'.AK84</svg:desc>
                </draw:g>
              </table:table-cell>
              <table:table-cell office:value-type="float" office:value="7.84931087742833">
                <text:p>7.84931087742833</text:p>
              </table:table-cell>
              <table:table-cell office:value-type="float" office:value="7.03846743531957">
                <text:p>7.03846743531957</text:p>
              </table:table-cell>
              <table:table-cell office:value-type="float" office:value="7.10144209211684">
                <text:p>7.10144209211684</text:p>
              </table:table-cell>
              <table:table-cell office:value-type="float" office:value="7.03082866362728">
                <text:p>7.03082866362728</text:p>
              </table:table-cell>
              <table:table-cell office:value-type="float" office:value="6.14455242010499">
                <text:p>6.1445524201049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10.3091698067337">
                <text:p>10.3091698067337</text:p>
                <draw:g>
                  <svg:desc>'Ring Results'.G93:'Ring Results'.G93 'Ring Results'.M93:'Ring Results'.M93 'Ring Results'.S93:'Ring Results'.S93 'Ring Results'.Y93:'Ring Results'.Y93 'Ring Results'.AE93:'Ring Results'.AE93 'Ring Results'.AK93:'Ring Results'.AK93</svg:desc>
                </draw:g>
              </table:table-cell>
              <table:table-cell office:value-type="float" office:value="8.94265300030813">
                <text:p>8.94265300030813</text:p>
              </table:table-cell>
              <table:table-cell office:value-type="float" office:value="8.13179797431363">
                <text:p>8.13179797431363</text:p>
              </table:table-cell>
              <table:table-cell office:value-type="float" office:value="8.21476733602828">
                <text:p>8.21476733602828</text:p>
              </table:table-cell>
              <table:table-cell office:value-type="float" office:value="8.27361004749151">
                <text:p>8.27361004749151</text:p>
              </table:table-cell>
              <table:table-cell office:value-type="float" office:value="7.45244855179165">
                <text:p>7.45244855179165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17cm" xlink:href=".." xlink:type="simple" chart:class="chart:bar" chart:style-name="ch1">
        <chart:title svg:x="5.013cm" svg:y="0.144cm" chart:style-name="ch2">
          <text:p>Singlet HOMO HF</text:p>
        </chart:title>
        <chart:legend svg:x="6.552cm" svg:y="4.327cm" style:legend-expansion="custom" chartooo:width="5.744cm" chartooo:height="0.961cm" style:legend-expansion-aspect-ratio="5.97710718002081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7:'Ring Results'.G7 'Ring Results'.M7:'Ring Results'.M7 'Ring Results'.S7:'Ring Results'.S7 'Ring Results'.Y7:'Ring Results'.Y7 'Ring Results'.AE7:'Ring Results'.AE7 'Ring Results'.AK7:'Ring Results'.AK7 'Ring Results'.D14:'Ring Results'.D14 'Ring Results'.G16:'Ring Results'.G16 'Ring Results'.M16:'Ring Results'.M16 'Ring Results'.S16:'Ring Results'.S16 'Ring Results'.Y16:'Ring Results'.Y16 'Ring Results'.AE16:'Ring Results'.AE16 'Ring Results'.AK16:'Ring Results'.AK16" chart:data-source-has-labels="both" svg:x="0.573cm" svg:y="0.672cm" svg:width="11.695cm" svg:height="5.221cm">
          <chartooo:coordinate-region svg:x="1.3cm" svg:y="0.884cm" svg:width="10.968cm" svg:height="4.336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01cm" svg:y="3.538cm" chart:style-name="ch7">
              <text:p>eV</text:p>
            </chart:title>
            <chart:grid chart:style-name="ch8" chart:class="major"/>
          </chart:axis>
          <chart:series chart:style-name="ch9" chart:values-cell-range-address="'Ring Results'.G7:'Ring Results'.G7 'Ring Results'.M7:'Ring Results'.M7 'Ring Results'.S7:'Ring Results'.S7 'Ring Results'.Y7:'Ring Results'.Y7 'Ring Results'.AE7:'Ring Results'.AE7 'Ring Results'.AK7:'Ring Results'.AK7" chart:label-cell-address="'Ring Results'.D5:'Ring Results'.D5" chart:class="chart:bar">
            <chart:data-point chart:repeated="6"/>
          </chart:series>
          <chart:series chart:style-name="ch10" chart:values-cell-range-address="'Ring Results'.G16:'Ring Results'.G16 'Ring Results'.M16:'Ring Results'.M16 'Ring Results'.S16:'Ring Results'.S16 'Ring Results'.Y16:'Ring Results'.Y16 'Ring Results'.AE16:'Ring Results'.AE16 'Ring Results'.AK16:'Ring Results'.AK16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-9.235">
                <text:p>-9.235</text:p>
                <draw:g>
                  <svg:desc>'Ring Results'.G7:'Ring Results'.G7 'Ring Results'.M7:'Ring Results'.M7 'Ring Results'.S7:'Ring Results'.S7 'Ring Results'.Y7:'Ring Results'.Y7 'Ring Results'.AE7:'Ring Results'.AE7 'Ring Results'.AK7:'Ring Results'.AK7</svg:desc>
                </draw:g>
              </table:table-cell>
              <table:table-cell office:value-type="float" office:value="-8.036">
                <text:p>-8.036</text:p>
              </table:table-cell>
              <table:table-cell office:value-type="float" office:value="-7.24">
                <text:p>-7.24</text:p>
              </table:table-cell>
              <table:table-cell office:value-type="float" office:value="-7.277">
                <text:p>-7.277</text:p>
              </table:table-cell>
              <table:table-cell office:value-type="float" office:value="-7.249">
                <text:p>-7.249</text:p>
              </table:table-cell>
              <table:table-cell office:value-type="float" office:value="-6.336">
                <text:p>-6.336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-9.331">
                <text:p>-9.331</text:p>
                <draw:g>
                  <svg:desc>'Ring Results'.G16:'Ring Results'.G16 'Ring Results'.M16:'Ring Results'.M16 'Ring Results'.S16:'Ring Results'.S16 'Ring Results'.Y16:'Ring Results'.Y16 'Ring Results'.AE16:'Ring Results'.AE16 'Ring Results'.AK16:'Ring Results'.AK16</svg:desc>
                </draw:g>
              </table:table-cell>
              <table:table-cell office:value-type="float" office:value="-8.217">
                <text:p>-8.217</text:p>
              </table:table-cell>
              <table:table-cell office:value-type="float" office:value="-7.489">
                <text:p>-7.489</text:p>
              </table:table-cell>
              <table:table-cell office:value-type="float" office:value="-7.572">
                <text:p>-7.572</text:p>
              </table:table-cell>
              <table:table-cell office:value-type="float" office:value="-7.737">
                <text:p>-7.737</text:p>
              </table:table-cell>
              <table:table-cell office:value-type="float" office:value="-7.028">
                <text:p>-7.02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2cm" xlink:href=".." xlink:type="simple" chart:class="chart:bar" chart:style-name="ch1">
        <chart:title svg:x="6.38cm" svg:y="0.132cm" chart:style-name="ch2">
          <text:p>I.E.</text:p>
        </chart:title>
        <chart:legend svg:x="6.44cm" svg:y="0.926cm" style:legend-expansion="custom" chartooo:width="5.752cm" chartooo:height="1.52cm" style:legend-expansion-aspect-ratio="3.78421052631579" chart:style-name="ch3"/>
        <chart:plot-area chart:style-name="ch4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 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 chart:data-source-has-labels="both" svg:x="0.678cm" svg:y="0.703cm" svg:width="11.62cm" svg:height="5.465cm">
          <chartooo:coordinate-region svg:x="1.299cm" svg:y="0.915cm" svg:width="10.999cm" svg:height="4.58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01cm" svg:y="3.691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" chart:label-cell-address="'Short Alkene Results'.D36:'Short Alkene Results'.D36" chart:class="chart:bar">
            <chart:data-point chart:repeated="6"/>
          </chart:series>
          <chart:series chart:style-name="ch10" chart:values-cell-range-address="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" chart:label-cell-address="'Short Alkene Results'.D46:'Short Alkene Results'.D4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10.5098102183218">
                <text:p>10.5098102183218</text:p>
                <draw:g>
                  <svg:desc>'Short Alkene Results'.G44:'Short Alkene Results'.G44 'Short Alkene Results'.M44:'Short Alkene Results'.M44 'Short Alkene Results'.S44:'Short Alkene Results'.S44 'Short Alkene Results'.Y44:'Short Alkene Results'.Y44 'Short Alkene Results'.AE44:'Short Alkene Results'.AE44 'Short Alkene Results'.AK44:'Short Alkene Results'.AK44</svg:desc>
                </draw:g>
              </table:table-cell>
              <table:table-cell office:value-type="float" office:value="8.8619065746895">
                <text:p>8.8619065746895</text:p>
              </table:table-cell>
              <table:table-cell office:value-type="float" office:value="7.98107894830938">
                <text:p>7.98107894830938</text:p>
              </table:table-cell>
              <table:table-cell office:value-type="float" office:value="7.41464729373768">
                <text:p>7.41464729373768</text:p>
              </table:table-cell>
              <table:table-cell office:value-type="float" office:value="7.01376733779426">
                <text:p>7.01376733779426</text:p>
              </table:table-cell>
              <table:table-cell office:value-type="float" office:value="6.71334765552536">
                <text:p>6.7133476555253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11.1117607543036">
                <text:p>11.1117607543036</text:p>
                <draw:g>
                  <svg:desc>'Short Alkene Results'.G62:'Short Alkene Results'.G62 'Short Alkene Results'.M62:'Short Alkene Results'.M62 'Short Alkene Results'.S62:'Short Alkene Results'.S62 'Short Alkene Results'.Y62:'Short Alkene Results'.Y62 'Short Alkene Results'.AE62:'Short Alkene Results'.AE62 'Short Alkene Results'.AK62:'Short Alkene Results'.AK62</svg:desc>
                </draw:g>
              </table:table-cell>
              <table:table-cell office:value-type="float" office:value="9.42915321022728">
                <text:p>9.42915321022728</text:p>
              </table:table-cell>
              <table:table-cell office:value-type="float" office:value="8.50192341396767">
                <text:p>8.50192341396767</text:p>
              </table:table-cell>
              <table:table-cell office:value-type="float" office:value="7.90396837999451">
                <text:p>7.90396837999451</text:p>
              </table:table-cell>
              <table:table-cell office:value-type="float" office:value="7.48060609789976">
                <text:p>7.48060609789976</text:p>
              </table:table-cell>
              <table:table-cell office:value-type="float" office:value="7.16273572753939">
                <text:p>7.1627357275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13.001cm" svg:height="5.993cm" xlink:href=".." xlink:type="simple" chart:class="chart:bar" chart:style-name="ch1">
        <chart:legend svg:x="6.377cm" svg:y="4.311cm" style:legend-expansion="custom" chartooo:width="5.956cm" chartooo:height="1.011cm" style:legend-expansion-aspect-ratio="5.89119683481701" chart:style-name="ch2"/>
        <chart:plot-area chart:style-name="ch3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G25:'Ring Results'.G25 'Ring Results'.M25:'Ring Results'.M25 'Ring Results'.S25:'Ring Results'.S25 'Ring Results'.Y25:'Ring Results'.Y25 'Ring Results'.AE25:'Ring Results'.AE25 'Ring Results'.AK25:'Ring Results'.AK25 'Ring Results'.D32:'Ring Results'.D32 'Ring Results'.G34:'Ring Results'.G34 'Ring Results'.M34:'Ring Results'.M34 'Ring Results'.S34:'Ring Results'.S34 'Ring Results'.Y34:'Ring Results'.Y34 'Ring Results'.AE34:'Ring Results'.AE34 'Ring Results'.AK34:'Ring Results'.AK34" chart:data-source-has-labels="both" svg:x="0.573cm" svg:y="0.684cm" svg:width="11.695cm" svg:height="5.276cm">
          <chartooo:coordinate-region svg:x="1.3cm" svg:y="0.896cm" svg:width="10.968cm" svg:height="4.391cm"/>
          <chart:axis chart:dimension="x" chart:name="primary-x" chart:style-name="ch4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5">
            <chart:title svg:x="0.001cm" svg:y="3.578cm" chart:style-name="ch6">
              <text:p>eV</text:p>
            </chart:title>
            <chart:grid chart:style-name="ch7" chart:class="major"/>
          </chart:axis>
          <chart:series chart:style-name="ch8" chart:values-cell-range-address="'Ring Results'.G25:'Ring Results'.G25 'Ring Results'.M25:'Ring Results'.M25 'Ring Results'.S25:'Ring Results'.S25 'Ring Results'.Y25:'Ring Results'.Y25 'Ring Results'.AE25:'Ring Results'.AE25 'Ring Results'.AK25:'Ring Results'.AK25" chart:label-cell-address="'Ring Results'.D23:'Ring Results'.D23" chart:class="chart:bar">
            <chart:data-point chart:repeated="6"/>
          </chart:series>
          <chart:series chart:style-name="ch9" chart:values-cell-range-address="'Ring Results'.G34:'Ring Results'.G34 'Ring Results'.M34:'Ring Results'.M34 'Ring Results'.S34:'Ring Results'.S34 'Ring Results'.Y34:'Ring Results'.Y34 'Ring Results'.AE34:'Ring Results'.AE34 'Ring Results'.AK34:'Ring Results'.AK34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2cm" svg:y="0.13cm">
          <draw:image xlink:href="Pictures/2000003E00000D480000023FD2191207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-7.26">
                <text:p>-7.26</text:p>
                <draw:g>
                  <svg:desc>'Ring Results'.G25:'Ring Results'.G25 'Ring Results'.M25:'Ring Results'.M25 'Ring Results'.S25:'Ring Results'.S25 'Ring Results'.Y25:'Ring Results'.Y25 'Ring Results'.AE25:'Ring Results'.AE25 'Ring Results'.AK25:'Ring Results'.AK25</svg:desc>
                </draw:g>
              </table:table-cell>
              <table:table-cell office:value-type="float" office:value="-6.304">
                <text:p>-6.304</text:p>
              </table:table-cell>
              <table:table-cell office:value-type="float" office:value="-5.72">
                <text:p>-5.72</text:p>
              </table:table-cell>
              <table:table-cell office:value-type="float" office:value="-5.823">
                <text:p>-5.823</text:p>
              </table:table-cell>
              <table:table-cell office:value-type="float" office:value="-5.957">
                <text:p>-5.957</text:p>
              </table:table-cell>
              <table:table-cell office:value-type="float" office:value="-5.423">
                <text:p>-5.423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-7.785">
                <text:p>-7.785</text:p>
                <draw:g>
                  <svg:desc>'Ring Results'.G34:'Ring Results'.G34 'Ring Results'.M34:'Ring Results'.M34 'Ring Results'.S34:'Ring Results'.S34 'Ring Results'.Y34:'Ring Results'.Y34 'Ring Results'.AE34:'Ring Results'.AE34 'Ring Results'.AK34:'Ring Results'.AK34</svg:desc>
                </draw:g>
              </table:table-cell>
              <table:table-cell office:value-type="float" office:value="-6.837">
                <text:p>-6.837</text:p>
              </table:table-cell>
              <table:table-cell office:value-type="float" office:value="-6.329">
                <text:p>-6.329</text:p>
              </table:table-cell>
              <table:table-cell office:value-type="float" office:value="-6.478">
                <text:p>-6.478</text:p>
              </table:table-cell>
              <table:table-cell office:value-type="float" office:value="-6.77">
                <text:p>-6.77</text:p>
              </table:table-cell>
              <table:table-cell office:value-type="float" office:value="-6.395">
                <text:p>-6.39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1cm" xlink:href=".." xlink:type="simple" chart:class="chart:bar" chart:style-name="ch1">
        <chart:title svg:x="4.469cm" svg:y="0.137cm" chart:style-name="ch2">
          <text:p>Singlet HOMO PBE</text:p>
        </chart:title>
        <chart:legend svg:x="6.065cm" svg:y="4.125cm" style:legend-expansion="custom" chartooo:width="6.351cm" chartooo:height="1.17cm" style:legend-expansion-aspect-ratio="5.42820512820513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41:'Ring Results'.D41 'Ring Results'.G43:'Ring Results'.G43 'Ring Results'.M43:'Ring Results'.M43 'Ring Results'.S43:'Ring Results'.S43 'Ring Results'.Y43:'Ring Results'.Y43 'Ring Results'.AE43:'Ring Results'.AE43 'Ring Results'.AK43:'Ring Results'.AK43 'Ring Results'.D50:'Ring Results'.D50 'Ring Results'.G52:'Ring Results'.G52 'Ring Results'.M52:'Ring Results'.M52 'Ring Results'.S52:'Ring Results'.S52 'Ring Results'.Y52:'Ring Results'.Y52 'Ring Results'.AE52:'Ring Results'.AE52 'Ring Results'.AK52:'Ring Results'.AK52" chart:data-source-has-labels="both" svg:x="0.757cm" svg:y="0.683cm" svg:width="11.541cm" svg:height="5.276cm">
          <chartooo:coordinate-region svg:x="1.299cm" svg:y="0.895cm" svg:width="10.999cm" svg:height="4.391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01cm" svg:y="3.577cm" chart:style-name="ch7">
              <text:p>eV</text:p>
            </chart:title>
            <chart:grid chart:style-name="ch8" chart:class="major"/>
          </chart:axis>
          <chart:series chart:style-name="ch9" chart:values-cell-range-address="'Ring Results'.G43:'Ring Results'.G43 'Ring Results'.M43:'Ring Results'.M43 'Ring Results'.S43:'Ring Results'.S43 'Ring Results'.Y43:'Ring Results'.Y43 'Ring Results'.AE43:'Ring Results'.AE43 'Ring Results'.AK43:'Ring Results'.AK43" chart:label-cell-address="'Ring Results'.D41:'Ring Results'.D41" chart:class="chart:bar">
            <chart:data-point chart:repeated="6"/>
          </chart:series>
          <chart:series chart:style-name="ch10" chart:values-cell-range-address="'Ring Results'.G52:'Ring Results'.G52 'Ring Results'.M52:'Ring Results'.M52 'Ring Results'.S52:'Ring Results'.S52 'Ring Results'.Y52:'Ring Results'.Y52 'Ring Results'.AE52:'Ring Results'.AE52 'Ring Results'.AK52:'Ring Results'.AK52" chart:label-cell-address="'Ring Results'.D50:'Ring Results'.D50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41:'Ring Results'.D41</svg:desc>
                </draw:g>
              </table:table-cell>
              <table:table-cell office:value-type="float" office:value="-6.196">
                <text:p>-6.196</text:p>
                <draw:g>
                  <svg:desc>'Ring Results'.G43:'Ring Results'.G43 'Ring Results'.M43:'Ring Results'.M43 'Ring Results'.S43:'Ring Results'.S43 'Ring Results'.Y43:'Ring Results'.Y43 'Ring Results'.AE43:'Ring Results'.AE43 'Ring Results'.AK43:'Ring Results'.AK43</svg:desc>
                </draw:g>
              </table:table-cell>
              <table:table-cell office:value-type="float" office:value="-5.379">
                <text:p>-5.379</text:p>
              </table:table-cell>
              <table:table-cell office:value-type="float" office:value="-4.894">
                <text:p>-4.894</text:p>
              </table:table-cell>
              <table:table-cell office:value-type="float" office:value="-5.02">
                <text:p>-5.02</text:p>
              </table:table-cell>
              <table:table-cell office:value-type="float" office:value="-5.182">
                <text:p>-5.182</text:p>
              </table:table-cell>
              <table:table-cell office:value-type="float" office:value="-4.794">
                <text:p>-4.79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50:'Ring Results'.D50</svg:desc>
                </draw:g>
              </table:table-cell>
              <table:table-cell office:value-type="float" office:value="-6.981">
                <text:p>-6.981</text:p>
                <draw:g>
                  <svg:desc>'Ring Results'.G52:'Ring Results'.G52 'Ring Results'.M52:'Ring Results'.M52 'Ring Results'.S52:'Ring Results'.S52 'Ring Results'.Y52:'Ring Results'.Y52 'Ring Results'.AE52:'Ring Results'.AE52 'Ring Results'.AK52:'Ring Results'.AK52</svg:desc>
                </draw:g>
              </table:table-cell>
              <table:table-cell office:value-type="float" office:value="-6.2">
                <text:p>-6.2</text:p>
              </table:table-cell>
              <table:table-cell office:value-type="float" office:value="-5.747">
                <text:p>-5.747</text:p>
              </table:table-cell>
              <table:table-cell office:value-type="float" office:value="-5.916">
                <text:p>-5.916</text:p>
              </table:table-cell>
              <table:table-cell office:value-type="float" office:value="-5.916">
                <text:p>-5.916</text:p>
              </table:table-cell>
              <table:table-cell office:value-type="float" office:value="-5.996">
                <text:p>-5.99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1cm" xlink:href=".." xlink:type="simple" chart:class="chart:bar" chart:style-name="ch1">
        <chart:title svg:x="4.305cm" svg:y="0.147cm" chart:style-name="ch2">
          <text:p>Singlet HOMO TPSS</text:p>
        </chart:title>
        <chart:legend svg:x="6.761cm" svg:y="4.147cm" style:legend-expansion="custom" chartooo:width="5.546cm" chartooo:height="1.145cm" style:legend-expansion-aspect-ratio="4.84366812227074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59:'Ring Results'.D59 'Ring Results'.G61:'Ring Results'.G61 'Ring Results'.M61:'Ring Results'.M61 'Ring Results'.S61:'Ring Results'.S61 'Ring Results'.Y61:'Ring Results'.Y61 'Ring Results'.AE61:'Ring Results'.AE61 'Ring Results'.AK61:'Ring Results'.AK61 'Ring Results'.D68:'Ring Results'.D68 'Ring Results'.G70:'Ring Results'.G70 'Ring Results'.M70:'Ring Results'.M70 'Ring Results'.S70:'Ring Results'.S70 'Ring Results'.Y70:'Ring Results'.Y70 'Ring Results'.AE70:'Ring Results'.AE70 'Ring Results'.AK70:'Ring Results'.AK70" chart:data-source-has-labels="both" svg:x="0.758cm" svg:y="0.68cm" svg:width="11.54cm" svg:height="5.271cm">
          <chartooo:coordinate-region svg:x="1.3cm" svg:y="0.892cm" svg:width="10.998cm" svg:height="4.386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01cm" svg:y="3.571cm" chart:style-name="ch7">
              <text:p>eV</text:p>
            </chart:title>
            <chart:grid chart:style-name="ch8" chart:class="major"/>
          </chart:axis>
          <chart:series chart:style-name="ch9" chart:values-cell-range-address="'Ring Results'.G61:'Ring Results'.G61 'Ring Results'.M61:'Ring Results'.M61 'Ring Results'.S61:'Ring Results'.S61 'Ring Results'.Y61:'Ring Results'.Y61 'Ring Results'.AE61:'Ring Results'.AE61 'Ring Results'.AK61:'Ring Results'.AK61" chart:label-cell-address="'Ring Results'.D59:'Ring Results'.D59" chart:class="chart:bar">
            <chart:data-point chart:repeated="6"/>
          </chart:series>
          <chart:series chart:style-name="ch10" chart:values-cell-range-address="'Ring Results'.G70:'Ring Results'.G70 'Ring Results'.M70:'Ring Results'.M70 'Ring Results'.S70:'Ring Results'.S70 'Ring Results'.Y70:'Ring Results'.Y70 'Ring Results'.AE70:'Ring Results'.AE70 'Ring Results'.AK70:'Ring Results'.AK70" chart:label-cell-address="'Ring Results'.D68:'Ring Results'.D6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9:'Ring Results'.D59</svg:desc>
                </draw:g>
              </table:table-cell>
              <table:table-cell office:value-type="float" office:value="-6.182">
                <text:p>-6.182</text:p>
                <draw:g>
                  <svg:desc>'Ring Results'.G61:'Ring Results'.G61 'Ring Results'.M61:'Ring Results'.M61 'Ring Results'.S61:'Ring Results'.S61 'Ring Results'.Y61:'Ring Results'.Y61 'Ring Results'.AE61:'Ring Results'.AE61 'Ring Results'.AK61:'Ring Results'.AK61</svg:desc>
                </draw:g>
              </table:table-cell>
              <table:table-cell office:value-type="float" office:value="-5.35">
                <text:p>-5.35</text:p>
              </table:table-cell>
              <table:table-cell office:value-type="float" office:value="-4.854">
                <text:p>-4.854</text:p>
              </table:table-cell>
              <table:table-cell office:value-type="float" office:value="-4.98">
                <text:p>-4.98</text:p>
              </table:table-cell>
              <table:table-cell office:value-type="float" office:value="-5.139">
                <text:p>-5.139</text:p>
              </table:table-cell>
              <table:table-cell office:value-type="float" office:value="-4.74">
                <text:p>-4.7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68:'Ring Results'.D68</svg:desc>
                </draw:g>
              </table:table-cell>
              <table:table-cell office:value-type="float" office:value="-7.17">
                <text:p>-7.17</text:p>
                <draw:g>
                  <svg:desc>'Ring Results'.G70:'Ring Results'.G70 'Ring Results'.M70:'Ring Results'.M70 'Ring Results'.S70:'Ring Results'.S70 'Ring Results'.Y70:'Ring Results'.Y70 'Ring Results'.AE70:'Ring Results'.AE70 'Ring Results'.AK70:'Ring Results'.AK70</svg:desc>
                </draw:g>
              </table:table-cell>
              <table:table-cell office:value-type="float" office:value="-6.376">
                <text:p>-6.376</text:p>
              </table:table-cell>
              <table:table-cell office:value-type="float" office:value="-5.922">
                <text:p>-5.922</text:p>
              </table:table-cell>
              <table:table-cell office:value-type="float" office:value="-6.088">
                <text:p>-6.088</text:p>
              </table:table-cell>
              <table:table-cell office:value-type="float" office:value="-6.394">
                <text:p>-6.394</text:p>
              </table:table-cell>
              <table:table-cell office:value-type="float" office:value="-6.15">
                <text:p>-6.15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4.06cm" svg:y="0.137cm" chart:style-name="ch2">
          <text:p>Singlet HOMO TPSSH</text:p>
        </chart:title>
        <chart:legend svg:x="5.55cm" svg:y="4.27cm" style:legend-expansion="custom" chartooo:width="5.976cm" chartooo:height="0.984cm" style:legend-expansion-aspect-ratio="6.07317073170732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77:'Ring Results'.D77 'Ring Results'.G79:'Ring Results'.G79 'Ring Results'.M79:'Ring Results'.M79 'Ring Results'.S79:'Ring Results'.S79 'Ring Results'.Y79:'Ring Results'.Y79 'Ring Results'.AE79:'Ring Results'.AE79 'Ring Results'.AK79:'Ring Results'.AK79 'Ring Results'.D86:'Ring Results'.D86 'Ring Results'.G88:'Ring Results'.G88 'Ring Results'.M88:'Ring Results'.M88 'Ring Results'.S88:'Ring Results'.S88 'Ring Results'.Y88:'Ring Results'.Y88 'Ring Results'.AE88:'Ring Results'.AE88 'Ring Results'.AK88:'Ring Results'.AK88" chart:data-source-has-labels="both" svg:x="0.757cm" svg:y="0.681cm" svg:width="11.541cm" svg:height="5.279cm">
          <chartooo:coordinate-region svg:x="1.299cm" svg:y="0.893cm" svg:width="10.999cm" svg:height="4.394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01cm" svg:y="3.576cm" chart:style-name="ch7">
              <text:p>eV</text:p>
            </chart:title>
            <chart:grid chart:style-name="ch8" chart:class="major"/>
          </chart:axis>
          <chart:series chart:style-name="ch9" chart:values-cell-range-address="'Ring Results'.G79:'Ring Results'.G79 'Ring Results'.M79:'Ring Results'.M79 'Ring Results'.S79:'Ring Results'.S79 'Ring Results'.Y79:'Ring Results'.Y79 'Ring Results'.AE79:'Ring Results'.AE79 'Ring Results'.AK79:'Ring Results'.AK79" chart:label-cell-address="'Ring Results'.D77:'Ring Results'.D77" chart:class="chart:bar">
            <chart:data-point chart:repeated="6"/>
          </chart:series>
          <chart:series chart:style-name="ch10" chart:values-cell-range-address="'Ring Results'.G88:'Ring Results'.G88 'Ring Results'.M88:'Ring Results'.M88 'Ring Results'.S88:'Ring Results'.S88 'Ring Results'.Y88:'Ring Results'.Y88 'Ring Results'.AE88:'Ring Results'.AE88 'Ring Results'.AK88:'Ring Results'.AK88" chart:label-cell-address="'Ring Results'.D86:'Ring Results'.D86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77:'Ring Results'.D77</svg:desc>
                </draw:g>
              </table:table-cell>
              <table:table-cell office:value-type="float" office:value="-6.61">
                <text:p>-6.61</text:p>
                <draw:g>
                  <svg:desc>'Ring Results'.G79:'Ring Results'.G79 'Ring Results'.M79:'Ring Results'.M79 'Ring Results'.S79:'Ring Results'.S79 'Ring Results'.Y79:'Ring Results'.Y79 'Ring Results'.AE79:'Ring Results'.AE79 'Ring Results'.AK79:'Ring Results'.AK79</svg:desc>
                </draw:g>
              </table:table-cell>
              <table:table-cell office:value-type="float" office:value="-5.723">
                <text:p>-5.723</text:p>
              </table:table-cell>
              <table:table-cell office:value-type="float" office:value="-5.187">
                <text:p>-5.187</text:p>
              </table:table-cell>
              <table:table-cell office:value-type="float" office:value="-5.303">
                <text:p>-5.303</text:p>
              </table:table-cell>
              <table:table-cell office:value-type="float" office:value="-5.452">
                <text:p>-5.452</text:p>
              </table:table-cell>
              <table:table-cell office:value-type="float" office:value="-4.994">
                <text:p>-4.994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86:'Ring Results'.D86</svg:desc>
                </draw:g>
              </table:table-cell>
              <table:table-cell office:value-type="float" office:value="-7.47">
                <text:p>-7.47</text:p>
                <draw:g>
                  <svg:desc>'Ring Results'.G88:'Ring Results'.G88 'Ring Results'.M88:'Ring Results'.M88 'Ring Results'.S88:'Ring Results'.S88 'Ring Results'.Y88:'Ring Results'.Y88 'Ring Results'.AE88:'Ring Results'.AE88 'Ring Results'.AK88:'Ring Results'.AK88</svg:desc>
                </draw:g>
              </table:table-cell>
              <table:table-cell office:value-type="float" office:value="-6.611">
                <text:p>-6.611</text:p>
              </table:table-cell>
              <table:table-cell office:value-type="float" office:value="-6.134">
                <text:p>-6.134</text:p>
              </table:table-cell>
              <table:table-cell office:value-type="float" office:value="-6.291">
                <text:p>-6.291</text:p>
              </table:table-cell>
              <table:table-cell office:value-type="float" office:value="-6.59">
                <text:p>-6.59</text:p>
              </table:table-cell>
              <table:table-cell office:value-type="float" office:value="-6.289">
                <text:p>-6.289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" chart:interval-major="1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5.995cm" xlink:href=".." xlink:type="simple" chart:class="chart:bar" chart:style-name="ch1">
        <chart:title svg:x="3.975cm" svg:y="0.136cm" chart:style-name="ch2">
          <text:p>TD-DFT Excitation (PBE0)</text:p>
        </chart:title>
        <chart:legend svg:x="6.364cm" svg:y="0.915cm" style:legend-expansion="custom" chartooo:width="5.884cm" chartooo:height="0.785cm" style:legend-expansion-aspect-ratio="7.49554140127389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95:'Ring Results'.D95 'Ring Results'.G99:'Ring Results'.G99 'Ring Results'.M99:'Ring Results'.M99 'Ring Results'.S99:'Ring Results'.S99 'Ring Results'.Y99:'Ring Results'.Y99 'Ring Results'.AE99:'Ring Results'.AE99 'Ring Results'.AK99:'Ring Results'.AK99 'Ring Results'.D101:'Ring Results'.D101 'Ring Results'.G105:'Ring Results'.G105 'Ring Results'.M105:'Ring Results'.M105 'Ring Results'.S105:'Ring Results'.S105 'Ring Results'.Y105:'Ring Results'.Y105 'Ring Results'.AE105:'Ring Results'.AE105 'Ring Results'.AK105:'Ring Results'.AK105" chart:data-source-has-labels="both" svg:x="0.864cm" svg:y="0.685cm" svg:width="11.434cm" svg:height="5.267cm">
          <chartooo:coordinate-region svg:x="1.3cm" svg:y="0.897cm" svg:width="10.998cm" svg:height="4.382cm"/>
          <chart:axis chart:dimension="x" chart:name="primary-x" chart:style-name="ch5" chartooo:axis-type="auto">
            <chartooo:date-scale/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17cm" svg:y="3.574cm" chart:style-name="ch7">
              <text:p>eV</text:p>
            </chart:title>
            <chart:grid chart:style-name="ch8" chart:class="major"/>
          </chart:axis>
          <chart:series chart:style-name="ch9" chart:values-cell-range-address="'Ring Results'.G99:'Ring Results'.G99 'Ring Results'.M99:'Ring Results'.M99 'Ring Results'.S99:'Ring Results'.S99 'Ring Results'.Y99:'Ring Results'.Y99 'Ring Results'.AE99:'Ring Results'.AE99 'Ring Results'.AK99:'Ring Results'.AK99" chart:label-cell-address="'Ring Results'.D95:'Ring Results'.D95" chart:class="chart:bar">
            <chart:data-point chart:repeated="6"/>
          </chart:series>
          <chart:series chart:style-name="ch10" chart:values-cell-range-address="'Ring Results'.G105:'Ring Results'.G105 'Ring Results'.M105:'Ring Results'.M105 'Ring Results'.S105:'Ring Results'.S105 'Ring Results'.Y105:'Ring Results'.Y105 'Ring Results'.AE105:'Ring Results'.AE105 'Ring Results'.AK105:'Ring Results'.AK105" chart:label-cell-address="'Ring Results'.D101:'Ring Results'.D10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95:'Ring Results'.D95</svg:desc>
                </draw:g>
              </table:table-cell>
              <table:table-cell office:value-type="float" office:value="4.12075965851834">
                <text:p>4.12075965851834</text:p>
                <draw:g>
                  <svg:desc>'Ring Results'.G99:'Ring Results'.G99 'Ring Results'.M99:'Ring Results'.M99 'Ring Results'.S99:'Ring Results'.S99 'Ring Results'.Y99:'Ring Results'.Y99 'Ring Results'.AE99:'Ring Results'.AE99 'Ring Results'.AK99:'Ring Results'.AK99</svg:desc>
                </draw:g>
              </table:table-cell>
              <table:table-cell office:value-type="float" office:value="2.99684363883197">
                <text:p>2.99684363883197</text:p>
              </table:table-cell>
              <table:table-cell office:value-type="float" office:value="2.05671830402883">
                <text:p>2.05671830402883</text:p>
              </table:table-cell>
              <table:table-cell office:value-type="float" office:value="2.38350887940343">
                <text:p>2.38350887940343</text:p>
              </table:table-cell>
              <table:table-cell office:value-type="float" office:value="2.6393584382275">
                <text:p>2.6393584382275</text:p>
              </table:table-cell>
              <table:table-cell office:value-type="float" office:value="1.86937951981708">
                <text:p>1.86937951981708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01:'Ring Results'.D101</svg:desc>
                </draw:g>
              </table:table-cell>
              <table:table-cell office:value-type="float" office:value="3.93980748036276">
                <text:p>3.93980748036276</text:p>
                <draw:g>
                  <svg:desc>'Ring Results'.G105:'Ring Results'.G105 'Ring Results'.M105:'Ring Results'.M105 'Ring Results'.S105:'Ring Results'.S105 'Ring Results'.Y105:'Ring Results'.Y105 'Ring Results'.AE105:'Ring Results'.AE105 'Ring Results'.AK105:'Ring Results'.AK105</svg:desc>
                </draw:g>
              </table:table-cell>
              <table:table-cell office:value-type="float" office:value="2.82547194428045">
                <text:p>2.82547194428045</text:p>
              </table:table-cell>
              <table:table-cell office:value-type="float" office:value="2.04966808984506">
                <text:p>2.04966808984506</text:p>
              </table:table-cell>
              <table:table-cell office:value-type="float" office:value="2.32164268371147">
                <text:p>2.32164268371147</text:p>
              </table:table-cell>
              <table:table-cell office:value-type="float" office:value="2.53658409516845">
                <text:p>2.53658409516845</text:p>
              </table:table-cell>
              <table:table-cell office:value-type="float" office:value="1.79910018934329">
                <text:p>1.7991001893432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9cm" xlink:href=".." xlink:type="simple" chart:class="chart:bar" chart:style-name="ch1">
        <chart:title svg:x="5.043cm" svg:y="0.149cm" chart:style-name="ch2">
          <text:p>Triplet-Singlet HF</text:p>
        </chart:title>
        <chart:legend svg:x="1.372cm" svg:y="4.591cm" style:legend-expansion="custom" chartooo:width="7.941cm" chartooo:height="0.838cm" style:legend-expansion-aspect-ratio="9.47613365155131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0:'Long Alkene Results'.G10 'Long Alkene Results'.M10:'Long Alkene Results'.M10 'Long Alkene Results'.S10:'Long Alkene Results'.S10 'Long Alkene Results'.Y10:'Long Alkene Results'.Y10 'Long Alkene Results'.AE10:'Long Alkene Results'.AE10 'Long Alkene Results'.A14:'Long Alkene Results'.A14 'Long Alkene Results'.G19:'Long Alkene Results'.G19 'Long Alkene Results'.M19:'Long Alkene Results'.M19 'Long Alkene Results'.S19:'Long Alkene Results'.S19 'Long Alkene Results'.Y19:'Long Alkene Results'.Y19 'Long Alkene Results'.AE19:'Long Alkene Results'.AE19" chart:data-source-has-labels="both" svg:x="0.755cm" svg:y="0.695cm" svg:width="11.541cm" svg:height="5.448cm">
          <chartooo:coordinate-region svg:x="1.297cm" svg:y="0.907cm" svg:width="10.999cm" svg:height="4.563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01cm" svg:y="3.675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0:'Long Alkene Results'.G10 'Long Alkene Results'.M10:'Long Alkene Results'.M10 'Long Alkene Results'.S10:'Long Alkene Results'.S10 'Long Alkene Results'.Y10:'Long Alkene Results'.Y10 'Long Alkene Results'.AE10:'Long Alkene Results'.AE10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19:'Long Alkene Results'.G19 'Long Alkene Results'.M19:'Long Alkene Results'.M19 'Long Alkene Results'.S19:'Long Alkene Results'.S19 'Long Alkene Results'.Y19:'Long Alkene Results'.Y19 'Long Alkene Results'.AE19:'Long Alkene Results'.AE19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0.747617651445489">
                <text:p>0.747617651445489</text:p>
                <draw:g>
                  <svg:desc>'Long Alkene Results'.G10:'Long Alkene Results'.G10 'Long Alkene Results'.M10:'Long Alkene Results'.M10 'Long Alkene Results'.S10:'Long Alkene Results'.S10 'Long Alkene Results'.Y10:'Long Alkene Results'.Y10 'Long Alkene Results'.AE10:'Long Alkene Results'.AE10</svg:desc>
                </draw:g>
              </table:table-cell>
              <table:table-cell office:value-type="float" office:value="-0.238567105959344">
                <text:p>-0.238567105959344</text:p>
              </table:table-cell>
              <table:table-cell office:value-type="float" office:value="-0.949883826243862">
                <text:p>-0.949883826243862</text:p>
              </table:table-cell>
              <table:table-cell office:value-type="float" office:value="-1.37418838688672">
                <text:p>-1.37418838688672</text:p>
              </table:table-cell>
              <table:table-cell office:value-type="float" office:value="-6.02792894320846">
                <text:p>-6.0279289432084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0.432411063377665">
                <text:p>0.432411063377665</text:p>
                <draw:g>
                  <svg:desc>'Long Alkene Results'.G19:'Long Alkene Results'.G19 'Long Alkene Results'.M19:'Long Alkene Results'.M19 'Long Alkene Results'.S19:'Long Alkene Results'.S19 'Long Alkene Results'.Y19:'Long Alkene Results'.Y19 'Long Alkene Results'.AE19:'Long Alkene Results'.AE19</svg:desc>
                </draw:g>
              </table:table-cell>
              <table:table-cell office:value-type="float" office:value="-0.991459009447973">
                <text:p>-0.991459009447973</text:p>
              </table:table-cell>
              <table:table-cell office:value-type="float" office:value="-2.00592809080157">
                <text:p>-2.00592809080157</text:p>
              </table:table-cell>
              <table:table-cell office:value-type="float" office:value="-3.29348970725233">
                <text:p>-3.29348970725233</text:p>
              </table:table-cell>
              <table:table-cell office:value-type="float" office:value="-7.21938711709319">
                <text:p>-7.2193871170931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draw:fill-color="#aecf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13.001cm" svg:height="5.924cm" xlink:href=".." xlink:type="simple" chart:class="chart:bar" chart:style-name="ch1">
        <chart:legend svg:x="4.229cm" svg:y="0.914cm" style:legend-expansion="custom" chartooo:width="8.022cm" chartooo:height="0.726cm" style:legend-expansion-aspect-ratio="11.0495867768595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8:'Long Alkene Results'.G28 'Long Alkene Results'.M28:'Long Alkene Results'.M28 'Long Alkene Results'.S28:'Long Alkene Results'.S28 'Long Alkene Results'.Y28:'Long Alkene Results'.Y28 'Long Alkene Results'.AE28:'Long Alkene Results'.AE28 'Long Alkene Results'.A32:'Long Alkene Results'.A32 'Long Alkene Results'.G37:'Long Alkene Results'.G37 'Long Alkene Results'.M37:'Long Alkene Results'.M37 'Long Alkene Results'.S37:'Long Alkene Results'.S37 'Long Alkene Results'.Y37:'Long Alkene Results'.Y37 'Long Alkene Results'.AE37:'Long Alkene Results'.AE37" chart:data-source-has-labels="both" svg:x="0.465cm" svg:y="0.668cm" svg:width="11.832cm" svg:height="5.322cm">
          <chartooo:coordinate-region svg:x="1.298cm" svg:y="0.88cm" svg:width="10.999cm" svg:height="4.437cm"/>
          <chart:axis chart:dimension="x" chart:name="primary-x" chart:style-name="ch4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.001cm" svg:y="3.585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28:'Long Alkene Results'.G28 'Long Alkene Results'.M28:'Long Alkene Results'.M28 'Long Alkene Results'.S28:'Long Alkene Results'.S28 'Long Alkene Results'.Y28:'Long Alkene Results'.Y28 'Long Alkene Results'.AE28:'Long Alkene Results'.AE28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7:'Long Alkene Results'.G37 'Long Alkene Results'.M37:'Long Alkene Results'.M37 'Long Alkene Results'.S37:'Long Alkene Results'.S37 'Long Alkene Results'.Y37:'Long Alkene Results'.Y37 'Long Alkene Results'.AE37:'Long Alkene Results'.AE37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4.234cm" svg:height="0.879cm" svg:x="5.98cm" svg:y="0.13cm">
          <draw:image xlink:href="Pictures/2000003E0000093B0000024087DADEB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1.17203776250713">
                <text:p>1.17203776250713</text:p>
                <draw:g>
                  <svg:desc>'Long Alkene Results'.G28:'Long Alkene Results'.G28 'Long Alkene Results'.M28:'Long Alkene Results'.M28 'Long Alkene Results'.S28:'Long Alkene Results'.S28 'Long Alkene Results'.Y28:'Long Alkene Results'.Y28 'Long Alkene Results'.AE28:'Long Alkene Results'.AE28</svg:desc>
                </draw:g>
              </table:table-cell>
              <table:table-cell office:value-type="float" office:value="0.971204082058499">
                <text:p>0.971204082058499</text:p>
              </table:table-cell>
              <table:table-cell office:value-type="float" office:value="0.88187444017536">
                <text:p>0.88187444017536</text:p>
              </table:table-cell>
              <table:table-cell office:value-type="float" office:value="0.832223486778693">
                <text:p>0.832223486778693</text:p>
              </table:table-cell>
              <table:table-cell office:value-type="float" office:value="0.718079511249606">
                <text:p>0.71807951124960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1.0782409827352">
                <text:p>1.0782409827352</text:p>
                <draw:g>
                  <svg:desc>'Long Alkene Results'.G37:'Long Alkene Results'.G37 'Long Alkene Results'.M37:'Long Alkene Results'.M37 'Long Alkene Results'.S37:'Long Alkene Results'.S37 'Long Alkene Results'.Y37:'Long Alkene Results'.Y37 'Long Alkene Results'.AE37:'Long Alkene Results'.AE37</svg:desc>
                </draw:g>
              </table:table-cell>
              <table:table-cell office:value-type="float" office:value="0.79254114924869">
                <text:p>0.79254114924869</text:p>
              </table:table-cell>
              <table:table-cell office:value-type="float" office:value="0.578839996923877">
                <text:p>0.578839996923877</text:p>
              </table:table-cell>
              <table:table-cell office:value-type="float" office:value="0.385733468026753">
                <text:p>0.385733468026753</text:p>
              </table:table-cell>
              <table:table-cell office:value-type="float" office:value="-0.554003164911677">
                <text:p>-0.554003164911677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79cm" xlink:href=".." xlink:type="simple" chart:class="chart:bar" chart:style-name="ch1">
        <chart:title svg:x="4.468cm" svg:y="0.149cm" chart:style-name="ch2">
          <text:p>Triplet-Singlet PBE</text:p>
        </chart:title>
        <chart:legend svg:x="4.679cm" svg:y="0.971cm" style:legend-expansion="custom" chartooo:width="7.572cm" chartooo:height="0.739cm" style:legend-expansion-aspect-ratio="10.2462787550744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6:'Long Alkene Results'.G46 'Long Alkene Results'.M46:'Long Alkene Results'.M46 'Long Alkene Results'.S46:'Long Alkene Results'.S46 'Long Alkene Results'.Y46:'Long Alkene Results'.Y46 'Long Alkene Results'.AE46:'Long Alkene Results'.AE46 'Long Alkene Results'.A50:'Long Alkene Results'.A50 'Long Alkene Results'.G55:'Long Alkene Results'.G55 'Long Alkene Results'.M55:'Long Alkene Results'.M55 'Long Alkene Results'.S55:'Long Alkene Results'.S55 'Long Alkene Results'.Y55:'Long Alkene Results'.Y55 'Long Alkene Results'.AE55:'Long Alkene Results'.AE55" chart:data-source-has-labels="both" svg:x="0.465cm" svg:y="0.694cm" svg:width="11.832cm" svg:height="5.44cm">
          <chartooo:coordinate-region svg:x="1.298cm" svg:y="0.907cm" svg:width="10.999cm" svg:height="4.554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01cm" svg:y="3.67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6:'Long Alkene Results'.G46 'Long Alkene Results'.M46:'Long Alkene Results'.M46 'Long Alkene Results'.S46:'Long Alkene Results'.S46 'Long Alkene Results'.Y46:'Long Alkene Results'.Y46 'Long Alkene Results'.AE46:'Long Alkene Results'.AE46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5:'Long Alkene Results'.G55 'Long Alkene Results'.M55:'Long Alkene Results'.M55 'Long Alkene Results'.S55:'Long Alkene Results'.S55 'Long Alkene Results'.Y55:'Long Alkene Results'.Y55 'Long Alkene Results'.AE55:'Long Alkene Results'.AE55" chart:label-cell-address="'Long Alkene Results'.A50:'Long Alkene Result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0.901987759522343">
                <text:p>0.901987759522343</text:p>
                <draw:g>
                  <svg:desc>'Long Alkene Results'.G46:'Long Alkene Results'.G46 'Long Alkene Results'.M46:'Long Alkene Results'.M46 'Long Alkene Results'.S46:'Long Alkene Results'.S46 'Long Alkene Results'.Y46:'Long Alkene Results'.Y46 'Long Alkene Results'.AE46:'Long Alkene Results'.AE46</svg:desc>
                </draw:g>
              </table:table-cell>
              <table:table-cell office:value-type="float" office:value="0.640152800044421">
                <text:p>0.640152800044421</text:p>
              </table:table-cell>
              <table:table-cell office:value-type="float" office:value="0.502547114388835">
                <text:p>0.502547114388835</text:p>
              </table:table-cell>
              <table:table-cell office:value-type="float" office:value="0.416907064127325">
                <text:p>0.416907064127325</text:p>
              </table:table-cell>
              <table:table-cell office:value-type="float" office:value="0.240597075238538">
                <text:p>0.24059707523853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50:'Long Alkene Results'.A50</svg:desc>
                </draw:g>
              </table:table-cell>
              <table:table-cell office:value-type="float" office:value="0.80854614001967">
                <text:p>0.80854614001967</text:p>
                <draw:g>
                  <svg:desc>'Long Alkene Results'.G55:'Long Alkene Results'.G55 'Long Alkene Results'.M55:'Long Alkene Results'.M55 'Long Alkene Results'.S55:'Long Alkene Results'.S55 'Long Alkene Results'.Y55:'Long Alkene Results'.Y55 'Long Alkene Results'.AE55:'Long Alkene Results'.AE55</svg:desc>
                </draw:g>
              </table:table-cell>
              <table:table-cell office:value-type="float" office:value="0.536919074034731">
                <text:p>0.536919074034731</text:p>
              </table:table-cell>
              <table:table-cell office:value-type="float" office:value="0.380599901562848">
                <text:p>0.380599901562848</text:p>
              </table:table-cell>
              <table:table-cell office:value-type="float" office:value="0.269982423511442">
                <text:p>0.269982423511442</text:p>
              </table:table-cell>
              <table:table-cell office:value-type="float" office:value="-0.120486897546789">
                <text:p>-0.1204868975467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2cm" xlink:href=".." xlink:type="simple" chart:class="chart:bar" chart:style-name="ch1">
        <chart:title svg:x="4.346cm" svg:y="0.147cm" chart:style-name="ch2">
          <text:p>Triplet-Singlet TPSS</text:p>
        </chart:title>
        <chart:legend svg:x="4.785cm" svg:y="0.863cm" style:legend-expansion="custom" chartooo:width="7.464cm" chartooo:height="0.898cm" style:legend-expansion-aspect-ratio="8.31180400890869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4:'Long Alkene Results'.G64 'Long Alkene Results'.M64:'Long Alkene Results'.M64 'Long Alkene Results'.S64:'Long Alkene Results'.S64 'Long Alkene Results'.Y64:'Long Alkene Results'.Y64 'Long Alkene Results'.AE64:'Long Alkene Results'.AE64 'Long Alkene Results'.A68:'Long Alkene Results'.A68 'Long Alkene Results'.G73:'Long Alkene Results'.G73 'Long Alkene Results'.M73:'Long Alkene Results'.M73 'Long Alkene Results'.S73:'Long Alkene Results'.S73 'Long Alkene Results'.Y73:'Long Alkene Results'.Y73 'Long Alkene Results'.AE73:'Long Alkene Results'.AE73" chart:data-source-has-labels="both" svg:x="0.465cm" svg:y="0.692cm" svg:width="11.832cm" svg:height="5.427cm">
          <chartooo:coordinate-region svg:x="1.298cm" svg:y="0.904cm" svg:width="10.999cm" svg:height="4.542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01cm" svg:y="3.661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4:'Long Alkene Results'.G64 'Long Alkene Results'.M64:'Long Alkene Results'.M64 'Long Alkene Results'.S64:'Long Alkene Results'.S64 'Long Alkene Results'.Y64:'Long Alkene Results'.Y64 'Long Alkene Results'.AE64:'Long Alkene Results'.AE64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3:'Long Alkene Results'.G73 'Long Alkene Results'.M73:'Long Alkene Results'.M73 'Long Alkene Results'.S73:'Long Alkene Results'.S73 'Long Alkene Results'.Y73:'Long Alkene Results'.Y73 'Long Alkene Results'.AE73:'Long Alkene Results'.AE73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0.908773255666602">
                <text:p>0.908773255666602</text:p>
                <draw:g>
                  <svg:desc>'Long Alkene Results'.G64:'Long Alkene Results'.G64 'Long Alkene Results'.M64:'Long Alkene Results'.M64 'Long Alkene Results'.S64:'Long Alkene Results'.S64 'Long Alkene Results'.Y64:'Long Alkene Results'.Y64 'Long Alkene Results'.AE64:'Long Alkene Results'.AE64</svg:desc>
                </draw:g>
              </table:table-cell>
              <table:table-cell office:value-type="float" office:value="0.651172131833018">
                <text:p>0.651172131833018</text:p>
              </table:table-cell>
              <table:table-cell office:value-type="float" office:value="0.515907332733226">
                <text:p>0.515907332733226</text:p>
              </table:table-cell>
              <table:table-cell office:value-type="float" office:value="0.432048158748102">
                <text:p>0.432048158748102</text:p>
              </table:table-cell>
              <table:table-cell office:value-type="float" office:value="0.254474255474211">
                <text:p>0.254474255474211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0.670198349590291">
                <text:p>0.670198349590291</text:p>
                <draw:g>
                  <svg:desc>'Long Alkene Results'.G73:'Long Alkene Results'.G73 'Long Alkene Results'.M73:'Long Alkene Results'.M73 'Long Alkene Results'.S73:'Long Alkene Results'.S73 'Long Alkene Results'.Y73:'Long Alkene Results'.Y73 'Long Alkene Results'.AE73:'Long Alkene Results'.AE73</svg:desc>
                </draw:g>
              </table:table-cell>
              <table:table-cell office:value-type="float" office:value="0.333509536720404">
                <text:p>0.333509536720404</text:p>
              </table:table-cell>
              <table:table-cell office:value-type="float" office:value="0.0760513733372641">
                <text:p>0.0760513733372641</text:p>
              </table:table-cell>
              <table:table-cell office:value-type="float" office:value="-0.159737561832636">
                <text:p>-0.159737561832636</text:p>
              </table:table-cell>
              <table:table-cell office:value-type="float" office:value="-1.30464636312208">
                <text:p>-1.30464636312208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57cm" xlink:href=".." xlink:type="simple" chart:class="chart:bar" chart:style-name="ch1">
        <chart:title svg:x="4.597cm" svg:y="0.15cm" chart:style-name="ch2">
          <text:p>Triplet-Singlet TPSSH</text:p>
        </chart:title>
        <chart:legend svg:x="4.74cm" svg:y="0.97cm" style:legend-expansion="custom" chartooo:width="7.464cm" chartooo:height="0.59cm" style:legend-expansion-aspect-ratio="12.6508474576271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2:'Long Alkene Results'.G82 'Long Alkene Results'.M82:'Long Alkene Results'.M82 'Long Alkene Results'.S82:'Long Alkene Results'.S82 'Long Alkene Results'.Y82:'Long Alkene Results'.Y82 'Long Alkene Results'.AE82:'Long Alkene Results'.AE82 'Long Alkene Results'.A86:'Long Alkene Results'.A86 'Long Alkene Results'.G91:'Long Alkene Results'.G91 'Long Alkene Results'.M91:'Long Alkene Results'.M91 'Long Alkene Results'.S91:'Long Alkene Results'.S91 'Long Alkene Results'.Y91:'Long Alkene Results'.Y91 'Long Alkene Results'.AE91:'Long Alkene Results'.AE91" chart:data-source-has-labels="both" svg:x="0.465cm" svg:y="0.703cm" svg:width="11.832cm" svg:height="5.497cm">
          <chartooo:coordinate-region svg:x="1.298cm" svg:y="0.915cm" svg:width="10.999cm" svg:height="4.612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85cm" svg:y="3.331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82:'Long Alkene Results'.G82 'Long Alkene Results'.M82:'Long Alkene Results'.M82 'Long Alkene Results'.S82:'Long Alkene Results'.S82 'Long Alkene Results'.Y82:'Long Alkene Results'.Y82 'Long Alkene Results'.AE82:'Long Alkene Results'.AE82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91:'Long Alkene Results'.G91 'Long Alkene Results'.M91:'Long Alkene Results'.M91 'Long Alkene Results'.S91:'Long Alkene Results'.S91 'Long Alkene Results'.Y91:'Long Alkene Results'.Y91 'Long Alkene Results'.AE91:'Long Alkene Results'.AE91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1.01238340492408">
                <text:p>1.01238340492408</text:p>
                <draw:g>
                  <svg:desc>'Long Alkene Results'.G82:'Long Alkene Results'.G82 'Long Alkene Results'.M82:'Long Alkene Results'.M82 'Long Alkene Results'.S82:'Long Alkene Results'.S82 'Long Alkene Results'.Y82:'Long Alkene Results'.Y82 'Long Alkene Results'.AE82:'Long Alkene Results'.AE82</svg:desc>
                </draw:g>
              </table:table-cell>
              <table:table-cell office:value-type="float" office:value="0.774293143102386">
                <text:p>0.774293143102386</text:p>
              </table:table-cell>
              <table:table-cell office:value-type="float" office:value="0.655649493039038">
                <text:p>0.655649493039038</text:p>
              </table:table-cell>
              <table:table-cell office:value-type="float" office:value="0.585771963785055">
                <text:p>0.585771963785055</text:p>
              </table:table-cell>
              <table:table-cell office:value-type="float" office:value="0.461243634141157">
                <text:p>0.461243634141157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0.751925246264314">
                <text:p>0.751925246264314</text:p>
                <draw:g>
                  <svg:desc>'Long Alkene Results'.G91:'Long Alkene Results'.G91 'Long Alkene Results'.M91:'Long Alkene Results'.M91 'Long Alkene Results'.S91:'Long Alkene Results'.S91 'Long Alkene Results'.Y91:'Long Alkene Results'.Y91 'Long Alkene Results'.AE91:'Long Alkene Results'.AE91</svg:desc>
                </draw:g>
              </table:table-cell>
              <table:table-cell office:value-type="float" office:value="0.37622273811715">
                <text:p>0.37622273811715</text:p>
              </table:table-cell>
              <table:table-cell office:value-type="float" office:value="0.0601189253961831">
                <text:p>0.0601189253961831</text:p>
              </table:table-cell>
              <table:table-cell office:value-type="float" office:value="-0.241095976931224">
                <text:p>-0.241095976931224</text:p>
              </table:table-cell>
              <table:table-cell office:value-type="float" office:value="-1.70250335193889">
                <text:p>-1.70250335193889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16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88cm" xlink:href="." xlink:type="simple" chart:class="chart:bar" chart:style-name="ch1">
        <chart:title svg:x="4.5cm" svg:y="0.147cm" chart:style-name="ch2">
          <text:p>Singlet HOMO HF</text:p>
        </chart:title>
        <chart:legend svg:x="6.826cm" svg:y="4.086cm" style:legend-expansion="custom" chartooo:width="5.47cm" chartooo:height="1.477cm" style:legend-expansion-aspect-ratio="3.70345294515911" chart:style-name="ch3"/>
        <chart:plot-area chart:style-name="ch4" chart:data-source-has-labels="both" svg:x="0.571cm" svg:y="0.711cm" svg:width="11.725cm" svg:height="5.521cm">
          <chartooo:coordinate-region svg:x="1.298cm" svg:y="0.923cm" svg:width="10.998cm" svg:height="4.636cm"/>
          <chart:axis chart:dimension="x" chart:name="primary-x" chart:style-name="ch5" chartooo:axis-type="auto">
            <chartooo:date-scale/>
            <chart:categories table:cell-range-address="local-table.$B$1:.$G$1"/>
          </chart:axis>
          <chart:axis chart:dimension="y" chart:name="primary-y" chart:style-name="ch6">
            <chart:title svg:x="0.156cm" svg:y="3.608cm" chart:style-name="ch7">
              <text:p>eV</text:p>
            </chart:title>
            <chart:grid chart:style-name="ch8" chart:class="major"/>
          </chart:axis>
          <chart:series chart:style-name="ch9" chart:values-cell-range-address="local-table.$B$2:.$G$2" chart:label-cell-address="local-table.$A$2" chart:class="chart:bar">
            <chart:data-point chart:repeated="6"/>
          </chart:series>
          <chart:series chart:style-name="ch10" chart:values-cell-range-address="local-table.$B$3:.$G$3" chart:label-cell-address="local-table.$A$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2H4</text:p>
              </table:table-cell>
              <table:table-cell office:value-type="string">
                <text:p>C4H6</text:p>
              </table:table-cell>
              <table:table-cell office:value-type="string">
                <text:p>C6H8</text:p>
              </table:table-cell>
              <table:table-cell office:value-type="string">
                <text:p>C8H10</text:p>
              </table:table-cell>
              <table:table-cell office:value-type="string">
                <text:p>C10H12</text:p>
              </table:table-cell>
              <table:table-cell office:value-type="string">
                <text:p>C12H14</text:p>
              </table:table-cell>
            </table:table-row>
          </table:table-header-rows>
          <table:table-rows>
            <table:table-row>
              <table:table-cell office:value-type="string">
                <text:p>Reference alkenes </text:p>
              </table:table-cell>
              <table:table-cell office:value-type="float" office:value="-10.363">
                <text:p>-10.363</text:p>
              </table:table-cell>
              <table:table-cell office:value-type="float" office:value="-8.942">
                <text:p>-8.942</text:p>
              </table:table-cell>
              <table:table-cell office:value-type="float" office:value="-8.192">
                <text:p>-8.192</text:p>
              </table:table-cell>
              <table:table-cell office:value-type="float" office:value="-7.735">
                <text:p>-7.735</text:p>
              </table:table-cell>
              <table:table-cell office:value-type="float" office:value="-7.433">
                <text:p>-7.433</text:p>
              </table:table-cell>
              <table:table-cell office:value-type="float" office:value="-7.222">
                <text:p>-7.222</text:p>
              </table:table-cell>
            </table:table-row>
            <table:table-row>
              <table:table-cell office:value-type="string">
                <text:p>Pseudo-alkenes</text:p>
              </table:table-cell>
              <table:table-cell office:value-type="float" office:value="-10.062">
                <text:p>-10.062</text:p>
              </table:table-cell>
              <table:table-cell office:value-type="float" office:value="-8.749">
                <text:p>-8.749</text:p>
              </table:table-cell>
              <table:table-cell office:value-type="float" office:value="-8.072">
                <text:p>-8.072</text:p>
              </table:table-cell>
              <table:table-cell office:value-type="float" office:value="-7.666">
                <text:p>-7.666</text:p>
              </table:table-cell>
              <table:table-cell office:value-type="float" office:value="-7.402">
                <text:p>-7.402</text:p>
              </table:table-cell>
              <table:table-cell office:value-type="float" office:value="-7.221">
                <text:p>-7.2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3cm" xlink:href=".." xlink:type="simple" chart:class="chart:bar" chart:style-name="ch1">
        <chart:title svg:x="5.07cm" svg:y="0.132cm" chart:style-name="ch2">
          <text:p>Ionisation HF</text:p>
        </chart:title>
        <chart:legend svg:x="4.597cm" svg:y="0.922cm" style:legend-expansion="custom" chartooo:width="7.672cm" chartooo:height="0.845cm" style:legend-expansion-aspect-ratio="9.0792899408284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12:'Long Alkene Results'.G12 'Long Alkene Results'.M12:'Long Alkene Results'.M12 'Long Alkene Results'.S12:'Long Alkene Results'.S12 'Long Alkene Results'.Y12:'Long Alkene Results'.Y12 'Long Alkene Results'.AE12:'Long Alkene Results'.AE12 'Long Alkene Results'.A14:'Long Alkene Results'.A14 'Long Alkene Results'.G21:'Long Alkene Results'.G21 'Long Alkene Results'.M21:'Long Alkene Results'.M21 'Long Alkene Results'.S21:'Long Alkene Results'.S21 'Long Alkene Results'.Y21:'Long Alkene Results'.Y21 'Long Alkene Results'.AE21:'Long Alkene Results'.AE21" chart:data-source-has-labels="both" svg:x="0.756cm" svg:y="0.692cm" svg:width="11.541cm" svg:height="5.429cm">
          <chartooo:coordinate-region svg:x="1.298cm" svg:y="0.904cm" svg:width="10.999cm" svg:height="4.544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01cm" svg:y="3.662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12:'Long Alkene Results'.G12 'Long Alkene Results'.M12:'Long Alkene Results'.M12 'Long Alkene Results'.S12:'Long Alkene Results'.S12 'Long Alkene Results'.Y12:'Long Alkene Results'.Y12 'Long Alkene Results'.AE12:'Long Alkene Results'.AE12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21:'Long Alkene Results'.G21 'Long Alkene Results'.M21:'Long Alkene Results'.M21 'Long Alkene Results'.S21:'Long Alkene Results'.S21 'Long Alkene Results'.Y21:'Long Alkene Results'.Y21 'Long Alkene Results'.AE21:'Long Alkene Results'.AE21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4.97203953049093">
                <text:p>4.97203953049093</text:p>
                <draw:g>
                  <svg:desc>'Long Alkene Results'.G12:'Long Alkene Results'.G12 'Long Alkene Results'.M12:'Long Alkene Results'.M12 'Long Alkene Results'.S12:'Long Alkene Results'.S12 'Long Alkene Results'.Y12:'Long Alkene Results'.Y12 'Long Alkene Results'.AE12:'Long Alkene Results'.AE12</svg:desc>
                </draw:g>
              </table:table-cell>
              <table:table-cell office:value-type="float" office:value="4.09674629155022">
                <text:p>4.09674629155022</text:p>
              </table:table-cell>
              <table:table-cell office:value-type="float" office:value="3.24629017033629">
                <text:p>3.24629017033629</text:p>
              </table:table-cell>
              <table:table-cell office:value-type="float" office:value="2.39863769248936">
                <text:p>2.39863769248936</text:p>
              </table:table-cell>
              <table:table-cell office:value-type="float" office:value="-1.27688861211745">
                <text:p>-1.2768886121174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5.07871670210378">
                <text:p>5.07871670210378</text:p>
                <draw:g>
                  <svg:desc>'Long Alkene Results'.G21:'Long Alkene Results'.G21 'Long Alkene Results'.M21:'Long Alkene Results'.M21 'Long Alkene Results'.S21:'Long Alkene Results'.S21 'Long Alkene Results'.Y21:'Long Alkene Results'.Y21 'Long Alkene Results'.AE21:'Long Alkene Results'.AE21</svg:desc>
                </draw:g>
              </table:table-cell>
              <table:table-cell office:value-type="float" office:value="3.93046570605134">
                <text:p>3.93046570605134</text:p>
              </table:table-cell>
              <table:table-cell office:value-type="float" office:value="2.78425810810084">
                <text:p>2.78425810810084</text:p>
              </table:table-cell>
              <table:table-cell office:value-type="float" office:value="1.63507305134293">
                <text:p>1.63507305134293</text:p>
              </table:table-cell>
              <table:table-cell office:value-type="float" office:value="-2.89825094615042">
                <text:p>-2.89825094615042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3.001cm" svg:height="5.919cm" xlink:href=".." xlink:type="simple" chart:class="chart:bar" chart:style-name="ch1">
        <chart:legend svg:x="4.598cm" svg:y="0.881cm" style:legend-expansion="custom" chartooo:width="7.617cm" chartooo:height="0.651cm" style:legend-expansion-aspect-ratio="11.7004608294931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30:'Long Alkene Results'.G30 'Long Alkene Results'.M30:'Long Alkene Results'.M30 'Long Alkene Results'.S30:'Long Alkene Results'.S30 'Long Alkene Results'.Y30:'Long Alkene Results'.Y30 'Long Alkene Results'.AE30:'Long Alkene Results'.AE30 'Long Alkene Results'.A32:'Long Alkene Results'.A32 'Long Alkene Results'.G39:'Long Alkene Results'.G39 'Long Alkene Results'.M39:'Long Alkene Results'.M39 'Long Alkene Results'.S39:'Long Alkene Results'.S39 'Long Alkene Results'.Y39:'Long Alkene Results'.Y39 'Long Alkene Results'.AE39:'Long Alkene Results'.AE39" chart:data-source-has-labels="both" svg:x="0.863cm" svg:y="0.669cm" svg:width="11.435cm" svg:height="5.209cm">
          <chartooo:coordinate-region svg:x="1.299cm" svg:y="0.881cm" svg:width="10.999cm" svg:height="4.324cm"/>
          <chart:axis chart:dimension="x" chart:name="primary-x" chart:style-name="ch4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.016cm" svg:y="3.529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30:'Long Alkene Results'.G30 'Long Alkene Results'.M30:'Long Alkene Results'.M30 'Long Alkene Results'.S30:'Long Alkene Results'.S30 'Long Alkene Results'.Y30:'Long Alkene Results'.Y30 'Long Alkene Results'.AE30:'Long Alkene Results'.AE30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9:'Long Alkene Results'.G39 'Long Alkene Results'.M39:'Long Alkene Results'.M39 'Long Alkene Results'.S39:'Long Alkene Results'.S39 'Long Alkene Results'.Y39:'Long Alkene Results'.Y39 'Long Alkene Results'.AE39:'Long Alkene Results'.AE39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0.83cm" svg:height="0.781cm" svg:x="6.21cm" svg:y="0.13cm">
          <draw:image xlink:href="Pictures/200000120000033E0000030D880989A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6.00606070182366">
                <text:p>6.00606070182366</text:p>
                <draw:g>
                  <svg:desc>'Long Alkene Results'.G30:'Long Alkene Results'.G30 'Long Alkene Results'.M30:'Long Alkene Results'.M30 'Long Alkene Results'.S30:'Long Alkene Results'.S30 'Long Alkene Results'.Y30:'Long Alkene Results'.Y30 'Long Alkene Results'.AE30:'Long Alkene Results'.AE30</svg:desc>
                </draw:g>
              </table:table-cell>
              <table:table-cell office:value-type="float" office:value="5.58452430362568">
                <text:p>5.58452430362568</text:p>
              </table:table-cell>
              <table:table-cell office:value-type="float" office:value="5.35196372983733">
                <text:p>5.35196372983733</text:p>
              </table:table-cell>
              <table:table-cell office:value-type="float" office:value="5.21526693163223">
                <text:p>5.21526693163223</text:p>
              </table:table-cell>
              <table:table-cell office:value-type="float" office:value="4.93378461512036">
                <text:p>4.9337846151203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6.41059230039415">
                <text:p>6.41059230039415</text:p>
                <draw:g>
                  <svg:desc>'Long Alkene Results'.G39:'Long Alkene Results'.G39 'Long Alkene Results'.M39:'Long Alkene Results'.M39 'Long Alkene Results'.S39:'Long Alkene Results'.S39 'Long Alkene Results'.Y39:'Long Alkene Results'.Y39 'Long Alkene Results'.AE39:'Long Alkene Results'.AE39</svg:desc>
                </draw:g>
              </table:table-cell>
              <table:table-cell office:value-type="float" office:value="5.94131173486386">
                <text:p>5.94131173486386</text:p>
              </table:table-cell>
              <table:table-cell office:value-type="float" office:value="5.64544732271537">
                <text:p>5.64544732271537</text:p>
              </table:table-cell>
              <table:table-cell office:value-type="float" office:value="5.41808759553574">
                <text:p>5.41808759553574</text:p>
              </table:table-cell>
              <table:table-cell office:value-type="float" office:value="4.40512717048294">
                <text:p>4.40512717048294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82cm" xlink:href=".." xlink:type="simple" chart:class="chart:bar" chart:style-name="ch1">
        <chart:title svg:x="4.9cm" svg:y="0.132cm" chart:style-name="ch2">
          <text:p>Ionisation PBE</text:p>
        </chart:title>
        <chart:legend svg:x="5.579cm" svg:y="0.927cm" style:legend-expansion="custom" chartooo:width="6.686cm" chartooo:height="0.774cm" style:legend-expansion-aspect-ratio="8.63824289405685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8:'Long Alkene Results'.G48 'Long Alkene Results'.M48:'Long Alkene Results'.M48 'Long Alkene Results'.S48:'Long Alkene Results'.S48 'Long Alkene Results'.Y48:'Long Alkene Results'.Y48 'Long Alkene Results'.AE48:'Long Alkene Results'.AE48 'Long Alkene Results'.A50:'Long Alkene Results'.A50 'Long Alkene Results'.G57:'Long Alkene Results'.G57 'Long Alkene Results'.M57:'Long Alkene Results'.M57 'Long Alkene Results'.S57:'Long Alkene Results'.S57 'Long Alkene Results'.Y57:'Long Alkene Results'.Y57 'Long Alkene Results'.AE57:'Long Alkene Results'.AE57" chart:data-source-has-labels="both" svg:x="0.862cm" svg:y="0.697cm" svg:width="11.435cm" svg:height="5.442cm">
          <chartooo:coordinate-region svg:x="1.298cm" svg:y="0.909cm" svg:width="10.999cm" svg:height="4.55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15cm" svg:y="3.674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8:'Long Alkene Results'.G48 'Long Alkene Results'.M48:'Long Alkene Results'.M48 'Long Alkene Results'.S48:'Long Alkene Results'.S48 'Long Alkene Results'.Y48:'Long Alkene Results'.Y48 'Long Alkene Results'.AE48:'Long Alkene Results'.AE48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7:'Long Alkene Results'.G57 'Long Alkene Results'.M57:'Long Alkene Results'.M57 'Long Alkene Results'.S57:'Long Alkene Results'.S57 'Long Alkene Results'.Y57:'Long Alkene Results'.Y57 'Long Alkene Results'.AE57:'Long Alkene Results'.AE57" chart:label-cell-address="'Long Alkene Results'.A50:'Long Alkene Results'.A50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5.78398252750271">
                <text:p>5.78398252750271</text:p>
                <draw:g>
                  <svg:desc>'Long Alkene Results'.G48:'Long Alkene Results'.G48 'Long Alkene Results'.M48:'Long Alkene Results'.M48 'Long Alkene Results'.S48:'Long Alkene Results'.S48 'Long Alkene Results'.Y48:'Long Alkene Results'.Y48 'Long Alkene Results'.AE48:'Long Alkene Results'.AE48</svg:desc>
                </draw:g>
              </table:table-cell>
              <table:table-cell office:value-type="float" office:value="5.31043793257826">
                <text:p>5.31043793257826</text:p>
              </table:table-cell>
              <table:table-cell office:value-type="float" office:value="5.03655006857893">
                <text:p>5.03655006857893</text:p>
              </table:table-cell>
              <table:table-cell office:value-type="float" office:value="4.85681065611762">
                <text:p>4.85681065611762</text:p>
              </table:table-cell>
              <table:table-cell office:value-type="float" office:value="4.44344811971467">
                <text:p>4.44344811971467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50:'Long Alkene Results'.A50</svg:desc>
                </draw:g>
              </table:table-cell>
              <table:table-cell office:value-type="float" office:value="6.38442270647085">
                <text:p>6.38442270647085</text:p>
                <draw:g>
                  <svg:desc>'Long Alkene Results'.G57:'Long Alkene Results'.G57 'Long Alkene Results'.M57:'Long Alkene Results'.M57 'Long Alkene Results'.S57:'Long Alkene Results'.S57 'Long Alkene Results'.Y57:'Long Alkene Results'.Y57 'Long Alkene Results'.AE57:'Long Alkene Results'.AE57</svg:desc>
                </draw:g>
              </table:table-cell>
              <table:table-cell office:value-type="float" office:value="5.88052499855377">
                <text:p>5.88052499855377</text:p>
              </table:table-cell>
              <table:table-cell office:value-type="float" office:value="5.58511669818994">
                <text:p>5.58511669818994</text:p>
              </table:table-cell>
              <table:table-cell office:value-type="float" office:value="5.3852663228918">
                <text:p>5.3852663228918</text:p>
              </table:table-cell>
              <table:table-cell office:value-type="float" office:value="4.83259702467362">
                <text:p>4.83259702467362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3cm" xlink:href=".." xlink:type="simple" chart:class="chart:bar" chart:style-name="ch1">
        <chart:title svg:x="4.81cm" svg:y="0.132cm" chart:style-name="ch2">
          <text:p>Ionisation TPSS</text:p>
        </chart:title>
        <chart:legend svg:x="5.579cm" svg:y="0.904cm" style:legend-expansion="custom" chartooo:width="6.851cm" chartooo:height="0.679cm" style:legend-expansion-aspect-ratio="10.0898379970545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6:'Long Alkene Results'.G66 'Long Alkene Results'.M66:'Long Alkene Results'.M66 'Long Alkene Results'.S66:'Long Alkene Results'.S66 'Long Alkene Results'.Y66:'Long Alkene Results'.Y66 'Long Alkene Results'.AE66:'Long Alkene Results'.AE66 'Long Alkene Results'.A68:'Long Alkene Results'.A68 'Long Alkene Results'.G75:'Long Alkene Results'.G75 'Long Alkene Results'.M75:'Long Alkene Results'.M75 'Long Alkene Results'.S75:'Long Alkene Results'.S75 'Long Alkene Results'.Y75:'Long Alkene Results'.Y75 'Long Alkene Results'.AE75:'Long Alkene Results'.AE75" chart:data-source-has-labels="both" svg:x="0.862cm" svg:y="0.691cm" svg:width="11.435cm" svg:height="5.427cm">
          <chartooo:coordinate-region svg:x="1.298cm" svg:y="0.903cm" svg:width="10.999cm" svg:height="4.542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15cm" svg:y="3.66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6:'Long Alkene Results'.G66 'Long Alkene Results'.M66:'Long Alkene Results'.M66 'Long Alkene Results'.S66:'Long Alkene Results'.S66 'Long Alkene Results'.Y66:'Long Alkene Results'.Y66 'Long Alkene Results'.AE66:'Long Alkene Results'.AE66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5:'Long Alkene Results'.G75 'Long Alkene Results'.M75:'Long Alkene Results'.M75 'Long Alkene Results'.S75:'Long Alkene Results'.S75 'Long Alkene Results'.Y75:'Long Alkene Results'.Y75 'Long Alkene Results'.AE75:'Long Alkene Results'.AE75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5.70574859704176">
                <text:p>5.70574859704176</text:p>
                <draw:g>
                  <svg:desc>'Long Alkene Results'.G66:'Long Alkene Results'.G66 'Long Alkene Results'.M66:'Long Alkene Results'.M66 'Long Alkene Results'.S66:'Long Alkene Results'.S66 'Long Alkene Results'.Y66:'Long Alkene Results'.Y66 'Long Alkene Results'.AE66:'Long Alkene Results'.AE66</svg:desc>
                </draw:g>
              </table:table-cell>
              <table:table-cell office:value-type="float" office:value="5.23378656454255">
                <text:p>5.23378656454255</text:p>
              </table:table-cell>
              <table:table-cell office:value-type="float" office:value="4.96056872645608">
                <text:p>4.96056872645608</text:p>
              </table:table-cell>
              <table:table-cell office:value-type="float" office:value="4.78145343431721">
                <text:p>4.78145343431721</text:p>
              </table:table-cell>
              <table:table-cell office:value-type="float" office:value="4.36714277164775">
                <text:p>4.3671427716477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6.45966947865218">
                <text:p>6.45966947865218</text:p>
                <draw:g>
                  <svg:desc>'Long Alkene Results'.G75:'Long Alkene Results'.G75 'Long Alkene Results'.M75:'Long Alkene Results'.M75 'Long Alkene Results'.S75:'Long Alkene Results'.S75 'Long Alkene Results'.Y75:'Long Alkene Results'.Y75 'Long Alkene Results'.AE75:'Long Alkene Results'.AE75</svg:desc>
                </draw:g>
              </table:table-cell>
              <table:table-cell office:value-type="float" office:value="5.9219373733202">
                <text:p>5.9219373733202</text:p>
              </table:table-cell>
              <table:table-cell office:value-type="float" office:value="5.56867606947987">
                <text:p>5.56867606947987</text:p>
              </table:table-cell>
              <table:table-cell office:value-type="float" office:value="5.28784768063276">
                <text:p>5.28784768063276</text:p>
              </table:table-cell>
              <table:table-cell office:value-type="float" office:value="4.05181928347339">
                <text:p>4.05181928347339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53cm" xlink:href=".." xlink:type="simple" chart:class="chart:bar" chart:style-name="ch1">
        <chart:title svg:x="4.592cm" svg:y="0.132cm" chart:style-name="ch2">
          <text:p>Ionisation TPSSH</text:p>
        </chart:title>
        <chart:legend svg:x="5.331cm" svg:y="0.799cm" style:legend-expansion="custom" chartooo:width="7.018cm" chartooo:height="0.844cm" style:legend-expansion-aspect-ratio="8.31516587677725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84:'Long Alkene Results'.G84 'Long Alkene Results'.M84:'Long Alkene Results'.M84 'Long Alkene Results'.S84:'Long Alkene Results'.S84 'Long Alkene Results'.Y84:'Long Alkene Results'.Y84 'Long Alkene Results'.AE84:'Long Alkene Results'.AE84 'Long Alkene Results'.A86:'Long Alkene Results'.A86 'Long Alkene Results'.G93:'Long Alkene Results'.G93 'Long Alkene Results'.M93:'Long Alkene Results'.M93 'Long Alkene Results'.S93:'Long Alkene Results'.S93 'Long Alkene Results'.Y93:'Long Alkene Results'.Y93 'Long Alkene Results'.AE93:'Long Alkene Results'.AE93" chart:data-source-has-labels="both" svg:x="0.863cm" svg:y="0.707cm" svg:width="11.435cm" svg:height="5.494cm">
          <chartooo:coordinate-region svg:x="1.299cm" svg:y="0.919cm" svg:width="10.999cm" svg:height="4.609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16cm" svg:y="3.71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84:'Long Alkene Results'.G84 'Long Alkene Results'.M84:'Long Alkene Results'.M84 'Long Alkene Results'.S84:'Long Alkene Results'.S84 'Long Alkene Results'.Y84:'Long Alkene Results'.Y84 'Long Alkene Results'.AE84:'Long Alkene Results'.AE84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93:'Long Alkene Results'.G93 'Long Alkene Results'.M93:'Long Alkene Results'.M93 'Long Alkene Results'.S93:'Long Alkene Results'.S93 'Long Alkene Results'.Y93:'Long Alkene Results'.Y93 'Long Alkene Results'.AE93:'Long Alkene Results'.AE93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5.80016153235647">
                <text:p>5.80016153235647</text:p>
                <draw:g>
                  <svg:desc>'Long Alkene Results'.G84:'Long Alkene Results'.G84 'Long Alkene Results'.M84:'Long Alkene Results'.M84 'Long Alkene Results'.S84:'Long Alkene Results'.S84 'Long Alkene Results'.Y84:'Long Alkene Results'.Y84 'Long Alkene Results'.AE84:'Long Alkene Results'.AE84</svg:desc>
                </draw:g>
              </table:table-cell>
              <table:table-cell office:value-type="float" office:value="5.3435040369375">
                <text:p>5.3435040369375</text:p>
              </table:table-cell>
              <table:table-cell office:value-type="float" office:value="5.08293160134094">
                <text:p>5.08293160134094</text:p>
              </table:table-cell>
              <table:table-cell office:value-type="float" office:value="4.91520174294684">
                <text:p>4.91520174294684</text:p>
              </table:table-cell>
              <table:table-cell office:value-type="float" office:value="4.54836049700216">
                <text:p>4.54836049700216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6.44337697100481">
                <text:p>6.44337697100481</text:p>
                <draw:g>
                  <svg:desc>'Long Alkene Results'.G93:'Long Alkene Results'.G93 'Long Alkene Results'.M93:'Long Alkene Results'.M93 'Long Alkene Results'.S93:'Long Alkene Results'.S93 'Long Alkene Results'.Y93:'Long Alkene Results'.Y93 'Long Alkene Results'.AE93:'Long Alkene Results'.AE93</svg:desc>
                </draw:g>
              </table:table-cell>
              <table:table-cell office:value-type="float" office:value="5.89831128465002">
                <text:p>5.89831128465002</text:p>
              </table:table-cell>
              <table:table-cell office:value-type="float" office:value="5.51648133054681">
                <text:p>5.51648133054681</text:p>
              </table:table-cell>
              <table:table-cell office:value-type="float" office:value="5.18849442866598">
                <text:p>5.18849442866598</text:p>
              </table:table-cell>
              <table:table-cell office:value-type="float" office:value="3.62039796617849">
                <text:p>3.62039796617849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2cm" xlink:href=".." xlink:type="simple" chart:class="chart:bar" chart:style-name="ch1">
        <chart:title svg:x="4.63cm" svg:y="0.139cm" chart:style-name="ch2">
          <text:p>Singlet HOMO HF</text:p>
        </chart:title>
        <chart:legend svg:x="5.039cm" svg:y="4.716cm" style:legend-expansion="custom" chartooo:width="7.309cm" chartooo:height="0.709cm" style:legend-expansion-aspect-ratio="10.3088857545839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:'Long Alkene Results'.A5 'Long Alkene Results'.G7:'Long Alkene Results'.G7 'Long Alkene Results'.M7:'Long Alkene Results'.M7 'Long Alkene Results'.S7:'Long Alkene Results'.S7 'Long Alkene Results'.Y7:'Long Alkene Results'.Y7 'Long Alkene Results'.AE7:'Long Alkene Results'.AE7 'Long Alkene Results'.A14:'Long Alkene Results'.A14 'Long Alkene Results'.G16:'Long Alkene Results'.G16 'Long Alkene Results'.M16:'Long Alkene Results'.M16 'Long Alkene Results'.S16:'Long Alkene Results'.S16 'Long Alkene Results'.Y16:'Long Alkene Results'.Y16 'Long Alkene Results'.AE16:'Long Alkene Results'.AE16" chart:data-source-has-labels="both" svg:x="0.756cm" svg:y="0.691cm" svg:width="11.541cm" svg:height="5.428cm">
          <chartooo:coordinate-region svg:x="1.298cm" svg:y="0.903cm" svg:width="10.999cm" svg:height="4.543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01cm" svg:y="3.661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7:'Long Alkene Results'.G7 'Long Alkene Results'.M7:'Long Alkene Results'.M7 'Long Alkene Results'.S7:'Long Alkene Results'.S7 'Long Alkene Results'.Y7:'Long Alkene Results'.Y7 'Long Alkene Results'.AE7:'Long Alkene Results'.AE7" chart:label-cell-address="'Long Alkene Results'.A5:'Long Alkene Results'.A5" chart:class="chart:bar">
            <chart:data-point chart:repeated="5"/>
          </chart:series>
          <chart:series chart:style-name="ch10" chart:values-cell-range-address="'Long Alkene Results'.G16:'Long Alkene Results'.G16 'Long Alkene Results'.M16:'Long Alkene Results'.M16 'Long Alkene Results'.S16:'Long Alkene Results'.S16 'Long Alkene Results'.Y16:'Long Alkene Results'.Y16 'Long Alkene Results'.AE16:'Long Alkene Results'.AE16" chart:label-cell-address="'Long Alkene Results'.A14:'Long Alkene Results'.A14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:'Long Alkene Results'.A5</svg:desc>
                </draw:g>
              </table:table-cell>
              <table:table-cell office:value-type="float" office:value="-6.798">
                <text:p>-6.798</text:p>
                <draw:g>
                  <svg:desc>'Long Alkene Results'.G7:'Long Alkene Results'.G7 'Long Alkene Results'.M7:'Long Alkene Results'.M7 'Long Alkene Results'.S7:'Long Alkene Results'.S7 'Long Alkene Results'.Y7:'Long Alkene Results'.Y7 'Long Alkene Results'.AE7:'Long Alkene Results'.AE7</svg:desc>
                </draw:g>
              </table:table-cell>
              <table:table-cell office:value-type="float" office:value="-6.607">
                <text:p>-6.607</text:p>
              </table:table-cell>
              <table:table-cell office:value-type="float" office:value="-6.526">
                <text:p>-6.526</text:p>
              </table:table-cell>
              <table:table-cell office:value-type="float" office:value="-6.485">
                <text:p>-6.485</text:p>
              </table:table-cell>
              <table:table-cell office:value-type="float" office:value="-6.424">
                <text:p>-6.424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4:'Long Alkene Results'.A14</svg:desc>
                </draw:g>
              </table:table-cell>
              <table:table-cell office:value-type="float" office:value="-6.867">
                <text:p>-6.867</text:p>
                <draw:g>
                  <svg:desc>'Long Alkene Results'.G16:'Long Alkene Results'.G16 'Long Alkene Results'.M16:'Long Alkene Results'.M16 'Long Alkene Results'.S16:'Long Alkene Results'.S16 'Long Alkene Results'.Y16:'Long Alkene Results'.Y16 'Long Alkene Results'.AE16:'Long Alkene Results'.AE16</svg:desc>
                </draw:g>
              </table:table-cell>
              <table:table-cell office:value-type="float" office:value="-6.716">
                <text:p>-6.716</text:p>
              </table:table-cell>
              <table:table-cell office:value-type="float" office:value="-6.654">
                <text:p>-6.654</text:p>
              </table:table-cell>
              <table:table-cell office:value-type="float" office:value="-6.622">
                <text:p>-6.622</text:p>
              </table:table-cell>
              <table:table-cell office:value-type="float" office:value="-6.576">
                <text:p>-6.576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13.001cm" svg:height="5.921cm" xlink:href=".." xlink:type="simple" chart:class="chart:bar" chart:style-name="ch1">
        <chart:legend svg:x="4.184cm" svg:y="4.48cm" style:legend-expansion="custom" chartooo:width="8.067cm" chartooo:height="0.99cm" style:legend-expansion-aspect-ratio="8.14848484848485" chart:style-name="ch2"/>
        <chart:plot-area chart:style-name="ch3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23:'Long Alkene Results'.A23 'Long Alkene Results'.G25:'Long Alkene Results'.G25 'Long Alkene Results'.M25:'Long Alkene Results'.M25 'Long Alkene Results'.S25:'Long Alkene Results'.S25 'Long Alkene Results'.Y25:'Long Alkene Results'.Y25 'Long Alkene Results'.AE25:'Long Alkene Results'.AE25 'Long Alkene Results'.A32:'Long Alkene Results'.A32 'Long Alkene Results'.G34:'Long Alkene Results'.G34 'Long Alkene Results'.M34:'Long Alkene Results'.M34 'Long Alkene Results'.S34:'Long Alkene Results'.S34 'Long Alkene Results'.Y34:'Long Alkene Results'.Y34 'Long Alkene Results'.AE34:'Long Alkene Results'.AE34" chart:data-source-has-labels="both" svg:x="0.756cm" svg:y="0.669cm" svg:width="11.541cm" svg:height="5.321cm">
          <chartooo:coordinate-region svg:x="1.298cm" svg:y="0.881cm" svg:width="10.999cm" svg:height="4.436cm"/>
          <chart:axis chart:dimension="x" chart:name="primary-x" chart:style-name="ch4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5">
            <chart:title svg:x="0.001cm" svg:y="3.585cm" chart:style-name="ch6">
              <text:p>eV</text:p>
            </chart:title>
            <chart:grid chart:style-name="ch7" chart:class="major"/>
          </chart:axis>
          <chart:series chart:style-name="ch8" chart:values-cell-range-address="'Long Alkene Results'.G25:'Long Alkene Results'.G25 'Long Alkene Results'.M25:'Long Alkene Results'.M25 'Long Alkene Results'.S25:'Long Alkene Results'.S25 'Long Alkene Results'.Y25:'Long Alkene Results'.Y25 'Long Alkene Results'.AE25:'Long Alkene Results'.AE25" chart:label-cell-address="'Long Alkene Results'.A23:'Long Alkene Results'.A23" chart:class="chart:bar">
            <chart:data-point chart:repeated="5"/>
          </chart:series>
          <chart:series chart:style-name="ch9" chart:values-cell-range-address="'Long Alkene Results'.G34:'Long Alkene Results'.G34 'Long Alkene Results'.M34:'Long Alkene Results'.M34 'Long Alkene Results'.S34:'Long Alkene Results'.S34 'Long Alkene Results'.Y34:'Long Alkene Results'.Y34 'Long Alkene Results'.AE34:'Long Alkene Results'.AE34" chart:label-cell-address="'Long Alkene Results'.A32:'Long Alkene Results'.A32" chart:class="chart:bar">
            <chart:data-point chart:repeated="5"/>
          </chart:series>
          <chart:wall chart:style-name="ch10"/>
          <chart:floor chart:style-name="ch11"/>
        </chart:plot-area>
        <draw:frame draw:style-name="gr1" draw:text-style-name="P1" svg:width="5.856cm" svg:height="0.913cm" svg:x="5.86cm" svg:y="0.13cm">
          <draw:image xlink:href="Pictures/2000003E00000D480000023FD2191207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23:'Long Alkene Results'.A23</svg:desc>
                </draw:g>
              </table:table-cell>
              <table:table-cell office:value-type="float" office:value="-5.065">
                <text:p>-5.065</text:p>
                <draw:g>
                  <svg:desc>'Long Alkene Results'.G25:'Long Alkene Results'.G25 'Long Alkene Results'.M25:'Long Alkene Results'.M25 'Long Alkene Results'.S25:'Long Alkene Results'.S25 'Long Alkene Results'.Y25:'Long Alkene Results'.Y25 'Long Alkene Results'.AE25:'Long Alkene Results'.AE25</svg:desc>
                </draw:g>
              </table:table-cell>
              <table:table-cell office:value-type="float" office:value="-4.861">
                <text:p>-4.861</text:p>
              </table:table-cell>
              <table:table-cell office:value-type="float" office:value="-4.755">
                <text:p>-4.755</text:p>
              </table:table-cell>
              <table:table-cell office:value-type="float" office:value="-4.702">
                <text:p>-4.702</text:p>
              </table:table-cell>
              <table:table-cell office:value-type="float" office:value="-4.603">
                <text:p>-4.603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-5.404">
                <text:p>-5.404</text:p>
                <draw:g>
                  <svg:desc>'Long Alkene Results'.G34:'Long Alkene Results'.G34 'Long Alkene Results'.M34:'Long Alkene Results'.M34 'Long Alkene Results'.S34:'Long Alkene Results'.S34 'Long Alkene Results'.Y34:'Long Alkene Results'.Y34 'Long Alkene Results'.AE34:'Long Alkene Results'.AE34</svg:desc>
                </draw:g>
              </table:table-cell>
              <table:table-cell office:value-type="float" office:value="-5.222">
                <text:p>-5.222</text:p>
              </table:table-cell>
              <table:table-cell office:value-type="float" office:value="-5.133">
                <text:p>-5.133</text:p>
              </table:table-cell>
              <table:table-cell office:value-type="float" office:value="-5.088">
                <text:p>-5.088</text:p>
              </table:table-cell>
              <table:table-cell office:value-type="float" office:value="-5.012">
                <text:p>-5.01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82cm" xlink:href=".." xlink:type="simple" chart:class="chart:bar" chart:style-name="ch1">
        <chart:title svg:x="4.466cm" svg:y="0.148cm" chart:style-name="ch2">
          <text:p>Singlet HOMO PBE</text:p>
        </chart:title>
        <chart:legend svg:x="5.084cm" svg:y="4.737cm" style:legend-expansion="custom" chartooo:width="7.168cm" chartooo:height="0.656cm" style:legend-expansion-aspect-ratio="10.9268292682927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41:'Long Alkene Results'.A41 'Long Alkene Results'.G43:'Long Alkene Results'.G43 'Long Alkene Results'.M43:'Long Alkene Results'.M43 'Long Alkene Results'.S43:'Long Alkene Results'.S43 'Long Alkene Results'.Y43:'Long Alkene Results'.Y43 'Long Alkene Results'.AE43:'Long Alkene Results'.AE43 'Long Alkene Results'.A32:'Long Alkene Results'.A32 'Long Alkene Results'.G52:'Long Alkene Results'.G52 'Long Alkene Results'.M52:'Long Alkene Results'.M52 'Long Alkene Results'.S52:'Long Alkene Results'.S52 'Long Alkene Results'.Y52:'Long Alkene Results'.Y52 'Long Alkene Results'.AE52:'Long Alkene Results'.AE52" chart:data-source-has-labels="both" svg:x="0.756cm" svg:y="0.695cm" svg:width="11.541cm" svg:height="5.441cm">
          <chartooo:coordinate-region svg:x="1.298cm" svg:y="0.907cm" svg:width="10.999cm" svg:height="4.556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01cm" svg:y="3.671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43:'Long Alkene Results'.G43 'Long Alkene Results'.M43:'Long Alkene Results'.M43 'Long Alkene Results'.S43:'Long Alkene Results'.S43 'Long Alkene Results'.Y43:'Long Alkene Results'.Y43 'Long Alkene Results'.AE43:'Long Alkene Results'.AE43" chart:label-cell-address="'Long Alkene Results'.A41:'Long Alkene Results'.A41" chart:class="chart:bar">
            <chart:data-point chart:repeated="5"/>
          </chart:series>
          <chart:series chart:style-name="ch10" chart:values-cell-range-address="'Long Alkene Results'.G52:'Long Alkene Results'.G52 'Long Alkene Results'.M52:'Long Alkene Results'.M52 'Long Alkene Results'.S52:'Long Alkene Results'.S52 'Long Alkene Results'.Y52:'Long Alkene Results'.Y52 'Long Alkene Results'.AE52:'Long Alkene Results'.AE52" chart:label-cell-address="'Long Alkene Results'.A32:'Long Alkene Results'.A3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41:'Long Alkene Results'.A41</svg:desc>
                </draw:g>
              </table:table-cell>
              <table:table-cell office:value-type="float" office:value="-4.375">
                <text:p>-4.375</text:p>
                <draw:g>
                  <svg:desc>'Long Alkene Results'.G43:'Long Alkene Results'.G43 'Long Alkene Results'.M43:'Long Alkene Results'.M43 'Long Alkene Results'.S43:'Long Alkene Results'.S43 'Long Alkene Results'.Y43:'Long Alkene Results'.Y43 'Long Alkene Results'.AE43:'Long Alkene Results'.AE43</svg:desc>
                </draw:g>
              </table:table-cell>
              <table:table-cell office:value-type="float" office:value="-4.216">
                <text:p>-4.216</text:p>
              </table:table-cell>
              <table:table-cell office:value-type="float" office:value="-4.131">
                <text:p>-4.131</text:p>
              </table:table-cell>
              <table:table-cell office:value-type="float" office:value="-4.08">
                <text:p>-4.08</text:p>
              </table:table-cell>
              <table:table-cell office:value-type="float" office:value="-3.971">
                <text:p>-3.971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32:'Long Alkene Results'.A32</svg:desc>
                </draw:g>
              </table:table-cell>
              <table:table-cell office:value-type="float" office:value="-4.894">
                <text:p>-4.894</text:p>
                <draw:g>
                  <svg:desc>'Long Alkene Results'.G52:'Long Alkene Results'.G52 'Long Alkene Results'.M52:'Long Alkene Results'.M52 'Long Alkene Results'.S52:'Long Alkene Results'.S52 'Long Alkene Results'.Y52:'Long Alkene Results'.Y52 'Long Alkene Results'.AE52:'Long Alkene Results'.AE52</svg:desc>
                </draw:g>
              </table:table-cell>
              <table:table-cell office:value-type="float" office:value="-4.743">
                <text:p>-4.743</text:p>
              </table:table-cell>
              <table:table-cell office:value-type="float" office:value="-4.661">
                <text:p>-4.661</text:p>
              </table:table-cell>
              <table:table-cell office:value-type="float" office:value="-4.612">
                <text:p>-4.612</text:p>
              </table:table-cell>
              <table:table-cell office:value-type="float" office:value="-4.508">
                <text:p>-4.508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062cm" xlink:href=".." xlink:type="simple" chart:class="chart:bar" chart:style-name="ch1">
        <chart:title svg:x="4.345cm" svg:y="0.148cm" chart:style-name="ch2">
          <text:p>Singlet HOMO TPSS</text:p>
        </chart:title>
        <chart:legend svg:x="5.598cm" svg:y="4.621cm" style:legend-expansion="custom" chartooo:width="6.742cm" chartooo:height="0.756cm" style:legend-expansion-aspect-ratio="8.91798941798942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59:'Long Alkene Results'.A59 'Long Alkene Results'.G61:'Long Alkene Results'.G61 'Long Alkene Results'.M61:'Long Alkene Results'.M61 'Long Alkene Results'.S61:'Long Alkene Results'.S61 'Long Alkene Results'.Y61:'Long Alkene Results'.Y61 'Long Alkene Results'.AE61:'Long Alkene Results'.AE61 'Long Alkene Results'.A68:'Long Alkene Results'.A68 'Long Alkene Results'.G70:'Long Alkene Results'.G70 'Long Alkene Results'.M70:'Long Alkene Results'.M70 'Long Alkene Results'.S70:'Long Alkene Results'.S70 'Long Alkene Results'.Y70:'Long Alkene Results'.Y70 'Long Alkene Results'.AE70:'Long Alkene Results'.AE70" chart:data-source-has-labels="both" svg:x="0.756cm" svg:y="0.692cm" svg:width="11.541cm" svg:height="5.427cm">
          <chartooo:coordinate-region svg:x="1.298cm" svg:y="0.904cm" svg:width="10.999cm" svg:height="4.542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01cm" svg:y="3.661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61:'Long Alkene Results'.G61 'Long Alkene Results'.M61:'Long Alkene Results'.M61 'Long Alkene Results'.S61:'Long Alkene Results'.S61 'Long Alkene Results'.Y61:'Long Alkene Results'.Y61 'Long Alkene Results'.AE61:'Long Alkene Results'.AE61" chart:label-cell-address="'Long Alkene Results'.A59:'Long Alkene Results'.A59" chart:class="chart:bar">
            <chart:data-point chart:repeated="5"/>
          </chart:series>
          <chart:series chart:style-name="ch10" chart:values-cell-range-address="'Long Alkene Results'.G70:'Long Alkene Results'.G70 'Long Alkene Results'.M70:'Long Alkene Results'.M70 'Long Alkene Results'.S70:'Long Alkene Results'.S70 'Long Alkene Results'.Y70:'Long Alkene Results'.Y70 'Long Alkene Results'.AE70:'Long Alkene Results'.AE70" chart:label-cell-address="'Long Alkene Results'.A68:'Long Alkene Results'.A68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59:'Long Alkene Results'.A59</svg:desc>
                </draw:g>
              </table:table-cell>
              <table:table-cell office:value-type="float" office:value="-4.32">
                <text:p>-4.32</text:p>
                <draw:g>
                  <svg:desc>'Long Alkene Results'.G61:'Long Alkene Results'.G61 'Long Alkene Results'.M61:'Long Alkene Results'.M61 'Long Alkene Results'.S61:'Long Alkene Results'.S61 'Long Alkene Results'.Y61:'Long Alkene Results'.Y61 'Long Alkene Results'.AE61:'Long Alkene Results'.AE61</svg:desc>
                </draw:g>
              </table:table-cell>
              <table:table-cell office:value-type="float" office:value="-4.155">
                <text:p>-4.155</text:p>
              </table:table-cell>
              <table:table-cell office:value-type="float" office:value="-4.066">
                <text:p>-4.066</text:p>
              </table:table-cell>
              <table:table-cell office:value-type="float" office:value="-4.013">
                <text:p>-4.013</text:p>
              </table:table-cell>
              <table:table-cell office:value-type="float" office:value="-3.898">
                <text:p>-3.89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68:'Long Alkene Results'.A68</svg:desc>
                </draw:g>
              </table:table-cell>
              <table:table-cell office:value-type="float" office:value="-5.066">
                <text:p>-5.066</text:p>
                <draw:g>
                  <svg:desc>'Long Alkene Results'.G70:'Long Alkene Results'.G70 'Long Alkene Results'.M70:'Long Alkene Results'.M70 'Long Alkene Results'.S70:'Long Alkene Results'.S70 'Long Alkene Results'.Y70:'Long Alkene Results'.Y70 'Long Alkene Results'.AE70:'Long Alkene Results'.AE70</svg:desc>
                </draw:g>
              </table:table-cell>
              <table:table-cell office:value-type="float" office:value="-4.907">
                <text:p>-4.907</text:p>
              </table:table-cell>
              <table:table-cell office:value-type="float" office:value="-4.822">
                <text:p>-4.822</text:p>
              </table:table-cell>
              <table:table-cell office:value-type="float" office:value="-5.106">
                <text:p>-5.106</text:p>
              </table:table-cell>
              <table:table-cell office:value-type="float" office:value="-4.658">
                <text:p>-4.658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5cm" svg:height="6.084cm" xlink:href=".." xlink:type="simple" chart:class="chart:bar" chart:style-name="ch1">
        <chart:title svg:x="4.138cm" svg:y="0.139cm" chart:style-name="ch2">
          <text:p>Singlet HOMO TPSSH</text:p>
        </chart:title>
        <chart:legend svg:x="5.333cm" svg:y="4.759cm" style:legend-expansion="custom" chartooo:width="7.013cm" chartooo:height="0.819cm" style:legend-expansion-aspect-ratio="8.56288156288156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77:'Long Alkene Results'.A77 'Long Alkene Results'.G79:'Long Alkene Results'.G79 'Long Alkene Results'.M79:'Long Alkene Results'.M79 'Long Alkene Results'.S79:'Long Alkene Results'.S79 'Long Alkene Results'.Y79:'Long Alkene Results'.Y79 'Long Alkene Results'.AE79:'Long Alkene Results'.AE79 'Long Alkene Results'.A86:'Long Alkene Results'.A86 'Long Alkene Results'.G88:'Long Alkene Results'.G88 'Long Alkene Results'.M88:'Long Alkene Results'.M88 'Long Alkene Results'.S88:'Long Alkene Results'.S88 'Long Alkene Results'.Y88:'Long Alkene Results'.Y88 'Long Alkene Results'.AE88:'Long Alkene Results'.AE88" chart:data-source-has-labels="both" svg:x="0.757cm" svg:y="0.697cm" svg:width="11.544cm" svg:height="5.442cm">
          <chartooo:coordinate-region svg:x="1.299cm" svg:y="0.909cm" svg:width="11.002cm" svg:height="4.557cm"/>
          <chart:axis chart:dimension="x" chart:name="primary-x" chart:style-name="ch5" chartooo:axis-type="text"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01cm" svg:y="3.674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79:'Long Alkene Results'.G79 'Long Alkene Results'.M79:'Long Alkene Results'.M79 'Long Alkene Results'.S79:'Long Alkene Results'.S79 'Long Alkene Results'.Y79:'Long Alkene Results'.Y79 'Long Alkene Results'.AE79:'Long Alkene Results'.AE79" chart:label-cell-address="'Long Alkene Results'.A77:'Long Alkene Results'.A77" chart:class="chart:bar">
            <chart:data-point chart:repeated="5"/>
          </chart:series>
          <chart:series chart:style-name="ch10" chart:values-cell-range-address="'Long Alkene Results'.G88:'Long Alkene Results'.G88 'Long Alkene Results'.M88:'Long Alkene Results'.M88 'Long Alkene Results'.S88:'Long Alkene Results'.S88 'Long Alkene Results'.Y88:'Long Alkene Results'.Y88 'Long Alkene Results'.AE88:'Long Alkene Results'.AE88" chart:label-cell-address="'Long Alkene Results'.A86:'Long Alkene Results'.A86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77:'Long Alkene Results'.A77</svg:desc>
                </draw:g>
              </table:table-cell>
              <table:table-cell office:value-type="float" office:value="-4.588">
                <text:p>-4.588</text:p>
                <draw:g>
                  <svg:desc>'Long Alkene Results'.G79:'Long Alkene Results'.G79 'Long Alkene Results'.M79:'Long Alkene Results'.M79 'Long Alkene Results'.S79:'Long Alkene Results'.S79 'Long Alkene Results'.Y79:'Long Alkene Results'.Y79 'Long Alkene Results'.AE79:'Long Alkene Results'.AE79</svg:desc>
                </draw:g>
              </table:table-cell>
              <table:table-cell office:value-type="float" office:value="-4.399">
                <text:p>-4.399</text:p>
              </table:table-cell>
              <table:table-cell office:value-type="float" office:value="-4.299">
                <text:p>-4.299</text:p>
              </table:table-cell>
              <table:table-cell office:value-type="float" office:value="-4.24">
                <text:p>-4.24</text:p>
              </table:table-cell>
              <table:table-cell office:value-type="float" office:value="-4.128">
                <text:p>-4.128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86:'Long Alkene Results'.A86</svg:desc>
                </draw:g>
              </table:table-cell>
              <table:table-cell office:value-type="float" office:value="-5.243">
                <text:p>-5.243</text:p>
                <draw:g>
                  <svg:desc>'Long Alkene Results'.G88:'Long Alkene Results'.G88 'Long Alkene Results'.M88:'Long Alkene Results'.M88 'Long Alkene Results'.S88:'Long Alkene Results'.S88 'Long Alkene Results'.Y88:'Long Alkene Results'.Y88 'Long Alkene Results'.AE88:'Long Alkene Results'.AE88</svg:desc>
                </draw:g>
              </table:table-cell>
              <table:table-cell office:value-type="float" office:value="-5.068">
                <text:p>-5.068</text:p>
              </table:table-cell>
              <table:table-cell office:value-type="float" office:value="-4.978">
                <text:p>-4.978</text:p>
              </table:table-cell>
              <table:table-cell office:value-type="float" office:value="-4.926">
                <text:p>-4.926</text:p>
              </table:table-cell>
              <table:table-cell office:value-type="float" office:value="-4.832">
                <text:p>-4.832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21cm" xlink:href=".." xlink:type="simple" chart:class="chart:bar" chart:style-name="ch1">
        <chart:title svg:x="3.66cm" svg:y="0.131cm" chart:style-name="ch2">
          <text:p>TD-DFT  Excitation (PBE0)</text:p>
        </chart:title>
        <chart:legend svg:x="6.5cm" svg:y="1.071cm" style:legend-expansion="custom" chartooo:width="5.547cm" chartooo:height="1.646cm" style:legend-expansion-aspect-ratio="3.36998784933171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132:'Short Alkene Results'.D132 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 'Short Alkene Results'.D139:'Short Alkene Results'.D139 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 chart:data-source-has-labels="both" svg:x="0.863cm" svg:y="0.718cm" svg:width="11.435cm" svg:height="5.539cm">
          <chartooo:coordinate-region svg:x="1.299cm" svg:y="0.93cm" svg:width="10.999cm" svg:height="4.654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16cm" svg:y="3.743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" chart:label-cell-address="'Short Alkene Results'.D132:'Short Alkene Results'.D132" chart:class="chart:bar">
            <chart:data-point chart:repeated="6"/>
          </chart:series>
          <chart:series chart:style-name="ch10" chart:values-cell-range-address="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" chart:label-cell-address="'Short Alkene Results'.D139:'Short Alkene Results'.D13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132:'Short Alkene Results'.D132</svg:desc>
                </draw:g>
              </table:table-cell>
              <table:table-cell office:value-type="float" office:value="4.38008574428276">
                <text:p>4.38008574428276</text:p>
                <draw:g>
                  <svg:desc>'Short Alkene Results'.G137:'Short Alkene Results'.G137 'Short Alkene Results'.M137:'Short Alkene Results'.M137 'Short Alkene Results'.S137:'Short Alkene Results'.S137 'Short Alkene Results'.Y137:'Short Alkene Results'.Y137 'Short Alkene Results'.AE137:'Short Alkene Results'.AE137 'Short Alkene Results'.AK137:'Short Alkene Results'.AK137</svg:desc>
                </draw:g>
              </table:table-cell>
              <table:table-cell office:value-type="float" office:value="3.09829085851075">
                <text:p>3.09829085851075</text:p>
              </table:table-cell>
              <table:table-cell office:value-type="float" office:value="2.4214735500392">
                <text:p>2.4214735500392</text:p>
              </table:table-cell>
              <table:table-cell office:value-type="float" office:value="2.01228495558707">
                <text:p>2.01228495558707</text:p>
              </table:table-cell>
              <table:table-cell office:value-type="float" office:value="1.74026125877291">
                <text:p>1.74026125877291</text:p>
              </table:table-cell>
              <table:table-cell office:value-type="float" office:value="1.54708242925502">
                <text:p>1.54708242925502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139:'Short Alkene Results'.D139</svg:desc>
                </draw:g>
              </table:table-cell>
              <table:table-cell office:value-type="float" office:value="4.30853505509804">
                <text:p>4.30853505509804</text:p>
                <draw:g>
                  <svg:desc>'Short Alkene Results'.G144:'Short Alkene Results'.G144 'Short Alkene Results'.M144:'Short Alkene Results'.M144 'Short Alkene Results'.S144:'Short Alkene Results'.S144 'Short Alkene Results'.Y144:'Short Alkene Results'.Y144 'Short Alkene Results'.AE144:'Short Alkene Results'.AE144 'Short Alkene Results'.AK144:'Short Alkene Results'.AK144</svg:desc>
                </draw:g>
              </table:table-cell>
              <table:table-cell office:value-type="float" office:value="3.02057764817843">
                <text:p>3.02057764817843</text:p>
              </table:table-cell>
              <table:table-cell office:value-type="float" office:value="2.35384569291717">
                <text:p>2.35384569291717</text:p>
              </table:table-cell>
              <table:table-cell office:value-type="float" office:value="1.95485596593401">
                <text:p>1.95485596593401</text:p>
              </table:table-cell>
              <table:table-cell office:value-type="float" office:value="1.69099374661361">
                <text:p>1.69099374661361</text:p>
              </table:table-cell>
              <table:table-cell office:value-type="float" office:value="1.50517693612614">
                <text:p>1.505176936126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3.001cm" svg:height="6.112cm" xlink:href=".." xlink:type="simple" chart:class="chart:bar" chart:style-name="ch1">
        <chart:legend svg:x="7.871cm" svg:y="3.683cm" style:legend-expansion="custom" chartooo:width="4.393cm" chartooo:height="1.853cm" style:legend-expansion-aspect-ratio="2.37075013491635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 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 chart:data-source-has-labels="both" svg:x="0.572cm" svg:y="0.702cm" svg:width="11.696cm" svg:height="5.466cm">
          <chartooo:coordinate-region svg:x="1.299cm" svg:y="0.914cm" svg:width="10.969cm" svg:height="4.581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title svg:x="0.001cm" svg:y="3.691cm" chart:style-name="ch6">
              <text:p>eV</text:p>
            </chart:title>
            <chart:grid chart:style-name="ch7" chart:class="major"/>
          </chart:axis>
          <chart:series chart:style-name="ch8" chart:values-cell-range-address="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" chart:label-cell-address="'Short Alkene Results'.D36:'Short Alkene Results'.D36" chart:class="chart:bar">
            <chart:data-point chart:repeated="6"/>
          </chart:series>
          <chart:series chart:style-name="ch9" chart:values-cell-range-address="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" chart:label-cell-address="'Short Alkene Results'.D46:'Short Alkene Results'.D46" chart:class="chart:bar">
            <chart:data-point chart:repeated="6"/>
          </chart:series>
          <chart:wall chart:style-name="ch10"/>
          <chart:floor chart:style-name="ch11"/>
        </chart:plot-area>
        <draw:frame draw:style-name="gr1" draw:text-style-name="P1" svg:width="5.856cm" svg:height="0.913cm" svg:x="5.68cm" svg:y="0.13cm">
          <draw:image xlink:href="Pictures/2000003E00000D480000023FD2191207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-7.797">
                <text:p>-7.797</text:p>
                <draw:g>
                  <svg:desc>'Short Alkene Results'.H37:'Short Alkene Results'.H37 'Short Alkene Results'.N37:'Short Alkene Results'.N37 'Short Alkene Results'.T37:'Short Alkene Results'.T37 'Short Alkene Results'.Z37:'Short Alkene Results'.Z37 'Short Alkene Results'.AF37:'Short Alkene Results'.AF37 'Short Alkene Results'.AL37:'Short Alkene Results'.AL37</svg:desc>
                </draw:g>
              </table:table-cell>
              <table:table-cell office:value-type="float" office:value="-6.741">
                <text:p>-6.741</text:p>
              </table:table-cell>
              <table:table-cell office:value-type="float" office:value="-6.187">
                <text:p>-6.187</text:p>
              </table:table-cell>
              <table:table-cell office:value-type="float" office:value="-5.845">
                <text:p>-5.845</text:p>
              </table:table-cell>
              <table:table-cell office:value-type="float" office:value="-5.611">
                <text:p>-5.611</text:p>
              </table:table-cell>
              <table:table-cell office:value-type="float" office:value="-5.441">
                <text:p>-5.44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-7.977">
                <text:p>-7.977</text:p>
                <draw:g>
                  <svg:desc>'Short Alkene Results'.G57:'Short Alkene Results'.G57 'Short Alkene Results'.M57:'Short Alkene Results'.M57 'Short Alkene Results'.S57:'Short Alkene Results'.S57 'Short Alkene Results'.Y57:'Short Alkene Results'.Y57 'Short Alkene Results'.AE57:'Short Alkene Results'.AE57 'Short Alkene Results'.AK57:'Short Alkene Results'.AK57</svg:desc>
                </draw:g>
              </table:table-cell>
              <table:table-cell office:value-type="float" office:value="-6.964">
                <text:p>-6.964</text:p>
              </table:table-cell>
              <table:table-cell office:value-type="float" office:value="-6.443">
                <text:p>-6.443</text:p>
              </table:table-cell>
              <table:table-cell office:value-type="float" office:value="-6.122">
                <text:p>-6.122</text:p>
              </table:table-cell>
              <table:table-cell office:value-type="float" office:value="-5.905">
                <text:p>-5.905</text:p>
              </table:table-cell>
              <table:table-cell office:value-type="float" office:value="-5.747">
                <text:p>-5.747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cm" xlink:href=".." xlink:type="simple" chart:class="chart:bar" chart:style-name="ch1">
        <chart:title svg:x="4.6cm" svg:y="0.135cm" chart:style-name="ch2">
          <text:p>Triplet-Singlet HF</text:p>
        </chart:title>
        <chart:legend svg:x="6.093cm" svg:y="0.943cm" style:legend-expansion="custom" chartooo:width="6.155cm" chartooo:height="0.651cm" style:legend-expansion-aspect-ratio="9.45468509984639" chart:style-name="ch3"/>
        <chart:plot-area chart:style-name="ch4" table:cell-range-address="'Ring Results'.D5:'Ring Results'.D6 'Ring Results'.J6:'Ring Results'.J6 'Ring Results'.P6:'Ring Results'.P6 'Ring Results'.V6:'Ring Results'.V6 'Ring Results'.AB6:'Ring Results'.AB6 'Ring Results'.AH6:'Ring Results'.AH6 'Ring Results'.G10:'Ring Results'.G10 'Ring Results'.M10:'Ring Results'.M10 'Ring Results'.S10:'Ring Results'.S10 'Ring Results'.Y10:'Ring Results'.Y10 'Ring Results'.AE10:'Ring Results'.AE10 'Ring Results'.AK10:'Ring Results'.AK10 'Ring Results'.D14:'Ring Results'.D14 'Ring Results'.G19:'Ring Results'.G19 'Ring Results'.M19:'Ring Results'.M19 'Ring Results'.S19:'Ring Results'.S19 'Ring Results'.Y19:'Ring Results'.Y19 'Ring Results'.AE19:'Ring Results'.AE19 'Ring Results'.AK19:'Ring Results'.AK19" chart:data-source-has-labels="both" svg:x="0.757cm" svg:y="0.686cm" svg:width="11.539cm" svg:height="5.27cm">
          <chartooo:coordinate-region svg:x="1.299cm" svg:y="0.898cm" svg:width="10.997cm" svg:height="4.385cm"/>
          <chart:axis chart:dimension="x" chart:name="primary-x" chart:style-name="ch5" chartooo:axis-type="auto">
            <chartooo:date-scale/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title svg:x="0.001cm" svg:y="3.577cm" chart:style-name="ch7">
              <text:p>eV</text:p>
            </chart:title>
            <chart:grid chart:style-name="ch8" chart:class="major"/>
          </chart:axis>
          <chart:series chart:style-name="ch9" chart:values-cell-range-address="'Ring Results'.G10:'Ring Results'.G10 'Ring Results'.M10:'Ring Results'.M10 'Ring Results'.S10:'Ring Results'.S10 'Ring Results'.Y10:'Ring Results'.Y10 'Ring Results'.AE10:'Ring Results'.AE10 'Ring Results'.AK10:'Ring Results'.AK10" chart:label-cell-address="'Ring Results'.D5:'Ring Results'.D5" chart:class="chart:bar">
            <chart:data-point chart:repeated="6"/>
          </chart:series>
          <chart:series chart:style-name="ch10" chart:values-cell-range-address="'Ring Results'.G19:'Ring Results'.G19 'Ring Results'.M19:'Ring Results'.M19 'Ring Results'.S19:'Ring Results'.S19 'Ring Results'.Y19:'Ring Results'.Y19 'Ring Results'.AE19:'Ring Results'.AE19 'Ring Results'.AK19:'Ring Results'.AK19" chart:label-cell-address="'Ring Results'.D14:'Ring Results'.D14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5:'Ring Results'.D5</svg:desc>
                </draw:g>
              </table:table-cell>
              <table:table-cell office:value-type="float" office:value="3.44377657021026">
                <text:p>3.44377657021026</text:p>
                <draw:g>
                  <svg:desc>'Ring Results'.G10:'Ring Results'.G10 'Ring Results'.M10:'Ring Results'.M10 'Ring Results'.S10:'Ring Results'.S10 'Ring Results'.Y10:'Ring Results'.Y10 'Ring Results'.AE10:'Ring Results'.AE10 'Ring Results'.AK10:'Ring Results'.AK10</svg:desc>
                </draw:g>
              </table:table-cell>
              <table:table-cell office:value-type="float" office:value="3.23228296050136">
                <text:p>3.23228296050136</text:p>
              </table:table-cell>
              <table:table-cell office:value-type="float" office:value="2.19113871946847">
                <text:p>2.19113871946847</text:p>
              </table:table-cell>
              <table:table-cell office:value-type="float" office:value="2.37218215045678">
                <text:p>2.37218215045678</text:p>
              </table:table-cell>
              <table:table-cell office:value-type="float" office:value="2.84230223345806">
                <text:p>2.84230223345806</text:p>
              </table:table-cell>
              <table:table-cell office:value-type="float" office:value="0.377440189076101">
                <text:p>0.377440189076101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14:'Ring Results'.D14</svg:desc>
                </draw:g>
              </table:table-cell>
              <table:table-cell office:value-type="float" office:value="3.2534131230242">
                <text:p>3.2534131230242</text:p>
                <draw:g>
                  <svg:desc>'Ring Results'.G19:'Ring Results'.G19 'Ring Results'.M19:'Ring Results'.M19 'Ring Results'.S19:'Ring Results'.S19 'Ring Results'.Y19:'Ring Results'.Y19 'Ring Results'.AE19:'Ring Results'.AE19 'Ring Results'.AK19:'Ring Results'.AK19</svg:desc>
                </draw:g>
              </table:table-cell>
              <table:table-cell office:value-type="float" office:value="3.28260067990074">
                <text:p>3.28260067990074</text:p>
              </table:table-cell>
              <table:table-cell office:value-type="float" office:value="2.18611385704444">
                <text:p>2.18611385704444</text:p>
              </table:table-cell>
              <table:table-cell office:value-type="float" office:value="2.29303819374628">
                <text:p>2.29303819374628</text:p>
              </table:table-cell>
              <table:table-cell office:value-type="float" office:value="2.69893528000014">
                <text:p>2.69893528000014</text:p>
              </table:table-cell>
              <table:table-cell office:value-type="float" office:value="-1.35315659623855">
                <text:p>-1.35315659623855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99336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3.001cm" svg:height="6.111cm" xlink:href=".." xlink:type="simple" chart:class="chart:bar" chart:style-name="ch1">
        <chart:legend svg:x="1.251cm" svg:y="0.97cm" style:legend-expansion="custom" chartooo:width="7.378cm" chartooo:height="0.643cm" style:legend-expansion-aspect-ratio="11.4743390357698" chart:style-name="ch2"/>
        <chart:plot-area chart:style-name="ch3" table:cell-range-address="'Short Alkene Results'.D46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36:'Short Alkene Results'.D36 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 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 chart:data-source-has-labels="both" svg:x="0.387cm" svg:y="0.702cm" svg:width="11.909cm" svg:height="5.353cm">
          <chartooo:coordinate-region svg:x="1.299cm" svg:y="0.915cm" svg:width="10.997cm" svg:height="4.467cm"/>
          <chart:axis chart:dimension="x" chart:name="primary-x" chart:style-name="ch4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" chart:label-cell-address="'Short Alkene Results'.D36:'Short Alkene Results'.D36" chart:class="chart:bar">
            <chart:data-point chart:repeated="6"/>
          </chart:series>
          <chart:series chart:style-name="ch8" chart:values-cell-range-address="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" chart:label-cell-address="'Short Alkene Results'.D46:'Short Alkene Results'.D46" chart:class="chart:bar">
            <chart:data-point chart:repeated="6"/>
          </chart:series>
          <chart:wall chart:style-name="ch9"/>
          <chart:floor chart:style-name="ch10"/>
        </chart:plot-area>
        <draw:frame draw:style-name="gr1" draw:text-style-name="P1" svg:width="2.339cm" svg:height="0.781cm" svg:x="5.34cm" svg:y="0.15cm">
          <draw:image xlink:href="Pictures/2000001C000009230000030D0AFDC6D8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36:'Short Alkene Results'.D36</svg:desc>
                </draw:g>
              </table:table-cell>
              <table:table-cell office:value-type="float" office:value="2.00801794">
                <text:p>2.00801794</text:p>
                <draw:g>
                  <svg:desc>'Short Alkene Results'.F45:'Short Alkene Results'.F45 'Short Alkene Results'.L45:'Short Alkene Results'.L45 'Short Alkene Results'.R45:'Short Alkene Results'.R45 'Short Alkene Results'.X45:'Short Alkene Results'.X45 'Short Alkene Results'.AD45:'Short Alkene Results'.AD45 'Short Alkene Results'.AJ45:'Short Alkene Results'.AJ45</svg:desc>
                </draw:g>
              </table:table-cell>
              <table:table-cell office:value-type="float" office:value="2.00657163">
                <text:p>2.00657163</text:p>
              </table:table-cell>
              <table:table-cell office:value-type="float" office:value="2.03448075">
                <text:p>2.03448075</text:p>
              </table:table-cell>
              <table:table-cell office:value-type="float" office:value="2.04344382">
                <text:p>2.04344382</text:p>
              </table:table-cell>
              <table:table-cell office:value-type="float" office:value="2.05495352">
                <text:p>2.05495352</text:p>
              </table:table-cell>
              <table:table-cell office:value-type="float" office:value="2.06528351">
                <text:p>2.06528351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46:'Short Alkene Results'.D46</svg:desc>
                </draw:g>
              </table:table-cell>
              <table:table-cell office:value-type="float" office:value="2">
                <text:p>2</text:p>
                <draw:g>
                  <svg:desc>'Short Alkene Results'.F63:'Short Alkene Results'.F63 'Short Alkene Results'.L63:'Short Alkene Results'.L63 'Short Alkene Results'.R63:'Short Alkene Results'.R63 'Short Alkene Results'.X63:'Short Alkene Results'.X63 'Short Alkene Results'.AD63:'Short Alkene Results'.AD63 'Short Alkene Results'.AJ63:'Short Alkene Results'.AJ63</svg:desc>
                </draw:g>
              </table:table-cell>
              <table:table-cell office:value-type="float" office:value="2.00197085">
                <text:p>2.00197085</text:p>
              </table:table-cell>
              <table:table-cell office:value-type="float" office:value="2.08583815">
                <text:p>2.08583815</text:p>
              </table:table-cell>
              <table:table-cell office:value-type="float" office:value="2.09828639">
                <text:p>2.09828639</text:p>
              </table:table-cell>
              <table:table-cell office:value-type="float" office:value="2.14018962">
                <text:p>2.14018962</text:p>
              </table:table-cell>
              <table:table-cell office:value-type="float" office:value="2.17554963">
                <text:p>2.1755496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99336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6600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001cm" svg:height="6.001cm" xlink:href=".." xlink:type="simple" chart:class="chart:bar" chart:style-name="ch1">
        <chart:title svg:x="5.143cm" svg:y="0.136cm" chart:style-name="ch2">
          <text:p>Triplet ⟨S²⟩</text:p>
        </chart:title>
        <chart:legend svg:x="1.299cm" svg:y="0.953cm" style:legend-expansion="custom" chartooo:width="7.344cm" chartooo:height="0.67cm" style:legend-expansion-aspect-ratio="10.9611940298507" chart:style-name="ch3"/>
        <chart:plot-area chart:style-name="ch4" table:cell-range-address="'Ring Results'.D6:'Ring Results'.D6 'Ring Results'.J6:'Ring Results'.J6 'Ring Results'.P6:'Ring Results'.P6 'Ring Results'.V6:'Ring Results'.V6 'Ring Results'.AB6:'Ring Results'.AB6 'Ring Results'.AH6:'Ring Results'.AH6 'Ring Results'.D23:'Ring Results'.D23 'Ring Results'.F31:'Ring Results'.F31 'Ring Results'.L31:'Ring Results'.L31 'Ring Results'.R31:'Ring Results'.R31 'Ring Results'.X31:'Ring Results'.X31 'Ring Results'.AD31:'Ring Results'.AD31 'Ring Results'.AJ31:'Ring Results'.AJ31 'Ring Results'.D32:'Ring Results'.D32 'Ring Results'.F40:'Ring Results'.F40 'Ring Results'.L40:'Ring Results'.L40 'Ring Results'.R40:'Ring Results'.R40 'Ring Results'.X40:'Ring Results'.X40 'Ring Results'.AD40:'Ring Results'.AD40 'Ring Results'.AJ40:'Ring Results'.AJ40" chart:data-source-has-labels="both" svg:x="0.572cm" svg:y="0.687cm" svg:width="11.726cm" svg:height="5.273cm">
          <chartooo:coordinate-region svg:x="1.299cm" svg:y="0.899cm" svg:width="10.999cm" svg:height="4.389cm"/>
          <chart:axis chart:dimension="x" chart:name="primary-x" chart:style-name="ch5" chartooo:axis-type="text">
            <chart:categories table:cell-range-address="'Ring Results'.D6:'Ring Results'.D6 'Ring Results'.J6:'Ring Results'.J6 'Ring Results'.P6:'Ring Results'.P6 'Ring Results'.V6:'Ring Results'.V6 'Ring Results'.AB6:'Ring Results'.AB6 'Ring Results'.AH6:'Ring Results'.AH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Ring Results'.F31:'Ring Results'.F31 'Ring Results'.L31:'Ring Results'.L31 'Ring Results'.R31:'Ring Results'.R31 'Ring Results'.X31:'Ring Results'.X31 'Ring Results'.AD31:'Ring Results'.AD31 'Ring Results'.AJ31:'Ring Results'.AJ31" chart:label-cell-address="'Ring Results'.D23:'Ring Results'.D23" chart:class="chart:bar">
            <chart:data-point chart:repeated="6"/>
          </chart:series>
          <chart:series chart:style-name="ch9" chart:values-cell-range-address="'Ring Results'.F40:'Ring Results'.F40 'Ring Results'.L40:'Ring Results'.L40 'Ring Results'.R40:'Ring Results'.R40 'Ring Results'.X40:'Ring Results'.X40 'Ring Results'.AD40:'Ring Results'.AD40 'Ring Results'.AJ40:'Ring Results'.AJ40" chart:label-cell-address="'Ring Results'.D32:'Ring Results'.D3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nzene</text:p>
                <draw:g>
                  <svg:desc>'Ring Results'.D6:'Ring Results'.D6 'Ring Results'.J6:'Ring Results'.J6 'Ring Results'.P6:'Ring Results'.P6 'Ring Results'.V6:'Ring Results'.V6 'Ring Results'.AB6:'Ring Results'.AB6 'Ring Results'.AH6:'Ring Results'.AH6</svg:desc>
                </draw:g>
              </table:table-cell>
              <table:table-cell office:value-type="string">
                <text:p>Napthalene</text:p>
              </table:table-cell>
              <table:table-cell office:value-type="string">
                <text:p>Anthracine</text:p>
              </table:table-cell>
              <table:table-cell office:value-type="string">
                <text:p>Pyrene</text:p>
              </table:table-cell>
              <table:table-cell office:value-type="string">
                <text:p>Coronene</text:p>
              </table:table-cell>
              <table:table-cell office:value-type="string">
                <text:p>C₅₄H₁₈</text:p>
              </table:table-cell>
            </table:table-row>
          </table:table-header-rows>
          <table:table-rows>
            <table:table-row>
              <table:table-cell office:value-type="string">
                <text:p>Reference rings</text:p>
                <draw:g>
                  <svg:desc>'Ring Results'.D23:'Ring Results'.D23</svg:desc>
                </draw:g>
              </table:table-cell>
              <table:table-cell office:value-type="float" office:value="2.06789907">
                <text:p>2.06789907</text:p>
                <draw:g>
                  <svg:desc>'Ring Results'.F31:'Ring Results'.F31 'Ring Results'.L31:'Ring Results'.L31 'Ring Results'.R31:'Ring Results'.R31 'Ring Results'.X31:'Ring Results'.X31 'Ring Results'.AD31:'Ring Results'.AD31 'Ring Results'.AJ31:'Ring Results'.AJ31</svg:desc>
                </draw:g>
              </table:table-cell>
              <table:table-cell office:value-type="float" office:value="2.02717266">
                <text:p>2.02717266</text:p>
              </table:table-cell>
              <table:table-cell office:value-type="float" office:value="2.02432296">
                <text:p>2.02432296</text:p>
              </table:table-cell>
              <table:table-cell office:value-type="float" office:value="2.04703114">
                <text:p>2.04703114</text:p>
              </table:table-cell>
              <table:table-cell office:value-type="float" office:value="2.06419887">
                <text:p>2.06419887</text:p>
              </table:table-cell>
              <table:table-cell office:value-type="float" office:value="2.0627229">
                <text:p>2.0627229</text:p>
              </table:table-cell>
            </table:table-row>
            <table:table-row>
              <table:table-cell office:value-type="string">
                <text:p>Pseudo-rings</text:p>
                <draw:g>
                  <svg:desc>'Ring Results'.D32:'Ring Results'.D32</svg:desc>
                </draw:g>
              </table:table-cell>
              <table:table-cell office:value-type="float" office:value="2.1461559">
                <text:p>2.1461559</text:p>
                <draw:g>
                  <svg:desc>'Ring Results'.F40:'Ring Results'.F40 'Ring Results'.L40:'Ring Results'.L40 'Ring Results'.R40:'Ring Results'.R40 'Ring Results'.X40:'Ring Results'.X40 'Ring Results'.AD40:'Ring Results'.AD40 'Ring Results'.AJ40:'Ring Results'.AJ40</svg:desc>
                </draw:g>
              </table:table-cell>
              <table:table-cell office:value-type="float" office:value="2.05415002">
                <text:p>2.05415002</text:p>
              </table:table-cell>
              <table:table-cell office:value-type="float" office:value="2.03853725">
                <text:p>2.03853725</text:p>
              </table:table-cell>
              <table:table-cell office:value-type="float" office:value="2.10886608">
                <text:p>2.10886608</text:p>
              </table:table-cell>
              <table:table-cell office:value-type="float" office:value="2.16429515">
                <text:p>2.16429515</text:p>
              </table:table-cell>
              <table:table-cell office:value-type="float" office:value="2.38783584">
                <text:p>2.38783584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466cm" svg:y="0.148cm" chart:style-name="ch2">
          <text:p>Triplet-Singlet PBE</text:p>
        </chart:title>
        <chart:legend svg:x="5.888cm" svg:y="0.861cm" style:legend-expansion="custom" chartooo:width="6.385cm" chartooo:height="1.125cm" style:legend-expansion-aspect-ratio="5.67555555555556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 'Short Alkene Results'.D73:'Short Alkene Results'.D73 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 chart:data-source-has-labels="both" svg:x="0.863cm" svg:y="0.703cm" svg:width="11.435cm" svg:height="5.352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16cm" svg:y="3.635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4.45820145211232">
                <text:p>4.45820145211232</text:p>
                <draw:g>
                  <svg:desc>'Short Alkene Results'.G69:'Short Alkene Results'.G69 'Short Alkene Results'.M69:'Short Alkene Results'.M69 'Short Alkene Results'.S69:'Short Alkene Results'.S69 'Short Alkene Results'.Y69:'Short Alkene Results'.Y69 'Short Alkene Results'.AE69:'Short Alkene Results'.AE69 'Short Alkene Results'.AK69:'Short Alkene Results'.AK69</svg:desc>
                </draw:g>
              </table:table-cell>
              <table:table-cell office:value-type="float" office:value="3.09859773329448">
                <text:p>3.09859773329448</text:p>
              </table:table-cell>
              <table:table-cell office:value-type="float" office:value="2.3497722011453">
                <text:p>2.3497722011453</text:p>
              </table:table-cell>
              <table:table-cell office:value-type="float" office:value="1.89703052191352">
                <text:p>1.89703052191352</text:p>
              </table:table-cell>
              <table:table-cell office:value-type="float" office:value="1.59427767567139">
                <text:p>1.59427767567139</text:p>
              </table:table-cell>
              <table:table-cell office:value-type="float" office:value="1.37767741155766">
                <text:p>1.3776774115576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3.95281778491059">
                <text:p>3.95281778491059</text:p>
                <draw:g>
                  <svg:desc>'Short Alkene Results'.G78:'Short Alkene Results'.G78 'Short Alkene Results'.M78:'Short Alkene Results'.M78 'Short Alkene Results'.S78:'Short Alkene Results'.S78 'Short Alkene Results'.Y78:'Short Alkene Results'.Y78 'Short Alkene Results'.AE78:'Short Alkene Results'.AE78 'Short Alkene Results'.AK78:'Short Alkene Results'.AK78</svg:desc>
                </draw:g>
              </table:table-cell>
              <table:table-cell office:value-type="float" office:value="2.94088783049838">
                <text:p>2.94088783049838</text:p>
              </table:table-cell>
              <table:table-cell office:value-type="float" office:value="2.21573565591595">
                <text:p>2.21573565591595</text:p>
              </table:table-cell>
              <table:table-cell office:value-type="float" office:value="1.78427855292926">
                <text:p>1.78427855292926</text:p>
              </table:table-cell>
              <table:table-cell office:value-type="float" office:value="1.49098319480271">
                <text:p>1.49098319480271</text:p>
              </table:table-cell>
              <table:table-cell office:value-type="float" office:value="1.27994409956978">
                <text:p>1.2799440995697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222cm" xlink:href=".." xlink:type="simple" chart:class="chart:bar" chart:style-name="ch1">
        <chart:title svg:x="3.786cm" svg:y="0.146cm" chart:style-name="ch2">
          <text:p>TD-DFT Excitation (PBE0)</text:p>
        </chart:title>
        <chart:legend svg:x="4.804cm" svg:y="0.982cm" style:legend-expansion="custom" chartooo:width="7.459cm" chartooo:height="0.578cm" style:legend-expansion-aspect-ratio="12.9048442906574" chart:style-name="ch3"/>
        <chart:plot-area chart:style-name="ch4" table:cell-range-address="'Long Alkene Results'.D6:'Long Alkene Results'.D6 'Long Alkene Results'.J6:'Long Alkene Results'.J6 'Long Alkene Results'.P6:'Long Alkene Results'.P6 'Long Alkene Results'.V6:'Long Alkene Results'.V6 'Long Alkene Results'.AB6:'Long Alkene Results'.AB6 'Long Alkene Results'.A95:'Long Alkene Results'.A95 'Long Alkene Results'.G99:'Long Alkene Results'.G99 'Long Alkene Results'.M99:'Long Alkene Results'.M99 'Long Alkene Results'.S99:'Long Alkene Results'.S99 'Long Alkene Results'.Y99:'Long Alkene Results'.Y99 'Long Alkene Results'.AE99:'Long Alkene Results'.AE99 'Long Alkene Results'.A101:'Long Alkene Results'.A101 'Long Alkene Results'.G105:'Long Alkene Results'.G105 'Long Alkene Results'.M105:'Long Alkene Results'.M105 'Long Alkene Results'.S105:'Long Alkene Results'.S105 'Long Alkene Results'.Y105:'Long Alkene Results'.Y105 'Long Alkene Results'.AE105:'Long Alkene Results'.AE105" chart:data-source-has-labels="both" svg:x="0.571cm" svg:y="0.715cm" svg:width="11.726cm" svg:height="5.548cm">
          <chartooo:coordinate-region svg:x="1.298cm" svg:y="0.928cm" svg:width="10.999cm" svg:height="4.662cm"/>
          <chart:axis chart:dimension="x" chart:name="primary-x" chart:style-name="ch5" chartooo:axis-type="auto">
            <chartooo:date-scale/>
            <chart:categories table:cell-range-address="'Long Alkene Results'.D6:'Long Alkene Results'.D6 'Long Alkene Results'.J6:'Long Alkene Results'.J6 'Long Alkene Results'.P6:'Long Alkene Results'.P6 'Long Alkene Results'.V6:'Long Alkene Results'.V6 'Long Alkene Results'.AB6:'Long Alkene Results'.AB6"/>
          </chart:axis>
          <chart:axis chart:dimension="y" chart:name="primary-y" chart:style-name="ch6">
            <chart:title svg:x="0.001cm" svg:y="3.745cm" chart:style-name="ch7">
              <text:p>eV</text:p>
            </chart:title>
            <chart:grid chart:style-name="ch8" chart:class="major"/>
          </chart:axis>
          <chart:series chart:style-name="ch9" chart:values-cell-range-address="'Long Alkene Results'.G99:'Long Alkene Results'.G99 'Long Alkene Results'.M99:'Long Alkene Results'.M99 'Long Alkene Results'.S99:'Long Alkene Results'.S99 'Long Alkene Results'.Y99:'Long Alkene Results'.Y99 'Long Alkene Results'.AE99:'Long Alkene Results'.AE99" chart:label-cell-address="'Long Alkene Results'.A95:'Long Alkene Results'.A95" chart:class="chart:bar">
            <chart:data-point chart:repeated="5"/>
          </chart:series>
          <chart:series chart:style-name="ch10" chart:values-cell-range-address="'Long Alkene Results'.G105:'Long Alkene Results'.G105 'Long Alkene Results'.M105:'Long Alkene Results'.M105 'Long Alkene Results'.S105:'Long Alkene Results'.S105 'Long Alkene Results'.Y105:'Long Alkene Results'.Y105 'Long Alkene Results'.AE105:'Long Alkene Results'.AE105" chart:label-cell-address="'Long Alkene Results'.A101:'Long Alkene Results'.A10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₀H₂₂</text:p>
                <draw:g>
                  <svg:desc>'Long Alkene Results'.D6:'Long Alkene Results'.D6 'Long Alkene Results'.J6:'Long Alkene Results'.J6 'Long Alkene Results'.P6:'Long Alkene Results'.P6 'Long Alkene Results'.V6:'Long Alkene Results'.V6 'Long Alkene Results'.AB6:'Long Alkene Results'.AB6</svg:desc>
                </draw:g>
              </table:table-cell>
              <table:table-cell office:value-type="string">
                <text:p>C₃₀H₃₂</text:p>
              </table:table-cell>
              <table:table-cell office:value-type="string">
                <text:p>C₄₀H₄₂</text:p>
              </table:table-cell>
              <table:table-cell office:value-type="string">
                <text:p>C₅₀H₅₂</text:p>
              </table:table-cell>
              <table:table-cell office:value-type="string">
                <text:p>C₁₀₀H₁₀₂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Long Alkene Results'.A95:'Long Alkene Results'.A95</svg:desc>
                </draw:g>
              </table:table-cell>
              <table:table-cell office:value-type="float" office:value="1.14130622631239">
                <text:p>1.14130622631239</text:p>
                <draw:g>
                  <svg:desc>'Long Alkene Results'.G99:'Long Alkene Results'.G99 'Long Alkene Results'.M99:'Long Alkene Results'.M99 'Long Alkene Results'.S99:'Long Alkene Results'.S99 'Long Alkene Results'.Y99:'Long Alkene Results'.Y99 'Long Alkene Results'.AE99:'Long Alkene Results'.AE99</svg:desc>
                </draw:g>
              </table:table-cell>
              <table:table-cell office:value-type="float" office:value="0.939652443640319">
                <text:p>0.939652443640319</text:p>
              </table:table-cell>
              <table:table-cell office:value-type="float" office:value="0.846784438484658">
                <text:p>0.846784438484658</text:p>
              </table:table-cell>
              <table:table-cell office:value-type="float" office:value="0.799584767149832">
                <text:p>0.799584767149832</text:p>
              </table:table-cell>
              <table:table-cell office:value-type="float" office:value="0.728732755219675">
                <text:p>0.728732755219675</text:p>
              </table:table-cell>
            </table:table-row>
            <table:table-row>
              <table:table-cell office:value-type="string">
                <text:p>Pseudo-alkenes</text:p>
                <draw:g>
                  <svg:desc>'Long Alkene Results'.A101:'Long Alkene Results'.A101</svg:desc>
                </draw:g>
              </table:table-cell>
              <table:table-cell office:value-type="float" office:value="1.11792405632028">
                <text:p>1.11792405632028</text:p>
                <draw:g>
                  <svg:desc>'Long Alkene Results'.G105:'Long Alkene Results'.G105 'Long Alkene Results'.M105:'Long Alkene Results'.M105 'Long Alkene Results'.S105:'Long Alkene Results'.S105 'Long Alkene Results'.Y105:'Long Alkene Results'.Y105 'Long Alkene Results'.AE105:'Long Alkene Results'.AE105</svg:desc>
                </draw:g>
              </table:table-cell>
              <table:table-cell office:value-type="float" office:value="0.92881648901494">
                <text:p>0.92881648901494</text:p>
              </table:table-cell>
              <table:table-cell office:value-type="float" office:value="0.84325668338857">
                <text:p>0.84325668338857</text:p>
              </table:table-cell>
              <table:table-cell office:value-type="float" office:value="0.800807469766297">
                <text:p>0.800807469766297</text:p>
              </table:table-cell>
              <table:table-cell office:value-type="float" office:value="0.737995191483808">
                <text:p>0.73799519148380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1cm" svg:height="6.11cm" xlink:href=".." xlink:type="simple" chart:class="chart:bar" chart:style-name="ch1">
        <chart:title svg:x="4.86cm" svg:y="0.133cm" chart:style-name="ch2">
          <text:p>Ionisation PBE</text:p>
        </chart:title>
        <chart:legend svg:x="6.877cm" svg:y="0.951cm" style:legend-expansion="custom" chartooo:width="5.49cm" chartooo:height="1.372cm" style:legend-expansion-aspect-ratio="4.0014577259475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 'Short Alkene Results'.D73:'Short Alkene Results'.D73 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 chart:data-source-has-labels="both" svg:x="0.678cm" svg:y="0.703cm" svg:width="11.62cm" svg:height="5.352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10.5814370178176">
                <text:p>10.5814370178176</text:p>
                <draw:g>
                  <svg:desc>'Short Alkene Results'.G71:'Short Alkene Results'.G71 'Short Alkene Results'.M71:'Short Alkene Results'.M71 'Short Alkene Results'.S71:'Short Alkene Results'.S71 'Short Alkene Results'.Y71:'Short Alkene Results'.Y71 'Short Alkene Results'.AE71:'Short Alkene Results'.AE71 'Short Alkene Results'.AK71:'Short Alkene Results'.AK71</svg:desc>
                </draw:g>
              </table:table-cell>
              <table:table-cell office:value-type="float" office:value="8.80922667309751">
                <text:p>8.80922667309751</text:p>
              </table:table-cell>
              <table:table-cell office:value-type="float" office:value="7.87985490005296">
                <text:p>7.87985490005296</text:p>
              </table:table-cell>
              <table:table-cell office:value-type="float" office:value="7.28373100177732">
                <text:p>7.28373100177732</text:p>
              </table:table-cell>
              <table:table-cell office:value-type="float" office:value="6.86185956341027">
                <text:p>6.86185956341027</text:p>
              </table:table-cell>
              <table:table-cell office:value-type="float" office:value="6.54408754315628">
                <text:p>6.54408754315628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11.2523583044782">
                <text:p>11.2523583044782</text:p>
                <draw:g>
                  <svg:desc>'Short Alkene Results'.G80:'Short Alkene Results'.G80 'Short Alkene Results'.M80:'Short Alkene Results'.M80 'Short Alkene Results'.S80:'Short Alkene Results'.S80 'Short Alkene Results'.Y80:'Short Alkene Results'.Y80 'Short Alkene Results'.AE80:'Short Alkene Results'.AE80 'Short Alkene Results'.AK80:'Short Alkene Results'.AK80</svg:desc>
                </draw:g>
              </table:table-cell>
              <table:table-cell office:value-type="float" office:value="9.55545480240354">
                <text:p>9.55545480240354</text:p>
              </table:table-cell>
              <table:table-cell office:value-type="float" office:value="8.59450470745202">
                <text:p>8.59450470745202</text:p>
              </table:table-cell>
              <table:table-cell office:value-type="float" office:value="7.96966749502968">
                <text:p>7.96966749502968</text:p>
              </table:table-cell>
              <table:table-cell office:value-type="float" office:value="7.52502441090862">
                <text:p>7.52502441090862</text:p>
              </table:table-cell>
              <table:table-cell office:value-type="float" office:value="7.18938661738372">
                <text:p>7.1893866173837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aj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006cm" svg:height="6.137cm" xlink:href=".." xlink:type="simple" chart:class="chart:bar" chart:style-name="ch1">
        <chart:title svg:x="4.466cm" svg:y="0.145cm" chart:style-name="ch2">
          <text:p>Singlet HOMO PBE</text:p>
        </chart:title>
        <chart:legend svg:x="6.503cm" svg:y="4.273cm" style:legend-expansion="custom" chartooo:width="5.822cm" chartooo:height="1.191cm" style:legend-expansion-aspect-ratio="4.88832913518052" chart:style-name="ch3"/>
        <chart:plot-area chart:style-name="ch4"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 'Short Alkene Results'.D64:'Short Alkene Results'.D64 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 'Short Alkene Results'.D73:'Short Alkene Results'.D73 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 chart:data-source-has-labels="both" svg:x="0.757cm" svg:y="0.703cm" svg:width="11.541cm" svg:height="5.352cm">
          <chartooo:coordinate-region svg:x="1.299cm" svg:y="0.915cm" svg:width="10.999cm" svg:height="4.467cm"/>
          <chart:axis chart:dimension="x" chart:name="primary-x" chart:style-name="ch5" chartooo:axis-type="auto">
            <chartooo:date-scale/>
            <chart:categories table:cell-range-address="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"/>
          </chart:axis>
          <chart:axis chart:dimension="y" chart:name="primary-y" chart:style-name="ch6">
            <chart:title svg:x="0.001cm" svg:y="3.635cm" chart:style-name="ch7">
              <text:p>eV</text:p>
            </chart:title>
            <chart:grid chart:style-name="ch8" chart:class="major"/>
          </chart:axis>
          <chart:series chart:style-name="ch9" chart:values-cell-range-address="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" chart:label-cell-address="'Short Alkene Results'.D64:'Short Alkene Results'.D64" chart:class="chart:bar">
            <chart:data-point chart:repeated="6"/>
          </chart:series>
          <chart:series chart:style-name="ch10" chart:values-cell-range-address="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" chart:label-cell-address="'Short Alkene Results'.D73:'Short Alkene Results'.D73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₂H₄</text:p>
                <draw:g>
                  <svg:desc>'Short Alkene Results'.D47:'Short Alkene Results'.D47 'Short Alkene Results'.J47:'Short Alkene Results'.J47 'Short Alkene Results'.P47:'Short Alkene Results'.P47 'Short Alkene Results'.V47:'Short Alkene Results'.V47 'Short Alkene Results'.AB47:'Short Alkene Results'.AB47 'Short Alkene Results'.AH47:'Short Alkene Results'.AH47</svg:desc>
                </draw:g>
              </table:table-cell>
              <table:table-cell office:value-type="string">
                <text:p>C₄H₆</text:p>
              </table:table-cell>
              <table:table-cell office:value-type="string">
                <text:p>C₆H₈</text:p>
              </table:table-cell>
              <table:table-cell office:value-type="string">
                <text:p>C₈H₁₀</text:p>
              </table:table-cell>
              <table:table-cell office:value-type="string">
                <text:p>C₁₀H₁₂</text:p>
              </table:table-cell>
              <table:table-cell office:value-type="string">
                <text:p>C₁₂H₁₄</text:p>
              </table:table-cell>
            </table:table-row>
          </table:table-header-rows>
          <table:table-rows>
            <table:table-row>
              <table:table-cell office:value-type="string">
                <text:p>Reference alkenes</text:p>
                <draw:g>
                  <svg:desc>'Short Alkene Results'.D64:'Short Alkene Results'.D64</svg:desc>
                </draw:g>
              </table:table-cell>
              <table:table-cell office:value-type="float" office:value="-6.559">
                <text:p>-6.559</text:p>
                <draw:g>
                  <svg:desc>'Short Alkene Results'.G66:'Short Alkene Results'.G66 'Short Alkene Results'.M66:'Short Alkene Results'.M66 'Short Alkene Results'.S66:'Short Alkene Results'.S66 'Short Alkene Results'.Y66:'Short Alkene Results'.Y66 'Short Alkene Results'.AE66:'Short Alkene Results'.AE66 'Short Alkene Results'.AK66:'Short Alkene Results'.AK66</svg:desc>
                </draw:g>
              </table:table-cell>
              <table:table-cell office:value-type="float" office:value="-5.683">
                <text:p>-5.683</text:p>
              </table:table-cell>
              <table:table-cell office:value-type="float" office:value="-5.238">
                <text:p>-5.238</text:p>
              </table:table-cell>
              <table:table-cell office:value-type="float" office:value="-4.969">
                <text:p>-4.969</text:p>
              </table:table-cell>
              <table:table-cell office:value-type="float" office:value="-4.789">
                <text:p>-4.789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string">
                <text:p>Pseudo-alkenes</text:p>
                <draw:g>
                  <svg:desc>'Short Alkene Results'.D73:'Short Alkene Results'.D73</svg:desc>
                </draw:g>
              </table:table-cell>
              <table:table-cell office:value-type="float" office:value="-7.016">
                <text:p>-7.016</text:p>
                <draw:g>
                  <svg:desc>'Short Alkene Results'.G75:'Short Alkene Results'.G75 'Short Alkene Results'.M75:'Short Alkene Results'.M75 'Short Alkene Results'.S75:'Short Alkene Results'.S75 'Short Alkene Results'.Y75:'Short Alkene Results'.Y75 'Short Alkene Results'.AE75:'Short Alkene Results'.AE75 'Short Alkene Results'.AK75:'Short Alkene Results'.AK75</svg:desc>
                </draw:g>
              </table:table-cell>
              <table:table-cell office:value-type="float" office:value="-6.154">
                <text:p>-6.154</text:p>
              </table:table-cell>
              <table:table-cell office:value-type="float" office:value="-5.725">
                <text:p>-5.725</text:p>
              </table:table-cell>
              <table:table-cell office:value-type="float" office:value="-5.466">
                <text:p>-5.466</text:p>
              </table:table-cell>
              <table:table-cell office:value-type="float" office:value="-5.292">
                <text:p>-5.292</text:p>
              </table:table-cell>
              <table:table-cell office:value-type="float" office:value="-5.168">
                <text:p>-5.1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